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Software" style:family="table">
      <style:table-properties style:width="16.997cm" fo:margin-left="0cm" fo:margin-top="0cm" fo:margin-bottom="0cm" table:align="left"/>
    </style:style>
    <style:style style:name="Software.A" style:family="table-column">
      <style:table-column-properties style:column-width="5.666cm"/>
    </style:style>
    <style:style style:name="Software.1" style:family="table-row">
      <style:table-row-properties fo:keep-together="auto"/>
    </style:style>
    <style:style style:name="Software.A1" style:family="table-cell">
      <style:table-cell-properties style:vertical-align="bottom" fo:padding-left="0.053cm" fo:padding-right="0.053cm" fo:padding-top="0cm" fo:padding-bottom="0cm" fo:border="none"/>
    </style:style>
    <style:style style:name="Resource" style:family="table">
      <style:table-properties style:width="17cm" style:rel-width="100%" fo:margin-left="0cm" fo:margin-top="0cm" fo:margin-bottom="0cm" table:align="left"/>
    </style:style>
    <style:style style:name="Resource.A" style:family="table-column">
      <style:table-column-properties style:column-width="5.666cm" style:rel-column-width="3212*"/>
    </style:style>
    <style:style style:name="Resource.B" style:family="table-column">
      <style:table-column-properties style:column-width="5.667cm" style:rel-column-width="3213*"/>
    </style:style>
    <style:style style:name="Resource.1" style:family="table-row">
      <style:table-row-properties fo:keep-together="auto"/>
    </style:style>
    <style:style style:name="Resource.A1" style:family="table-cell">
      <style:table-cell-properties style:vertical-align="bottom" fo:padding-left="0.053cm" fo:padding-right="0.053cm" fo:padding-top="0cm" fo:padding-bottom="0cm" fo:border="none"/>
    </style:style>
    <style:style style:name="main_5f_menu" style:display-name="main_menu" style:family="table">
      <style:table-properties style:width="17cm" style:rel-width="100%" fo:margin-left="0cm" fo:margin-top="0cm" fo:margin-bottom="0cm" table:align="left"/>
    </style:style>
    <style:style style:name="main_5f_menu.A" style:display-name="main_menu.A" style:family="table-column">
      <style:table-column-properties style:column-width="5.666cm" style:rel-column-width="3212*"/>
    </style:style>
    <style:style style:name="main_5f_menu.B" style:display-name="main_menu.B" style:family="table-column">
      <style:table-column-properties style:column-width="5.667cm" style:rel-column-width="3213*"/>
    </style:style>
    <style:style style:name="main_5f_menu.1" style:display-name="main_menu.1" style:family="table-row">
      <style:table-row-properties fo:keep-together="auto"/>
    </style:style>
    <style:style style:name="main_5f_menu.A1" style:display-name="main_menu.A1" style:family="table-cell">
      <style:table-cell-properties style:vertical-align="bottom" fo:padding-left="0.053cm" fo:padding-right="0.053cm" fo:padding-top="0cm" fo:padding-bottom="0cm" fo:border="none"/>
    </style:style>
    <style:style style:name="level_5f_select" style:display-name="level_select" style:family="table">
      <style:table-properties style:width="17cm" style:rel-width="100%" fo:margin-left="0cm" fo:margin-top="0cm" fo:margin-bottom="0cm" table:align="left"/>
    </style:style>
    <style:style style:name="level_5f_select.A" style:display-name="level_select.A" style:family="table-column">
      <style:table-column-properties style:column-width="5.666cm" style:rel-column-width="3212*"/>
    </style:style>
    <style:style style:name="level_5f_select.B" style:display-name="level_select.B" style:family="table-column">
      <style:table-column-properties style:column-width="5.667cm" style:rel-column-width="3213*"/>
    </style:style>
    <style:style style:name="level_5f_select.1" style:display-name="level_select.1" style:family="table-row">
      <style:table-row-properties fo:keep-together="auto"/>
    </style:style>
    <style:style style:name="level_5f_select.A1" style:display-name="level_select.A1" style:family="table-cell">
      <style:table-cell-properties style:vertical-align="bottom" fo:padding-left="0.053cm" fo:padding-right="0.053cm" fo:padding-top="0cm" fo:padding-bottom="0cm" fo:border="none"/>
    </style:style>
    <style:style style:name="level_5f_select.4" style:display-name="level_select.4" style:family="table-row">
      <style:table-row-properties style:min-row-height="1.852cm" fo:keep-together="auto"/>
    </style:style>
    <style:style style:name="play" style:family="table">
      <style:table-properties style:width="17cm" style:rel-width="100%" fo:margin-left="0cm" fo:margin-top="0cm" fo:margin-bottom="0cm" table:align="left"/>
    </style:style>
    <style:style style:name="play.A" style:family="table-column">
      <style:table-column-properties style:column-width="5.666cm" style:rel-column-width="3212*"/>
    </style:style>
    <style:style style:name="play.B" style:family="table-column">
      <style:table-column-properties style:column-width="5.667cm" style:rel-column-width="3213*"/>
    </style:style>
    <style:style style:name="play.1" style:family="table-row">
      <style:table-row-properties fo:keep-together="auto"/>
    </style:style>
    <style:style style:name="play.A1" style:family="table-cell">
      <style:table-cell-properties style:vertical-align="bottom" fo:padding-left="0.053cm" fo:padding-right="0.053cm" fo:padding-top="0cm" fo:padding-bottom="0cm" fo:border="none"/>
    </style:style>
    <style:style style:name="Map" style:family="table">
      <style:table-properties style:width="17cm" style:rel-width="100%" fo:margin-left="0cm" fo:margin-top="0cm" fo:margin-bottom="0cm" table:align="left"/>
    </style:style>
    <style:style style:name="Map.A" style:family="table-column">
      <style:table-column-properties style:column-width="5.666cm" style:rel-column-width="3180*"/>
    </style:style>
    <style:style style:name="Map.B" style:family="table-column">
      <style:table-column-properties style:column-width="5.667cm" style:rel-column-width="3181*"/>
    </style:style>
    <style:style style:name="Map.1" style:family="table-row">
      <style:table-row-properties fo:keep-together="auto"/>
    </style:style>
    <style:style style:name="Map.A1" style:family="table-cell">
      <style:table-cell-properties style:vertical-align="bottom" fo:padding-left="0.053cm" fo:padding-right="0.053cm" fo:padding-top="0cm" fo:padding-bottom="0cm" fo:border="none"/>
    </style:style>
    <style:style style:name="Game" style:family="table">
      <style:table-properties style:width="17cm" style:rel-width="100%" fo:margin-left="0cm" fo:margin-top="0cm" fo:margin-bottom="0cm" table:align="left"/>
    </style:style>
    <style:style style:name="Game.A" style:family="table-column">
      <style:table-column-properties style:column-width="5.666cm" style:rel-column-width="3212*"/>
    </style:style>
    <style:style style:name="Game.B" style:family="table-column">
      <style:table-column-properties style:column-width="5.667cm" style:rel-column-width="3213*"/>
    </style:style>
    <style:style style:name="Game.1" style:family="table-row">
      <style:table-row-properties fo:keep-together="auto"/>
    </style:style>
    <style:style style:name="Game.A1" style:family="table-cell">
      <style:table-cell-properties style:vertical-align="bottom" fo:padding-left="0.053cm" fo:padding-right="0.053cm" fo:padding-top="0cm" fo:padding-bottom="0cm" fo:border="none"/>
    </style:style>
    <style:style style:name="HUD" style:family="table">
      <style:table-properties style:width="17cm" style:rel-width="100%" fo:margin-left="0cm" fo:margin-top="0cm" fo:margin-bottom="0cm" table:align="left"/>
    </style:style>
    <style:style style:name="HUD.A" style:family="table-column">
      <style:table-column-properties style:column-width="5.666cm" style:rel-column-width="3212*"/>
    </style:style>
    <style:style style:name="HUD.B" style:family="table-column">
      <style:table-column-properties style:column-width="5.667cm" style:rel-column-width="3213*"/>
    </style:style>
    <style:style style:name="HUD.1" style:family="table-row">
      <style:table-row-properties fo:keep-together="auto"/>
    </style:style>
    <style:style style:name="HUD.A1" style:family="table-cell">
      <style:table-cell-properties style:vertical-align="bottom" fo:padding-left="0.053cm" fo:padding-right="0.053cm" fo:padding-top="0cm" fo:padding-bottom="0cm" fo:border="none"/>
    </style:style>
    <style:style style:name="Settings" style:family="table">
      <style:table-properties style:width="17cm" style:rel-width="100%" fo:margin-left="0cm" fo:margin-top="0cm" fo:margin-bottom="0cm" table:align="left"/>
    </style:style>
    <style:style style:name="Settings.A" style:family="table-column">
      <style:table-column-properties style:column-width="5.666cm" style:rel-column-width="3212*"/>
    </style:style>
    <style:style style:name="Settings.B" style:family="table-column">
      <style:table-column-properties style:column-width="5.667cm" style:rel-column-width="3213*"/>
    </style:style>
    <style:style style:name="Settings.1" style:family="table-row">
      <style:table-row-properties fo:keep-together="auto"/>
    </style:style>
    <style:style style:name="Settings.A1" style:family="table-cell">
      <style:table-cell-properties style:vertical-align="bottom" fo:padding-left="0.053cm" fo:padding-right="0.053cm" fo:padding-top="0cm" fo:padding-bottom="0cm" fo:border="none"/>
    </style:style>
    <style:style style:name="Origin" style:family="table">
      <style:table-properties style:width="17cm" style:rel-width="100%" fo:margin-left="0cm" fo:margin-top="0cm" fo:margin-bottom="0cm" table:align="left"/>
    </style:style>
    <style:style style:name="Origin.A" style:family="table-column">
      <style:table-column-properties style:column-width="5.59cm" style:rel-column-width="3169*"/>
    </style:style>
    <style:style style:name="Origin.B" style:family="table-column">
      <style:table-column-properties style:column-width="5.704cm" style:rel-column-width="3234*"/>
    </style:style>
    <style:style style:name="Origin.C" style:family="table-column">
      <style:table-column-properties style:column-width="5.706cm" style:rel-column-width="3235*"/>
    </style:style>
    <style:style style:name="Origin.1" style:family="table-row">
      <style:table-row-properties fo:keep-together="auto"/>
    </style:style>
    <style:style style:name="Origin.A1" style:family="table-cell">
      <style:table-cell-properties style:vertical-align="bottom" fo:padding-left="0.053cm" fo:padding-right="0.053cm" fo:padding-top="0cm" fo:padding-bottom="0cm" fo:border="none"/>
    </style:style>
    <style:style style:name="Destination" style:family="table">
      <style:table-properties style:width="17cm" style:rel-width="100%" fo:margin-left="0cm" fo:margin-top="0cm" fo:margin-bottom="0cm" table:align="left"/>
    </style:style>
    <style:style style:name="Destination.A" style:family="table-column">
      <style:table-column-properties style:column-width="5.666cm" style:rel-column-width="3212*"/>
    </style:style>
    <style:style style:name="Destination.B" style:family="table-column">
      <style:table-column-properties style:column-width="5.667cm" style:rel-column-width="3213*"/>
    </style:style>
    <style:style style:name="Destination.1" style:family="table-row">
      <style:table-row-properties fo:keep-together="auto"/>
    </style:style>
    <style:style style:name="Destination.A1" style:family="table-cell">
      <style:table-cell-properties style:vertical-align="bottom" fo:padding-left="0.049cm" fo:padding-right="0.049cm" fo:padding-top="0cm" fo:padding-bottom="0cm" fo:border="none"/>
    </style:style>
    <style:style style:name="Path" style:family="table">
      <style:table-properties style:width="17cm" style:rel-width="100%" fo:margin-left="0cm" fo:margin-top="0cm" fo:margin-bottom="0cm" table:align="left"/>
    </style:style>
    <style:style style:name="Path.A" style:family="table-column">
      <style:table-column-properties style:column-width="5.666cm" style:rel-column-width="3212*"/>
    </style:style>
    <style:style style:name="Path.B" style:family="table-column">
      <style:table-column-properties style:column-width="5.667cm" style:rel-column-width="3213*"/>
    </style:style>
    <style:style style:name="Path.1" style:family="table-row">
      <style:table-row-properties fo:keep-together="auto"/>
    </style:style>
    <style:style style:name="Path.A1" style:family="table-cell">
      <style:table-cell-properties style:vertical-align="bottom" fo:padding-left="0.053cm" fo:padding-right="0.053cm" fo:padding-top="0cm" fo:padding-bottom="0cm" fo:border="none"/>
    </style:style>
    <style:style style:name="Site" style:family="table">
      <style:table-properties style:width="17cm" style:rel-width="100%" fo:margin-left="0cm" fo:margin-top="0cm" fo:margin-bottom="0cm" table:align="left"/>
    </style:style>
    <style:style style:name="Site.A" style:family="table-column">
      <style:table-column-properties style:column-width="5.666cm" style:rel-column-width="3212*"/>
    </style:style>
    <style:style style:name="Site.B" style:family="table-column">
      <style:table-column-properties style:column-width="5.667cm" style:rel-column-width="3213*"/>
    </style:style>
    <style:style style:name="Site.1" style:family="table-row">
      <style:table-row-properties fo:keep-together="auto"/>
    </style:style>
    <style:style style:name="Site.A1" style:family="table-cell">
      <style:table-cell-properties style:vertical-align="bottom" fo:padding-left="0.053cm" fo:padding-right="0.053cm" fo:padding-top="0cm" fo:padding-bottom="0cm" fo:border="none"/>
    </style:style>
    <style:style style:name="Decoration" style:family="table">
      <style:table-properties style:width="17cm" style:rel-width="100%" fo:margin-top="0cm" fo:margin-bottom="0cm" table:align="left"/>
    </style:style>
    <style:style style:name="Decoration.A" style:family="table-column">
      <style:table-column-properties style:column-width="5.666cm" style:rel-column-width="3212*"/>
    </style:style>
    <style:style style:name="Decoration.B" style:family="table-column">
      <style:table-column-properties style:column-width="5.667cm" style:rel-column-width="3213*"/>
    </style:style>
    <style:style style:name="Decoration.1" style:family="table-row">
      <style:table-row-properties fo:keep-together="auto"/>
    </style:style>
    <style:style style:name="Decoration.A1" style:family="table-cell">
      <style:table-cell-properties style:vertical-align="bottom" fo:padding-left="0.053cm" fo:padding-right="0.053cm" fo:padding-top="0cm" fo:padding-bottom="0cm" fo:border="none"/>
    </style:style>
    <style:style style:name="TowerMenu" style:family="table">
      <style:table-properties style:width="16.997cm" fo:margin-left="0cm" fo:margin-top="0cm" fo:margin-bottom="0cm" table:align="left"/>
    </style:style>
    <style:style style:name="TowerMenu.A" style:family="table-column">
      <style:table-column-properties style:column-width="5.666cm"/>
    </style:style>
    <style:style style:name="TowerMenu.1" style:family="table-row">
      <style:table-row-properties fo:keep-together="auto"/>
    </style:style>
    <style:style style:name="TowerMenu.A1" style:family="table-cell">
      <style:table-cell-properties style:vertical-align="bottom" fo:padding-left="0.053cm" fo:padding-right="0.053cm" fo:padding-top="0cm" fo:padding-bottom="0cm" fo:border="none"/>
    </style:style>
    <style:style style:name="TowerMenu.5" style:family="table-row">
      <style:table-row-properties style:min-row-height="2.976cm" fo:keep-together="auto"/>
    </style:style>
    <style:style style:name="Enemy" style:family="table">
      <style:table-properties style:width="16.997cm" fo:margin-left="0cm" fo:margin-top="0cm" fo:margin-bottom="0cm" table:align="left"/>
    </style:style>
    <style:style style:name="Enemy.A" style:family="table-column">
      <style:table-column-properties style:column-width="5.666cm"/>
    </style:style>
    <style:style style:name="Enemy.1" style:family="table-row">
      <style:table-row-properties fo:keep-together="auto"/>
    </style:style>
    <style:style style:name="Enemy.A1" style:family="table-cell">
      <style:table-cell-properties style:vertical-align="bottom" fo:padding-left="0.053cm" fo:padding-right="0.053cm" fo:padding-top="0cm" fo:padding-bottom="0cm" fo:border="none"/>
    </style:style>
    <style:style style:name="Tower" style:family="table">
      <style:table-properties style:width="17cm" style:rel-width="100%" fo:margin-left="0cm" fo:margin-top="0cm" fo:margin-bottom="0cm" table:align="left"/>
    </style:style>
    <style:style style:name="Tower.A" style:family="table-column">
      <style:table-column-properties style:column-width="5.666cm" style:rel-column-width="3212*"/>
    </style:style>
    <style:style style:name="Tower.B" style:family="table-column">
      <style:table-column-properties style:column-width="5.667cm" style:rel-column-width="3213*"/>
    </style:style>
    <style:style style:name="Tower.1" style:family="table-row">
      <style:table-row-properties fo:keep-together="auto"/>
    </style:style>
    <style:style style:name="Tower.A1" style:family="table-cell">
      <style:table-cell-properties style:vertical-align="bottom" fo:padding-left="0.053cm" fo:padding-right="0.053cm" fo:padding-top="0cm" fo:padding-bottom="0cm" fo:border="none"/>
    </style:style>
    <style:style style:name="Bullet" style:family="table">
      <style:table-properties style:width="17cm" style:rel-width="100%" fo:margin-left="0cm" fo:margin-top="0cm" fo:margin-bottom="0cm" table:align="left"/>
    </style:style>
    <style:style style:name="Bullet.A" style:family="table-column">
      <style:table-column-properties style:column-width="5.59cm" style:rel-column-width="3169*"/>
    </style:style>
    <style:style style:name="Bullet.B" style:family="table-column">
      <style:table-column-properties style:column-width="5.704cm" style:rel-column-width="3234*"/>
    </style:style>
    <style:style style:name="Bullet.C" style:family="table-column">
      <style:table-column-properties style:column-width="5.706cm" style:rel-column-width="3235*"/>
    </style:style>
    <style:style style:name="Bullet.1" style:family="table-row">
      <style:table-row-properties fo:keep-together="auto"/>
    </style:style>
    <style:style style:name="Bullet.A1" style:family="table-cell">
      <style:table-cell-properties style:vertical-align="bottom" fo:padding-left="0.053cm" fo:padding-right="0.053cm" fo:padding-top="0cm" fo:padding-bottom="0cm" fo:border="none"/>
    </style:style>
    <style:style style:name="BuyMenu" style:family="table">
      <style:table-properties style:width="17cm" style:rel-width="100%" fo:margin-left="0cm" fo:margin-top="0cm" fo:margin-bottom="0cm" table:align="left"/>
    </style:style>
    <style:style style:name="BuyMenu.A" style:family="table-column">
      <style:table-column-properties style:column-width="5.666cm" style:rel-column-width="3212*"/>
    </style:style>
    <style:style style:name="BuyMenu.B" style:family="table-column">
      <style:table-column-properties style:column-width="5.667cm" style:rel-column-width="3213*"/>
    </style:style>
    <style:style style:name="BuyMenu.1" style:family="table-row">
      <style:table-row-properties fo:keep-together="auto"/>
    </style:style>
    <style:style style:name="BuyMenu.A1" style:family="table-cell">
      <style:table-cell-properties style:vertical-align="bottom" fo:padding-left="0.053cm" fo:padding-right="0.053cm" fo:padding-top="0cm" fo:padding-bottom="0cm" fo:border="none"/>
    </style:style>
    <style:style style:name="MenuStats" style:family="table">
      <style:table-properties style:width="17cm" style:rel-width="100%" fo:margin-left="0cm" fo:margin-top="0cm" fo:margin-bottom="0cm" table:align="left"/>
    </style:style>
    <style:style style:name="MenuStats.A" style:family="table-column">
      <style:table-column-properties style:column-width="5.666cm" style:rel-column-width="3212*"/>
    </style:style>
    <style:style style:name="MenuStats.B" style:family="table-column">
      <style:table-column-properties style:column-width="5.667cm" style:rel-column-width="3213*"/>
    </style:style>
    <style:style style:name="MenuStats.1" style:family="table-row">
      <style:table-row-properties fo:keep-together="auto"/>
    </style:style>
    <style:style style:name="MenuStats.A1" style:family="table-cell">
      <style:table-cell-properties style:vertical-align="bottom" fo:padding-left="0.053cm" fo:padding-right="0.053cm" fo:padding-top="0cm" fo:padding-bottom="0cm" fo:border="none"/>
    </style:style>
    <style:style style:name="TowerBuy" style:family="table">
      <style:table-properties style:width="17cm" style:rel-width="100%" fo:margin-left="0cm" fo:margin-top="0cm" fo:margin-bottom="0cm" table:align="left"/>
    </style:style>
    <style:style style:name="TowerBuy.A" style:family="table-column">
      <style:table-column-properties style:column-width="5.666cm" style:rel-column-width="3212*"/>
    </style:style>
    <style:style style:name="TowerBuy.B" style:family="table-column">
      <style:table-column-properties style:column-width="5.667cm" style:rel-column-width="3213*"/>
    </style:style>
    <style:style style:name="TowerBuy.1" style:family="table-row">
      <style:table-row-properties fo:keep-together="auto"/>
    </style:style>
    <style:style style:name="TowerBuy.A1" style:family="table-cell">
      <style:table-cell-properties style:vertical-align="bottom" fo:padding-left="0.053cm" fo:padding-right="0.053cm" fo:padding-top="0cm" fo:padding-bottom="0cm" fo:border="none"/>
    </style:style>
    <style:style style:name="TowerBuy.21" style:family="table-row">
      <style:table-row-properties style:min-row-height="1.635cm" fo:keep-together="auto"/>
    </style:style>
    <style:style style:name="level_5f_complete" style:display-name="level_complete" style:family="table">
      <style:table-properties style:width="17cm" style:rel-width="100%" fo:margin-left="0cm" fo:margin-top="0cm" fo:margin-bottom="0cm" table:align="left"/>
    </style:style>
    <style:style style:name="level_5f_complete.A" style:display-name="level_complete.A" style:family="table-column">
      <style:table-column-properties style:column-width="5.666cm" style:rel-column-width="3212*"/>
    </style:style>
    <style:style style:name="level_5f_complete.B" style:display-name="level_complete.B" style:family="table-column">
      <style:table-column-properties style:column-width="5.667cm" style:rel-column-width="3213*"/>
    </style:style>
    <style:style style:name="level_5f_complete.1" style:display-name="level_complete.1" style:family="table-row">
      <style:table-row-properties fo:keep-together="auto"/>
    </style:style>
    <style:style style:name="level_5f_complete.A1" style:display-name="level_complete.A1" style:family="table-cell">
      <style:table-cell-properties style:vertical-align="bottom" fo:padding-left="0.053cm" fo:padding-right="0.053cm" fo:padding-top="0cm" fo:padding-bottom="0cm" fo:border="none"/>
    </style:style>
    <style:style style:name="game_5f_over" style:display-name="game_over" style:family="table">
      <style:table-properties style:width="17cm" style:rel-width="100%" fo:margin-left="0cm" fo:margin-top="0cm" fo:margin-bottom="0cm" table:align="left"/>
    </style:style>
    <style:style style:name="game_5f_over.A" style:display-name="game_over.A" style:family="table-column">
      <style:table-column-properties style:column-width="5.666cm" style:rel-column-width="3212*"/>
    </style:style>
    <style:style style:name="game_5f_over.B" style:display-name="game_over.B" style:family="table-column">
      <style:table-column-properties style:column-width="5.667cm" style:rel-column-width="3213*"/>
    </style:style>
    <style:style style:name="game_5f_over.1" style:display-name="game_over.1" style:family="table-row">
      <style:table-row-properties fo:keep-together="auto"/>
    </style:style>
    <style:style style:name="game_5f_over.A1" style:display-name="game_over.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start" style:justify-single-word="false">
        <style:tab-stops/>
      </style:paragraph-properties>
      <style:text-properties officeooo:paragraph-rsid="007cb0f9"/>
    </style:style>
    <style:style style:name="P3" style:family="paragraph" style:parent-style-name="Standard">
      <style:paragraph-properties fo:text-align="start" style:justify-single-word="false">
        <style:tab-stops/>
      </style:paragraph-properties>
      <style:text-properties officeooo:paragraph-rsid="00b10bc2"/>
    </style:style>
    <style:style style:name="P4" style:family="paragraph" style:parent-style-name="Standard">
      <style:paragraph-properties fo:text-align="start" style:justify-single-word="false">
        <style:tab-stops/>
      </style:paragraph-properties>
      <style:text-properties officeooo:paragraph-rsid="00b2978d"/>
    </style:style>
    <style:style style:name="P5" style:family="paragraph" style:parent-style-name="Standard">
      <style:paragraph-properties fo:text-align="start" style:justify-single-word="false">
        <style:tab-stops/>
      </style:paragraph-properties>
      <style:text-properties officeooo:paragraph-rsid="00b355db"/>
    </style:style>
    <style:style style:name="P6" style:family="paragraph" style:parent-style-name="Standard">
      <style:paragraph-properties fo:text-align="start" style:justify-single-word="false">
        <style:tab-stops/>
      </style:paragraph-properties>
      <style:text-properties officeooo:paragraph-rsid="00c2a0cf"/>
    </style:style>
    <style:style style:name="P7" style:family="paragraph" style:parent-style-name="Standard">
      <style:paragraph-properties fo:text-align="start" style:justify-single-word="false">
        <style:tab-stops/>
      </style:paragraph-properties>
      <style:text-properties style:text-position="0% 100%"/>
    </style:style>
    <style:style style:name="P8" style:family="paragraph" style:parent-style-name="Standard">
      <style:paragraph-properties fo:text-align="start" style:justify-single-word="false">
        <style:tab-stops/>
      </style:paragraph-properties>
      <style:text-properties style:text-position="0% 100%" officeooo:paragraph-rsid="004c1e4d"/>
    </style:style>
    <style:style style:name="P9" style:family="paragraph" style:parent-style-name="Standard">
      <style:paragraph-properties fo:text-align="start" style:justify-single-word="false">
        <style:tab-stops/>
      </style:paragraph-properties>
      <style:text-properties style:text-position="0% 100%" officeooo:paragraph-rsid="008d57fe"/>
    </style:style>
    <style:style style:name="P10" style:family="paragraph" style:parent-style-name="Standard">
      <style:paragraph-properties fo:text-align="start" style:justify-single-word="false">
        <style:tab-stops/>
      </style:paragraph-properties>
      <style:text-properties style:text-position="0% 100%" officeooo:paragraph-rsid="009846bf"/>
    </style:style>
    <style:style style:name="P11" style:family="paragraph" style:parent-style-name="Standard">
      <style:paragraph-properties fo:text-align="start" style:justify-single-word="false">
        <style:tab-stops/>
      </style:paragraph-properties>
      <style:text-properties style:text-position="0% 100%" officeooo:paragraph-rsid="00cc6375"/>
    </style:style>
    <style:style style:name="P12" style:family="paragraph" style:parent-style-name="Standard">
      <style:paragraph-properties fo:text-align="start" style:justify-single-word="false">
        <style:tab-stops/>
      </style:paragraph-properties>
      <style:text-properties style:text-position="0% 100%" officeooo:paragraph-rsid="0139cb45"/>
    </style:style>
    <style:style style:name="P13" style:family="paragraph" style:parent-style-name="Standard">
      <style:text-properties style:text-position="0% 100%"/>
    </style:style>
    <style:style style:name="P14" style:family="paragraph" style:parent-style-name="Standard">
      <style:paragraph-properties fo:text-align="start" style:justify-single-word="false">
        <style:tab-stops/>
      </style:paragraph-properties>
      <style:text-properties style:text-position="0% 100%" officeooo:rsid="0030feba" officeooo:paragraph-rsid="0030feba"/>
    </style:style>
    <style:style style:name="P15" style:family="paragraph" style:parent-style-name="Standard">
      <style:paragraph-properties fo:text-align="start" style:justify-single-word="false">
        <style:tab-stops/>
      </style:paragraph-properties>
      <style:text-properties style:text-position="0% 100%" officeooo:rsid="00329a14" officeooo:paragraph-rsid="00329a14"/>
    </style:style>
    <style:style style:name="P16" style:family="paragraph" style:parent-style-name="Standard">
      <style:paragraph-properties fo:text-align="start" style:justify-single-word="false">
        <style:tab-stops/>
      </style:paragraph-properties>
      <style:text-properties style:text-position="0% 100%" officeooo:rsid="00346142" officeooo:paragraph-rsid="00346142"/>
    </style:style>
    <style:style style:name="P17" style:family="paragraph" style:parent-style-name="Standard">
      <style:paragraph-properties fo:text-align="start" style:justify-single-word="false">
        <style:tab-stops/>
      </style:paragraph-properties>
      <style:text-properties style:text-position="0% 100%" officeooo:rsid="0035244e" officeooo:paragraph-rsid="0035244e"/>
    </style:style>
    <style:style style:name="P18" style:family="paragraph" style:parent-style-name="Standard">
      <style:paragraph-properties fo:text-align="start" style:justify-single-word="false">
        <style:tab-stops/>
      </style:paragraph-properties>
      <style:text-properties style:text-position="0% 100%" officeooo:rsid="00364af0" officeooo:paragraph-rsid="00364af0"/>
    </style:style>
    <style:style style:name="P19" style:family="paragraph" style:parent-style-name="Standard">
      <style:paragraph-properties fo:text-align="start" style:justify-single-word="false">
        <style:tab-stops/>
      </style:paragraph-properties>
      <style:text-properties style:text-position="0% 100%" officeooo:rsid="0037d582" officeooo:paragraph-rsid="003b6422"/>
    </style:style>
    <style:style style:name="P20" style:family="paragraph" style:parent-style-name="Standard">
      <style:paragraph-properties fo:text-align="start" style:justify-single-word="false">
        <style:tab-stops/>
      </style:paragraph-properties>
      <style:text-properties style:text-position="0% 100%" officeooo:rsid="0037d582" officeooo:paragraph-rsid="003d76ce"/>
    </style:style>
    <style:style style:name="P21" style:family="paragraph" style:parent-style-name="Standard">
      <style:paragraph-properties fo:text-align="start" style:justify-single-word="false">
        <style:tab-stops/>
      </style:paragraph-properties>
      <style:text-properties style:text-position="0% 100%" officeooo:rsid="0038d1e2" officeooo:paragraph-rsid="0038d1e2"/>
    </style:style>
    <style:style style:name="P22" style:family="paragraph" style:parent-style-name="Standard">
      <style:paragraph-properties fo:text-align="start" style:justify-single-word="false">
        <style:tab-stops/>
      </style:paragraph-properties>
      <style:text-properties style:text-position="0% 100%" officeooo:rsid="003935ea" officeooo:paragraph-rsid="003935ea"/>
    </style:style>
    <style:style style:name="P23" style:family="paragraph" style:parent-style-name="Standard">
      <style:paragraph-properties fo:text-align="start" style:justify-single-word="false">
        <style:tab-stops/>
      </style:paragraph-properties>
      <style:text-properties style:text-position="0% 100%" officeooo:rsid="00396bfa" officeooo:paragraph-rsid="00396bfa"/>
    </style:style>
    <style:style style:name="P24" style:family="paragraph" style:parent-style-name="Standard">
      <style:paragraph-properties fo:text-align="start" style:justify-single-word="false">
        <style:tab-stops/>
      </style:paragraph-properties>
      <style:text-properties style:text-position="0% 100%" officeooo:rsid="003af8ff" officeooo:paragraph-rsid="003af8ff"/>
    </style:style>
    <style:style style:name="P25" style:family="paragraph" style:parent-style-name="Standard">
      <style:paragraph-properties fo:text-align="start" style:justify-single-word="false">
        <style:tab-stops/>
      </style:paragraph-properties>
      <style:text-properties style:text-position="0% 100%" officeooo:rsid="003ee984" officeooo:paragraph-rsid="003ee984"/>
    </style:style>
    <style:style style:name="P26" style:family="paragraph" style:parent-style-name="Standard">
      <style:paragraph-properties fo:text-align="start" style:justify-single-word="false">
        <style:tab-stops/>
      </style:paragraph-properties>
      <style:text-properties style:text-position="0% 100%" officeooo:rsid="0041ee85" officeooo:paragraph-rsid="0041ee85"/>
    </style:style>
    <style:style style:name="P27" style:family="paragraph" style:parent-style-name="Standard">
      <style:paragraph-properties fo:text-align="start" style:justify-single-word="false">
        <style:tab-stops/>
      </style:paragraph-properties>
      <style:text-properties style:text-position="0% 100%" officeooo:rsid="004302f2" officeooo:paragraph-rsid="004302f2"/>
    </style:style>
    <style:style style:name="P28" style:family="paragraph" style:parent-style-name="Standard">
      <style:paragraph-properties fo:text-align="start" style:justify-single-word="false">
        <style:tab-stops/>
      </style:paragraph-properties>
      <style:text-properties style:text-position="0% 100%" officeooo:rsid="004496ae" officeooo:paragraph-rsid="004496ae"/>
    </style:style>
    <style:style style:name="P29" style:family="paragraph" style:parent-style-name="Standard">
      <style:paragraph-properties fo:text-align="start" style:justify-single-word="false">
        <style:tab-stops/>
      </style:paragraph-properties>
      <style:text-properties style:text-position="0% 100%" officeooo:rsid="004496ae" officeooo:paragraph-rsid="00455465"/>
    </style:style>
    <style:style style:name="P30" style:family="paragraph" style:parent-style-name="Standard">
      <style:paragraph-properties fo:text-align="start" style:justify-single-word="false">
        <style:tab-stops/>
      </style:paragraph-properties>
      <style:text-properties style:text-position="0% 100%" officeooo:rsid="004496ae" officeooo:paragraph-rsid="00463c5d"/>
    </style:style>
    <style:style style:name="P31" style:family="paragraph" style:parent-style-name="Standard">
      <style:paragraph-properties fo:text-align="start" style:justify-single-word="false">
        <style:tab-stops/>
      </style:paragraph-properties>
      <style:text-properties style:text-position="0% 100%" officeooo:rsid="00455465" officeooo:paragraph-rsid="00455465"/>
    </style:style>
    <style:style style:name="P32" style:family="paragraph" style:parent-style-name="Standard">
      <style:paragraph-properties fo:text-align="start" style:justify-single-word="false">
        <style:tab-stops/>
      </style:paragraph-properties>
      <style:text-properties style:text-position="0% 100%" officeooo:rsid="00481954" officeooo:paragraph-rsid="00481954"/>
    </style:style>
    <style:style style:name="P33" style:family="paragraph" style:parent-style-name="Standard">
      <style:paragraph-properties fo:text-align="start" style:justify-single-word="false">
        <style:tab-stops/>
      </style:paragraph-properties>
      <style:text-properties style:text-position="0% 100%" officeooo:rsid="004bde3d" officeooo:paragraph-rsid="004bde3d"/>
    </style:style>
    <style:style style:name="P34" style:family="paragraph" style:parent-style-name="Standard">
      <style:paragraph-properties fo:text-align="start" style:justify-single-word="false">
        <style:tab-stops/>
      </style:paragraph-properties>
      <style:text-properties style:text-position="0% 100%" officeooo:rsid="004df948" officeooo:paragraph-rsid="00507ea9"/>
    </style:style>
    <style:style style:name="P35" style:family="paragraph" style:parent-style-name="Standard">
      <style:paragraph-properties fo:text-align="start" style:justify-single-word="false">
        <style:tab-stops/>
      </style:paragraph-properties>
      <style:text-properties style:text-position="0% 100%" officeooo:rsid="00507ea9" officeooo:paragraph-rsid="005126f8"/>
    </style:style>
    <style:style style:name="P36" style:family="paragraph" style:parent-style-name="Standard">
      <style:paragraph-properties fo:text-align="start" style:justify-single-word="false">
        <style:tab-stops/>
      </style:paragraph-properties>
      <style:text-properties style:text-position="0% 100%" officeooo:rsid="00507ea9" officeooo:paragraph-rsid="00530a72"/>
    </style:style>
    <style:style style:name="P37" style:family="paragraph" style:parent-style-name="Standard">
      <style:paragraph-properties fo:text-align="start" style:justify-single-word="false">
        <style:tab-stops/>
      </style:paragraph-properties>
      <style:text-properties style:text-position="0% 100%" officeooo:rsid="00530a72" officeooo:paragraph-rsid="00530a72"/>
    </style:style>
    <style:style style:name="P38" style:family="paragraph" style:parent-style-name="Standard">
      <style:text-properties style:text-position="0% 100%" fo:font-size="15pt" officeooo:rsid="00059ce6" officeooo:paragraph-rsid="00059ce6" style:font-size-asian="15pt" style:font-size-complex="15pt"/>
    </style:style>
    <style:style style:name="P39" style:family="paragraph" style:parent-style-name="Standard">
      <style:text-properties style:text-position="0% 100%" fo:font-size="15pt" officeooo:rsid="0019b13d" officeooo:paragraph-rsid="0023bb72" style:font-size-asian="15pt" style:font-size-complex="15pt"/>
    </style:style>
    <style:style style:name="P40" style:family="paragraph" style:parent-style-name="Standard">
      <style:text-properties style:text-position="0% 100%" fo:font-size="15pt" officeooo:rsid="0019b13d" officeooo:paragraph-rsid="00287b29" style:font-size-asian="15pt" style:font-size-complex="15pt"/>
    </style:style>
    <style:style style:name="P41" style:family="paragraph" style:parent-style-name="Standard">
      <style:text-properties style:text-position="0% 100%" fo:font-size="15pt" officeooo:rsid="0019b13d" officeooo:paragraph-rsid="002d7e51" style:font-size-asian="15pt" style:font-size-complex="15pt"/>
    </style:style>
    <style:style style:name="P42" style:family="paragraph" style:parent-style-name="Standard">
      <style:text-properties style:text-position="0% 100%" fo:font-size="15pt" officeooo:rsid="004bde3d" officeooo:paragraph-rsid="002325e6" style:font-size-asian="15pt" style:font-size-complex="15pt"/>
    </style:style>
    <style:style style:name="P43" style:family="paragraph" style:parent-style-name="Standard">
      <style:paragraph-properties fo:text-align="start" style:justify-single-word="false">
        <style:tab-stops/>
      </style:paragraph-properties>
      <style:text-properties style:text-position="0% 100%" fo:font-weight="bold" officeooo:rsid="002f14d9" officeooo:paragraph-rsid="002f14d9" style:font-weight-asian="bold" style:font-weight-complex="bold"/>
    </style:style>
    <style:style style:name="P44" style:family="paragraph" style:parent-style-name="Standard">
      <style:paragraph-properties fo:text-align="start" style:justify-single-word="false">
        <style:tab-stops/>
      </style:paragraph-properties>
      <style:text-properties style:text-position="0% 100%" fo:font-weight="bold" officeooo:rsid="0030feba" officeooo:paragraph-rsid="0030feba" style:font-weight-asian="bold" style:font-weight-complex="bold"/>
    </style:style>
    <style:style style:name="P45" style:family="paragraph" style:parent-style-name="Standard">
      <style:paragraph-properties fo:text-align="start" style:justify-single-word="false">
        <style:tab-stops/>
      </style:paragraph-properties>
      <style:text-properties style:text-position="0% 100%" fo:font-weight="bold" officeooo:rsid="00346142" officeooo:paragraph-rsid="00346142" style:font-weight-asian="bold" style:font-weight-complex="bold"/>
    </style:style>
    <style:style style:name="P46" style:family="paragraph" style:parent-style-name="Standard">
      <style:paragraph-properties fo:text-align="start" style:justify-single-word="false">
        <style:tab-stops/>
      </style:paragraph-properties>
      <style:text-properties style:text-position="0% 100%" fo:font-weight="bold" officeooo:rsid="00316196" officeooo:paragraph-rsid="00316196" style:font-weight-asian="bold" style:font-weight-complex="bold"/>
    </style:style>
    <style:style style:name="P47" style:family="paragraph" style:parent-style-name="Standard">
      <style:paragraph-properties fo:text-align="start" style:justify-single-word="false">
        <style:tab-stops/>
      </style:paragraph-properties>
      <style:text-properties style:text-position="0% 100%" fo:font-weight="bold" officeooo:rsid="003776d5" officeooo:paragraph-rsid="003776d5" style:font-weight-asian="bold" style:font-weight-complex="bold"/>
    </style:style>
    <style:style style:name="P48" style:family="paragraph" style:parent-style-name="Standard">
      <style:paragraph-properties fo:text-align="start" style:justify-single-word="false">
        <style:tab-stops/>
      </style:paragraph-properties>
      <style:text-properties style:text-position="0% 100%" fo:font-weight="bold" officeooo:rsid="0037d582" officeooo:paragraph-rsid="0037d582" style:font-weight-asian="bold" style:font-weight-complex="bold"/>
    </style:style>
    <style:style style:name="P49" style:family="paragraph" style:parent-style-name="Standard">
      <style:paragraph-properties fo:text-align="start" style:justify-single-word="false">
        <style:tab-stops/>
      </style:paragraph-properties>
      <style:text-properties style:text-position="0% 100%" fo:font-weight="bold" officeooo:rsid="0041ee85" officeooo:paragraph-rsid="0041ee85" style:font-weight-asian="bold" style:font-weight-complex="bold"/>
    </style:style>
    <style:style style:name="P50" style:family="paragraph" style:parent-style-name="Standard">
      <style:paragraph-properties fo:text-align="start" style:justify-single-word="false">
        <style:tab-stops/>
      </style:paragraph-properties>
      <style:text-properties style:text-position="0% 100%" fo:font-weight="bold" officeooo:rsid="004302f2" officeooo:paragraph-rsid="004302f2" style:font-weight-asian="bold" style:font-weight-complex="bold"/>
    </style:style>
    <style:style style:name="P51" style:family="paragraph" style:parent-style-name="Standard">
      <style:paragraph-properties fo:text-align="start" style:justify-single-word="false">
        <style:tab-stops/>
      </style:paragraph-properties>
      <style:text-properties style:text-position="0% 100%" fo:font-weight="bold" officeooo:rsid="004496ae" officeooo:paragraph-rsid="004496ae" style:font-weight-asian="bold" style:font-weight-complex="bold"/>
    </style:style>
    <style:style style:name="P52" style:family="paragraph" style:parent-style-name="Standard">
      <style:paragraph-properties fo:text-align="start" style:justify-single-word="false">
        <style:tab-stops/>
      </style:paragraph-properties>
      <style:text-properties style:text-position="0% 100%" fo:font-weight="bold" officeooo:rsid="004496ae" officeooo:paragraph-rsid="00455465" style:font-weight-asian="bold" style:font-weight-complex="bold"/>
    </style:style>
    <style:style style:name="P53" style:family="paragraph" style:parent-style-name="Standard">
      <style:paragraph-properties fo:text-align="start" style:justify-single-word="false">
        <style:tab-stops/>
      </style:paragraph-properties>
      <style:text-properties style:text-position="0% 100%" fo:font-weight="bold" officeooo:rsid="004496ae" officeooo:paragraph-rsid="00463c5d" style:font-weight-asian="bold" style:font-weight-complex="bold"/>
    </style:style>
    <style:style style:name="P54" style:family="paragraph" style:parent-style-name="Standard">
      <style:paragraph-properties fo:text-align="start" style:justify-single-word="false">
        <style:tab-stops/>
      </style:paragraph-properties>
      <style:text-properties style:text-position="0% 100%" fo:font-weight="bold" officeooo:rsid="00481954" officeooo:paragraph-rsid="00481954" style:font-weight-asian="bold" style:font-weight-complex="bold"/>
    </style:style>
    <style:style style:name="P55" style:family="paragraph" style:parent-style-name="Standard">
      <style:paragraph-properties fo:text-align="start" style:justify-single-word="false">
        <style:tab-stops/>
      </style:paragraph-properties>
      <style:text-properties style:text-position="0% 100%" fo:font-weight="bold" officeooo:rsid="004a8421" officeooo:paragraph-rsid="004a8421" style:font-weight-asian="bold" style:font-weight-complex="bold"/>
    </style:style>
    <style:style style:name="P56" style:family="paragraph" style:parent-style-name="Standard">
      <style:paragraph-properties fo:text-align="start" style:justify-single-word="false">
        <style:tab-stops/>
      </style:paragraph-properties>
      <style:text-properties style:text-position="0% 100%" fo:font-weight="bold" officeooo:rsid="004a8421" officeooo:paragraph-rsid="004bde3d" style:font-weight-asian="bold" style:font-weight-complex="bold"/>
    </style:style>
    <style:style style:name="P57" style:family="paragraph" style:parent-style-name="Standard">
      <style:paragraph-properties fo:text-align="start" style:justify-single-word="false">
        <style:tab-stops/>
      </style:paragraph-properties>
      <style:text-properties style:text-position="0% 100%" fo:font-weight="bold" officeooo:rsid="004df948" officeooo:paragraph-rsid="004df948" style:font-weight-asian="bold" style:font-weight-complex="bold"/>
    </style:style>
    <style:style style:name="P58" style:family="paragraph" style:parent-style-name="Standard">
      <style:paragraph-properties fo:text-align="start" style:justify-single-word="false">
        <style:tab-stops/>
      </style:paragraph-properties>
      <style:text-properties style:text-position="0% 100%" fo:font-weight="bold" officeooo:rsid="004df948" officeooo:paragraph-rsid="004ff5db" style:font-weight-asian="bold" style:font-weight-complex="bold"/>
    </style:style>
    <style:style style:name="P59" style:family="paragraph" style:parent-style-name="Standard">
      <style:paragraph-properties fo:text-align="start" style:justify-single-word="false">
        <style:tab-stops/>
      </style:paragraph-properties>
      <style:text-properties style:text-position="0% 100%" fo:font-weight="bold" officeooo:rsid="004df948" officeooo:paragraph-rsid="00507ea9" style:font-weight-asian="bold" style:font-weight-complex="bold"/>
    </style:style>
    <style:style style:name="P60" style:family="paragraph" style:parent-style-name="Standard">
      <style:paragraph-properties fo:text-align="start" style:justify-single-word="false">
        <style:tab-stops/>
      </style:paragraph-properties>
      <style:text-properties style:text-position="0% 100%" fo:font-weight="bold" officeooo:rsid="00507ea9" officeooo:paragraph-rsid="00507ea9" style:font-weight-asian="bold" style:font-weight-complex="bold"/>
    </style:style>
    <style:style style:name="P61" style:family="paragraph" style:parent-style-name="Standard">
      <style:paragraph-properties fo:text-align="start" style:justify-single-word="false">
        <style:tab-stops/>
      </style:paragraph-properties>
      <style:text-properties style:text-position="0% 100%" fo:font-weight="bold" officeooo:rsid="00507ea9" officeooo:paragraph-rsid="0050e53b" style:font-weight-asian="bold" style:font-weight-complex="bold"/>
    </style:style>
    <style:style style:name="P62" style:family="paragraph" style:parent-style-name="Standard">
      <style:paragraph-properties fo:text-align="start" style:justify-single-word="false">
        <style:tab-stops/>
      </style:paragraph-properties>
      <style:text-properties style:text-position="0% 100%" fo:font-weight="bold" officeooo:rsid="00507ea9" officeooo:paragraph-rsid="005126f8" style:font-weight-asian="bold" style:font-weight-complex="bold"/>
    </style:style>
    <style:style style:name="P63" style:family="paragraph" style:parent-style-name="Standard">
      <style:paragraph-properties fo:text-align="start" style:justify-single-word="false">
        <style:tab-stops/>
      </style:paragraph-properties>
      <style:text-properties style:text-position="0% 100%" fo:font-weight="bold" officeooo:rsid="00507ea9" officeooo:paragraph-rsid="00530a72" style:font-weight-asian="bold" style:font-weight-complex="bold"/>
    </style:style>
    <style:style style:name="P64" style:family="paragraph" style:parent-style-name="Standard">
      <style:paragraph-properties fo:text-align="start" style:justify-single-word="false">
        <style:tab-stops/>
      </style:paragraph-properties>
      <style:text-properties style:text-position="0% 100%" fo:font-weight="bold" officeooo:rsid="00530a72" officeooo:paragraph-rsid="00530a72" style:font-weight-asian="bold" style:font-weight-complex="bold"/>
    </style:style>
    <style:style style:name="P65" style:family="paragraph" style:parent-style-name="Standard">
      <style:paragraph-properties fo:text-align="start" style:justify-single-word="false">
        <style:tab-stops/>
      </style:paragraph-properties>
      <style:text-properties style:text-position="0% 100%" fo:font-weight="bold" officeooo:rsid="008d57fe" officeooo:paragraph-rsid="008d57fe" style:font-weight-asian="bold" style:font-weight-complex="bold"/>
    </style:style>
    <style:style style:name="P66" style:family="paragraph" style:parent-style-name="Standard">
      <style:paragraph-properties fo:text-align="start" style:justify-single-word="false">
        <style:tab-stops/>
      </style:paragraph-properties>
      <style:text-properties style:text-position="0% 100%" officeooo:rsid="003b6422" officeooo:paragraph-rsid="003b6422"/>
    </style:style>
    <style:style style:name="P67" style:family="paragraph" style:parent-style-name="Standard">
      <style:paragraph-properties fo:text-align="start" style:justify-single-word="false">
        <style:tab-stops/>
      </style:paragraph-properties>
      <style:text-properties style:text-position="0% 100%" officeooo:rsid="003cf661" officeooo:paragraph-rsid="003cf661"/>
    </style:style>
    <style:style style:name="P68" style:family="paragraph" style:parent-style-name="Standard">
      <style:paragraph-properties fo:text-align="start" style:justify-single-word="false">
        <style:tab-stops/>
      </style:paragraph-properties>
      <style:text-properties style:text-position="0% 100%" officeooo:rsid="003d3691" officeooo:paragraph-rsid="003d3691"/>
    </style:style>
    <style:style style:name="P69" style:family="paragraph" style:parent-style-name="Standard">
      <style:paragraph-properties fo:text-align="start" style:justify-single-word="false">
        <style:tab-stops/>
      </style:paragraph-properties>
      <style:text-properties style:text-position="0% 100%" officeooo:rsid="004ff5db" officeooo:paragraph-rsid="004ff5db"/>
    </style:style>
    <style:style style:name="P70" style:family="paragraph" style:parent-style-name="Standard">
      <style:paragraph-properties fo:text-align="start" style:justify-single-word="false">
        <style:tab-stops/>
      </style:paragraph-properties>
      <style:text-properties style:text-position="0% 100%" officeooo:rsid="0050e53b" officeooo:paragraph-rsid="0050e53b"/>
    </style:style>
    <style:style style:name="P71" style:family="paragraph" style:parent-style-name="Standard">
      <style:text-properties style:text-position="0% 100%" officeooo:paragraph-rsid="001e700d"/>
    </style:style>
    <style:style style:name="P72" style:family="paragraph" style:parent-style-name="Standard">
      <style:text-properties style:text-position="0% 100%" officeooo:paragraph-rsid="0021b413"/>
    </style:style>
    <style:style style:name="P73" style:family="paragraph" style:parent-style-name="Standard">
      <style:text-properties style:text-position="0% 100%" officeooo:paragraph-rsid="002515f3"/>
    </style:style>
    <style:style style:name="P74" style:family="paragraph" style:parent-style-name="Standard">
      <style:text-properties style:text-position="0% 100%" officeooo:paragraph-rsid="0026013a"/>
    </style:style>
    <style:style style:name="P75" style:family="paragraph" style:parent-style-name="Standard">
      <style:text-properties style:text-position="0% 100%" officeooo:paragraph-rsid="002325e6"/>
    </style:style>
    <style:style style:name="P76" style:family="paragraph" style:parent-style-name="Standard">
      <style:paragraph-properties fo:text-align="start" style:justify-single-word="false">
        <style:tab-stops/>
      </style:paragraph-properties>
      <style:text-properties style:text-position="0% 100%" officeooo:rsid="012b988e" officeooo:paragraph-rsid="012b988e"/>
    </style:style>
    <style:style style:name="P77" style:family="paragraph" style:parent-style-name="Standard">
      <style:text-properties style:text-position="0% 100%" officeooo:paragraph-rsid="00186dfa"/>
    </style:style>
    <style:style style:name="P78" style:family="paragraph" style:parent-style-name="Standard">
      <style:text-properties style:text-position="0% 100%" officeooo:paragraph-rsid="0019b13d"/>
    </style:style>
    <style:style style:name="P79" style:family="paragraph" style:parent-style-name="Standard">
      <style:text-properties style:text-position="0% 100%" officeooo:paragraph-rsid="001b79cc"/>
    </style:style>
    <style:style style:name="P80" style:family="paragraph" style:parent-style-name="Standard">
      <style:text-properties style:text-position="0% 100%" officeooo:paragraph-rsid="001c9182"/>
    </style:style>
    <style:style style:name="P81" style:family="paragraph" style:parent-style-name="Standard">
      <style:paragraph-properties fo:text-align="start" style:justify-single-word="false">
        <style:tab-stops/>
      </style:paragraph-properties>
      <style:text-properties officeooo:rsid="0055f861" officeooo:paragraph-rsid="0055f861"/>
    </style:style>
    <style:style style:name="P82" style:family="paragraph" style:parent-style-name="Standard">
      <style:paragraph-properties fo:text-align="start" style:justify-single-word="false">
        <style:tab-stops/>
      </style:paragraph-properties>
      <style:text-properties officeooo:rsid="00561b0e" officeooo:paragraph-rsid="00561b0e"/>
    </style:style>
    <style:style style:name="P83" style:family="paragraph" style:parent-style-name="Standard">
      <style:paragraph-properties fo:text-align="start" style:justify-single-word="false">
        <style:tab-stops/>
      </style:paragraph-properties>
      <style:text-properties officeooo:rsid="0058de72" officeooo:paragraph-rsid="0058de72"/>
    </style:style>
    <style:style style:name="P84" style:family="paragraph" style:parent-style-name="Standard">
      <style:paragraph-properties fo:text-align="start" style:justify-single-word="false">
        <style:tab-stops/>
      </style:paragraph-properties>
      <style:text-properties officeooo:rsid="0058de72" officeooo:paragraph-rsid="005aede7"/>
    </style:style>
    <style:style style:name="P85" style:family="paragraph" style:parent-style-name="Standard">
      <style:paragraph-properties fo:text-align="start" style:justify-single-word="false">
        <style:tab-stops/>
      </style:paragraph-properties>
      <style:text-properties officeooo:rsid="005a23a2" officeooo:paragraph-rsid="005aede7"/>
    </style:style>
    <style:style style:name="P86" style:family="paragraph" style:parent-style-name="Standard">
      <style:paragraph-properties fo:text-align="start" style:justify-single-word="false">
        <style:tab-stops/>
      </style:paragraph-properties>
      <style:text-properties officeooo:rsid="005c00a6" officeooo:paragraph-rsid="005c00a6"/>
    </style:style>
    <style:style style:name="P87" style:family="paragraph" style:parent-style-name="Standard">
      <style:paragraph-properties fo:text-align="start" style:justify-single-word="false">
        <style:tab-stops/>
      </style:paragraph-properties>
      <style:text-properties officeooo:rsid="006ca959" officeooo:paragraph-rsid="006ec833"/>
    </style:style>
    <style:style style:name="P88" style:family="paragraph" style:parent-style-name="Standard">
      <style:paragraph-properties fo:text-align="start" style:justify-single-word="false">
        <style:tab-stops/>
      </style:paragraph-properties>
      <style:text-properties officeooo:rsid="0078a132" officeooo:paragraph-rsid="0078a132"/>
    </style:style>
    <style:style style:name="P89" style:family="paragraph" style:parent-style-name="Standard">
      <style:paragraph-properties fo:text-align="start" style:justify-single-word="false">
        <style:tab-stops/>
      </style:paragraph-properties>
      <style:text-properties officeooo:rsid="0078a132" officeooo:paragraph-rsid="007931d9"/>
    </style:style>
    <style:style style:name="P90" style:family="paragraph" style:parent-style-name="Standard">
      <style:paragraph-properties fo:text-align="start" style:justify-single-word="false">
        <style:tab-stops/>
      </style:paragraph-properties>
      <style:text-properties officeooo:rsid="007bb10b" officeooo:paragraph-rsid="007e5729"/>
    </style:style>
    <style:style style:name="P91" style:family="paragraph" style:parent-style-name="Standard">
      <style:paragraph-properties fo:text-align="start" style:justify-single-word="false">
        <style:tab-stops/>
      </style:paragraph-properties>
      <style:text-properties officeooo:rsid="007bb10b" officeooo:paragraph-rsid="007f9bea"/>
    </style:style>
    <style:style style:name="P92" style:family="paragraph" style:parent-style-name="Standard">
      <style:paragraph-properties fo:text-align="start" style:justify-single-word="false">
        <style:tab-stops/>
      </style:paragraph-properties>
      <style:text-properties officeooo:rsid="007bb10b" officeooo:paragraph-rsid="007fd3b5"/>
    </style:style>
    <style:style style:name="P93" style:family="paragraph" style:parent-style-name="Standard">
      <style:paragraph-properties fo:text-align="start" style:justify-single-word="false">
        <style:tab-stops/>
      </style:paragraph-properties>
      <style:text-properties officeooo:rsid="007cb0f9" officeooo:paragraph-rsid="007cb0f9"/>
    </style:style>
    <style:style style:name="P94" style:family="paragraph" style:parent-style-name="Standard">
      <style:paragraph-properties fo:text-align="start" style:justify-single-word="false">
        <style:tab-stops/>
      </style:paragraph-properties>
      <style:text-properties officeooo:rsid="00837964" officeooo:paragraph-rsid="00837964"/>
    </style:style>
    <style:style style:name="P95" style:family="paragraph" style:parent-style-name="Standard">
      <style:paragraph-properties fo:text-align="start" style:justify-single-word="false">
        <style:tab-stops/>
      </style:paragraph-properties>
      <style:text-properties officeooo:rsid="00837964" officeooo:paragraph-rsid="0127fc44"/>
    </style:style>
    <style:style style:name="P96" style:family="paragraph" style:parent-style-name="Standard">
      <style:paragraph-properties fo:text-align="start" style:justify-single-word="false">
        <style:tab-stops/>
      </style:paragraph-properties>
      <style:text-properties officeooo:rsid="00854eb4" officeooo:paragraph-rsid="0087e74c"/>
    </style:style>
    <style:style style:name="P97" style:family="paragraph" style:parent-style-name="Standard">
      <style:paragraph-properties fo:text-align="start" style:justify-single-word="false">
        <style:tab-stops/>
      </style:paragraph-properties>
      <style:text-properties officeooo:rsid="00854eb4" officeooo:paragraph-rsid="00882f17"/>
    </style:style>
    <style:style style:name="P98" style:family="paragraph" style:parent-style-name="Standard">
      <style:paragraph-properties fo:text-align="start" style:justify-single-word="false">
        <style:tab-stops/>
      </style:paragraph-properties>
      <style:text-properties officeooo:rsid="00854eb4" officeooo:paragraph-rsid="008842b9"/>
    </style:style>
    <style:style style:name="P99" style:family="paragraph" style:parent-style-name="Standard">
      <style:paragraph-properties fo:text-align="start" style:justify-single-word="false">
        <style:tab-stops/>
      </style:paragraph-properties>
      <style:text-properties fo:font-weight="bold" officeooo:rsid="00545f49" officeooo:paragraph-rsid="00545f49" style:font-weight-asian="bold" style:font-weight-complex="bold"/>
    </style:style>
    <style:style style:name="P100" style:family="paragraph" style:parent-style-name="Standard">
      <style:paragraph-properties fo:text-align="start" style:justify-single-word="false">
        <style:tab-stops/>
      </style:paragraph-properties>
      <style:text-properties fo:font-weight="bold" officeooo:rsid="0055f861" officeooo:paragraph-rsid="0055f861" style:font-weight-asian="bold" style:font-weight-complex="bold"/>
    </style:style>
    <style:style style:name="P101" style:family="paragraph" style:parent-style-name="Standard">
      <style:paragraph-properties fo:text-align="start" style:justify-single-word="false">
        <style:tab-stops/>
      </style:paragraph-properties>
      <style:text-properties fo:font-weight="bold" officeooo:rsid="00561b0e" officeooo:paragraph-rsid="00561b0e" style:font-weight-asian="bold" style:font-weight-complex="bold"/>
    </style:style>
    <style:style style:name="P102" style:family="paragraph" style:parent-style-name="Standard">
      <style:paragraph-properties fo:text-align="start" style:justify-single-word="false">
        <style:tab-stops/>
      </style:paragraph-properties>
      <style:text-properties fo:font-weight="bold" officeooo:rsid="00573170" officeooo:paragraph-rsid="00573170" style:font-weight-asian="bold" style:font-weight-complex="bold"/>
    </style:style>
    <style:style style:name="P103" style:family="paragraph" style:parent-style-name="Standard">
      <style:paragraph-properties fo:text-align="start" style:justify-single-word="false">
        <style:tab-stops/>
      </style:paragraph-properties>
      <style:text-properties fo:font-weight="bold" officeooo:rsid="0058de72" officeooo:paragraph-rsid="0058de72" style:font-weight-asian="bold" style:font-weight-complex="bold"/>
    </style:style>
    <style:style style:name="P104" style:family="paragraph" style:parent-style-name="Standard">
      <style:paragraph-properties fo:text-align="start" style:justify-single-word="false">
        <style:tab-stops/>
      </style:paragraph-properties>
      <style:text-properties fo:font-weight="bold" officeooo:rsid="005a23a2" officeooo:paragraph-rsid="005aede7" style:font-weight-asian="bold" style:font-weight-complex="bold"/>
    </style:style>
    <style:style style:name="P105" style:family="paragraph" style:parent-style-name="Standard">
      <style:paragraph-properties fo:text-align="start" style:justify-single-word="false">
        <style:tab-stops/>
      </style:paragraph-properties>
      <style:text-properties fo:font-weight="bold" officeooo:rsid="005c00a6" officeooo:paragraph-rsid="005c00a6" style:font-weight-asian="bold" style:font-weight-complex="bold"/>
    </style:style>
    <style:style style:name="P106" style:family="paragraph" style:parent-style-name="Standard">
      <style:paragraph-properties fo:text-align="start" style:justify-single-word="false">
        <style:tab-stops/>
      </style:paragraph-properties>
      <style:text-properties fo:font-weight="bold" officeooo:rsid="005d9a1b" officeooo:paragraph-rsid="005d9a1b" style:font-weight-asian="bold" style:font-weight-complex="bold"/>
    </style:style>
    <style:style style:name="P107" style:family="paragraph" style:parent-style-name="Standard">
      <style:paragraph-properties fo:text-align="start" style:justify-single-word="false">
        <style:tab-stops/>
      </style:paragraph-properties>
      <style:text-properties fo:font-weight="bold" officeooo:rsid="005d9a1b" officeooo:paragraph-rsid="006139ec" style:font-weight-asian="bold" style:font-weight-complex="bold"/>
    </style:style>
    <style:style style:name="P108" style:family="paragraph" style:parent-style-name="Standard">
      <style:paragraph-properties fo:text-align="start" style:justify-single-word="false">
        <style:tab-stops/>
      </style:paragraph-properties>
      <style:text-properties fo:font-weight="bold" officeooo:rsid="0060033c" officeooo:paragraph-rsid="006139ec" style:font-weight-asian="bold" style:font-weight-complex="bold"/>
    </style:style>
    <style:style style:name="P109" style:family="paragraph" style:parent-style-name="Standard">
      <style:paragraph-properties fo:text-align="start" style:justify-single-word="false">
        <style:tab-stops/>
      </style:paragraph-properties>
      <style:text-properties fo:font-weight="bold" officeooo:rsid="0063106b" officeooo:paragraph-rsid="0063106b" style:font-weight-asian="bold" style:font-weight-complex="bold"/>
    </style:style>
    <style:style style:name="P110" style:family="paragraph" style:parent-style-name="Standard">
      <style:paragraph-properties fo:text-align="start" style:justify-single-word="false">
        <style:tab-stops/>
      </style:paragraph-properties>
      <style:text-properties fo:font-weight="bold" officeooo:rsid="00640fb0" officeooo:paragraph-rsid="006ad64a" style:font-weight-asian="bold" style:font-weight-complex="bold"/>
    </style:style>
    <style:style style:name="P111" style:family="paragraph" style:parent-style-name="Standard">
      <style:paragraph-properties fo:text-align="start" style:justify-single-word="false">
        <style:tab-stops/>
      </style:paragraph-properties>
      <style:text-properties fo:font-weight="bold" officeooo:rsid="00660ee9" officeooo:paragraph-rsid="006ad64a" style:font-weight-asian="bold" style:font-weight-complex="bold"/>
    </style:style>
    <style:style style:name="P112" style:family="paragraph" style:parent-style-name="Standard">
      <style:paragraph-properties fo:text-align="start" style:justify-single-word="false">
        <style:tab-stops/>
      </style:paragraph-properties>
      <style:text-properties fo:font-weight="bold" officeooo:rsid="00665606" officeooo:paragraph-rsid="006ad64a" style:font-weight-asian="bold" style:font-weight-complex="bold"/>
    </style:style>
    <style:style style:name="P113" style:family="paragraph" style:parent-style-name="Standard">
      <style:paragraph-properties fo:text-align="start" style:justify-single-word="false">
        <style:tab-stops/>
      </style:paragraph-properties>
      <style:text-properties fo:font-weight="bold" officeooo:rsid="0067cc15" officeooo:paragraph-rsid="006ad64a" style:font-weight-asian="bold" style:font-weight-complex="bold"/>
    </style:style>
    <style:style style:name="P114" style:family="paragraph" style:parent-style-name="Standard">
      <style:paragraph-properties fo:text-align="start" style:justify-single-word="false">
        <style:tab-stops/>
      </style:paragraph-properties>
      <style:text-properties fo:font-weight="bold" officeooo:rsid="006ca959" officeooo:paragraph-rsid="006ca959" style:font-weight-asian="bold" style:font-weight-complex="bold"/>
    </style:style>
    <style:style style:name="P115" style:family="paragraph" style:parent-style-name="Standard">
      <style:paragraph-properties fo:text-align="start" style:justify-single-word="false">
        <style:tab-stops/>
      </style:paragraph-properties>
      <style:text-properties fo:font-weight="bold" officeooo:rsid="006ca959" officeooo:paragraph-rsid="006e63d4" style:font-weight-asian="bold" style:font-weight-complex="bold"/>
    </style:style>
    <style:style style:name="P116" style:family="paragraph" style:parent-style-name="Standard">
      <style:paragraph-properties fo:text-align="start" style:justify-single-word="false">
        <style:tab-stops/>
      </style:paragraph-properties>
      <style:text-properties fo:font-weight="bold" officeooo:rsid="006ca959" officeooo:paragraph-rsid="006ec833" style:font-weight-asian="bold" style:font-weight-complex="bold"/>
    </style:style>
    <style:style style:name="P117" style:family="paragraph" style:parent-style-name="Standard">
      <style:paragraph-properties fo:text-align="start" style:justify-single-word="false">
        <style:tab-stops/>
      </style:paragraph-properties>
      <style:text-properties fo:font-weight="bold" officeooo:rsid="0078a132" officeooo:paragraph-rsid="0078a132" style:font-weight-asian="bold" style:font-weight-complex="bold"/>
    </style:style>
    <style:style style:name="P118" style:family="paragraph" style:parent-style-name="Standard">
      <style:paragraph-properties fo:text-align="start" style:justify-single-word="false">
        <style:tab-stops/>
      </style:paragraph-properties>
      <style:text-properties fo:font-weight="bold" officeooo:rsid="0078a132" officeooo:paragraph-rsid="007931d9" style:font-weight-asian="bold" style:font-weight-complex="bold"/>
    </style:style>
    <style:style style:name="P119" style:family="paragraph" style:parent-style-name="Standard">
      <style:paragraph-properties fo:text-align="start" style:justify-single-word="false">
        <style:tab-stops/>
      </style:paragraph-properties>
      <style:text-properties fo:font-weight="bold" officeooo:rsid="007ab17d" officeooo:paragraph-rsid="007ab17d" style:font-weight-asian="bold" style:font-weight-complex="bold"/>
    </style:style>
    <style:style style:name="P120" style:family="paragraph" style:parent-style-name="Standard">
      <style:paragraph-properties fo:text-align="start" style:justify-single-word="false">
        <style:tab-stops/>
      </style:paragraph-properties>
      <style:text-properties fo:font-weight="bold" officeooo:rsid="007ab17d" officeooo:paragraph-rsid="007cb0f9" style:font-weight-asian="bold" style:font-weight-complex="bold"/>
    </style:style>
    <style:style style:name="P121" style:family="paragraph" style:parent-style-name="Standard">
      <style:paragraph-properties fo:text-align="start" style:justify-single-word="false">
        <style:tab-stops/>
      </style:paragraph-properties>
      <style:text-properties fo:font-weight="bold" officeooo:rsid="007bb10b" officeooo:paragraph-rsid="007e5729" style:font-weight-asian="bold" style:font-weight-complex="bold"/>
    </style:style>
    <style:style style:name="P122" style:family="paragraph" style:parent-style-name="Standard">
      <style:paragraph-properties fo:text-align="start" style:justify-single-word="false">
        <style:tab-stops/>
      </style:paragraph-properties>
      <style:text-properties fo:font-weight="bold" officeooo:rsid="007bb10b" officeooo:paragraph-rsid="007f9bea" style:font-weight-asian="bold" style:font-weight-complex="bold"/>
    </style:style>
    <style:style style:name="P123" style:family="paragraph" style:parent-style-name="Standard">
      <style:paragraph-properties fo:text-align="start" style:justify-single-word="false">
        <style:tab-stops/>
      </style:paragraph-properties>
      <style:text-properties fo:font-weight="bold" officeooo:rsid="007bb10b" officeooo:paragraph-rsid="007fd3b5" style:font-weight-asian="bold" style:font-weight-complex="bold"/>
    </style:style>
    <style:style style:name="P124" style:family="paragraph" style:parent-style-name="Standard">
      <style:paragraph-properties fo:text-align="start" style:justify-single-word="false">
        <style:tab-stops/>
      </style:paragraph-properties>
      <style:text-properties fo:font-weight="bold" officeooo:rsid="00827b99" officeooo:paragraph-rsid="00827b99" style:font-weight-asian="bold" style:font-weight-complex="bold"/>
    </style:style>
    <style:style style:name="P125" style:family="paragraph" style:parent-style-name="Standard">
      <style:paragraph-properties fo:text-align="start" style:justify-single-word="false">
        <style:tab-stops/>
      </style:paragraph-properties>
      <style:text-properties fo:font-weight="bold" officeooo:rsid="00827b99" officeooo:paragraph-rsid="0082d5db" style:font-weight-asian="bold" style:font-weight-complex="bold"/>
    </style:style>
    <style:style style:name="P126" style:family="paragraph" style:parent-style-name="Standard">
      <style:paragraph-properties fo:text-align="start" style:justify-single-word="false">
        <style:tab-stops/>
      </style:paragraph-properties>
      <style:text-properties fo:font-weight="bold" officeooo:rsid="00837964" officeooo:paragraph-rsid="00837964" style:font-weight-asian="bold" style:font-weight-complex="bold"/>
    </style:style>
    <style:style style:name="P127" style:family="paragraph" style:parent-style-name="Standard">
      <style:paragraph-properties fo:text-align="start" style:justify-single-word="false">
        <style:tab-stops/>
      </style:paragraph-properties>
      <style:text-properties fo:font-weight="bold" officeooo:rsid="00854eb4" officeooo:paragraph-rsid="00854eb4" style:font-weight-asian="bold" style:font-weight-complex="bold"/>
    </style:style>
    <style:style style:name="P128" style:family="paragraph" style:parent-style-name="Standard">
      <style:paragraph-properties fo:text-align="start" style:justify-single-word="false">
        <style:tab-stops/>
      </style:paragraph-properties>
      <style:text-properties fo:font-weight="bold" officeooo:rsid="00854eb4" officeooo:paragraph-rsid="00865122" style:font-weight-asian="bold" style:font-weight-complex="bold"/>
    </style:style>
    <style:style style:name="P129" style:family="paragraph" style:parent-style-name="Standard">
      <style:paragraph-properties fo:text-align="start" style:justify-single-word="false">
        <style:tab-stops/>
      </style:paragraph-properties>
      <style:text-properties fo:font-weight="bold" officeooo:rsid="00854eb4" officeooo:paragraph-rsid="00882f17" style:font-weight-asian="bold" style:font-weight-complex="bold"/>
    </style:style>
    <style:style style:name="P130" style:family="paragraph" style:parent-style-name="Standard">
      <style:paragraph-properties fo:text-align="start" style:justify-single-word="false">
        <style:tab-stops/>
      </style:paragraph-properties>
      <style:text-properties fo:font-weight="bold" officeooo:rsid="00854eb4" officeooo:paragraph-rsid="008842b9" style:font-weight-asian="bold" style:font-weight-complex="bold"/>
    </style:style>
    <style:style style:name="P131" style:family="paragraph" style:parent-style-name="Standard">
      <style:paragraph-properties fo:text-align="start" style:justify-single-word="false">
        <style:tab-stops/>
      </style:paragraph-properties>
      <style:text-properties fo:font-weight="bold" officeooo:rsid="006fb57c" officeooo:paragraph-rsid="0075f452" fo:background-color="transparent" style:font-weight-asian="bold" style:font-weight-complex="bold"/>
    </style:style>
    <style:style style:name="P132" style:family="paragraph" style:parent-style-name="Standard">
      <style:paragraph-properties fo:text-align="start" style:justify-single-word="false">
        <style:tab-stops/>
      </style:paragraph-properties>
      <style:text-properties fo:font-weight="bold" officeooo:rsid="006fb57c" officeooo:paragraph-rsid="0074ce00" fo:background-color="transparent" style:font-weight-asian="bold" style:font-weight-complex="bold"/>
    </style:style>
    <style:style style:name="P133" style:family="paragraph" style:parent-style-name="Standard">
      <style:paragraph-properties fo:text-align="start" style:justify-single-word="false">
        <style:tab-stops/>
      </style:paragraph-properties>
      <style:text-properties fo:font-weight="bold" officeooo:rsid="006fb57c" officeooo:paragraph-rsid="00770105" fo:background-color="transparent" style:font-weight-asian="bold" style:font-weight-complex="bold"/>
    </style:style>
    <style:style style:name="P134" style:family="paragraph" style:parent-style-name="Standard">
      <style:paragraph-properties fo:text-align="start" style:justify-single-word="false">
        <style:tab-stops/>
      </style:paragraph-properties>
      <style:text-properties fo:font-weight="bold" officeooo:rsid="006ef315" officeooo:paragraph-rsid="0074ce00" fo:background-color="transparent" style:font-weight-asian="bold" style:font-weight-complex="bold"/>
    </style:style>
    <style:style style:name="P135" style:family="paragraph" style:parent-style-name="Standard">
      <style:paragraph-properties fo:text-align="start" style:justify-single-word="false">
        <style:tab-stops/>
      </style:paragraph-properties>
      <style:text-properties fo:font-weight="bold" officeooo:rsid="006ef315" officeooo:paragraph-rsid="006ef315" fo:background-color="transparent" style:font-weight-asian="bold" style:font-weight-complex="bold"/>
    </style:style>
    <style:style style:name="P136" style:family="paragraph" style:parent-style-name="Standard">
      <style:paragraph-properties fo:text-align="start" style:justify-single-word="false">
        <style:tab-stops/>
      </style:paragraph-properties>
      <style:text-properties fo:font-weight="bold" officeooo:rsid="00e102aa" officeooo:paragraph-rsid="00e102aa" fo:background-color="transparent" style:font-weight-asian="bold" style:font-weight-complex="bold"/>
    </style:style>
    <style:style style:name="P137" style:family="paragraph" style:parent-style-name="Standard">
      <style:paragraph-properties fo:text-align="start" style:justify-single-word="false">
        <style:tab-stops/>
      </style:paragraph-properties>
      <style:text-properties fo:font-weight="bold" officeooo:rsid="0070e2f8" officeooo:paragraph-rsid="00770105" fo:background-color="transparent" style:font-weight-asian="bold" style:font-weight-complex="bold"/>
    </style:style>
    <style:style style:name="P138" style:family="paragraph" style:parent-style-name="Standard">
      <style:paragraph-properties fo:text-align="start" style:justify-single-word="false">
        <style:tab-stops/>
      </style:paragraph-properties>
      <style:text-properties fo:font-weight="bold" officeooo:rsid="00735881" officeooo:paragraph-rsid="00770105" fo:background-color="transparent" style:font-weight-asian="bold" style:font-weight-complex="bold"/>
    </style:style>
    <style:style style:name="P139" style:family="paragraph" style:parent-style-name="Standard">
      <style:paragraph-properties fo:text-align="start" style:justify-single-word="false">
        <style:tab-stops/>
      </style:paragraph-properties>
      <style:text-properties fo:font-weight="bold" officeooo:rsid="0073bf58" officeooo:paragraph-rsid="00770105" fo:background-color="transparent" style:font-weight-asian="bold" style:font-weight-complex="bold"/>
    </style:style>
    <style:style style:name="P140" style:family="paragraph" style:parent-style-name="Standard">
      <style:paragraph-properties fo:text-align="start" style:justify-single-word="false">
        <style:tab-stops/>
      </style:paragraph-properties>
      <style:text-properties officeooo:rsid="006139ec" officeooo:paragraph-rsid="006139ec"/>
    </style:style>
    <style:style style:name="P141" style:family="paragraph" style:parent-style-name="Standard">
      <style:paragraph-properties fo:text-align="start" style:justify-single-word="false">
        <style:tab-stops/>
      </style:paragraph-properties>
      <style:text-properties officeooo:rsid="006ad64a" officeooo:paragraph-rsid="006ad64a"/>
    </style:style>
    <style:style style:name="P142" style:family="paragraph" style:parent-style-name="Standard">
      <style:paragraph-properties fo:text-align="start" style:justify-single-word="false">
        <style:tab-stops/>
      </style:paragraph-properties>
      <style:text-properties officeooo:rsid="006ad64a" officeooo:paragraph-rsid="00b78950"/>
    </style:style>
    <style:style style:name="P143" style:family="paragraph" style:parent-style-name="Standard">
      <style:paragraph-properties fo:text-align="start" style:justify-single-word="false">
        <style:tab-stops/>
      </style:paragraph-properties>
      <style:text-properties officeooo:rsid="006ad64a" officeooo:paragraph-rsid="00ba949f"/>
    </style:style>
    <style:style style:name="P144" style:family="paragraph" style:parent-style-name="Standard">
      <style:paragraph-properties fo:text-align="start" style:justify-single-word="false">
        <style:tab-stops/>
      </style:paragraph-properties>
      <style:text-properties officeooo:rsid="006ad64a" officeooo:paragraph-rsid="00bfbd6e"/>
    </style:style>
    <style:style style:name="P145" style:family="paragraph" style:parent-style-name="Standard">
      <style:paragraph-properties fo:text-align="start" style:justify-single-word="false">
        <style:tab-stops/>
      </style:paragraph-properties>
      <style:text-properties officeooo:rsid="006e63d4" officeooo:paragraph-rsid="006e63d4"/>
    </style:style>
    <style:style style:name="P146" style:family="paragraph" style:parent-style-name="Standard">
      <style:paragraph-properties fo:text-align="start" style:justify-single-word="false">
        <style:tab-stops/>
      </style:paragraph-properties>
      <style:text-properties officeooo:rsid="0082d5db" officeooo:paragraph-rsid="0082d5db"/>
    </style:style>
    <style:style style:name="P147" style:family="paragraph" style:parent-style-name="Standard">
      <style:paragraph-properties fo:text-align="start" style:justify-single-word="false">
        <style:tab-stops/>
      </style:paragraph-properties>
      <style:text-properties officeooo:rsid="00865122" officeooo:paragraph-rsid="00865122"/>
    </style:style>
    <style:style style:name="P148" style:family="paragraph" style:parent-style-name="Standard">
      <style:paragraph-properties fo:text-align="start" style:justify-single-word="false">
        <style:tab-stops/>
      </style:paragraph-properties>
      <style:text-properties style:use-window-font-color="true" loext:opacity="0%"/>
    </style:style>
    <style:style style:name="P149" style:family="paragraph" style:parent-style-name="Standard">
      <style:paragraph-properties fo:text-align="start" style:justify-single-word="false">
        <style:tab-stops/>
      </style:paragraph-properties>
      <style:text-properties style:use-window-font-color="true" loext:opacity="0%" officeooo:rsid="006ad64a" officeooo:paragraph-rsid="006ad64a"/>
    </style:style>
    <style:style style:name="P150" style:family="paragraph" style:parent-style-name="Standard">
      <style:paragraph-properties fo:text-align="start" style:justify-single-word="false">
        <style:tab-stops/>
      </style:paragraph-properties>
      <style:text-properties style:use-window-font-color="true" loext:opacity="0%" fo:font-weight="bold" officeooo:rsid="0063106b" officeooo:paragraph-rsid="006ad64a" style:font-weight-asian="bold" style:font-weight-complex="bold"/>
    </style:style>
    <style:style style:name="P151" style:family="paragraph" style:parent-style-name="Standard">
      <style:paragraph-properties fo:text-align="start" style:justify-single-word="false">
        <style:tab-stops/>
      </style:paragraph-properties>
      <style:text-properties style:use-window-font-color="true" loext:opacity="0%" fo:font-weight="bold" officeooo:rsid="00640fb0" officeooo:paragraph-rsid="006ad64a" style:font-weight-asian="bold" style:font-weight-complex="bold"/>
    </style:style>
    <style:style style:name="P152" style:family="paragraph" style:parent-style-name="Standard">
      <style:paragraph-properties fo:text-align="start" style:justify-single-word="false">
        <style:tab-stops/>
      </style:paragraph-properties>
      <style:text-properties officeooo:rsid="00b61720" officeooo:paragraph-rsid="00b61720"/>
    </style:style>
    <style:style style:name="P153" style:family="paragraph" style:parent-style-name="Standard">
      <style:paragraph-properties fo:text-align="start" style:justify-single-word="false">
        <style:tab-stops/>
      </style:paragraph-properties>
      <style:text-properties officeooo:rsid="00b9121b" officeooo:paragraph-rsid="00b9121b"/>
    </style:style>
    <style:style style:name="P154" style:family="paragraph" style:parent-style-name="Standard">
      <style:paragraph-properties fo:text-align="start" style:justify-single-word="false">
        <style:tab-stops/>
      </style:paragraph-properties>
      <style:text-properties officeooo:rsid="00bc8722" officeooo:paragraph-rsid="00bc8722"/>
    </style:style>
    <style:style style:name="P155" style:family="paragraph" style:parent-style-name="Standard">
      <style:paragraph-properties fo:text-align="start" style:justify-single-word="false">
        <style:tab-stops/>
      </style:paragraph-properties>
      <style:text-properties officeooo:rsid="00befe76" officeooo:paragraph-rsid="00befe76"/>
    </style:style>
    <style:style style:name="P156" style:family="paragraph" style:parent-style-name="Standard">
      <style:paragraph-properties fo:text-align="start" style:justify-single-word="false">
        <style:tab-stops/>
      </style:paragraph-properties>
      <style:text-properties officeooo:rsid="00c134b0" officeooo:paragraph-rsid="00c134b0"/>
    </style:style>
    <style:style style:name="P157" style:family="paragraph" style:parent-style-name="Standard">
      <style:paragraph-properties fo:text-align="start" style:justify-single-word="false">
        <style:tab-stops/>
      </style:paragraph-properties>
      <style:text-properties officeooo:rsid="006fb57c" officeooo:paragraph-rsid="0075f452" fo:background-color="transparent"/>
    </style:style>
    <style:style style:name="P158" style:family="paragraph" style:parent-style-name="Standard">
      <style:paragraph-properties fo:text-align="start" style:justify-single-word="false">
        <style:tab-stops/>
      </style:paragraph-properties>
      <style:text-properties officeooo:rsid="006fb57c" officeooo:paragraph-rsid="00770105" fo:background-color="transparent"/>
    </style:style>
    <style:style style:name="P159" style:family="paragraph" style:parent-style-name="Standard">
      <style:paragraph-properties fo:text-align="start" style:justify-single-word="false">
        <style:tab-stops/>
      </style:paragraph-properties>
      <style:text-properties fo:background-color="transparent"/>
    </style:style>
    <style:style style:name="P160" style:family="paragraph" style:parent-style-name="Standard">
      <style:paragraph-properties fo:text-align="start" style:justify-single-word="false">
        <style:tab-stops/>
      </style:paragraph-properties>
      <style:text-properties officeooo:rsid="0074ce00" officeooo:paragraph-rsid="0074ce00" fo:background-color="transparent"/>
    </style:style>
    <style:style style:name="P161" style:family="paragraph" style:parent-style-name="Standard">
      <style:paragraph-properties fo:text-align="start" style:justify-single-word="false">
        <style:tab-stops/>
      </style:paragraph-properties>
      <style:text-properties officeooo:rsid="00e102aa" officeooo:paragraph-rsid="00e102aa" fo:background-color="transparent"/>
    </style:style>
    <style:style style:name="P162" style:family="paragraph" style:parent-style-name="Standard">
      <style:paragraph-properties fo:text-align="start" style:justify-single-word="false">
        <style:tab-stops/>
      </style:paragraph-properties>
      <style:text-properties officeooo:rsid="0070e2f8" officeooo:paragraph-rsid="00770105" fo:background-color="transparent"/>
    </style:style>
    <style:style style:name="P163" style:family="paragraph" style:parent-style-name="Standard">
      <style:paragraph-properties fo:text-align="start" style:justify-single-word="false">
        <style:tab-stops/>
      </style:paragraph-properties>
      <style:text-properties officeooo:rsid="00735881" officeooo:paragraph-rsid="00770105" fo:background-color="transparent"/>
    </style:style>
    <style:style style:name="P164" style:family="paragraph" style:parent-style-name="Standard">
      <style:paragraph-properties fo:text-align="start" style:justify-single-word="false">
        <style:tab-stops/>
      </style:paragraph-properties>
      <style:text-properties officeooo:rsid="0073bf58" officeooo:paragraph-rsid="00770105" fo:background-color="transparent"/>
    </style:style>
    <style:style style:name="P165" style:family="paragraph" style:parent-style-name="Standard">
      <style:paragraph-properties fo:text-align="start" style:justify-single-word="false">
        <style:tab-stops/>
      </style:paragraph-properties>
      <style:text-properties officeooo:rsid="00b61720" officeooo:paragraph-rsid="00e41b9a" fo:background-color="transparent"/>
    </style:style>
    <style:style style:name="P166" style:family="paragraph" style:parent-style-name="Standard">
      <style:paragraph-properties fo:text-align="start" style:justify-single-word="false">
        <style:tab-stops/>
      </style:paragraph-properties>
      <style:text-properties fo:font-weight="normal" officeooo:rsid="00e102aa" officeooo:paragraph-rsid="00f5573a" fo:background-color="transparent" style:font-weight-asian="normal" style:font-weight-complex="normal"/>
    </style:style>
    <style:style style:name="P167" style:family="paragraph" style:parent-style-name="Standard">
      <style:paragraph-properties fo:text-align="start" style:justify-single-word="false">
        <style:tab-stops/>
      </style:paragraph-properties>
      <style:text-properties fo:font-weight="normal" officeooo:rsid="00e102aa" officeooo:paragraph-rsid="00e102aa" fo:background-color="transparent" style:font-weight-asian="normal" style:font-weight-complex="normal"/>
    </style:style>
    <style:style style:name="P168" style:family="paragraph" style:parent-style-name="Standard">
      <style:paragraph-properties fo:text-align="start" style:justify-single-word="false">
        <style:tab-stops/>
      </style:paragraph-properties>
      <style:text-properties fo:font-weight="normal" officeooo:rsid="00b61720" officeooo:paragraph-rsid="00e41b9a" fo:background-color="transparent" style:font-weight-asian="normal" style:font-weight-complex="normal"/>
    </style:style>
    <style:style style:name="P169" style:family="paragraph" style:parent-style-name="Standard">
      <style:text-properties officeooo:paragraph-rsid="0027c184"/>
    </style:style>
    <style:style style:name="P170" style:family="paragraph" style:parent-style-name="Standard">
      <style:text-properties officeooo:paragraph-rsid="00298660"/>
    </style:style>
    <style:style style:name="P171" style:family="paragraph" style:parent-style-name="Standard">
      <style:text-properties officeooo:paragraph-rsid="002ac986"/>
    </style:style>
    <style:style style:name="P172" style:family="paragraph" style:parent-style-name="Standard">
      <style:text-properties officeooo:paragraph-rsid="002c84d3"/>
    </style:style>
    <style:style style:name="P173" style:family="paragraph" style:parent-style-name="Standard">
      <style:text-properties officeooo:paragraph-rsid="002d53e6"/>
    </style:style>
    <style:style style:name="P174" style:family="paragraph" style:parent-style-name="Standard">
      <style:text-properties officeooo:paragraph-rsid="00273bc7"/>
    </style:style>
    <style:style style:name="P175" style:family="paragraph" style:parent-style-name="Standard">
      <style:paragraph-properties fo:text-align="start" style:justify-single-word="false">
        <style:tab-stops/>
      </style:paragraph-properties>
      <style:text-properties officeooo:rsid="0127fc44" officeooo:paragraph-rsid="0127fc44"/>
    </style:style>
    <style:style style:name="P176" style:family="paragraph" style:parent-style-name="Standard">
      <style:text-properties officeooo:paragraph-rsid="002e35a1"/>
    </style:style>
    <style:style style:name="P177" style:family="paragraph" style:parent-style-name="Standard">
      <style:paragraph-properties fo:text-align="start" style:justify-single-word="false">
        <style:tab-stops/>
      </style:paragraph-properties>
      <style:text-properties officeooo:paragraph-rsid="013cedfc"/>
    </style:style>
    <style:style style:name="P178" style:family="paragraph" style:parent-style-name="Standard">
      <style:paragraph-properties fo:text-align="start" style:justify-single-word="false">
        <style:tab-stops/>
      </style:paragraph-properties>
    </style:style>
    <style:style style:name="P179" style:family="paragraph" style:parent-style-name="Standard">
      <style:paragraph-properties fo:text-align="start" style:justify-single-word="false">
        <style:tab-stops/>
      </style:paragraph-properties>
      <style:text-properties fo:font-weight="bold" officeooo:rsid="005a23a2" officeooo:paragraph-rsid="005aede7" style:font-weight-asian="bold" style:font-weight-complex="bold"/>
    </style:style>
    <style:style style:name="P180" style:family="paragraph" style:parent-style-name="Standard">
      <style:paragraph-properties fo:text-align="start" style:justify-single-word="false">
        <style:tab-stops/>
      </style:paragraph-properties>
      <style:text-properties fo:font-weight="bold" officeooo:rsid="00561b0e" officeooo:paragraph-rsid="00561b0e" style:font-weight-asian="bold" style:font-weight-complex="bold"/>
    </style:style>
    <style:style style:name="P181" style:family="paragraph" style:parent-style-name="Standard">
      <style:paragraph-properties fo:text-align="start" style:justify-single-word="false">
        <style:tab-stops/>
      </style:paragraph-properties>
      <style:text-properties fo:font-weight="bold" officeooo:rsid="00660ee9" officeooo:paragraph-rsid="006ad64a" style:font-weight-asian="bold" style:font-weight-complex="bold"/>
    </style:style>
    <style:style style:name="P182" style:family="paragraph" style:parent-style-name="Standard">
      <style:paragraph-properties fo:text-align="start" style:justify-single-word="false">
        <style:tab-stops/>
      </style:paragraph-properties>
      <style:text-properties fo:font-weight="bold" officeooo:rsid="00665606" officeooo:paragraph-rsid="006ad64a" style:font-weight-asian="bold" style:font-weight-complex="bold"/>
    </style:style>
    <style:style style:name="P183" style:family="paragraph" style:parent-style-name="Standard">
      <style:paragraph-properties fo:text-align="start" style:justify-single-word="false">
        <style:tab-stops/>
      </style:paragraph-properties>
      <style:text-properties fo:font-weight="bold" officeooo:rsid="006ca959" officeooo:paragraph-rsid="006ec833" style:font-weight-asian="bold" style:font-weight-complex="bold"/>
    </style:style>
    <style:style style:name="P184" style:family="paragraph" style:parent-style-name="Standard">
      <style:paragraph-properties fo:text-align="start" style:justify-single-word="false">
        <style:tab-stops/>
      </style:paragraph-properties>
      <style:text-properties fo:font-weight="bold" officeooo:rsid="0078a132" officeooo:paragraph-rsid="007931d9" style:font-weight-asian="bold" style:font-weight-complex="bold"/>
    </style:style>
    <style:style style:name="P185" style:family="paragraph" style:parent-style-name="Standard">
      <style:paragraph-properties fo:text-align="start" style:justify-single-word="false">
        <style:tab-stops/>
      </style:paragraph-properties>
      <style:text-properties fo:font-weight="bold" officeooo:rsid="007ab17d" officeooo:paragraph-rsid="007cb0f9" style:font-weight-asian="bold" style:font-weight-complex="bold"/>
    </style:style>
    <style:style style:name="P186" style:family="paragraph" style:parent-style-name="Standard">
      <style:paragraph-properties fo:text-align="start" style:justify-single-word="false">
        <style:tab-stops/>
      </style:paragraph-properties>
      <style:text-properties fo:font-weight="bold" officeooo:rsid="007bb10b" officeooo:paragraph-rsid="007e5729" style:font-weight-asian="bold" style:font-weight-complex="bold"/>
    </style:style>
    <style:style style:name="P187" style:family="paragraph" style:parent-style-name="Standard">
      <style:paragraph-properties fo:text-align="start" style:justify-single-word="false">
        <style:tab-stops/>
      </style:paragraph-properties>
      <style:text-properties fo:font-weight="bold" officeooo:rsid="007bb10b" officeooo:paragraph-rsid="007fd3b5" style:font-weight-asian="bold" style:font-weight-complex="bold"/>
    </style:style>
    <style:style style:name="P188" style:family="paragraph" style:parent-style-name="Standard">
      <style:paragraph-properties fo:text-align="start" style:justify-single-word="false">
        <style:tab-stops/>
      </style:paragraph-properties>
      <style:text-properties fo:font-weight="bold" officeooo:rsid="00854eb4" officeooo:paragraph-rsid="00865122" style:font-weight-asian="bold" style:font-weight-complex="bold"/>
    </style:style>
    <style:style style:name="P189" style:family="paragraph" style:parent-style-name="Standard">
      <style:paragraph-properties fo:text-align="start" style:justify-single-word="false">
        <style:tab-stops/>
      </style:paragraph-properties>
      <style:text-properties fo:font-weight="bold" officeooo:rsid="006fb57c" officeooo:paragraph-rsid="0074ce00" fo:background-color="transparent" style:font-weight-asian="bold" style:font-weight-complex="bold"/>
    </style:style>
    <style:style style:name="P190" style:family="paragraph" style:parent-style-name="Standard">
      <style:paragraph-properties fo:text-align="start" style:justify-single-word="false">
        <style:tab-stops/>
      </style:paragraph-properties>
      <style:text-properties fo:font-weight="bold" officeooo:rsid="006fb57c" officeooo:paragraph-rsid="0075f452" fo:background-color="transparent" style:font-weight-asian="bold" style:font-weight-complex="bold"/>
    </style:style>
    <style:style style:name="P191" style:family="paragraph" style:parent-style-name="Standard">
      <style:paragraph-properties fo:text-align="start" style:justify-single-word="false">
        <style:tab-stops/>
      </style:paragraph-properties>
      <style:text-properties fo:font-weight="bold" officeooo:rsid="00735881" officeooo:paragraph-rsid="00770105" fo:background-color="transparent" style:font-weight-asian="bold" style:font-weight-complex="bold"/>
    </style:style>
    <style:style style:name="P192" style:family="paragraph" style:parent-style-name="Standard">
      <style:paragraph-properties fo:text-align="start" style:justify-single-word="false">
        <style:tab-stops/>
      </style:paragraph-properties>
      <style:text-properties officeooo:rsid="01444b6f" officeooo:paragraph-rsid="01444b6f"/>
    </style:style>
    <style:style style:name="P193" style:family="paragraph" style:parent-style-name="Standard">
      <style:paragraph-properties fo:text-align="start" style:justify-single-word="false">
        <style:tab-stops/>
      </style:paragraph-properties>
      <style:text-properties style:text-position="0% 100%" fo:font-weight="bold" officeooo:rsid="0030feba" officeooo:paragraph-rsid="0030feba" style:font-weight-asian="bold" style:font-weight-complex="bold"/>
    </style:style>
    <style:style style:name="P194" style:family="paragraph" style:parent-style-name="Standard">
      <style:paragraph-properties fo:text-align="start" style:justify-single-word="false">
        <style:tab-stops/>
      </style:paragraph-properties>
      <style:text-properties style:text-position="0% 100%" fo:font-weight="bold" officeooo:rsid="0037d582" officeooo:paragraph-rsid="0037d582" style:font-weight-asian="bold" style:font-weight-complex="bold"/>
    </style:style>
    <style:style style:name="P195" style:family="paragraph" style:parent-style-name="Standard">
      <style:paragraph-properties fo:text-align="start" style:justify-single-word="false">
        <style:tab-stops/>
      </style:paragraph-properties>
      <style:text-properties style:text-position="0% 100%" fo:font-weight="bold" officeooo:rsid="004496ae" officeooo:paragraph-rsid="00455465" style:font-weight-asian="bold" style:font-weight-complex="bold"/>
    </style:style>
    <style:style style:name="P196" style:family="paragraph" style:parent-style-name="Standard">
      <style:paragraph-properties fo:text-align="start" style:justify-single-word="false">
        <style:tab-stops/>
      </style:paragraph-properties>
      <style:text-properties style:text-position="0% 100%" fo:font-weight="bold" officeooo:rsid="004496ae" officeooo:paragraph-rsid="00463c5d" style:font-weight-asian="bold" style:font-weight-complex="bold"/>
    </style:style>
    <style:style style:name="P197" style:family="paragraph" style:parent-style-name="Standard">
      <style:paragraph-properties fo:text-align="start" style:justify-single-word="false">
        <style:tab-stops/>
      </style:paragraph-properties>
      <style:text-properties style:text-position="0% 100%" fo:font-weight="bold" officeooo:rsid="00507ea9" officeooo:paragraph-rsid="0050e53b" style:font-weight-asian="bold" style:font-weight-complex="bold"/>
    </style:style>
    <style:style style:name="P198" style:family="paragraph" style:parent-style-name="Standard">
      <style:paragraph-properties fo:text-align="start" style:justify-single-word="false">
        <style:tab-stops/>
      </style:paragraph-properties>
      <style:text-properties style:text-position="0% 100%" fo:font-weight="bold" officeooo:rsid="00507ea9" officeooo:paragraph-rsid="005126f8" style:font-weight-asian="bold" style:font-weight-complex="bold"/>
    </style:style>
    <style:style style:name="P199" style:family="paragraph" style:parent-style-name="Standard">
      <style:paragraph-properties fo:text-align="start" style:justify-single-word="false">
        <style:tab-stops/>
      </style:paragraph-properties>
      <style:text-properties style:text-position="0% 100%" officeooo:rsid="00003856" officeooo:paragraph-rsid="014e8153"/>
    </style:style>
    <style:style style:name="P200" style:family="paragraph" style:parent-style-name="Standard">
      <style:text-properties style:text-position="0% 100%" officeooo:paragraph-rsid="00186dfa"/>
    </style:style>
    <style:style style:name="P201" style:family="paragraph" style:parent-style-name="Standard">
      <style:text-properties style:text-position="0% 100%" officeooo:paragraph-rsid="001b79cc"/>
    </style:style>
    <style:style style:name="P202" style:family="paragraph" style:parent-style-name="Standard">
      <style:text-properties style:text-position="0% 100%" officeooo:paragraph-rsid="001c9182"/>
    </style:style>
    <style:style style:name="P203" style:family="paragraph" style:parent-style-name="Standard">
      <style:text-properties style:text-position="0% 100%" officeooo:paragraph-rsid="0021b413"/>
    </style:style>
    <style:style style:name="P204" style:family="paragraph" style:parent-style-name="Standard">
      <style:text-properties style:text-position="0% 100%" officeooo:paragraph-rsid="002515f3"/>
    </style:style>
    <style:style style:name="P205" style:family="paragraph" style:parent-style-name="Standard">
      <style:text-properties style:text-position="0% 100%" fo:font-size="15pt" officeooo:rsid="0019b13d" officeooo:paragraph-rsid="00287b29" style:font-size-asian="15pt" style:font-size-complex="15pt"/>
    </style:style>
    <style:style style:name="P206" style:family="paragraph" style:parent-style-name="Standard">
      <style:text-properties style:text-position="0% 100%" fo:font-size="15pt" officeooo:rsid="0019b13d" officeooo:paragraph-rsid="002d7e51" style:font-size-asian="15pt" style:font-size-complex="15pt"/>
    </style:style>
    <style:style style:name="P207" style:family="paragraph" style:parent-style-name="Standard">
      <style:text-properties officeooo:paragraph-rsid="0027c184"/>
    </style:style>
    <style:style style:name="P208" style:family="paragraph" style:parent-style-name="Standard">
      <style:paragraph-properties fo:text-align="start" style:justify-single-word="false">
        <style:tab-stops/>
      </style:paragraph-properties>
      <style:text-properties style:use-window-font-color="true" loext:opacity="0%" fo:font-weight="bold" officeooo:rsid="00640fb0" officeooo:paragraph-rsid="006ad64a" style:font-weight-asian="bold" style:font-weight-complex="bold"/>
    </style:style>
    <style:style style:name="P209" style:family="paragraph" style:parent-style-name="Standard">
      <style:text-properties officeooo:paragraph-rsid="002c84d3"/>
    </style:style>
    <style:style style:name="P210" style:family="paragraph" style:parent-style-name="Standard">
      <style:text-properties officeooo:paragraph-rsid="002d53e6"/>
    </style:style>
    <style:style style:name="T1" style:family="text">
      <style:text-properties officeooo:rsid="001b2928"/>
    </style:style>
    <style:style style:name="T2" style:family="text">
      <style:text-properties officeooo:rsid="001f45e0"/>
    </style:style>
    <style:style style:name="T3" style:family="text">
      <style:text-properties officeooo:rsid="0023bb72"/>
    </style:style>
    <style:style style:name="T4" style:family="text">
      <style:text-properties officeooo:rsid="00287b29"/>
    </style:style>
    <style:style style:name="T5" style:family="text">
      <style:text-properties officeooo:rsid="002d7e51"/>
    </style:style>
    <style:style style:name="T6" style:family="text">
      <style:text-properties officeooo:rsid="00309755"/>
    </style:style>
    <style:style style:name="T7" style:family="text">
      <style:text-properties officeooo:rsid="0030feba"/>
    </style:style>
    <style:style style:name="T8" style:family="text">
      <style:text-properties officeooo:rsid="00346142"/>
    </style:style>
    <style:style style:name="T9" style:family="text">
      <style:text-properties officeooo:rsid="0037d582"/>
    </style:style>
    <style:style style:name="T10" style:family="text">
      <style:text-properties officeooo:rsid="0038d1e2"/>
    </style:style>
    <style:style style:name="T11" style:family="text">
      <style:text-properties officeooo:rsid="003935ea"/>
    </style:style>
    <style:style style:name="T12" style:family="text">
      <style:text-properties officeooo:rsid="00396bfa"/>
    </style:style>
    <style:style style:name="T13" style:family="text">
      <style:text-properties officeooo:rsid="003af8ff"/>
    </style:style>
    <style:style style:name="T14" style:family="text">
      <style:text-properties officeooo:rsid="003b6422"/>
    </style:style>
    <style:style style:name="T15" style:family="text">
      <style:text-properties officeooo:rsid="003cf661"/>
    </style:style>
    <style:style style:name="T16" style:family="text">
      <style:text-properties officeooo:rsid="003d3691"/>
    </style:style>
    <style:style style:name="T17" style:family="text">
      <style:text-properties officeooo:rsid="003d76ce"/>
    </style:style>
    <style:style style:name="T18" style:family="text">
      <style:text-properties officeooo:rsid="00455465"/>
    </style:style>
    <style:style style:name="T19" style:family="text">
      <style:text-properties officeooo:rsid="00463c5d"/>
    </style:style>
    <style:style style:name="T20" style:family="text">
      <style:text-properties officeooo:rsid="00492ada"/>
    </style:style>
    <style:style style:name="T21" style:family="text">
      <style:text-properties officeooo:rsid="004bde3d"/>
    </style:style>
    <style:style style:name="T22" style:family="text">
      <style:text-properties officeooo:rsid="004ff5db"/>
    </style:style>
    <style:style style:name="T23" style:family="text">
      <style:text-properties officeooo:rsid="00507ea9"/>
    </style:style>
    <style:style style:name="T24" style:family="text">
      <style:text-properties officeooo:rsid="0050e53b"/>
    </style:style>
    <style:style style:name="T25" style:family="text">
      <style:text-properties officeooo:rsid="005126f8"/>
    </style:style>
    <style:style style:name="T26" style:family="text">
      <style:text-properties officeooo:rsid="00530a72"/>
    </style:style>
    <style:style style:name="T27" style:family="text">
      <style:text-properties officeooo:rsid="0055f861"/>
    </style:style>
    <style:style style:name="T28" style:family="text">
      <style:text-properties officeooo:rsid="0058de72"/>
    </style:style>
    <style:style style:name="T29" style:family="text">
      <style:text-properties officeooo:rsid="005aede7"/>
    </style:style>
    <style:style style:name="T30" style:family="text">
      <style:text-properties officeooo:rsid="005d9a1b"/>
    </style:style>
    <style:style style:name="T31" style:family="text">
      <style:text-properties officeooo:rsid="006139ec"/>
    </style:style>
    <style:style style:name="T32" style:family="text">
      <style:text-properties officeooo:rsid="006ad64a"/>
    </style:style>
    <style:style style:name="T33" style:family="text">
      <style:text-properties officeooo:rsid="006e63d4"/>
    </style:style>
    <style:style style:name="T34" style:family="text">
      <style:text-properties officeooo:rsid="006ec833"/>
    </style:style>
    <style:style style:name="T35" style:family="text">
      <style:text-properties officeooo:rsid="0070e2f8"/>
    </style:style>
    <style:style style:name="T36" style:family="text">
      <style:text-properties officeooo:rsid="0071a3f9"/>
    </style:style>
    <style:style style:name="T37" style:family="text">
      <style:text-properties officeooo:rsid="0074ce00"/>
    </style:style>
    <style:style style:name="T38" style:family="text">
      <style:text-properties officeooo:rsid="0075f452"/>
    </style:style>
    <style:style style:name="T39" style:family="text">
      <style:text-properties officeooo:rsid="00770105"/>
    </style:style>
    <style:style style:name="T40" style:family="text">
      <style:text-properties officeooo:rsid="007931d9"/>
    </style:style>
    <style:style style:name="T41" style:family="text">
      <style:text-properties officeooo:rsid="007bf382"/>
    </style:style>
    <style:style style:name="T42" style:family="text">
      <style:text-properties officeooo:rsid="007cb0f9"/>
    </style:style>
    <style:style style:name="T43" style:family="text">
      <style:text-properties officeooo:rsid="007e5729"/>
    </style:style>
    <style:style style:name="T44" style:family="text">
      <style:text-properties officeooo:rsid="007f9bea"/>
    </style:style>
    <style:style style:name="T45" style:family="text">
      <style:text-properties officeooo:rsid="007fd3b5"/>
    </style:style>
    <style:style style:name="T46" style:family="text">
      <style:text-properties officeooo:rsid="0082d5db"/>
    </style:style>
    <style:style style:name="T47" style:family="text">
      <style:text-properties officeooo:rsid="00837964"/>
    </style:style>
    <style:style style:name="T48" style:family="text">
      <style:text-properties officeooo:rsid="00854eb4"/>
    </style:style>
    <style:style style:name="T49" style:family="text">
      <style:text-properties officeooo:rsid="00865122"/>
    </style:style>
    <style:style style:name="T50" style:family="text">
      <style:text-properties officeooo:rsid="0087e74c"/>
    </style:style>
    <style:style style:name="T51" style:family="text">
      <style:text-properties officeooo:rsid="00882f17"/>
    </style:style>
    <style:style style:name="T52" style:family="text">
      <style:text-properties officeooo:rsid="008842b9"/>
    </style:style>
    <style:style style:name="T53" style:family="text">
      <style:text-properties officeooo:rsid="008d57fe"/>
    </style:style>
    <style:style style:name="T54" style:family="text">
      <style:text-properties officeooo:rsid="009282c0"/>
    </style:style>
    <style:style style:name="T55" style:family="text">
      <style:text-properties officeooo:rsid="009303e1"/>
    </style:style>
    <style:style style:name="T56" style:family="text">
      <style:text-properties officeooo:rsid="00943123"/>
    </style:style>
    <style:style style:name="T57" style:family="text">
      <style:text-properties officeooo:rsid="00946f77"/>
    </style:style>
    <style:style style:name="T58" style:family="text">
      <style:text-properties officeooo:rsid="00966ebf"/>
    </style:style>
    <style:style style:name="T59" style:family="text">
      <style:text-properties officeooo:rsid="009f4903"/>
    </style:style>
    <style:style style:name="T60" style:family="text">
      <style:text-properties officeooo:rsid="00a0af44"/>
    </style:style>
    <style:style style:name="T61" style:family="text">
      <style:text-properties officeooo:rsid="00a5c554"/>
    </style:style>
    <style:style style:name="T62" style:family="text">
      <style:text-properties officeooo:rsid="00a6e6bf"/>
    </style:style>
    <style:style style:name="T63" style:family="text">
      <style:text-properties officeooo:rsid="00a79a7a"/>
    </style:style>
    <style:style style:name="T64" style:family="text">
      <style:text-properties officeooo:rsid="00a947c4"/>
    </style:style>
    <style:style style:name="T65" style:family="text">
      <style:text-properties officeooo:rsid="00ad2d04"/>
    </style:style>
    <style:style style:name="T66" style:family="text">
      <style:text-properties officeooo:rsid="00ad3359"/>
    </style:style>
    <style:style style:name="T67" style:family="text">
      <style:text-properties officeooo:rsid="00afab81"/>
    </style:style>
    <style:style style:name="T68" style:family="text">
      <style:text-properties officeooo:rsid="00b10bc2"/>
    </style:style>
    <style:style style:name="T69" style:family="text">
      <style:text-properties officeooo:rsid="00b2978d"/>
    </style:style>
    <style:style style:name="T70" style:family="text">
      <style:text-properties officeooo:rsid="00b62276"/>
    </style:style>
    <style:style style:name="T71" style:family="text">
      <style:text-properties officeooo:rsid="00b78950"/>
    </style:style>
    <style:style style:name="T72" style:family="text">
      <style:text-properties officeooo:rsid="00b90e34"/>
    </style:style>
    <style:style style:name="T73" style:family="text">
      <style:text-properties officeooo:rsid="00b9d608"/>
    </style:style>
    <style:style style:name="T74" style:family="text">
      <style:text-properties officeooo:rsid="00bc8722"/>
    </style:style>
    <style:style style:name="T75" style:family="text">
      <style:text-properties officeooo:rsid="00be774a"/>
    </style:style>
    <style:style style:name="T76" style:family="text">
      <style:text-properties officeooo:rsid="00bfbd6e"/>
    </style:style>
    <style:style style:name="T77" style:family="text">
      <style:text-properties officeooo:rsid="00c134b0"/>
    </style:style>
    <style:style style:name="T78" style:family="text">
      <style:text-properties officeooo:rsid="00c216c9"/>
    </style:style>
    <style:style style:name="T79" style:family="text">
      <style:text-properties officeooo:rsid="00c4a745"/>
    </style:style>
    <style:style style:name="T80" style:family="text">
      <style:text-properties officeooo:rsid="00c70eb3"/>
    </style:style>
    <style:style style:name="T81" style:family="text">
      <style:text-properties officeooo:rsid="00caa667"/>
    </style:style>
    <style:style style:name="T82" style:family="text">
      <style:text-properties officeooo:rsid="00cc2d23"/>
    </style:style>
    <style:style style:name="T83" style:family="text">
      <style:text-properties officeooo:rsid="00cc6375"/>
    </style:style>
    <style:style style:name="T84" style:family="text">
      <style:text-properties officeooo:rsid="00cd9205"/>
    </style:style>
    <style:style style:name="T85" style:family="text">
      <style:text-properties officeooo:rsid="00cf88fa"/>
    </style:style>
    <style:style style:name="T86" style:family="text">
      <style:text-properties officeooo:rsid="00d2cf64"/>
    </style:style>
    <style:style style:name="T87" style:family="text">
      <style:text-properties officeooo:rsid="00d5aa61"/>
    </style:style>
    <style:style style:name="T88" style:family="text">
      <style:text-properties officeooo:rsid="00d65a81"/>
    </style:style>
    <style:style style:name="T89" style:family="text">
      <style:text-properties officeooo:rsid="00d75858"/>
    </style:style>
    <style:style style:name="T90" style:family="text">
      <style:text-properties officeooo:rsid="00d9e34e"/>
    </style:style>
    <style:style style:name="T91" style:family="text">
      <style:text-properties officeooo:rsid="00dccfa6"/>
    </style:style>
    <style:style style:name="T92" style:family="text">
      <style:text-properties officeooo:rsid="00de66c3"/>
    </style:style>
    <style:style style:name="T93" style:family="text">
      <style:text-properties officeooo:rsid="00df2d85"/>
    </style:style>
    <style:style style:name="T94" style:family="text">
      <style:text-properties officeooo:rsid="00e102aa"/>
    </style:style>
    <style:style style:name="T95" style:family="text">
      <style:text-properties officeooo:rsid="00e2343c"/>
    </style:style>
    <style:style style:name="T96" style:family="text">
      <style:text-properties officeooo:rsid="00e41b9a"/>
    </style:style>
    <style:style style:name="T97" style:family="text">
      <style:text-properties officeooo:rsid="00e5080e"/>
    </style:style>
    <style:style style:name="T98" style:family="text">
      <style:text-properties officeooo:rsid="00e5b4ef"/>
    </style:style>
    <style:style style:name="T99" style:family="text">
      <style:text-properties officeooo:rsid="00e7720a"/>
    </style:style>
    <style:style style:name="T100" style:family="text">
      <style:text-properties officeooo:rsid="00e81e77"/>
    </style:style>
    <style:style style:name="T101" style:family="text">
      <style:text-properties officeooo:rsid="00e9f6c5"/>
    </style:style>
    <style:style style:name="T102" style:family="text">
      <style:text-properties officeooo:rsid="00eae61b"/>
    </style:style>
    <style:style style:name="T103" style:family="text">
      <style:text-properties officeooo:rsid="00ec0833"/>
    </style:style>
    <style:style style:name="T104" style:family="text">
      <style:text-properties officeooo:rsid="00ed26e5"/>
    </style:style>
    <style:style style:name="T105" style:family="text">
      <style:text-properties officeooo:rsid="00ed31d8"/>
    </style:style>
    <style:style style:name="T106" style:family="text">
      <style:text-properties officeooo:rsid="00edf76c"/>
    </style:style>
    <style:style style:name="T107" style:family="text">
      <style:text-properties officeooo:rsid="00ee98db"/>
    </style:style>
    <style:style style:name="T108" style:family="text">
      <style:text-properties officeooo:rsid="00f197f1"/>
    </style:style>
    <style:style style:name="T109" style:family="text">
      <style:text-properties officeooo:rsid="00f5573a"/>
    </style:style>
    <style:style style:name="T110" style:family="text">
      <style:text-properties officeooo:rsid="00f7a406"/>
    </style:style>
    <style:style style:name="T111" style:family="text">
      <style:text-properties officeooo:rsid="00f846ae"/>
    </style:style>
    <style:style style:name="T112" style:family="text">
      <style:text-properties officeooo:rsid="00f94204"/>
    </style:style>
    <style:style style:name="T113" style:family="text">
      <style:text-properties officeooo:rsid="00fad45a"/>
    </style:style>
    <style:style style:name="T114" style:family="text">
      <style:text-properties officeooo:rsid="00fb349f"/>
    </style:style>
    <style:style style:name="T115" style:family="text">
      <style:text-properties officeooo:rsid="00fc3648"/>
    </style:style>
    <style:style style:name="T116" style:family="text">
      <style:text-properties officeooo:rsid="00fd0762"/>
    </style:style>
    <style:style style:name="T117" style:family="text">
      <style:text-properties officeooo:rsid="00fe8ca0"/>
    </style:style>
    <style:style style:name="T118" style:family="text">
      <style:text-properties officeooo:rsid="00feac79"/>
    </style:style>
    <style:style style:name="T119" style:family="text">
      <style:text-properties officeooo:rsid="01002e10"/>
    </style:style>
    <style:style style:name="T120" style:family="text">
      <style:text-properties fo:font-size="15pt" officeooo:rsid="004496ae" style:font-size-asian="15pt" style:font-size-complex="15pt"/>
    </style:style>
    <style:style style:name="T121" style:family="text">
      <style:text-properties fo:font-size="15pt" officeooo:rsid="0019b13d" style:font-size-asian="15pt" style:font-size-complex="15pt"/>
    </style:style>
    <style:style style:name="T122" style:family="text">
      <style:text-properties fo:font-size="15pt" officeooo:rsid="001e700d" style:font-size-asian="15pt" style:font-size-complex="15pt"/>
    </style:style>
    <style:style style:name="T123" style:family="text">
      <style:text-properties fo:font-size="15pt" officeooo:rsid="00481954" style:font-size-asian="15pt" style:font-size-complex="15pt"/>
    </style:style>
    <style:style style:name="T124" style:family="text">
      <style:text-properties fo:font-size="15pt" officeooo:rsid="001f45e0" style:font-size-asian="15pt" style:font-size-complex="15pt"/>
    </style:style>
    <style:style style:name="T125" style:family="text">
      <style:text-properties fo:font-size="15pt" officeooo:rsid="0021b413" style:font-size-asian="15pt" style:font-size-complex="15pt"/>
    </style:style>
    <style:style style:name="T126" style:family="text">
      <style:text-properties fo:font-size="15pt" officeooo:rsid="00492ada" style:font-size-asian="15pt" style:font-size-complex="15pt"/>
    </style:style>
    <style:style style:name="T127" style:family="text">
      <style:text-properties fo:font-size="15pt" officeooo:rsid="00530a72" style:font-size-asian="15pt" style:font-size-complex="15pt"/>
    </style:style>
    <style:style style:name="T128" style:family="text">
      <style:text-properties fo:font-size="15pt" officeooo:rsid="002515f3" style:font-size-asian="15pt" style:font-size-complex="15pt"/>
    </style:style>
    <style:style style:name="T129" style:family="text">
      <style:text-properties fo:font-size="15pt" officeooo:rsid="00561b0e" style:font-size-asian="15pt" style:font-size-complex="15pt"/>
    </style:style>
    <style:style style:name="T130" style:family="text">
      <style:text-properties fo:font-size="15pt" officeooo:rsid="0026013a" style:font-size-asian="15pt" style:font-size-complex="15pt"/>
    </style:style>
    <style:style style:name="T131" style:family="text">
      <style:text-properties fo:font-size="15pt" officeooo:rsid="004bde3d" style:font-size-asian="15pt" style:font-size-complex="15pt"/>
    </style:style>
    <style:style style:name="T132" style:family="text">
      <style:text-properties fo:font-size="15pt" officeooo:rsid="003776d5" style:font-size-asian="15pt" style:font-size-complex="15pt"/>
    </style:style>
    <style:style style:name="T133" style:family="text">
      <style:text-properties fo:font-size="15pt" officeooo:rsid="00186dfa" style:font-size-asian="15pt" style:font-size-complex="15pt"/>
    </style:style>
    <style:style style:name="T134" style:family="text">
      <style:text-properties fo:font-size="15pt" officeooo:rsid="001ad34f" style:font-size-asian="15pt" style:font-size-complex="15pt"/>
    </style:style>
    <style:style style:name="T135" style:family="text">
      <style:text-properties fo:font-size="15pt" officeooo:rsid="003ee984" style:font-size-asian="15pt" style:font-size-complex="15pt"/>
    </style:style>
    <style:style style:name="T136" style:family="text">
      <style:text-properties fo:font-size="15pt" officeooo:rsid="00427351" style:font-size-asian="15pt" style:font-size-complex="15pt"/>
    </style:style>
    <style:style style:name="T137" style:family="text">
      <style:text-properties fo:font-size="15pt" officeooo:rsid="001b79cc" style:font-size-asian="15pt" style:font-size-complex="15pt"/>
    </style:style>
    <style:style style:name="T138" style:family="text">
      <style:text-properties style:text-position="0% 100%" fo:font-size="15pt" officeooo:rsid="005c00a6" style:font-size-asian="15pt" style:font-size-complex="15pt"/>
    </style:style>
    <style:style style:name="T139" style:family="text">
      <style:text-properties style:text-position="0% 100%" fo:font-size="15pt" officeooo:rsid="0019b13d" style:font-size-asian="15pt" style:font-size-complex="15pt"/>
    </style:style>
    <style:style style:name="T140" style:family="text">
      <style:text-properties style:text-position="0% 100%" fo:font-size="15pt" officeooo:rsid="001f45e0" style:font-size-asian="15pt" style:font-size-complex="15pt"/>
    </style:style>
    <style:style style:name="T141" style:family="text">
      <style:text-properties style:text-position="0% 100%" fo:font-size="15pt" officeooo:rsid="0027c184" style:font-size-asian="15pt" style:font-size-complex="15pt"/>
    </style:style>
    <style:style style:name="T142" style:family="text">
      <style:text-properties style:text-position="0% 100%" fo:font-size="15pt" officeooo:rsid="0063106b" style:font-size-asian="15pt" style:font-size-complex="15pt"/>
    </style:style>
    <style:style style:name="T143" style:family="text">
      <style:text-properties style:text-position="0% 100%" fo:font-size="15pt" officeooo:rsid="00298660" style:font-size-asian="15pt" style:font-size-complex="15pt"/>
    </style:style>
    <style:style style:name="T144" style:family="text">
      <style:text-properties style:text-position="0% 100%" fo:font-size="15pt" officeooo:rsid="006ca959" style:font-size-asian="15pt" style:font-size-complex="15pt"/>
    </style:style>
    <style:style style:name="T145" style:family="text">
      <style:text-properties style:text-position="0% 100%" fo:font-size="15pt" officeooo:rsid="002ac986" style:font-size-asian="15pt" style:font-size-complex="15pt"/>
    </style:style>
    <style:style style:name="T146" style:family="text">
      <style:text-properties style:text-position="0% 100%" fo:font-size="15pt" officeooo:rsid="006ef315" style:font-size-asian="15pt" style:font-size-complex="15pt"/>
    </style:style>
    <style:style style:name="T147" style:family="text">
      <style:text-properties style:text-position="0% 100%" fo:font-size="15pt" officeooo:rsid="002c84d3" style:font-size-asian="15pt" style:font-size-complex="15pt"/>
    </style:style>
    <style:style style:name="T148" style:family="text">
      <style:text-properties style:text-position="0% 100%" fo:font-size="15pt" officeooo:rsid="0078a132" style:font-size-asian="15pt" style:font-size-complex="15pt"/>
    </style:style>
    <style:style style:name="T149" style:family="text">
      <style:text-properties style:text-position="0% 100%" fo:font-size="15pt" officeooo:rsid="002d53e6" style:font-size-asian="15pt" style:font-size-complex="15pt"/>
    </style:style>
    <style:style style:name="T150" style:family="text">
      <style:text-properties style:text-position="0% 100%" fo:font-size="15pt" officeooo:rsid="0079fc4f" style:font-size-asian="15pt" style:font-size-complex="15pt"/>
    </style:style>
    <style:style style:name="T151" style:family="text">
      <style:text-properties style:text-position="0% 100%" fo:font-size="15pt" officeooo:rsid="0080843e" style:font-size-asian="15pt" style:font-size-complex="15pt"/>
    </style:style>
    <style:style style:name="T152" style:family="text">
      <style:text-properties style:text-position="0% 100%" fo:font-size="15pt" officeooo:rsid="00573170" style:font-size-asian="15pt" style:font-size-complex="15pt"/>
    </style:style>
    <style:style style:name="T153" style:family="text">
      <style:text-properties style:text-position="0% 100%" fo:font-size="15pt" officeooo:rsid="00273bc7" style:font-size-asian="15pt" style:font-size-complex="15pt"/>
    </style:style>
    <style:style style:name="T154" style:family="text">
      <style:text-properties style:text-position="0% 100%" fo:font-size="15pt" officeooo:rsid="00854eb4" style:font-size-asian="15pt" style:font-size-complex="15pt"/>
    </style:style>
    <style:style style:name="T155" style:family="text">
      <style:text-properties style:text-position="0% 100%" fo:font-size="15pt" officeooo:rsid="002d7e51" style:font-size-asian="15pt" style:font-size-complex="15pt"/>
    </style:style>
    <style:style style:name="T156" style:family="text">
      <style:text-properties style:text-position="0% 100%" fo:font-size="15pt" officeooo:rsid="002e35a1" style:font-size-asian="15pt" style:font-size-complex="15pt"/>
    </style:style>
    <style:style style:name="T157" style:family="text">
      <style:text-properties style:text-position="0% 100%" fo:font-size="15pt" officeooo:rsid="013cedfc" style:font-size-asian="15pt" style:font-size-complex="15pt"/>
    </style:style>
    <style:style style:name="T158" style:family="text">
      <style:text-properties style:text-position="0% 100%" fo:font-size="15pt" officeooo:rsid="0147b65a" style:font-size-asian="15pt" style:font-size-complex="15pt"/>
    </style:style>
    <style:style style:name="T159" style:family="text">
      <style:text-properties style:text-position="0% 100%" fo:font-size="12pt" officeooo:rsid="013cedfc" style:font-size-asian="12pt" style:font-size-complex="12pt"/>
    </style:style>
    <style:style style:name="T160" style:family="text">
      <style:text-properties officeooo:rsid="011fa49c"/>
    </style:style>
    <style:style style:name="T161" style:family="text">
      <style:text-properties officeooo:rsid="0122b88d"/>
    </style:style>
    <style:style style:name="T162" style:family="text">
      <style:text-properties officeooo:rsid="01232dcb"/>
    </style:style>
    <style:style style:name="T163" style:family="text">
      <style:text-properties officeooo:rsid="01258dc8"/>
    </style:style>
    <style:style style:name="T164" style:family="text">
      <style:text-properties officeooo:rsid="01274790"/>
    </style:style>
    <style:style style:name="T165" style:family="text">
      <style:text-properties officeooo:rsid="0127daca"/>
    </style:style>
    <style:style style:name="T166" style:family="text">
      <style:text-properties officeooo:rsid="012c80ca"/>
    </style:style>
    <style:style style:name="T167" style:family="text">
      <style:text-properties officeooo:rsid="0135fd4c"/>
    </style:style>
    <style:style style:name="T168" style:family="text">
      <style:text-properties officeooo:rsid="0137d433"/>
    </style:style>
    <style:style style:name="T169" style:family="text">
      <style:text-properties officeooo:rsid="0139cb45"/>
    </style:style>
    <style:style style:name="T170" style:family="text">
      <style:text-properties officeooo:rsid="013dc24c"/>
    </style:style>
    <style:style style:name="T171" style:family="text">
      <style:text-properties officeooo:rsid="01400602"/>
    </style:style>
    <style:style style:name="T172" style:family="text">
      <style:text-properties officeooo:rsid="01435520"/>
    </style:style>
    <style:style style:name="T173" style:family="text">
      <style:text-properties officeooo:rsid="0145da6a"/>
    </style:style>
    <style:style style:name="T174" style:family="text">
      <style:text-properties officeooo:rsid="0147b65a"/>
    </style:style>
    <style:style style:name="T175" style:family="text">
      <style:text-properties officeooo:rsid="014d0c37"/>
    </style:style>
    <style:style style:name="T176" style:family="text">
      <style:text-properties officeooo:rsid="014e8153"/>
    </style:style>
    <style:style style:name="T177" style:family="text">
      <style:text-properties officeooo:rsid="015074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7">0:</text:span><text:span text:style-name="T6"> </text:span>Requirements <text:span text:style-name="T1">for</text:span> when the Software starts</text:p>
      <table:table table:name="Software" table:style-name="Software">
        <table:table-column table:style-name="Software.A" table:number-columns-repeated="3"/>
        <table:table-row table:style-name="Software.1">
          <table:table-cell table:style-name="Software.A1" office:value-type="string">
            <text:p text:style-name="P7">ID</text:p>
          </table:table-cell>
          <table:table-cell table:style-name="Software.A1" office:value-type="string">
            <text:p text:style-name="P7">Requirement</text:p>
          </table:table-cell>
          <table:table-cell table:style-name="Software.A1" office:value-type="string">
            <text:p text:style-name="P7">Notes</text:p>
          </table:table-cell>
        </table:table-row>
        <table:table-row table:style-name="Software.1">
          <table:table-cell table:style-name="Software.A1" table:number-columns-spanned="3" office:value-type="string">
            <text:p text:style-name="P43"><text:span text:style-name="T7">0.0: </text:span>Resource class</text:p>
          </table:table-cell>
          <table:covered-table-cell/>
          <table:covered-table-cell/>
        </table:table-row>
        <table:table-row table:style-name="Software.1">
          <table:table-cell table:style-name="Software.A1" office:value-type="string">
            <text:p text:style-name="P14">0.0.0</text:p>
          </table:table-cell>
          <table:table-cell table:style-name="Software.A1" office:value-type="string">
            <text:p text:style-name="P7">The software shall have a ResourceObj class</text:p>
          </table:table-cell>
          <table:table-cell table:style-name="Software.A1" office:value-type="string">
            <text:p text:style-name="P7">This class is used to create an object that will store all the assets like images as well parameters for different parts of the game like tower damage and enemy movement speed.</text:p>
          </table:table-cell>
        </table:table-row>
        <table:table-row table:style-name="Software.1">
          <table:table-cell table:style-name="Software.A1" table:number-columns-spanned="3" office:value-type="string">
            <text:p text:style-name="P43"><text:span text:style-name="T7">0.1: </text:span>Gameplay classes</text:p>
          </table:table-cell>
          <table:covered-table-cell/>
          <table:covered-table-cell/>
        </table:table-row>
        <table:table-row table:style-name="Software.1">
          <table:table-cell table:style-name="Software.A1" office:value-type="string">
            <text:p text:style-name="P14">0.1.0</text:p>
          </table:table-cell>
          <table:table-cell table:style-name="Software.A1" office:value-type="string">
            <text:p text:style-name="P7">The software shall have a MapObj class</text:p>
          </table:table-cell>
          <table:table-cell table:style-name="Software.A1" office:value-type="string">
            <text:p text:style-name="P7">This class is used to create the map object that <text:span text:style-name="T175">will contain all the game elements that have position data like towers and enemies</text:span></text:p>
          </table:table-cell>
        </table:table-row>
        <table:table-row table:style-name="Software.1">
          <table:table-cell table:style-name="Software.A1" office:value-type="string">
            <text:p text:style-name="P14">0.1.1</text:p>
          </table:table-cell>
          <table:table-cell table:style-name="Software.A1" office:value-type="string">
            <text:p text:style-name="P7">The software shall have a GameStatsObj class</text:p>
          </table:table-cell>
          <table:table-cell table:style-name="Software.A1" office:value-type="string">
            <text:p text:style-name="P7">This class is used to create an object that will store game data that is not on the map <text:span text:style-name="T175">like lives and money</text:span></text:p>
          </table:table-cell>
        </table:table-row>
        <table:table-row table:style-name="Software.1">
          <table:table-cell table:style-name="Software.A1" office:value-type="string">
            <text:p text:style-name="P14">0.1.2</text:p>
          </table:table-cell>
          <table:table-cell table:style-name="Software.A1" office:value-type="string">
            <text:p text:style-name="P7">The software shall have a HUDObj class</text:p>
          </table:table-cell>
          <table:table-cell table:style-name="Software.A1" office:value-type="string">
            <text:p text:style-name="P7">This class is used to create an object that display various information about the current level like current money and lives</text:p>
          </table:table-cell>
        </table:table-row>
        <table:table-row table:style-name="Software.1">
          <table:table-cell table:style-name="Software.A1" table:number-columns-spanned="3" office:value-type="string">
            <text:p text:style-name="P44">0.2: Map classes</text:p>
          </table:table-cell>
          <table:covered-table-cell/>
          <table:covered-table-cell/>
        </table:table-row>
        <table:table-row table:style-name="Software.1">
          <table:table-cell table:style-name="Software.A1" office:value-type="string">
            <text:p text:style-name="P15">0.2.0</text:p>
          </table:table-cell>
          <table:table-cell table:style-name="Software.A1" office:value-type="string">
            <text:p text:style-name="P7">The software shall have a OriginObj class</text:p>
          </table:table-cell>
          <table:table-cell table:style-name="Software.A1" office:value-type="string">
            <text:p text:style-name="P7">This class is used to create the object that enemies will appear from</text:p>
          </table:table-cell>
        </table:table-row>
        <table:table-row table:style-name="Software.1">
          <table:table-cell table:style-name="Software.A1" office:value-type="string">
            <text:p text:style-name="P15">0.2.1</text:p>
          </table:table-cell>
          <table:table-cell table:style-name="Software.A1" office:value-type="string">
            <text:p text:style-name="P7">The software shall have a DestinationObj class</text:p>
          </table:table-cell>
          <table:table-cell table:style-name="Software.A1" office:value-type="string">
            <text:p text:style-name="P7">This class is used to create the object that enemies will head towards</text:p>
          </table:table-cell>
        </table:table-row>
        <table:table-row table:style-name="Software.1">
          <table:table-cell table:style-name="Software.A1" office:value-type="string">
            <text:p text:style-name="P15">0.2.2</text:p>
          </table:table-cell>
          <table:table-cell table:style-name="Software.A1" office:value-type="string">
            <text:p text:style-name="P7">The software shall have a PathObj class</text:p>
          </table:table-cell>
          <table:table-cell table:style-name="Software.A1" office:value-type="string">
            <text:p text:style-name="P7">This class is used to create objects that enemies will use to head towards the destination</text:p>
          </table:table-cell>
        </table:table-row>
        <table:table-row table:style-name="Software.1">
          <table:table-cell table:style-name="Software.A1" office:value-type="string">
            <text:p text:style-name="P15">0.2.3</text:p>
          </table:table-cell>
          <table:table-cell table:style-name="Software.A1" office:value-type="string">
            <text:p text:style-name="P7">The software shall have a DecorationObj class</text:p>
          </table:table-cell>
          <table:table-cell table:style-name="Software.A1" office:value-type="string">
            <text:p text:style-name="P7">This class is used to create objects that look pretty on the map</text:p>
          </table:table-cell>
        </table:table-row>
        <table:table-row table:style-name="Software.1">
          <table:table-cell table:style-name="Software.A1" office:value-type="string">
            <text:p text:style-name="P15">0.2.4</text:p>
          </table:table-cell>
          <table:table-cell table:style-name="Software.A1" office:value-type="string">
            <text:p text:style-name="P7">The software shall have a EnemyObj class</text:p>
          </table:table-cell>
          <table:table-cell table:style-name="Software.A1" office:value-type="string">
            <text:p text:style-name="P7">This class is used to create the enemy objects</text:p>
          </table:table-cell>
        </table:table-row>
        <table:table-row table:style-name="Software.1">
          <table:table-cell table:style-name="Software.A1" office:value-type="string">
            <text:p text:style-name="P15">0.2.5</text:p>
          </table:table-cell>
          <table:table-cell table:style-name="Software.A1" office:value-type="string">
            <text:p text:style-name="P7">The software shall have a BuildingSiteObj class</text:p>
          </table:table-cell>
          <table:table-cell table:style-name="Software.A1" office:value-type="string">
            <text:p text:style-name="P7">This class is used to create the building site objects that towers could be built on</text:p>
          </table:table-cell>
        </table:table-row>
        <table:table-row table:style-name="Software.1">
          <table:table-cell table:style-name="Software.A1" office:value-type="string">
            <text:p text:style-name="P15">0.2.6</text:p>
          </table:table-cell>
          <table:table-cell table:style-name="Software.A1" office:value-type="string">
            <text:p text:style-name="P7">The software shall have a TowerObj class</text:p>
          </table:table-cell>
          <table:table-cell table:style-name="Software.A1" office:value-type="string">
            <text:p text:style-name="P7">This class is used to create the tower objects that will try to stop enemies</text:p>
          </table:table-cell>
        </table:table-row>
        <table:table-row table:style-name="Software.1">
          <table:table-cell table:style-name="Software.A1" table:number-columns-spanned="3" office:value-type="string">
            <text:p text:style-name="P44"/>
            <text:p text:style-name="P44"/>
            <text:p text:style-name="P44">0.3: HUD classes</text:p>
          </table:table-cell>
          <table:covered-table-cell/>
          <table:covered-table-cell/>
        </table:table-row>
        <table:table-row table:style-name="Software.1">
          <table:table-cell table:style-name="Software.A1" office:value-type="string">
            <text:p text:style-name="P16">0.3.0</text:p>
          </table:table-cell>
          <table:table-cell table:style-name="Software.A1" office:value-type="string">
            <text:p text:style-name="P7">The software shall have a TowerMenuObj class</text:p>
          </table:table-cell>
          <table:table-cell table:style-name="Software.A1" office:value-type="string">
            <text:p text:style-name="P7">This class is used to create an object that would display information about the current tower or house the tower shop</text:p>
          </table:table-cell>
        </table:table-row>
        <text:soft-page-break/>
        <table:table-row table:style-name="Software.1">
          <table:table-cell table:style-name="Software.A1" office:value-type="string">
            <text:p text:style-name="P16">0.3.1</text:p>
          </table:table-cell>
          <table:table-cell table:style-name="Software.A1" office:value-type="string">
            <text:p text:style-name="P7">The software shall have a TowerMenuBuyObj class</text:p>
          </table:table-cell>
          <table:table-cell table:style-name="Software.A1" office:value-type="string">
            <text:p text:style-name="P7">This class is used to create an object that displays the tower shop</text:p>
          </table:table-cell>
        </table:table-row>
        <table:table-row table:style-name="Software.1">
          <table:table-cell table:style-name="Software.A1" office:value-type="string">
            <text:p text:style-name="P16">0.3.2</text:p>
          </table:table-cell>
          <table:table-cell table:style-name="Software.A1" office:value-type="string">
            <text:p text:style-name="P7">The software shall have a BuyTowerObj class</text:p>
          </table:table-cell>
          <table:table-cell table:style-name="Software.A1" office:value-type="string">
            <text:p text:style-name="P7">This class is used to create objects that represent the towers that could be bought</text:p>
          </table:table-cell>
        </table:table-row>
        <table:table-row table:style-name="Software.1">
          <table:table-cell table:style-name="Software.A1" office:value-type="string">
            <text:p text:style-name="P16">0.3.3</text:p>
          </table:table-cell>
          <table:table-cell table:style-name="Software.A1" office:value-type="string">
            <text:p text:style-name="P7">The software shall have a TowerMenuStatsObj class</text:p>
          </table:table-cell>
          <table:table-cell table:style-name="Software.A1" office:value-type="string">
            <text:p text:style-name="P7">This class is used to create an object that displays the stats of the currently selected tower and allows upgrading or selling of the tower</text:p>
          </table:table-cell>
        </table:table-row>
        <table:table-row table:style-name="Software.1">
          <table:table-cell table:style-name="Software.A1" table:number-columns-spanned="3" office:value-type="string">
            <text:p text:style-name="P45">0.4: Settings class</text:p>
          </table:table-cell>
          <table:covered-table-cell/>
          <table:covered-table-cell/>
        </table:table-row>
        <table:table-row table:style-name="Software.1">
          <table:table-cell table:style-name="Software.A1" office:value-type="string">
            <text:p text:style-name="P17">0.4.0</text:p>
          </table:table-cell>
          <table:table-cell table:style-name="Software.A1" office:value-type="string">
            <text:p text:style-name="P7">The software shall have a SettingsObj class</text:p>
          </table:table-cell>
          <table:table-cell table:style-name="Software.A1" office:value-type="string">
            <text:p text:style-name="P7">This class is used to create an object that displays different options like restarting the level</text:p>
          </table:table-cell>
        </table:table-row>
        <table:table-row table:style-name="Software.1">
          <table:table-cell table:style-name="Software.A1" table:number-columns-spanned="3" office:value-type="string">
            <text:p text:style-name="P45">0.5: Level variable</text:p>
          </table:table-cell>
          <table:covered-table-cell/>
          <table:covered-table-cell/>
        </table:table-row>
        <table:table-row table:style-name="Software.1">
          <table:table-cell table:style-name="Software.A1" office:value-type="string">
            <text:p text:style-name="P17">0.5.0</text:p>
          </table:table-cell>
          <table:table-cell table:style-name="Software.A1" office:value-type="string">
            <text:p text:style-name="P7">The software shall have a string variable called currentLevel</text:p>
          </table:table-cell>
          <table:table-cell table:style-name="Software.A1" office:value-type="string">
            <text:p text:style-name="P7">This records the name of the current or most recently played level</text:p>
          </table:table-cell>
        </table:table-row>
        <table:table-row table:style-name="Software.1">
          <table:table-cell table:style-name="Software.A1" office:value-type="string">
            <text:p text:style-name="P76">0.5.1</text:p>
          </table:table-cell>
          <table:table-cell table:style-name="Software.A1" office:value-type="string">
            <text:p text:style-name="P76">The software shall have a string variable called score</text:p>
          </table:table-cell>
          <table:table-cell table:style-name="Software.A1" office:value-type="string">
            <text:p text:style-name="P76">This is to record the latest score when the player wins or loses the level</text:p>
          </table:table-cell>
        </table:table-row>
        <table:table-row table:style-name="Software.1">
          <table:table-cell table:style-name="Software.A1" table:number-columns-spanned="3" office:value-type="string">
            <text:p text:style-name="P46">0.<text:span text:style-name="T8">6</text:span>: Screen size variables</text:p>
          </table:table-cell>
          <table:covered-table-cell/>
          <table:covered-table-cell/>
        </table:table-row>
        <table:table-row table:style-name="Software.1">
          <table:table-cell table:style-name="Software.A1" office:value-type="string">
            <text:p text:style-name="P17">0.6.0</text:p>
          </table:table-cell>
          <table:table-cell table:style-name="Software.A1" office:value-type="string">
            <text:p text:style-name="P7">The software shall have a float variable called screenHeight</text:p>
          </table:table-cell>
          <table:table-cell table:style-name="Software.A1" office:value-type="string">
            <text:p text:style-name="P7">This records how tall the game window is</text:p>
          </table:table-cell>
        </table:table-row>
        <table:table-row table:style-name="Software.1">
          <table:table-cell table:style-name="Software.A1" office:value-type="string">
            <text:p text:style-name="P17">0.6.1</text:p>
          </table:table-cell>
          <table:table-cell table:style-name="Software.A1" office:value-type="string">
            <text:p text:style-name="P7">The value of screenHeight shall be the height of the window the software is played on</text:p>
          </table:table-cell>
          <table:table-cell table:style-name="Software.A1" office:value-type="string">
            <text:p text:style-name="P7"/>
          </table:table-cell>
        </table:table-row>
        <table:table-row table:style-name="Software.1">
          <table:table-cell table:style-name="Software.A1" office:value-type="string">
            <text:p text:style-name="P17">0.6.2</text:p>
          </table:table-cell>
          <table:table-cell table:style-name="Software.A1" office:value-type="string">
            <text:p text:style-name="P7">The software shall have a float variable called screenWidth</text:p>
          </table:table-cell>
          <table:table-cell table:style-name="Software.A1" office:value-type="string">
            <text:p text:style-name="P7">This records how wide the game window is</text:p>
          </table:table-cell>
        </table:table-row>
        <table:table-row table:style-name="Software.1">
          <table:table-cell table:style-name="Software.A1" office:value-type="string">
            <text:p text:style-name="P17">0.6.3</text:p>
          </table:table-cell>
          <table:table-cell table:style-name="Software.A1" office:value-type="string">
            <text:p text:style-name="P7">The value of screenWidth shall be the width of the window the software is played on</text:p>
          </table:table-cell>
          <table:table-cell table:style-name="Software.A1" office:value-type="string">
            <text:p text:style-name="P7"/>
          </table:table-cell>
        </table:table-row>
        <table:table-row table:style-name="Software.1">
          <table:table-cell table:style-name="Software.A1" table:number-columns-spanned="3" office:value-type="string">
            <text:p text:style-name="P46">0.<text:span text:style-name="T8">7</text:span>: State variables</text:p>
          </table:table-cell>
          <table:covered-table-cell/>
          <table:covered-table-cell/>
        </table:table-row>
        <table:table-row table:style-name="Software.1">
          <table:table-cell table:style-name="Software.A1" office:value-type="string">
            <text:p text:style-name="P18">0.7.0</text:p>
          </table:table-cell>
          <table:table-cell table:style-name="Software.A1" office:value-type="string">
            <text:p text:style-name="P7">The software shall have have a boolean variable called isPlaying</text:p>
          </table:table-cell>
          <table:table-cell table:style-name="Software.A1" office:value-type="string">
            <text:p text:style-name="P7">This variable will determine whether or not to pause all game activity</text:p>
          </table:table-cell>
        </table:table-row>
        <table:table-row table:style-name="Software.1">
          <table:table-cell table:style-name="Software.A1" office:value-type="string">
            <text:p text:style-name="P18">0.7.1</text:p>
          </table:table-cell>
          <table:table-cell table:style-name="Software.A1" office:value-type="string">
            <text:p text:style-name="P7"/>
          </table:table-cell>
          <table:table-cell table:style-name="Software.A1" office:value-type="string">
            <text:p text:style-name="P7"/>
          </table:table-cell>
        </table:table-row>
        <table:table-row table:style-name="Software.1">
          <table:table-cell table:style-name="Software.A1" office:value-type="string">
            <text:p text:style-name="P18">0.7.2</text:p>
          </table:table-cell>
          <table:table-cell table:style-name="Software.A1" office:value-type="string">
            <text:p text:style-name="P7">The software shall have have a string variable called state</text:p>
          </table:table-cell>
          <table:table-cell table:style-name="Software.A1" office:value-type="string">
            <text:p text:style-name="P7">This variable will store the various state the game will be in</text:p>
          </table:table-cell>
        </table:table-row>
        <table:table-row table:style-name="Software.1">
          <table:table-cell table:style-name="Software.A1" office:value-type="string">
            <text:p text:style-name="P18">0.7.3</text:p>
          </table:table-cell>
          <table:table-cell table:style-name="Software.A1" office:value-type="string">
            <text:p text:style-name="P7">When the software starts, the value of state shall be “initial load”</text:p>
          </table:table-cell>
          <table:table-cell table:style-name="Software.A1" office:value-type="string">
            <text:p text:style-name="P7"/>
          </table:table-cell>
        </table:table-row>
      </table:table>
      <text:p text:style-name="P77"><text:span text:style-name="T132"/></text:p>
      <text:p text:style-name="P77"><text:span text:style-name="T132"/></text:p>
      <text:p text:style-name="P77"><text:span text:style-name="T132">1: </text:span><text:span text:style-name="T133">Requirements </text:span><text:span text:style-name="T134">for</text:span><text:span text:style-name="T133"> when the value of state is “initial load”</text:span></text:p>
      <table:table table:name="Resource" table:style-name="Resource">
        <table:table-column table:style-name="Resource.A"/>
        <table:table-column table:style-name="Resource.B" table:number-columns-repeated="2"/>
        <table:table-row table:style-name="Resource.1">
          <table:table-cell table:style-name="Resource.A1" office:value-type="string">
            <text:p text:style-name="P7">ID</text:p>
          </table:table-cell>
          <table:table-cell table:style-name="Resource.A1" office:value-type="string">
            <text:p text:style-name="P7">Requirement</text:p>
          </table:table-cell>
          <table:table-cell table:style-name="Resource.A1" office:value-type="string">
            <text:p text:style-name="P7">Notes</text:p>
          </table:table-cell>
        </table:table-row>
        <table:table-row table:style-name="Resource.1">
          <table:table-cell table:style-name="Resource.A1" office:value-type="string">
            <text:p text:style-name="P7"/>
          </table:table-cell>
          <table:table-cell table:style-name="Resource.A1" office:value-type="string">
            <text:p text:style-name="P7">While the value of state is “initial load”:</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7"><text:span text:style-name="T10">1.0: </text:span>State variable</text:p>
          </table:table-cell>
          <table:covered-table-cell/>
          <table:covered-table-cell/>
        </table:table-row>
        <table:table-row table:style-name="Resource.1">
          <table:table-cell table:style-name="Resource.A1" office:value-type="string">
            <text:p text:style-name="P21">1.0.0</text:p>
          </table:table-cell>
          <table:table-cell table:style-name="Resource.A1" office:value-type="string">
            <text:p text:style-name="P7">The value of isPlaying shall be False</text:p>
          </table:table-cell>
          <table:table-cell table:style-name="Resource.A1" office:value-type="string">
            <text:p text:style-name="P7"/>
          </table:table-cell>
        </table:table-row>
        <text:soft-page-break/>
        <table:table-row table:style-name="Resource.1">
          <table:table-cell table:style-name="Resource.A1" table:number-columns-spanned="3" office:value-type="string">
            <text:p text:style-name="P48"><text:span text:style-name="T10">1.1: </text:span>Outer dictionary</text:p>
          </table:table-cell>
          <table:covered-table-cell/>
          <table:covered-table-cell/>
        </table:table-row>
        <table:table-row table:style-name="Resource.1">
          <table:table-cell table:style-name="Resource.A1" office:value-type="string">
            <text:p text:style-name="P21">1.1.0</text:p>
          </table:table-cell>
          <table:table-cell table:style-name="Resource.A1" office:value-type="string">
            <text:p text:style-name="P7">The software shall have a ResourceObj object called Resource</text:p>
          </table:table-cell>
          <table:table-cell table:style-name="Resource.A1" office:value-type="string">
            <text:p text:style-name="P7"/>
          </table:table-cell>
        </table:table-row>
        <table:table-row table:style-name="Resource.1">
          <table:table-cell table:style-name="Resource.A1" office:value-type="string">
            <text:p text:style-name="P21">1.1.1</text:p>
          </table:table-cell>
          <table:table-cell table:style-name="Resource.A1" office:value-type="string">
            <text:p text:style-name="P7">The software shall load all relevant data parameters to dictionary variables and add them to </text:p>
          </table:table-cell>
          <table:table-cell table:style-name="Resource.A1" office:value-type="string">
            <text:p text:style-name="P10">The dictionary variables would be called: 1)level<text:span text:style-name="T54">Data</text:span>, 2) enem<text:span text:style-name="T56">y</text:span>Data, 3) towerData, 4) bulletData 5) <text:span text:style-name="T57">originData</text:span>, 6) destData, 7) pathData, 8) siteData, 9) decoData. Some of these are 2D nested dictionaries with the <text:span text:style-name="T58">inner</text:span> keys being the names of the assets and their respective values being their parameters.</text:p>
          </table:table-cell>
        </table:table-row>
        <table:table-row table:style-name="Resource.1">
          <table:table-cell table:style-name="Resource.A1" office:value-type="string">
            <text:p text:style-name="P48"><text:span text:style-name="T11">1.2: </text:span>Level data</text:p>
          </table:table-cell>
          <table:table-cell table:style-name="Resource.A1" office:value-type="string">
            <text:p text:style-name="P7"/>
          </table:table-cell>
          <table:table-cell table:style-name="Resource.A1" office:value-type="string">
            <text:p text:style-name="P7"/>
          </table:table-cell>
        </table:table-row>
        <table:table-row table:style-name="Resource.1">
          <table:table-cell table:style-name="Resource.A1" office:value-type="string">
            <text:p text:style-name="P22">1.2.0</text:p>
          </table:table-cell>
          <table:table-cell table:style-name="Resource.A1" office:value-type="string">
            <text:p text:style-name="P7">The software shall check whether each value of the inner dictionaries in levelData are the correct data type</text:p>
          </table:table-cell>
          <table:table-cell table:style-name="Resource.A1" office:value-type="string">
            <text:p text:style-name="P7">The keys for levelData are 1) map, 2) wave, 3) money, 4) lives, 5) rest. The data types for the values should be 1) array for map, 2) list for wave, 3) integer for money, 4) integer for lives, 5) float for rest. Each entry in wave is a dictionary with 1) type, 2) quant and 3) rate. The data types of these are not checked here.</text:p>
          </table:table-cell>
        </table:table-row>
        <table:table-row table:style-name="Resource.1">
          <table:table-cell table:style-name="Resource.A1" office:value-type="string">
            <text:p text:style-name="P22">1.2.1</text:p>
          </table:table-cell>
          <table:table-cell table:style-name="Resource.A1" office:value-type="string">
            <text:p text:style-name="P7">If any of the data types in level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22">1.2.2</text:p>
          </table:table-cell>
          <table:table-cell table:style-name="Resource.A1" office:value-type="string">
            <text:p text:style-name="P7">If any of the data types in levelData do not have the correct data type, then the software shall print to the console that level<text:span text:style-name="T9">Data</text:span> is not valid</text:p>
          </table:table-cell>
          <table:table-cell table:style-name="Resource.A1" office:value-type="string">
            <text:p text:style-name="P7">This is to make sure that if there is an error, the source of the error would be found more easily</text:p>
          </table:table-cell>
        </table:table-row>
        <table:table-row table:style-name="Resource.1">
          <table:table-cell table:style-name="Resource.A1" office:value-type="string">
            <text:p text:style-name="P22">1.2.3</text:p>
          </table:table-cell>
          <table:table-cell table:style-name="Resource.A1" office:value-type="string">
            <text:p text:style-name="P7">If any of the data types in levelData do not have the correct data type, then the software shall print to the console the level nam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
            <text:p text:style-name="P48"/>
            <text:p text:style-name="P48"/>
            <text:p text:style-name="P48"/>
            <text:p text:style-name="P48"/>
            <text:p text:style-name="P48"/>
            <text:p text:style-name="P48"/>
            <text:p text:style-name="P48"/>
            <text:p text:style-name="P48"/>
            <text:p text:style-name="P48"><text:soft-page-break/><text:span text:style-name="T11">1.3: </text:span>Enemy data</text:p>
          </table:table-cell>
          <table:covered-table-cell/>
          <table:covered-table-cell/>
        </table:table-row>
        <table:table-row table:style-name="Resource.1">
          <table:table-cell table:style-name="Resource.A1" office:value-type="string">
            <text:p text:style-name="P22">1.3.0</text:p>
          </table:table-cell>
          <table:table-cell table:style-name="Resource.A1" office:value-type="string">
            <text:p text:style-name="P7">The software shall check whether each value of the inner dictionaries in enemyData are the correct data type</text:p>
          </table:table-cell>
          <table:table-cell table:style-name="Resource.A1" office:value-type="string">
            <text:p text:style-name="P7">The keys for enemyData are 1) name, 2) imageLink, 3) maxHP, 4) moveSpeed, 5) size, 6) reward. The data types for the values should be 1) string for name, 2) string for imageLink, 3) float for maxHP, 4) float for moveSpeed, 5) float for size, 6)integer for reward</text:p>
          </table:table-cell>
        </table:table-row>
        <table:table-row table:style-name="Resource.1">
          <table:table-cell table:style-name="Resource.A1" office:value-type="string">
            <text:p text:style-name="P22">1.3.1</text:p>
          </table:table-cell>
          <table:table-cell table:style-name="Resource.A1" office:value-type="string">
            <text:p text:style-name="P7">If any of the data types in enemy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22">1.3.2</text:p>
          </table:table-cell>
          <table:table-cell table:style-name="Resource.A1" office:value-type="string">
            <text:p text:style-name="P7">If any of the data types in enemyData do not have the correct data type, then the software shall print to the console that enemyData is not valid</text:p>
          </table:table-cell>
          <table:table-cell table:style-name="Resource.A1" office:value-type="string">
            <text:p text:style-name="P7">This is to make sure that if there is an error, the source of the error would be found more easily</text:p>
          </table:table-cell>
        </table:table-row>
        <table:table-row table:style-name="Resource.1">
          <table:table-cell table:style-name="Resource.A1" office:value-type="string">
            <text:p text:style-name="P23">1.3.3</text:p>
          </table:table-cell>
          <table:table-cell table:style-name="Resource.A1" office:value-type="string">
            <text:p text:style-name="P7">If any of the data types in enemyData do not have the correct data type, then the software shall print to the console the enemy nam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
            <text:p text:style-name="P48"/>
            <text:p text:style-name="P48"/>
            <text:p text:style-name="P48"><text:span text:style-name="T12">1.4: </text:span>Tower data</text:p>
          </table:table-cell>
          <table:covered-table-cell/>
          <table:covered-table-cell/>
        </table:table-row>
        <table:table-row table:style-name="Resource.1">
          <table:table-cell table:style-name="Resource.A1" office:value-type="string">
            <text:p text:style-name="P24">1.4.0</text:p>
          </table:table-cell>
          <table:table-cell table:style-name="Resource.A1" office:value-type="string">
            <text:p text:style-name="P7">The software shall check whether each value of the inner dictionaries in towerData are the correct data type</text:p>
          </table:table-cell>
          <table:table-cell table:style-name="Resource.A1" office:value-type="string">
            <text:p text:style-name="P7">The keys for towerData are 1) name, 2) imageLink, 3) speed, 4) range, 5) cost, 6) upgradeKey, 7) sellAmount, 8) bulletKey. The data types for the values should be 1) <text:s/>string for name, 2) string for imageLink, 3) float for speed, 4) float for range, 5) integer for cost, 6) string for upgradeKey, 7) integer for sellAmount, 8) string for bulletKey</text:p>
          </table:table-cell>
        </table:table-row>
        <table:table-row table:style-name="Resource.1">
          <table:table-cell table:style-name="Resource.A1" office:value-type="string">
            <text:p text:style-name="P24">1.4.1</text:p>
          </table:table-cell>
          <table:table-cell table:style-name="Resource.A1" office:value-type="string">
            <text:p text:style-name="P7">If any of the data types in tower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24">1.4.2</text:p>
          </table:table-cell>
          <table:table-cell table:style-name="Resource.A1" office:value-type="string">
            <text:p text:style-name="P7">If any of the data types in towerData do not have the correct data type, then the software shall print to the console that towerData is not valid</text:p>
          </table:table-cell>
          <table:table-cell table:style-name="Resource.A1" office:value-type="string">
            <text:p text:style-name="P7">This is to make sure that if there is an error, the source of the error would be found more easily</text:p>
          </table:table-cell>
        </table:table-row>
        <text:soft-page-break/>
        <table:table-row table:style-name="Resource.1">
          <table:table-cell table:style-name="Resource.A1" office:value-type="string">
            <text:p text:style-name="P24">1.4.3</text:p>
          </table:table-cell>
          <table:table-cell table:style-name="Resource.A1" office:value-type="string">
            <text:p text:style-name="P7">If any of the data types in towerData do not have the correct data type, then the software shall print to the console the tower nam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text:span text:style-name="T13">1.5: </text:span>Bullet data</text:p>
          </table:table-cell>
          <table:covered-table-cell/>
          <table:covered-table-cell/>
        </table:table-row>
        <table:table-row table:style-name="Resource.1">
          <table:table-cell table:style-name="Resource.A1" office:value-type="string">
            <text:p text:style-name="P24">1.5.0</text:p>
          </table:table-cell>
          <table:table-cell table:style-name="Resource.A1" office:value-type="string">
            <text:p text:style-name="P7">The software shall check whether each value in the inner dictionaries in bulletData are the correct data type</text:p>
          </table:table-cell>
          <table:table-cell table:style-name="Resource.A1" office:value-type="string">
            <text:p text:style-name="P7">The keys for bulletData are 1) imageLink, 2) size, 3) damage, 4) speed, 5) damageType, 6) AOE. The data types should be 1) string for imageLink, 2) float for size, 3) float for damage, 4) float for speed, 5) string for damageType, 6) float for AOE</text:p>
          </table:table-cell>
        </table:table-row>
        <table:table-row table:style-name="Resource.1">
          <table:table-cell table:style-name="Resource.A1" office:value-type="string">
            <text:p text:style-name="P24">1.5.1</text:p>
          </table:table-cell>
          <table:table-cell table:style-name="Resource.A1" office:value-type="string">
            <text:p text:style-name="P7">If any of the data types in bullet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24">1.5.2</text:p>
          </table:table-cell>
          <table:table-cell table:style-name="Resource.A1" office:value-type="string">
            <text:p text:style-name="P7">If any of the data types in bulletData do not have the correct data type, then the software shall print to the console that bulletData is not valid</text:p>
          </table:table-cell>
          <table:table-cell table:style-name="Resource.A1" office:value-type="string">
            <text:p text:style-name="P7">This is to make sure that if there is an error, the source of the error would be found more easily</text:p>
          </table:table-cell>
        </table:table-row>
        <table:table-row table:style-name="Resource.1">
          <table:table-cell table:style-name="Resource.A1" office:value-type="string">
            <text:p text:style-name="P24">1.5.3</text:p>
          </table:table-cell>
          <table:table-cell table:style-name="Resource.A1" office:value-type="string">
            <text:p text:style-name="P7">If any of the data types in bulletData do not have the correct data type, then the software shall print to the console the bullet nam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text:span text:style-name="T13">1.6: </text:span>Origin data</text:p>
          </table:table-cell>
          <table:covered-table-cell/>
          <table:covered-table-cell/>
        </table:table-row>
        <table:table-row table:style-name="Resource.1">
          <table:table-cell table:style-name="Resource.A1" office:value-type="string">
            <text:p text:style-name="P24">1.6.0</text:p>
          </table:table-cell>
          <table:table-cell table:style-name="Resource.A1" office:value-type="string">
            <text:p text:style-name="P7">The software shall check whether each value in originData are the correct data type</text:p>
          </table:table-cell>
          <table:table-cell table:style-name="Resource.A1" office:value-type="string">
            <text:p text:style-name="P7">The only key for originData is imageLink which would have a value of data type string</text:p>
          </table:table-cell>
        </table:table-row>
        <table:table-row table:style-name="Resource.1">
          <table:table-cell table:style-name="Resource.A1" office:value-type="string">
            <text:p text:style-name="P24">1.6.1</text:p>
          </table:table-cell>
          <table:table-cell table:style-name="Resource.A1" office:value-type="string">
            <text:p text:style-name="P7">If any of the data types in origin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24">1.6.2</text:p>
          </table:table-cell>
          <table:table-cell table:style-name="Resource.A1" office:value-type="string">
            <text:p text:style-name="P7">If any of the data types in originData do not have the correct data type, then the software shall print to the console that originData is not valid</text:p>
          </table:table-cell>
          <table:table-cell table:style-name="Resource.A1" office:value-type="string">
            <text:p text:style-name="P7">This is to make sure that if there is an error, the source of the error would be found more easily</text:p>
          </table:table-cell>
        </table:table-row>
        <table:table-row table:style-name="Resource.1">
          <table:table-cell table:style-name="Resource.A1" office:value-type="string">
            <text:p text:style-name="P24">1.6.3</text:p>
          </table:table-cell>
          <table:table-cell table:style-name="Resource.A1" office:value-type="string">
            <text:p text:style-name="P7">If any of the data types in originData do not have the correct data type, then the software shall print to the console the origin name the invalid data is from</text:p>
          </table:table-cell>
          <table:table-cell table:style-name="Resource.A1" office:value-type="string">
            <text:p text:style-name="P7"/>
          </table:table-cell>
        </table:table-row>
        <text:soft-page-break/>
        <table:table-row table:style-name="Resource.1">
          <table:table-cell table:style-name="Resource.A1" table:number-columns-spanned="3" office:value-type="string">
            <text:p text:style-name="P48"><text:span text:style-name="T13">1.7: </text:span>Destination data</text:p>
          </table:table-cell>
          <table:covered-table-cell/>
          <table:covered-table-cell/>
        </table:table-row>
        <table:table-row table:style-name="Resource.1">
          <table:table-cell table:style-name="Resource.A1" office:value-type="string">
            <text:p text:style-name="P24">1.7.0</text:p>
          </table:table-cell>
          <table:table-cell table:style-name="Resource.A1" office:value-type="string">
            <text:p text:style-name="P7">The software shall check whether each value in destData are the correct data type</text:p>
          </table:table-cell>
          <table:table-cell table:style-name="Resource.A1" office:value-type="string">
            <text:p text:style-name="P7">The only key for destData is imageLink which would have a value of data type string</text:p>
          </table:table-cell>
        </table:table-row>
        <table:table-row table:style-name="Resource.1">
          <table:table-cell table:style-name="Resource.A1" office:value-type="string">
            <text:p text:style-name="P24">1.7.1</text:p>
          </table:table-cell>
          <table:table-cell table:style-name="Resource.A1" office:value-type="string">
            <text:p text:style-name="P7">If any of the data types in dest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24">1.7.2</text:p>
          </table:table-cell>
          <table:table-cell table:style-name="Resource.A1" office:value-type="string">
            <text:p text:style-name="P7">If any of the data types in destData do not have the correct data type, then the software shall print to the console that destData is not valid</text:p>
          </table:table-cell>
          <table:table-cell table:style-name="Resource.A1" office:value-type="string">
            <text:p text:style-name="P7">This is to make sure that if there is an error, the source of the error would be found more easily</text:p>
          </table:table-cell>
        </table:table-row>
        <table:table-row table:style-name="Resource.1">
          <table:table-cell table:style-name="Resource.A1" office:value-type="string">
            <text:p text:style-name="P24">1.7.3</text:p>
          </table:table-cell>
          <table:table-cell table:style-name="Resource.A1" office:value-type="string">
            <text:p text:style-name="P7">If any of the data types in destData do not have the correct data type, then the software shall print to the console the destination nam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text:span text:style-name="T14">1.8: </text:span>Path data</text:p>
          </table:table-cell>
          <table:covered-table-cell/>
          <table:covered-table-cell/>
        </table:table-row>
        <table:table-row table:style-name="Resource.1">
          <table:table-cell table:style-name="Resource.A1" office:value-type="string">
            <text:p text:style-name="P19"><text:span text:style-name="T13">1.</text:span><text:span text:style-name="T14">8.0</text:span></text:p>
          </table:table-cell>
          <table:table-cell table:style-name="Resource.A1" office:value-type="string">
            <text:p text:style-name="P7">The software shall check whether each value in pathData are the correct data type</text:p>
          </table:table-cell>
          <table:table-cell table:style-name="Resource.A1" office:value-type="string">
            <text:p text:style-name="P7">The only key for pathData is imageLink which would have a value of data type string</text:p>
          </table:table-cell>
        </table:table-row>
        <table:table-row table:style-name="Resource.1">
          <table:table-cell table:style-name="Resource.A1" office:value-type="string">
            <text:p text:style-name="P19"><text:span text:style-name="T13">1.</text:span><text:span text:style-name="T14">8.1</text:span></text:p>
          </table:table-cell>
          <table:table-cell table:style-name="Resource.A1" office:value-type="string">
            <text:p text:style-name="P7">If any of the data types in path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19"><text:span text:style-name="T13">1.</text:span><text:span text:style-name="T14">8.2</text:span></text:p>
          </table:table-cell>
          <table:table-cell table:style-name="Resource.A1" office:value-type="string">
            <text:p text:style-name="P7">If any of the data types in pathData do not have the correct data type, then the software shall print to the console that pathData is not valid</text:p>
          </table:table-cell>
          <table:table-cell table:style-name="Resource.A1" office:value-type="string">
            <text:p text:style-name="P7">This is to make sure that if there is an error, the source of the error would be found more easily</text:p>
          </table:table-cell>
        </table:table-row>
        <table:table-row table:style-name="Resource.1">
          <table:table-cell table:style-name="Resource.A1" office:value-type="string">
            <text:p text:style-name="P19"><text:span text:style-name="T13">1.</text:span><text:span text:style-name="T14">8.3</text:span></text:p>
          </table:table-cell>
          <table:table-cell table:style-name="Resource.A1" office:value-type="string">
            <text:p text:style-name="P7">If any of the data types in pathData do not have the correct data type, then the software shall print to the console the path nam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
            <text:p text:style-name="P48"><text:span text:style-name="T14">1.9: </text:span>Building Site data</text:p>
          </table:table-cell>
          <table:covered-table-cell/>
          <table:covered-table-cell/>
        </table:table-row>
        <table:table-row table:style-name="Resource.1">
          <table:table-cell table:style-name="Resource.A1" office:value-type="string">
            <text:p text:style-name="P66">1.9.0</text:p>
          </table:table-cell>
          <table:table-cell table:style-name="Resource.A1" office:value-type="string">
            <text:p text:style-name="P7">The software shall check whether each value in siteData are the correct data type</text:p>
          </table:table-cell>
          <table:table-cell table:style-name="Resource.A1" office:value-type="string">
            <text:p text:style-name="P7">The only key for siteData is imageLink which would have a value of data type string</text:p>
          </table:table-cell>
        </table:table-row>
        <table:table-row table:style-name="Resource.1">
          <table:table-cell table:style-name="Resource.A1" office:value-type="string">
            <text:p text:style-name="P66">1.9.1</text:p>
          </table:table-cell>
          <table:table-cell table:style-name="Resource.A1" office:value-type="string">
            <text:p text:style-name="P7">If any of the data types in site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66">1.9.2</text:p>
          </table:table-cell>
          <table:table-cell table:style-name="Resource.A1" office:value-type="string">
            <text:p text:style-name="P7">If any of the data types in siteData do not have the correct data type, then the software shall print to the console that siteData is not valid</text:p>
          </table:table-cell>
          <table:table-cell table:style-name="Resource.A1" office:value-type="string">
            <text:p text:style-name="P7">This is to make sure that if there is an error, the source of the error would be found more easily</text:p>
          </table:table-cell>
        </table:table-row>
        <text:soft-page-break/>
        <table:table-row table:style-name="Resource.1">
          <table:table-cell table:style-name="Resource.A1" office:value-type="string">
            <text:p text:style-name="P66">1.9.3</text:p>
          </table:table-cell>
          <table:table-cell table:style-name="Resource.A1" office:value-type="string">
            <text:p text:style-name="P7">If any of the data types in siteData do not have the correct data type, then the software shall print to the console the building site nam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text:span text:style-name="T15">1.10: </text:span>Decoration data</text:p>
          </table:table-cell>
          <table:covered-table-cell/>
          <table:covered-table-cell/>
        </table:table-row>
        <table:table-row table:style-name="Resource.1">
          <table:table-cell table:style-name="Resource.A1" office:value-type="string">
            <text:p text:style-name="P67">1.10.0</text:p>
          </table:table-cell>
          <table:table-cell table:style-name="Resource.A1" office:value-type="string">
            <text:p text:style-name="P7">The software shall check whether each value in decoData are the correct data type</text:p>
          </table:table-cell>
          <table:table-cell table:style-name="Resource.A1" office:value-type="string">
            <text:p text:style-name="P7">The only key for decoData is imageLink which would have a value of data type string</text:p>
          </table:table-cell>
        </table:table-row>
        <table:table-row table:style-name="Resource.1">
          <table:table-cell table:style-name="Resource.A1" office:value-type="string">
            <text:p text:style-name="P67">1.10.1</text:p>
          </table:table-cell>
          <table:table-cell table:style-name="Resource.A1" office:value-type="string">
            <text:p text:style-name="P7">If any of the data types in decoData do not have the correct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67">1.10.2</text:p>
          </table:table-cell>
          <table:table-cell table:style-name="Resource.A1" office:value-type="string">
            <text:p text:style-name="P7">If any of the data types in decoData do not have the correct data type, then the software shall print to the console that decoData is not valid</text:p>
          </table:table-cell>
          <table:table-cell table:style-name="Resource.A1" office:value-type="string">
            <text:p text:style-name="P7">This is to make sure that if there is an error, the source of the error would be found more easily</text:p>
          </table:table-cell>
        </table:table-row>
        <table:table-row table:style-name="Resource.1">
          <table:table-cell table:style-name="Resource.A1" office:value-type="string">
            <text:p text:style-name="P67">1.10.3</text:p>
          </table:table-cell>
          <table:table-cell table:style-name="Resource.A1" office:value-type="string">
            <text:p text:style-name="P7">If any of the data types in decoData do not have the correct data type, then the software shall print to the console the decoration nam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
            <text:p text:style-name="P48"><text:span text:style-name="T16">1.11: </text:span>Image elements</text:p>
          </table:table-cell>
          <table:covered-table-cell/>
          <table:covered-table-cell/>
        </table:table-row>
        <table:table-row table:style-name="Resource.1">
          <table:table-cell table:style-name="Resource.A1" office:value-type="string">
            <text:p text:style-name="P68">1.11.0</text:p>
          </table:table-cell>
          <table:table-cell table:style-name="Resource.A1" office:value-type="string">
            <text:p text:style-name="P7"><text:span text:style-name="T176">Resource</text:span> shall have a list of image elements called images</text:p>
          </table:table-cell>
          <table:table-cell table:style-name="Resource.A1" office:value-type="string">
            <text:p text:style-name="P7">The image elements are the images for all parts of the game like the towers, enemies, bullets, building sites for the towers, origin for the enemies, destination for the enemies, path that the enemies will move in and decorations around the level map</text:p>
          </table:table-cell>
        </table:table-row>
        <table:table-row table:style-name="Resource.1">
          <table:table-cell table:style-name="Resource.A1" office:value-type="string">
            <text:p text:style-name="P68">1.11.1</text:p>
          </table:table-cell>
          <table:table-cell table:style-name="Resource.A1" office:value-type="string">
            <text:p text:style-name="P7">When all the data types in all the dictionaries have been checked, the software shall load all relevant image elements to images</text:p>
          </table:table-cell>
          <table:table-cell table:style-name="Resource.A1" office:value-type="string">
            <text:p text:style-name="P7">The names of these image elements would depend on what part of the game they are for, the name of the tile and what version of that image is requested. For example, if there are three versions of decoration tiles for grass, then the different image elements for grass would be named deco_grass_01, deco_grass_02 and deco_grass_03</text:p>
          </table:table-cell>
        </table:table-row>
        <table:table-row table:style-name="Resource.1">
          <table:table-cell table:style-name="Resource.A1" office:value-type="string">
            <text:p text:style-name="P68">1.11.2</text:p>
          </table:table-cell>
          <table:table-cell table:style-name="Resource.A1" office:value-type="string">
            <text:p text:style-name="P7">The software shall check the data types of all image elements are all an image data type</text:p>
          </table:table-cell>
          <table:table-cell table:style-name="Resource.A1" office:value-type="string">
            <text:p text:style-name="P7"/>
          </table:table-cell>
        </table:table-row>
        <text:soft-page-break/>
        <table:table-row table:style-name="Resource.1">
          <table:table-cell table:style-name="Resource.A1" office:value-type="string">
            <text:p text:style-name="P68">1.11.3</text:p>
          </table:table-cell>
          <table:table-cell table:style-name="Resource.A1" office:value-type="string">
            <text:p text:style-name="P7">If any of the image elements are not of an image data type, then the software shall end execution</text:p>
          </table:table-cell>
          <table:table-cell table:style-name="Resource.A1" office:value-type="string">
            <text:p text:style-name="P7"/>
          </table:table-cell>
        </table:table-row>
        <table:table-row table:style-name="Resource.1">
          <table:table-cell table:style-name="Resource.A1" office:value-type="string">
            <text:p text:style-name="P68">1.11.4</text:p>
          </table:table-cell>
          <table:table-cell table:style-name="Resource.A1" office:value-type="string">
            <text:p text:style-name="P7">If any of the image elements are not of an image data type, then the software shall print to the console that some image element is not valid</text:p>
          </table:table-cell>
          <table:table-cell table:style-name="Resource.A1" office:value-type="string">
            <text:p text:style-name="P7"/>
          </table:table-cell>
        </table:table-row>
        <table:table-row table:style-name="Resource.1">
          <table:table-cell table:style-name="Resource.A1" office:value-type="string">
            <text:p text:style-name="P68">1.11.5</text:p>
          </table:table-cell>
          <table:table-cell table:style-name="Resource.A1" office:value-type="string">
            <text:p text:style-name="P7">If any of the image elements are not of an image data type, then the software shall print to the console the name of the image the invalid data is from</text:p>
          </table:table-cell>
          <table:table-cell table:style-name="Resource.A1" office:value-type="string">
            <text:p text:style-name="P7"/>
          </table:table-cell>
        </table:table-row>
        <table:table-row table:style-name="Resource.1">
          <table:table-cell table:style-name="Resource.A1" table:number-columns-spanned="3" office:value-type="string">
            <text:p text:style-name="P48"><text:span text:style-name="T17">1.12: </text:span>State change</text:p>
          </table:table-cell>
          <table:covered-table-cell/>
          <table:covered-table-cell/>
        </table:table-row>
        <table:table-row table:style-name="Resource.1">
          <table:table-cell table:style-name="Resource.A1" office:value-type="string">
            <text:p text:style-name="P20"><text:span text:style-name="T16">1.1</text:span><text:span text:style-name="T17">2.0</text:span></text:p>
          </table:table-cell>
          <table:table-cell table:style-name="Resource.A1" office:value-type="string">
            <text:p text:style-name="P7">When all image elements have been confirmed to be the of an image data type, the value of state shall be “main menu”</text:p>
          </table:table-cell>
          <table:table-cell table:style-name="Resource.A1" office:value-type="string">
            <text:p text:style-name="P7"/>
          </table:table-cell>
        </table:table-row>
      </table:table>
      <text:p text:style-name="P78"><text:span text:style-name="T135">2: </text:span><text:span text:style-name="T121">Requirements for when the value of state is “main menu”</text:span></text:p>
      <table:table table:name="main_menu" table:style-name="main_5f_menu">
        <table:table-column table:style-name="main_5f_menu.A"/>
        <table:table-column table:style-name="main_5f_menu.B" table:number-columns-repeated="2"/>
        <table:table-row table:style-name="main_5f_menu.1">
          <table:table-cell table:style-name="main_5f_menu.A1" office:value-type="string">
            <text:p text:style-name="P7">ID</text:p>
          </table:table-cell>
          <table:table-cell table:style-name="main_5f_menu.A1" office:value-type="string">
            <text:p text:style-name="P7">Requirement</text:p>
          </table:table-cell>
          <table:table-cell table:style-name="main_5f_menu.A1" office:value-type="string">
            <text:p text:style-name="P7">Notes</text:p>
          </table:table-cell>
        </table:table-row>
        <table:table-row table:style-name="main_5f_menu.1">
          <table:table-cell table:style-name="main_5f_menu.A1" office:value-type="string">
            <text:p text:style-name="P25"/>
          </table:table-cell>
          <table:table-cell table:style-name="main_5f_menu.A1" office:value-type="string">
            <text:p text:style-name="P7">While the value of state is “main menu”,:</text:p>
          </table:table-cell>
          <table:table-cell table:style-name="main_5f_menu.A1" office:value-type="string">
            <text:p text:style-name="P7"/>
          </table:table-cell>
        </table:table-row>
        <table:table-row table:style-name="main_5f_menu.1">
          <table:table-cell table:style-name="main_5f_menu.A1" table:number-columns-spanned="3" office:value-type="string">
            <text:p text:style-name="P49">2.0: State variable</text:p>
          </table:table-cell>
          <table:covered-table-cell/>
          <table:covered-table-cell/>
        </table:table-row>
        <table:table-row table:style-name="main_5f_menu.1">
          <table:table-cell table:style-name="main_5f_menu.A1" office:value-type="string">
            <text:p text:style-name="P26">2.0.0</text:p>
          </table:table-cell>
          <table:table-cell table:style-name="main_5f_menu.A1" office:value-type="string">
            <text:p text:style-name="P7">The value of isPlaying shall be False</text:p>
          </table:table-cell>
          <table:table-cell table:style-name="main_5f_menu.A1" office:value-type="string">
            <text:p text:style-name="P7"/>
          </table:table-cell>
        </table:table-row>
        <table:table-row table:style-name="main_5f_menu.1">
          <table:table-cell table:style-name="main_5f_menu.A1" table:number-columns-spanned="3" office:value-type="string">
            <text:p text:style-name="P49">2.1: Game name</text:p>
          </table:table-cell>
          <table:covered-table-cell/>
          <table:covered-table-cell/>
        </table:table-row>
        <table:table-row table:style-name="main_5f_menu.1">
          <table:table-cell table:style-name="main_5f_menu.A1" office:value-type="string">
            <text:p text:style-name="P26">2.1.0</text:p>
          </table:table-cell>
          <table:table-cell table:style-name="main_5f_menu.A1" office:value-type="string">
            <text:p text:style-name="P7">The software shall display the name of the game</text:p>
          </table:table-cell>
          <table:table-cell table:style-name="main_5f_menu.A1" office:value-type="string">
            <text:p text:style-name="P7"/>
          </table:table-cell>
        </table:table-row>
        <table:table-row table:style-name="main_5f_menu.1">
          <table:table-cell table:style-name="main_5f_menu.A1" table:number-columns-spanned="3" office:value-type="string">
            <text:p text:style-name="P49">2.2: Start Game button</text:p>
          </table:table-cell>
          <table:covered-table-cell/>
          <table:covered-table-cell/>
        </table:table-row>
        <table:table-row table:style-name="main_5f_menu.1">
          <table:table-cell table:style-name="main_5f_menu.A1" office:value-type="string">
            <text:p text:style-name="P26">2.2.0</text:p>
          </table:table-cell>
          <table:table-cell table:style-name="main_5f_menu.A1" office:value-type="string">
            <text:p text:style-name="P7">The software shall display the “Start Game” button</text:p>
          </table:table-cell>
          <table:table-cell table:style-name="main_5f_menu.A1" office:value-type="string">
            <text:p text:style-name="P7"/>
          </table:table-cell>
        </table:table-row>
        <table:table-row table:style-name="main_5f_menu.1">
          <table:table-cell table:style-name="main_5f_menu.A1" office:value-type="string">
            <text:p text:style-name="P26">2.2.1</text:p>
          </table:table-cell>
          <table:table-cell table:style-name="main_5f_menu.A1" office:value-type="string">
            <text:p text:style-name="P7">When the “Start Game” button is clicked on, the value of state shall be “level select”</text:p>
          </table:table-cell>
          <table:table-cell table:style-name="main_5f_menu.A1" office:value-type="string">
            <text:p text:style-name="P7">This is when the mouse is within the bounds of the button and mouse button is clicked</text:p>
          </table:table-cell>
        </table:table-row>
        <table:table-row table:style-name="main_5f_menu.1">
          <table:table-cell table:style-name="main_5f_menu.A1" office:value-type="string">
            <text:p text:style-name="P49">2.3: Quit Game button</text:p>
          </table:table-cell>
          <table:table-cell table:style-name="main_5f_menu.A1" office:value-type="string">
            <text:p text:style-name="P7"/>
          </table:table-cell>
          <table:table-cell table:style-name="main_5f_menu.A1" office:value-type="string">
            <text:p text:style-name="P7"/>
          </table:table-cell>
        </table:table-row>
        <table:table-row table:style-name="main_5f_menu.1">
          <table:table-cell table:style-name="main_5f_menu.A1" office:value-type="string">
            <text:p text:style-name="P26">2.3.0</text:p>
          </table:table-cell>
          <table:table-cell table:style-name="main_5f_menu.A1" office:value-type="string">
            <text:p text:style-name="P7">The software shall display the “Quit Game” button</text:p>
          </table:table-cell>
          <table:table-cell table:style-name="main_5f_menu.A1" office:value-type="string">
            <text:p text:style-name="P7"/>
          </table:table-cell>
        </table:table-row>
        <table:table-row table:style-name="main_5f_menu.1">
          <table:table-cell table:style-name="main_5f_menu.A1" office:value-type="string">
            <text:p text:style-name="P26">2.3.1</text:p>
          </table:table-cell>
          <table:table-cell table:style-name="main_5f_menu.A1" office:value-type="string">
            <text:p text:style-name="P7">When the “Quit Game” button is clicked on, the software shall end execution</text:p>
          </table:table-cell>
          <table:table-cell table:style-name="main_5f_menu.A1" office:value-type="string">
            <text:p text:style-name="P7">This is when the mouse is within the bounds of the button and mouse button is clicked</text:p>
          </table:table-cell>
        </table:table-row>
      </table:table>
      <text:p text:style-name="P79"><text:span text:style-name="T136"/></text:p>
      <text:p text:style-name="P79"><text:span text:style-name="T136"/></text:p>
      <text:p text:style-name="P79"><text:span text:style-name="T136">3: </text:span><text:span text:style-name="T121">Requirements for when the value of state is “</text:span><text:span text:style-name="T137">level select</text:span><text:span text:style-name="T121">”</text:span></text:p>
      <table:table table:name="level_select" table:style-name="level_5f_select">
        <table:table-column table:style-name="level_5f_select.A"/>
        <table:table-column table:style-name="level_5f_select.B" table:number-columns-repeated="2"/>
        <table:table-row table:style-name="level_5f_select.1">
          <table:table-cell table:style-name="level_5f_select.A1" office:value-type="string">
            <text:p text:style-name="P7">ID</text:p>
          </table:table-cell>
          <table:table-cell table:style-name="level_5f_select.A1" office:value-type="string">
            <text:p text:style-name="P7">Requirement</text:p>
          </table:table-cell>
          <table:table-cell table:style-name="level_5f_select.A1" office:value-type="string">
            <text:p text:style-name="P7">Notes</text:p>
          </table:table-cell>
        </table:table-row>
        <table:table-row table:style-name="level_5f_select.1">
          <table:table-cell table:style-name="level_5f_select.A1" office:value-type="string">
            <text:p text:style-name="P7"/>
          </table:table-cell>
          <table:table-cell table:style-name="level_5f_select.A1" office:value-type="string">
            <text:p text:style-name="P7">While the value of state is “level select”,:</text:p>
          </table:table-cell>
          <table:table-cell table:style-name="level_5f_select.A1" office:value-type="string">
            <text:p text:style-name="P7"/>
          </table:table-cell>
        </table:table-row>
        <table:table-row table:style-name="level_5f_select.1">
          <table:table-cell table:style-name="level_5f_select.A1" table:number-columns-spanned="3" office:value-type="string">
            <text:p text:style-name="P50">3.0: State variable</text:p>
          </table:table-cell>
          <table:covered-table-cell/>
          <table:covered-table-cell/>
        </table:table-row>
        <table:table-row table:style-name="level_5f_select.4">
          <table:table-cell table:style-name="level_5f_select.A1" office:value-type="string">
            <text:p text:style-name="P27">3.0.0</text:p>
          </table:table-cell>
          <table:table-cell table:style-name="level_5f_select.A1" office:value-type="string">
            <text:p text:style-name="P7">The value of isPlaying shall be False</text:p>
          </table:table-cell>
          <table:table-cell table:style-name="level_5f_select.A1" office:value-type="string">
            <text:p text:style-name="P7"/>
          </table:table-cell>
        </table:table-row>
        <text:soft-page-break/>
        <table:table-row table:style-name="level_5f_select.1">
          <table:table-cell table:style-name="level_5f_select.A1" table:number-columns-spanned="3" office:value-type="string">
            <text:p text:style-name="P50">3.1: Level buttons</text:p>
          </table:table-cell>
          <table:covered-table-cell/>
          <table:covered-table-cell/>
        </table:table-row>
        <table:table-row table:style-name="level_5f_select.1">
          <table:table-cell table:style-name="level_5f_select.A1" office:value-type="string">
            <text:p text:style-name="P27">3.1.0</text:p>
          </table:table-cell>
          <table:table-cell table:style-name="level_5f_select.A1" office:value-type="string">
            <text:p text:style-name="P7">For each level available, the software shall display the name of the level</text:p>
          </table:table-cell>
          <table:table-cell table:style-name="level_5f_select.A1" office:value-type="string">
            <text:p text:style-name="P7">The names of the levels are the keys in the outer dictionaries of levelData of .</text:p>
          </table:table-cell>
        </table:table-row>
        <table:table-row table:style-name="level_5f_select.1">
          <table:table-cell table:style-name="level_5f_select.A1" office:value-type="string">
            <text:p text:style-name="P27">3.1.1</text:p>
          </table:table-cell>
          <table:table-cell table:style-name="level_5f_select.A1" office:value-type="string">
            <text:p text:style-name="P7">For each level available, the software shall display a button for the level</text:p>
          </table:table-cell>
          <table:table-cell table:style-name="level_5f_select.A1" office:value-type="string">
            <text:p text:style-name="P7"/>
          </table:table-cell>
        </table:table-row>
        <table:table-row table:style-name="level_5f_select.1">
          <table:table-cell table:style-name="level_5f_select.A1" office:value-type="string">
            <text:p text:style-name="P27">3.1.2</text:p>
          </table:table-cell>
          <table:table-cell table:style-name="level_5f_select.A1" office:value-type="string">
            <text:p text:style-name="P7">When the button for a level is clicked on, the value of state shall be “play”</text:p>
          </table:table-cell>
          <table:table-cell table:style-name="level_5f_select.A1" office:value-type="string">
            <text:p text:style-name="P7">This is when the mouse is within the bounds of the button and mouse button is clicked</text:p>
          </table:table-cell>
        </table:table-row>
        <table:table-row table:style-name="level_5f_select.1">
          <table:table-cell table:style-name="level_5f_select.A1" office:value-type="string">
            <text:p text:style-name="P27">3.1.3</text:p>
          </table:table-cell>
          <table:table-cell table:style-name="level_5f_select.A1" office:value-type="string">
            <text:p text:style-name="P7">When the button for a level is clicked on, the value of currentLevel shall be the name of the level</text:p>
          </table:table-cell>
          <table:table-cell table:style-name="level_5f_select.A1" office:value-type="string">
            <text:p text:style-name="P7"/>
          </table:table-cell>
        </table:table-row>
        <table:table-row table:style-name="level_5f_select.1">
          <table:table-cell table:style-name="level_5f_select.A1" table:number-columns-spanned="3" office:value-type="string">
            <text:p text:style-name="P50">3.2: Main Menu button</text:p>
          </table:table-cell>
          <table:covered-table-cell/>
          <table:covered-table-cell/>
        </table:table-row>
        <table:table-row table:style-name="level_5f_select.1">
          <table:table-cell table:style-name="level_5f_select.A1" office:value-type="string">
            <text:p text:style-name="P27">3.2.0</text:p>
          </table:table-cell>
          <table:table-cell table:style-name="level_5f_select.A1" office:value-type="string">
            <text:p text:style-name="P7">The software shall display the “Back to Main Menu” button</text:p>
          </table:table-cell>
          <table:table-cell table:style-name="level_5f_select.A1" office:value-type="string">
            <text:p text:style-name="P7"/>
          </table:table-cell>
        </table:table-row>
        <table:table-row table:style-name="level_5f_select.1">
          <table:table-cell table:style-name="level_5f_select.A1" office:value-type="string">
            <text:p text:style-name="P27">3.2.1</text:p>
          </table:table-cell>
          <table:table-cell table:style-name="level_5f_select.A1" office:value-type="string">
            <text:p text:style-name="P7">When the “Back to Main Menu” button is clicked on, the value of state shall be “main menu”</text:p>
          </table:table-cell>
          <table:table-cell table:style-name="level_5f_select.A1" office:value-type="string">
            <text:p text:style-name="P7">This is when the mouse is within the bounds of the button and mouse button is clicked</text:p>
          </table:table-cell>
        </table:table-row>
      </table:table>
      <text:p text:style-name="P71"><text:span text:style-name="T120">4: </text:span><text:span text:style-name="T121">Requirements for when the value of state is “</text:span><text:span text:style-name="T122">play</text:span><text:span text:style-name="T121">”</text:span></text:p>
      <table:table table:name="play" table:style-name="play">
        <table:table-column table:style-name="play.A"/>
        <table:table-column table:style-name="play.B" table:number-columns-repeated="2"/>
        <table:table-row table:style-name="play.1">
          <table:table-cell table:style-name="play.A1" office:value-type="string">
            <text:p text:style-name="P7">ID</text:p>
          </table:table-cell>
          <table:table-cell table:style-name="play.A1" office:value-type="string">
            <text:p text:style-name="P7">Requirement</text:p>
          </table:table-cell>
          <table:table-cell table:style-name="play.A1" office:value-type="string">
            <text:p text:style-name="P7">Notes</text:p>
          </table:table-cell>
        </table:table-row>
        <table:table-row table:style-name="play.1">
          <table:table-cell table:style-name="play.A1" office:value-type="string">
            <text:p text:style-name="P7"/>
          </table:table-cell>
          <table:table-cell table:style-name="play.A1" office:value-type="string">
            <text:p text:style-name="P7">While the value of state is “play”,:</text:p>
          </table:table-cell>
          <table:table-cell table:style-name="play.A1" office:value-type="string">
            <text:p text:style-name="P7"/>
          </table:table-cell>
        </table:table-row>
        <table:table-row table:style-name="play.1">
          <table:table-cell table:style-name="play.A1" table:number-columns-spanned="3" office:value-type="string">
            <text:p text:style-name="P51">4.0: State variable</text:p>
          </table:table-cell>
          <table:covered-table-cell/>
          <table:covered-table-cell/>
        </table:table-row>
        <table:table-row table:style-name="play.1">
          <table:table-cell table:style-name="play.A1" office:value-type="string">
            <text:p text:style-name="P28">4.0.0</text:p>
          </table:table-cell>
          <table:table-cell table:style-name="play.A1" office:value-type="string">
            <text:p text:style-name="P7">The value of isPlaying shall be True</text:p>
          </table:table-cell>
          <table:table-cell table:style-name="play.A1" office:value-type="string">
            <text:p text:style-name="P7"/>
          </table:table-cell>
        </table:table-row>
        <table:table-row table:style-name="play.1">
          <table:table-cell table:style-name="play.A1" table:number-columns-spanned="3" office:value-type="string">
            <text:p text:style-name="P51">4.1: Gameplay objects</text:p>
          </table:table-cell>
          <table:covered-table-cell/>
          <table:covered-table-cell/>
        </table:table-row>
        <table:table-row table:style-name="play.1">
          <table:table-cell table:style-name="play.A1" office:value-type="string">
            <text:p text:style-name="P28">4.1.0</text:p>
          </table:table-cell>
          <table:table-cell table:style-name="play.A1" office:value-type="string">
            <text:p text:style-name="P7">The software shall have a MapObj object called Map</text:p>
          </table:table-cell>
          <table:table-cell table:style-name="play.A1" office:value-type="string">
            <text:p text:style-name="P7">The starting parameter is the value of currentLevel which is a global variable</text:p>
          </table:table-cell>
        </table:table-row>
        <table:table-row table:style-name="play.1">
          <table:table-cell table:style-name="play.A1" office:value-type="string">
            <text:p text:style-name="P28">4.1.1</text:p>
          </table:table-cell>
          <table:table-cell table:style-name="play.A1" office:value-type="string">
            <text:p text:style-name="P7">The software shall have a GameStatsObj object called GameStats</text:p>
          </table:table-cell>
          <table:table-cell table:style-name="play.A1" office:value-type="string">
            <text:p text:style-name="P7">The starting parameter is the value of currentLevel which is a global variable</text:p>
          </table:table-cell>
        </table:table-row>
        <table:table-row table:style-name="play.1">
          <table:table-cell table:style-name="play.A1" office:value-type="string">
            <text:p text:style-name="P28">4.1.2</text:p>
          </table:table-cell>
          <table:table-cell table:style-name="play.A1" office:value-type="string">
            <text:p text:style-name="P7">The software shall have a HUDObj object called HUD</text:p>
          </table:table-cell>
          <table:table-cell table:style-name="play.A1" office:value-type="string">
            <text:p text:style-name="P7"/>
          </table:table-cell>
        </table:table-row>
      </table:table>
      <text:p text:style-name="P80"><text:span text:style-name="T120"/></text:p>
      <text:p text:style-name="P80"><text:span text:style-name="T120">5: </text:span><text:span text:style-name="T121">Requirements for </text:span><text:span text:style-name="T124">the Map object</text:span></text:p>
      <table:table table:name="Map" table:style-name="Map">
        <table:table-column table:style-name="Map.A"/>
        <table:table-column table:style-name="Map.B" table:number-columns-repeated="2"/>
        <table:table-row table:style-name="Map.1">
          <table:table-cell table:style-name="Map.A1" office:value-type="string">
            <text:p text:style-name="P7">ID</text:p>
          </table:table-cell>
          <table:table-cell table:style-name="Map.A1" office:value-type="string">
            <text:p text:style-name="P7">Requirement</text:p>
          </table:table-cell>
          <table:table-cell table:style-name="Map.A1" office:value-type="string">
            <text:p text:style-name="P7">Notes</text:p>
          </table:table-cell>
        </table:table-row>
        <table:table-row table:style-name="Map.1">
          <table:table-cell table:style-name="Map.A1" office:value-type="string">
            <text:p text:style-name="P7"/>
          </table:table-cell>
          <table:table-cell table:style-name="Map.A1" office:value-type="string">
            <text:p text:style-name="P7">While the state of state is “play”,:</text:p>
          </table:table-cell>
          <table:table-cell table:style-name="Map.A1" office:value-type="string">
            <text:p text:style-name="P7"/>
          </table:table-cell>
        </table:table-row>
        <table:table-row table:style-name="Map.1">
          <table:table-cell table:style-name="Map.A1" table:number-columns-spanned="3" office:value-type="string">
            <text:p text:style-name="P51"><text:span text:style-name="T18">5.0: </text:span><text:span text:style-name="T20">Initial parameter</text:span></text:p>
          </table:table-cell>
          <table:covered-table-cell/>
          <table:covered-table-cell/>
        </table:table-row>
        <table:table-row table:style-name="Map.1">
          <table:table-cell table:style-name="Map.A1" office:value-type="string">
            <text:p text:style-name="P31">5.0.0</text:p>
          </table:table-cell>
          <table:table-cell table:style-name="Map.A1" office:value-type="string">
            <text:p text:style-name="P7">Map shall have a string <text:span text:style-name="T110">parameter</text:span> called levelKey</text:p>
          </table:table-cell>
          <table:table-cell table:style-name="Map.A1" office:value-type="string">
            <text:p text:style-name="P7"/>
          </table:table-cell>
        </table:table-row>
        <table:table-row table:style-name="Map.1">
          <table:table-cell table:style-name="Map.A1" table:number-columns-spanned="3" office:value-type="string">
            <text:p text:style-name="P51"><text:span text:style-name="T18">5.1: </text:span>Initialise map</text:p>
          </table:table-cell>
          <table:covered-table-cell/>
          <table:covered-table-cell/>
        </table:table-row>
        <table:table-row table:style-name="Map.1">
          <table:table-cell table:style-name="Map.A1" office:value-type="string">
            <text:p text:style-name="P31">5.1.0</text:p>
          </table:table-cell>
          <table:table-cell table:style-name="Map.A1" office:value-type="string">
            <text:p text:style-name="P7">Map shall have an array called map</text:p>
          </table:table-cell>
          <table:table-cell table:style-name="Map.A1" office:value-type="string">
            <text:p text:style-name="P7"/>
          </table:table-cell>
        </table:table-row>
        <table:table-row table:style-name="Map.1">
          <table:table-cell table:style-name="Map.A1" office:value-type="string">
            <text:p text:style-name="P31">5.1.1</text:p>
          </table:table-cell>
          <table:table-cell table:style-name="Map.A1" office:value-type="string">
            <text:p text:style-name="P7">The value of map shall be the value of “map” in the (value of levelKey) dictionary in the levelData dictionary from <text:span text:style-name="T168">Resource</text:span></text:p>
          </table:table-cell>
          <table:table-cell table:style-name="Map.A1" office:value-type="string">
            <text:p text:style-name="P7">To put it in code, map = (Resource.levelData[(value of levelKey)])[“map”]</text:p>
          </table:table-cell>
        </table:table-row>
        <text:soft-page-break/>
        <table:table-row table:style-name="Map.1">
          <table:table-cell table:style-name="Map.A1" table:number-columns-spanned="3" office:value-type="string">
            <text:p text:style-name="P52"><text:span text:style-name="T18">5.2: </text:span>Map dimension check</text:p>
          </table:table-cell>
          <table:covered-table-cell/>
          <table:covered-table-cell/>
        </table:table-row>
        <table:table-row table:style-name="Map.1">
          <table:table-cell table:style-name="Map.A1" office:value-type="string">
            <text:p text:style-name="P31">5.2.0</text:p>
          </table:table-cell>
          <table:table-cell table:style-name="Map.A1" office:value-type="string">
            <text:p text:style-name="P7">The software shall check that map is a 2D nested array</text:p>
          </table:table-cell>
          <table:table-cell table:style-name="Map.A1" office:value-type="string">
            <text:p text:style-name="P7">The checking is done by getting the data type of all entries of the array. If all the entries of the initial array are also arrays, then the array has at least two dimensions. Next, check the data type of all the inner arrays as well. If any of them are arrays, then it has more than two dimensions and therefore will fail the check.</text:p>
          </table:table-cell>
        </table:table-row>
        <table:table-row table:style-name="Map.1">
          <table:table-cell table:style-name="Map.A1" office:value-type="string">
            <text:p text:style-name="P31">5.2.1</text:p>
          </table:table-cell>
          <table:table-cell table:style-name="Map.A1" office:value-type="string">
            <text:p text:style-name="P7">If map is not a 2D array, then the value of state shall be “main menu”</text:p>
          </table:table-cell>
          <table:table-cell table:style-name="Map.A1" office:value-type="string">
            <text:p text:style-name="P7"/>
          </table:table-cell>
        </table:table-row>
        <table:table-row table:style-name="Map.1">
          <table:table-cell table:style-name="Map.A1" office:value-type="string">
            <text:p text:style-name="P31">5.2.2</text:p>
          </table:table-cell>
          <table:table-cell table:style-name="Map.A1" office:value-type="string">
            <text:p text:style-name="P7">If map is not a 2D array, then the software shall print to the console that the map is not the right data type</text:p>
          </table:table-cell>
          <table:table-cell table:style-name="Map.A1" office:value-type="string">
            <text:p text:style-name="P9">This is to ensure that the map is a rectangle</text:p>
          </table:table-cell>
        </table:table-row>
        <table:table-row table:style-name="Map.1">
          <table:table-cell table:style-name="Map.A1" table:number-columns-spanned="3" office:value-type="string">
            <text:p text:style-name="P65">5.3: Map shape check</text:p>
          </table:table-cell>
          <table:covered-table-cell/>
          <table:covered-table-cell/>
        </table:table-row>
        <table:table-row table:style-name="Map.1">
          <table:table-cell table:style-name="Map.A1" office:value-type="string">
            <text:p text:style-name="P29"><text:span text:style-name="T18">5.</text:span><text:span text:style-name="T53">3</text:span><text:span text:style-name="T18">.4</text:span></text:p>
          </table:table-cell>
          <table:table-cell table:style-name="Map.A1" office:value-type="string">
            <text:p text:style-name="P7">The software shall check whether every inner array of map has the same length</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3</text:span><text:span text:style-name="T18">.5</text:span></text:p>
          </table:table-cell>
          <table:table-cell table:style-name="Map.A1" office:value-type="string">
            <text:p text:style-name="P7">If some of the inner arrays of map have been found to be a different length, then the value of state shall be “main menu”</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3</text:span><text:span text:style-name="T18">.6</text:span></text:p>
          </table:table-cell>
          <table:table-cell table:style-name="Map.A1" office:value-type="string">
            <text:p text:style-name="P7">If some of the inner arrays of map have been found to be a different length, then the software shall print to the console that some of the arrays are not the same length</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3</text:span><text:span text:style-name="T18">.7</text:span></text:p>
          </table:table-cell>
          <table:table-cell table:style-name="Map.A1" office:value-type="string">
            <text:p text:style-name="P7">If some of the inner arrays of map have been found to be a different length, then the software shall print to the console the array of differing length</text:p>
          </table:table-cell>
          <table:table-cell table:style-name="Map.A1" office:value-type="string">
            <text:p text:style-name="P7"/>
          </table:table-cell>
        </table:table-row>
        <table:table-row table:style-name="Map.1">
          <table:table-cell table:style-name="Map.A1" table:number-columns-spanned="3" office:value-type="string">
            <text:p text:style-name="P52"/>
            <text:p text:style-name="P52"/>
            <text:p text:style-name="P52"/>
            <text:p text:style-name="P52"/>
            <text:p text:style-name="P52"/>
            <text:p text:style-name="P52"/>
            <text:p text:style-name="P52"/>
            <text:p text:style-name="P52"/>
            <text:p text:style-name="P52"/>
            <text:p text:style-name="P52"><text:span text:style-name="T18">5.</text:span><text:span text:style-name="T53">4</text:span><text:span text:style-name="T18">: </text:span>Map <text:span text:style-name="T53">elements</text:span> check</text:p>
          </table:table-cell>
          <table:covered-table-cell/>
          <table:covered-table-cell/>
        </table:table-row>
        <table:table-row table:style-name="Map.1">
          <table:table-cell table:style-name="Map.A1" office:value-type="string">
            <text:p text:style-name="P29"><text:span text:style-name="T18">5.</text:span><text:span text:style-name="T53">4</text:span><text:span text:style-name="T18">.0</text:span></text:p>
          </table:table-cell>
          <table:table-cell table:style-name="Map.A1" office:value-type="string">
            <text:p text:style-name="P7">The software shall check that the elements in the inner arrays of map are all of string data type</text:p>
          </table:table-cell>
          <table:table-cell table:style-name="Map.A1" office:value-type="string">
            <text:p text:style-name="P7">This would require a nested for loop in order to traverse all entries</text:p>
          </table:table-cell>
        </table:table-row>
        <text:soft-page-break/>
        <table:table-row table:style-name="Map.1">
          <table:table-cell table:style-name="Map.A1" office:value-type="string">
            <text:p text:style-name="P29"><text:span text:style-name="T18">5.</text:span><text:span text:style-name="T53">4</text:span><text:span text:style-name="T18">.1</text:span></text:p>
          </table:table-cell>
          <table:table-cell table:style-name="Map.A1" office:value-type="string">
            <text:p text:style-name="P7">The software shall check that every inner element of map could be used to access an image element in images from Resource</text:p>
          </table:table-cell>
          <table:table-cell table:style-name="Map.A1" office:value-type="string">
            <text:p text:style-name="P11"><text:span text:style-name="T81">There are two formats that this </text:span><text:span text:style-name="T82">string</text:span><text:span text:style-name="T81"> would be found on map. </text:span>The <text:span text:style-name="T81">first</text:span> format would be in the form of <text:span text:style-name="T82">(</text:span>asset type<text:span text:style-name="T82">)</text:span>_<text:span text:style-name="T82">(</text:span>asset name<text:span text:style-name="T82">)</text:span>_imageLink. To <text:span text:style-name="T83">extract it</text:span> <text:span text:style-name="T83">with code</text:span>, the format would be Resource.((asset type)[(asset name)])[“imageLink”]. <text:span text:style-name="T82">The second format would be </text:span><text:span text:style-name="T83">(asset type)_(asset). To extract it with code, the format would be Resource.((asset type)[(asset name)]. For both, the result </text:span><text:span text:style-name="T85">w</text:span><text:span text:style-name="T83">ould be</text:span> another string that points to a specific image in images of Resource. Extraction of the components would be done similar to “tokenise” <text:span text:style-name="T84">from</text:span> the Object Oriented Programming module.</text:p>
          </table:table-cell>
        </table:table-row>
        <table:table-row table:style-name="Map.1">
          <table:table-cell table:style-name="Map.A1" office:value-type="string">
            <text:p text:style-name="P29"><text:span text:style-name="T18">5.</text:span><text:span text:style-name="T53">4</text:span><text:span text:style-name="T18">.2</text:span></text:p>
          </table:table-cell>
          <table:table-cell table:style-name="Map.A1" office:value-type="string">
            <text:p text:style-name="P7">If any element in the inner array of map cannot be used to access an image element from Resource, then the value of state shall be “main menu”</text:p>
          </table:table-cell>
          <table:table-cell table:style-name="Map.A1" office:value-type="string">
            <text:p text:style-name="P7"/>
          </table:table-cell>
        </table:table-row>
        <table:table-row table:style-name="Map.1">
          <table:table-cell table:style-name="Map.A1" office:value-type="string">
            <text:p text:style-name="P31">5.3.3</text:p>
          </table:table-cell>
          <table:table-cell table:style-name="Map.A1" office:value-type="string">
            <text:p text:style-name="P7">If any element in the inner array of map cannot be used to access an image element from Resource, then the software shall print to the console that a map tile is invalid</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4</text:span><text:span text:style-name="T18">.4</text:span></text:p>
          </table:table-cell>
          <table:table-cell table:style-name="Map.A1" office:value-type="string">
            <text:p text:style-name="P7">If any element in the inner array of map cannot be used to access an image element from Resource, then the software shall print to the console the coordinates of the element that caused the error</text:p>
          </table:table-cell>
          <table:table-cell table:style-name="Map.A1" office:value-type="string">
            <text:p text:style-name="P7"/>
          </table:table-cell>
        </table:table-row>
        <table:table-row table:style-name="Map.1">
          <table:table-cell table:style-name="Map.A1" table:number-columns-spanned="3" office:value-type="string">
            <text:p text:style-name="P52"><text:span text:style-name="T18">5.</text:span><text:span text:style-name="T53">5</text:span><text:span text:style-name="T18">: </text:span>Map size</text:p>
          </table:table-cell>
          <table:covered-table-cell/>
          <table:covered-table-cell/>
        </table:table-row>
        <table:table-row table:style-name="Map.1">
          <table:table-cell table:style-name="Map.A1" office:value-type="string">
            <text:p text:style-name="P29"><text:span text:style-name="T18">5.</text:span><text:span text:style-name="T53">5</text:span><text:span text:style-name="T18">.0</text:span></text:p>
          </table:table-cell>
          <table:table-cell table:style-name="Map.A1" office:value-type="string">
            <text:p text:style-name="P7">Map shall have an integer variable called outer</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5</text:span><text:span text:style-name="T18">.1</text:span></text:p>
          </table:table-cell>
          <table:table-cell table:style-name="Map.A1" office:value-type="string">
            <text:p text:style-name="P7">The value of outer shall be the length of the outer array of map</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5</text:span><text:span text:style-name="T18">.2</text:span></text:p>
          </table:table-cell>
          <table:table-cell table:style-name="Map.A1" office:value-type="string">
            <text:p text:style-name="P7">Map shall have an integer variable called inner</text:p>
          </table:table-cell>
          <table:table-cell table:style-name="Map.A1" office:value-type="string">
            <text:p text:style-name="P7">This is to determine how many tiles high the map would be</text:p>
          </table:table-cell>
        </table:table-row>
        <table:table-row table:style-name="Map.1">
          <table:table-cell table:style-name="Map.A1" office:value-type="string">
            <text:p text:style-name="P29"><text:span text:style-name="T18">5.</text:span><text:span text:style-name="T53">5</text:span><text:span text:style-name="T18">.3</text:span></text:p>
          </table:table-cell>
          <table:table-cell table:style-name="Map.A1" office:value-type="string">
            <text:p text:style-name="P7">The value of inner shall be the length of the first inner array of map</text:p>
          </table:table-cell>
          <table:table-cell table:style-name="Map.A1" office:value-type="string">
            <text:p text:style-name="P7">This is to determine how many tiles wide the map would be</text:p>
          </table:table-cell>
        </table:table-row>
        <table:table-row table:style-name="Map.1">
          <table:table-cell table:style-name="Map.A1" table:number-columns-spanned="3" office:value-type="string">
            <text:p text:style-name="P52"/>
            <text:p text:style-name="P52"><text:span text:style-name="T18">5.</text:span><text:span text:style-name="T53">6</text:span><text:span text:style-name="T18">: </text:span>Tile size</text:p>
          </table:table-cell>
          <table:covered-table-cell/>
          <table:covered-table-cell/>
        </table:table-row>
        <table:table-row table:style-name="Map.1">
          <table:table-cell table:style-name="Map.A1" office:value-type="string">
            <text:p text:style-name="P29"><text:span text:style-name="T18">5.</text:span><text:span text:style-name="T53">6</text:span><text:span text:style-name="T18">.0</text:span></text:p>
          </table:table-cell>
          <table:table-cell table:style-name="Map.A1" office:value-type="string">
            <text:p text:style-name="P7">Map shall have a float variable called gridHeight</text:p>
          </table:table-cell>
          <table:table-cell table:style-name="Map.A1" office:value-type="string">
            <text:p text:style-name="P7"/>
          </table:table-cell>
        </table:table-row>
        <text:soft-page-break/>
        <table:table-row table:style-name="Map.1">
          <table:table-cell table:style-name="Map.A1" office:value-type="string">
            <text:p text:style-name="P29"><text:span text:style-name="T18">5.</text:span><text:span text:style-name="T53">6</text:span><text:span text:style-name="T18">.1</text:span></text:p>
          </table:table-cell>
          <table:table-cell table:style-name="Map.A1" office:value-type="string">
            <text:p text:style-name="P7">The value of gridHeight shall be screenHeight divided by the value of outer</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6</text:span><text:span text:style-name="T18">.2</text:span></text:p>
          </table:table-cell>
          <table:table-cell table:style-name="Map.A1" office:value-type="string">
            <text:p text:style-name="P7">Map shall have a float variable called gridWidth</text:p>
          </table:table-cell>
          <table:table-cell table:style-name="Map.A1" office:value-type="string">
            <text:p text:style-name="P7">This is to determine how high each tile in the map would be on screen</text:p>
          </table:table-cell>
        </table:table-row>
        <table:table-row table:style-name="Map.1">
          <table:table-cell table:style-name="Map.A1" office:value-type="string">
            <text:p text:style-name="P29"><text:span text:style-name="T18">5.</text:span><text:span text:style-name="T53">6</text:span><text:span text:style-name="T18">.3</text:span></text:p>
          </table:table-cell>
          <table:table-cell table:style-name="Map.A1" office:value-type="string">
            <text:p text:style-name="P7">The value of gridWidth shall be screenWidth divided by the value of inner</text:p>
          </table:table-cell>
          <table:table-cell table:style-name="Map.A1" office:value-type="string">
            <text:p text:style-name="P7">This is to determine how wide each tile in the map would be on screen</text:p>
          </table:table-cell>
        </table:table-row>
        <table:table-row table:style-name="Map.1">
          <table:table-cell table:style-name="Map.A1" table:number-columns-spanned="3" office:value-type="string">
            <text:p text:style-name="P52"/>
            <text:p text:style-name="P52"/>
            <text:p text:style-name="P52"/>
            <text:p text:style-name="P52"/>
            <text:p text:style-name="P52"/>
            <text:p text:style-name="P52"/>
            <text:p text:style-name="P52"><text:span text:style-name="T18">5.</text:span><text:span text:style-name="T53">7</text:span><text:span text:style-name="T18">: </text:span>Origin</text:p>
          </table:table-cell>
          <table:covered-table-cell/>
          <table:covered-table-cell/>
        </table:table-row>
        <table:table-row table:style-name="Map.1">
          <table:table-cell table:style-name="Map.A1" office:value-type="string">
            <text:p text:style-name="P29"><text:span text:style-name="T18">5.</text:span><text:span text:style-name="T53">7</text:span><text:span text:style-name="T18">.0</text:span></text:p>
          </table:table-cell>
          <table:table-cell table:style-name="Map.A1" office:value-type="string">
            <text:p text:style-name="P7">Map shall have a tuple of two integer variables called originLoc</text:p>
          </table:table-cell>
          <table:table-cell table:style-name="Map.A1" office:value-type="string">
            <text:p text:style-name="P7">If the language does not support tuple specifically, the size and data type stipulations could be enforced by checking for size and data types after creation.</text:p>
          </table:table-cell>
        </table:table-row>
        <table:table-row table:style-name="Map.1">
          <table:table-cell table:style-name="Map.A1" office:value-type="string">
            <text:p text:style-name="P29"><text:span text:style-name="T18">5.</text:span><text:span text:style-name="T53">7</text:span><text:span text:style-name="T18">.1</text:span></text:p>
          </table:table-cell>
          <table:table-cell table:style-name="Map.A1" office:value-type="string">
            <text:p text:style-name="P7">The software shall search map for data that references the originData dictionary from Resource</text:p>
          </table:table-cell>
          <table:table-cell table:style-name="Map.A1" office:value-type="string">
            <text:p text:style-name="P7">In a simple map, there should only be one origin tile. As map is in order of how the game map is arranged, linear search would need to be done to ensure the entire array is searched. All the searching needs to do is determine if [asset type] is originData. If it is found, then it passes.</text:p>
          </table:table-cell>
        </table:table-row>
        <table:table-row table:style-name="Map.1">
          <table:table-cell table:style-name="Map.A1" office:value-type="string">
            <text:p text:style-name="P29"><text:span text:style-name="T18">5.</text:span><text:span text:style-name="T53">7</text:span><text:span text:style-name="T18">.2</text:span></text:p>
          </table:table-cell>
          <table:table-cell table:style-name="Map.A1" office:value-type="string">
            <text:p text:style-name="P7">If none of the entries in map reference originData, then the value of state shall be “main menu”</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7</text:span><text:span text:style-name="T18">.3</text:span></text:p>
          </table:table-cell>
          <table:table-cell table:style-name="Map.A1" office:value-type="string">
            <text:p text:style-name="P7">If none of the entries in map reference originData, then the software shall print to the console that no origin has been found</text:p>
          </table:table-cell>
          <table:table-cell table:style-name="Map.A1" office:value-type="string">
            <text:p text:style-name="P7"/>
          </table:table-cell>
        </table:table-row>
        <table:table-row table:style-name="Map.1">
          <table:table-cell table:style-name="Map.A1" office:value-type="string">
            <text:p text:style-name="P29"><text:span text:style-name="T18">5.</text:span><text:span text:style-name="T53">7</text:span><text:span text:style-name="T18">.4</text:span></text:p>
          </table:table-cell>
          <table:table-cell table:style-name="Map.A1" office:value-type="string">
            <text:p text:style-name="P7">When the entry in map that references originData has been found, the index of the inner array where it is found shall be saved to the first entry of originLoc</text:p>
          </table:table-cell>
          <table:table-cell table:style-name="Map.A1" office:value-type="string">
            <text:p text:style-name="P7">The inner array could work like the x axis in that individual arrays are read horizontally</text:p>
          </table:table-cell>
        </table:table-row>
        <table:table-row table:style-name="Map.1">
          <table:table-cell table:style-name="Map.A1" office:value-type="string">
            <text:p text:style-name="P29"><text:span text:style-name="T18">5.</text:span><text:span text:style-name="T53">7</text:span><text:span text:style-name="T18">.5</text:span></text:p>
          </table:table-cell>
          <table:table-cell table:style-name="Map.A1" office:value-type="string">
            <text:p text:style-name="P7">When the entry in map that references originData has been found, the index of the outer array where it is found shall be saved to the second entry of originLoc</text:p>
          </table:table-cell>
          <table:table-cell table:style-name="Map.A1" office:value-type="string">
            <text:p text:style-name="P7">The inner array could work like the y axis in that collections of arrays are read vertically</text:p>
          </table:table-cell>
        </table:table-row>
        <text:soft-page-break/>
        <table:table-row table:style-name="Map.1">
          <table:table-cell table:style-name="Map.A1" office:value-type="string">
            <text:p text:style-name="P29"><text:span text:style-name="T18">5.</text:span><text:span text:style-name="T53">7</text:span><text:span text:style-name="T18">.6</text:span></text:p>
          </table:table-cell>
          <table:table-cell table:style-name="Map.A1" office:value-type="string">
            <text:p text:style-name="P7">When the entry in map that references originData has been found, Map shall have an OriginObj object called Origin </text:p>
          </table:table-cell>
          <table:table-cell table:style-name="Map.A1" office:value-type="string">
            <text:p text:style-name="P7">The starting parameters of Origin are: 1) the image element that this entry in map is referencing 2) the value of levelKey and 3) the coordinates in the window where this game element would be found. The coordinates are derived from the two entries of originLoc as well as gridWidth and gridHeight. The first entry would be multiplied by gridWidth and the second entry would be multiplied by gridHeight.</text:p>
          </table:table-cell>
        </table:table-row>
        <table:table-row table:style-name="Map.1">
          <table:table-cell table:style-name="Map.A1" table:number-columns-spanned="3" office:value-type="string">
            <text:p text:style-name="P53"/>
            <text:p text:style-name="P53"><text:span text:style-name="T18">5.</text:span><text:span text:style-name="T53">8</text:span><text:span text:style-name="T19">: </text:span>Destination</text:p>
          </table:table-cell>
          <table:covered-table-cell/>
          <table:covered-table-cell/>
        </table:table-row>
        <table:table-row table:style-name="Map.1">
          <table:table-cell table:style-name="Map.A1" office:value-type="string">
            <text:p text:style-name="P30"><text:span text:style-name="T18">5.</text:span><text:span text:style-name="T53">8</text:span><text:span text:style-name="T19">.0</text:span></text:p>
          </table:table-cell>
          <table:table-cell table:style-name="Map.A1" office:value-type="string">
            <text:p text:style-name="P7">Map shall have a tuple of two integer variables called destLoc</text:p>
          </table:table-cell>
          <table:table-cell table:style-name="Map.A1" office:value-type="string">
            <text:p text:style-name="P7">If the language does not support tuple specifically, the size and data type stipulations could be enforced by checking for size and data types after creation.</text:p>
          </table:table-cell>
        </table:table-row>
        <table:table-row table:style-name="Map.1">
          <table:table-cell table:style-name="Map.A1" office:value-type="string">
            <text:p text:style-name="P30"><text:span text:style-name="T18">5.</text:span><text:span text:style-name="T53">8</text:span><text:span text:style-name="T19">.1</text:span></text:p>
          </table:table-cell>
          <table:table-cell table:style-name="Map.A1" office:value-type="string">
            <text:p text:style-name="P7">The software shall search map for data that references the destData dictionary from Resource</text:p>
          </table:table-cell>
          <table:table-cell table:style-name="Map.A1" office:value-type="string">
            <text:p text:style-name="P7">In a simple map, there should only be one destination tile. As map is in order of how the game map is arranged, linear search would need to be done to ensure the entire array is searched. All the searching needs to do is determine if [asset type] is destData. If it is found, then it passes.</text:p>
          </table:table-cell>
        </table:table-row>
        <table:table-row table:style-name="Map.1">
          <table:table-cell table:style-name="Map.A1" office:value-type="string">
            <text:p text:style-name="P30"><text:span text:style-name="T18">5.</text:span><text:span text:style-name="T53">8</text:span><text:span text:style-name="T19">.2</text:span></text:p>
          </table:table-cell>
          <table:table-cell table:style-name="Map.A1" office:value-type="string">
            <text:p text:style-name="P7">If none of the entries in map reference destData, then the value of state shall be “main menu”</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8</text:span><text:span text:style-name="T19">.3</text:span></text:p>
          </table:table-cell>
          <table:table-cell table:style-name="Map.A1" office:value-type="string">
            <text:p text:style-name="P7">If none of the entries in map reference destData, then the software shall print to the console that no dest has been found</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8</text:span><text:span text:style-name="T19">.4</text:span></text:p>
          </table:table-cell>
          <table:table-cell table:style-name="Map.A1" office:value-type="string">
            <text:p text:style-name="P7">When the entry in map that references destData has been found, the index of the inner array where it is found shall be saved to the first entry of destLoc</text:p>
          </table:table-cell>
          <table:table-cell table:style-name="Map.A1" office:value-type="string">
            <text:p text:style-name="P7">The inner array could work like the x axis in that individual arrays are read horizontally</text:p>
          </table:table-cell>
        </table:table-row>
        <table:table-row table:style-name="Map.1">
          <table:table-cell table:style-name="Map.A1" office:value-type="string">
            <text:p text:style-name="P30"><text:span text:style-name="T18">5.</text:span><text:span text:style-name="T53">8</text:span><text:span text:style-name="T19">.5</text:span></text:p>
          </table:table-cell>
          <table:table-cell table:style-name="Map.A1" office:value-type="string">
            <text:p text:style-name="P7">When the entry in map that references destData has been found, the index of the outer array where it is found shall be saved to the second entry of destLoc</text:p>
          </table:table-cell>
          <table:table-cell table:style-name="Map.A1" office:value-type="string">
            <text:p text:style-name="P7">The inner array could work like the y axis in that collections of arrays are read vertically</text:p>
          </table:table-cell>
        </table:table-row>
        <text:soft-page-break/>
        <table:table-row table:style-name="Map.1">
          <table:table-cell table:style-name="Map.A1" office:value-type="string">
            <text:p text:style-name="P30"><text:span text:style-name="T18">5.</text:span><text:span text:style-name="T53">8</text:span><text:span text:style-name="T19">.6</text:span></text:p>
          </table:table-cell>
          <table:table-cell table:style-name="Map.A1" office:value-type="string">
            <text:p text:style-name="P7">When the entry in map that references destData has been found, Map shall have a DestObj object called Destination </text:p>
          </table:table-cell>
          <table:table-cell table:style-name="Map.A1" office:value-type="string">
            <text:p text:style-name="P7">The starting parameters of Destination are: 1) the image element that this entry in map is referencing and 2) the coordinates in the window where this game element would be found. The coordinates are derived from the two entries of destLoc as well as gridWidth and gridHeight. The first entry would be multiplied by gridWidth and the second entry would be multiplied by gridHeight.</text:p>
          </table:table-cell>
        </table:table-row>
        <table:table-row table:style-name="Map.1">
          <table:table-cell table:style-name="Map.A1" table:number-columns-spanned="3" office:value-type="string">
            <text:p text:style-name="P53"/>
            <text:p text:style-name="P53"/>
            <text:p text:style-name="P53"/>
            <text:p text:style-name="P53"/>
            <text:p text:style-name="P53"/>
            <text:p text:style-name="P53"><text:span text:style-name="T18">5.</text:span><text:span text:style-name="T53">9</text:span><text:span text:style-name="T19">: </text:span>Paths</text:p>
          </table:table-cell>
          <table:covered-table-cell/>
          <table:covered-table-cell/>
        </table:table-row>
        <table:table-row table:style-name="Map.1">
          <table:table-cell table:style-name="Map.A1" office:value-type="string">
            <text:p text:style-name="P30"><text:span text:style-name="T18">5.</text:span><text:span text:style-name="T53">9</text:span><text:span text:style-name="T19">.0</text:span></text:p>
          </table:table-cell>
          <table:table-cell table:style-name="Map.A1" office:value-type="string">
            <text:p text:style-name="P7">Map shall have an integer variable called pathCount</text:p>
          </table:table-cell>
          <table:table-cell table:style-name="Map.A1" office:value-type="string">
            <text:p text:style-name="P7">This is used to help naming when there are multiple instances of the same object</text:p>
          </table:table-cell>
        </table:table-row>
        <table:table-row table:style-name="Map.1">
          <table:table-cell table:style-name="Map.A1" office:value-type="string">
            <text:p text:style-name="P30"><text:span text:style-name="T18">5.</text:span><text:span text:style-name="T53">9</text:span><text:span text:style-name="T19">.1</text:span></text:p>
          </table:table-cell>
          <table:table-cell table:style-name="Map.A1" office:value-type="string">
            <text:p text:style-name="P7">When Map is first created, pathCount shall be 0</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2</text:span></text:p>
          </table:table-cell>
          <table:table-cell table:style-name="Map.A1" office:value-type="string">
            <text:p text:style-name="P7">Map shall have a tuple of two integer variables called pathLocTemp</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3</text:span></text:p>
          </table:table-cell>
          <table:table-cell table:style-name="Map.A1" office:value-type="string">
            <text:p text:style-name="P7">Map shall have a list of PathObj objects called pathList</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4</text:span></text:p>
          </table:table-cell>
          <table:table-cell table:style-name="Map.A1" office:value-type="string">
            <text:p text:style-name="P7">Map shall have a list of tuples of two integer variables called pathLoc</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5</text:span></text:p>
          </table:table-cell>
          <table:table-cell table:style-name="Map.A1" office:value-type="string">
            <text:p text:style-name="P7">The software shall search the entirety of map for data that references the pathData dictionary from Resource</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6</text:span></text:p>
          </table:table-cell>
          <table:table-cell table:style-name="Map.A1" office:value-type="string">
            <text:p text:style-name="P7">If none of the entries in map reference pathData, then the value of state shall be “main menu”</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7</text:span></text:p>
          </table:table-cell>
          <table:table-cell table:style-name="Map.A1" office:value-type="string">
            <text:p text:style-name="P7">If none of the entries in map reference pathData, then the software shall print to the console that no path has been found</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8</text:span></text:p>
          </table:table-cell>
          <table:table-cell table:style-name="Map.A1" office:value-type="string">
            <text:p text:style-name="P7">When an entry in map that references pathData has been found, the index of the inner array where it is found shall be saved to the first entry of pathLocTemp</text:p>
          </table:table-cell>
          <table:table-cell table:style-name="Map.A1" office:value-type="string">
            <text:p text:style-name="P7">The inner array could work like the x axis in that individual arrays are read horizontally</text:p>
          </table:table-cell>
        </table:table-row>
        <text:soft-page-break/>
        <table:table-row table:style-name="Map.1">
          <table:table-cell table:style-name="Map.A1" office:value-type="string">
            <text:p text:style-name="P30"><text:span text:style-name="T18">5.</text:span><text:span text:style-name="T53">9</text:span><text:span text:style-name="T19">.9</text:span></text:p>
          </table:table-cell>
          <table:table-cell table:style-name="Map.A1" office:value-type="string">
            <text:p text:style-name="P7">When an entry in map that references pathData has been found, the index of the outer array where it is found shall be saved to the second entry of pathLocTemp</text:p>
          </table:table-cell>
          <table:table-cell table:style-name="Map.A1" office:value-type="string">
            <text:p text:style-name="P7">The inner array could work like the y axis in that collections of arrays are read vertically</text:p>
          </table:table-cell>
        </table:table-row>
        <table:table-row table:style-name="Map.1">
          <table:table-cell table:style-name="Map.A1" office:value-type="string">
            <text:p text:style-name="P30"><text:span text:style-name="T18">5.</text:span><text:span text:style-name="T53">9</text:span><text:span text:style-name="T19">.10</text:span></text:p>
          </table:table-cell>
          <table:table-cell table:style-name="Map.A1" office:value-type="string">
            <text:p text:style-name="P7">When an entry in map that references pathData has been found, pathLocTemp shall be added to pathLoc</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11</text:span></text:p>
          </table:table-cell>
          <table:table-cell table:style-name="Map.A1" office:value-type="string">
            <text:p text:style-name="P7">When an entry in map that references pathData has been found, the value of pathCount shall increase by 1</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9</text:span><text:span text:style-name="T19">.12</text:span></text:p>
          </table:table-cell>
          <table:table-cell table:style-name="Map.A1" office:value-type="string">
            <text:p text:style-name="P7">When an entry in map that references pathData has been found, Map shall create a PathObj object call PathTemp</text:p>
          </table:table-cell>
          <table:table-cell table:style-name="Map.A1" office:value-type="string">
            <text:p text:style-name="P7">The starting parameters of PathTemp are: 1) the image element that this entry in map is referencing and 2) the coordinates in the window where this game element would be found. The coordinates are derived from the two entries of pathLocTemp as well as gridWidth and gridHeight. The first entry would be multiplied by gridWidth and the second entry would be multiplied by gridHeight.</text:p>
          </table:table-cell>
        </table:table-row>
        <table:table-row table:style-name="Map.1">
          <table:table-cell table:style-name="Map.A1" office:value-type="string">
            <text:p text:style-name="P30"><text:span text:style-name="T18">5.</text:span><text:span text:style-name="T53">9</text:span><text:span text:style-name="T19">.13</text:span></text:p>
          </table:table-cell>
          <table:table-cell table:style-name="Map.A1" office:value-type="string">
            <text:p text:style-name="P7">When an entry in map that references pathData has been found, Map shall copy PathTemp added to pathList under a different name</text:p>
          </table:table-cell>
          <table:table-cell table:style-name="Map.A1" office:value-type="string">
            <text:p text:style-name="P7">The name of this object would be Path_(value of pathCount)</text:p>
          </table:table-cell>
        </table:table-row>
        <table:table-row table:style-name="Map.1">
          <table:table-cell table:style-name="Map.A1" table:number-columns-spanned="3" office:value-type="string">
            <text:p text:style-name="P53"/>
            <text:p text:style-name="P53"/>
            <text:p text:style-name="P53"/>
            <text:p text:style-name="P53"><text:span text:style-name="T18">5.</text:span><text:span text:style-name="T53">10</text:span><text:span text:style-name="T19">: </text:span>Building Sites</text:p>
          </table:table-cell>
          <table:covered-table-cell/>
          <table:covered-table-cell/>
        </table:table-row>
        <table:table-row table:style-name="Map.1">
          <table:table-cell table:style-name="Map.A1" office:value-type="string">
            <text:p text:style-name="P30"><text:span text:style-name="T18">5.</text:span><text:span text:style-name="T53">10</text:span><text:span text:style-name="T19">.0</text:span></text:p>
          </table:table-cell>
          <table:table-cell table:style-name="Map.A1" office:value-type="string">
            <text:p text:style-name="P7">Map shall have an integer variable called siteCount</text:p>
          </table:table-cell>
          <table:table-cell table:style-name="Map.A1" office:value-type="string">
            <text:p text:style-name="P7">This is used to help naming when there are multiple instances of the same object</text:p>
          </table:table-cell>
        </table:table-row>
        <table:table-row table:style-name="Map.1">
          <table:table-cell table:style-name="Map.A1" office:value-type="string">
            <text:p text:style-name="P30"><text:span text:style-name="T18">5.</text:span><text:span text:style-name="T53">10</text:span><text:span text:style-name="T19">.1</text:span></text:p>
          </table:table-cell>
          <table:table-cell table:style-name="Map.A1" office:value-type="string">
            <text:p text:style-name="P7">When Map is first created, siteCount shall be 0</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10</text:span><text:span text:style-name="T19">.2</text:span></text:p>
          </table:table-cell>
          <table:table-cell table:style-name="Map.A1" office:value-type="string">
            <text:p text:style-name="P7">Map shall have a tuple of two integer variables called siteLocTemp</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10</text:span><text:span text:style-name="T19">.3</text:span></text:p>
          </table:table-cell>
          <table:table-cell table:style-name="Map.A1" office:value-type="string">
            <text:p text:style-name="P7">Map shall have a list of BuildingSiteObj objects called siteList</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10</text:span><text:span text:style-name="T19">.4</text:span></text:p>
          </table:table-cell>
          <table:table-cell table:style-name="Map.A1" office:value-type="string">
            <text:p text:style-name="P7">The software shall search the entirety of map for data that references the siteData dictionary from Resource</text:p>
          </table:table-cell>
          <table:table-cell table:style-name="Map.A1" office:value-type="string">
            <text:p text:style-name="P7"/>
          </table:table-cell>
        </table:table-row>
        <text:soft-page-break/>
        <table:table-row table:style-name="Map.1">
          <table:table-cell table:style-name="Map.A1" office:value-type="string">
            <text:p text:style-name="P30"><text:span text:style-name="T18">5.</text:span><text:span text:style-name="T53">10</text:span><text:span text:style-name="T19">.5</text:span></text:p>
          </table:table-cell>
          <table:table-cell table:style-name="Map.A1" office:value-type="string">
            <text:p text:style-name="P7">If none of the entries in map reference siteData, then the value of state shall be “main menu”</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10</text:span><text:span text:style-name="T19">.6</text:span></text:p>
          </table:table-cell>
          <table:table-cell table:style-name="Map.A1" office:value-type="string">
            <text:p text:style-name="P7">If none of the entries in map reference siteData, then the software shall print to the console that no site has been found</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10</text:span><text:span text:style-name="T19">.7</text:span></text:p>
          </table:table-cell>
          <table:table-cell table:style-name="Map.A1" office:value-type="string">
            <text:p text:style-name="P7">When an entry in map that references siteData has been found, the index of the inner array where it is found shall be saved to the first entry of siteLocTemp</text:p>
          </table:table-cell>
          <table:table-cell table:style-name="Map.A1" office:value-type="string">
            <text:p text:style-name="P7">The inner array could work like the x axis in that individual arrays are read horizontally</text:p>
          </table:table-cell>
        </table:table-row>
        <table:table-row table:style-name="Map.1">
          <table:table-cell table:style-name="Map.A1" office:value-type="string">
            <text:p text:style-name="P30"><text:span text:style-name="T18">5.</text:span><text:span text:style-name="T53">10</text:span><text:span text:style-name="T19">.8</text:span></text:p>
          </table:table-cell>
          <table:table-cell table:style-name="Map.A1" office:value-type="string">
            <text:p text:style-name="P7">When an entry in map that references siteData has been found, the index of the outer array where it is found shall be saved to the second entry of siteLocTemp</text:p>
          </table:table-cell>
          <table:table-cell table:style-name="Map.A1" office:value-type="string">
            <text:p text:style-name="P7">The inner array could work like the y axis in that collections of arrays are read vertically</text:p>
          </table:table-cell>
        </table:table-row>
        <table:table-row table:style-name="Map.1">
          <table:table-cell table:style-name="Map.A1" office:value-type="string">
            <text:p text:style-name="P30"><text:span text:style-name="T18">5.</text:span><text:span text:style-name="T53">10</text:span><text:span text:style-name="T19">.9</text:span></text:p>
          </table:table-cell>
          <table:table-cell table:style-name="Map.A1" office:value-type="string">
            <text:p text:style-name="P7">When an entry in map that references siteData has been found, siteLocTemp shall be added to siteLoc</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10</text:span><text:span text:style-name="T19">.10</text:span></text:p>
          </table:table-cell>
          <table:table-cell table:style-name="Map.A1" office:value-type="string">
            <text:p text:style-name="P7">When an entry in map that references siteData has been found, the value of siteCount shall increase by 1</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53">10</text:span><text:span text:style-name="T19">.11</text:span></text:p>
          </table:table-cell>
          <table:table-cell table:style-name="Map.A1" office:value-type="string">
            <text:p text:style-name="P7">When an entry in map that references siteData has been found, Map shall create a BuildingSiteObj object call<text:span text:style-name="T60">ed</text:span> SiteTemp</text:p>
          </table:table-cell>
          <table:table-cell table:style-name="Map.A1" office:value-type="string">
            <text:p text:style-name="P7">The starting parameters of the SiteTemp are: 1) the image element that this entry in map is referencing and 2) the coordinates <text:span text:style-name="T80">on map</text:span> where this game element would be found. The coordinates are derived from the two entries of siteLocTemp</text:p>
          </table:table-cell>
        </table:table-row>
        <table:table-row table:style-name="Map.1">
          <table:table-cell table:style-name="Map.A1" office:value-type="string">
            <text:p text:style-name="P30"><text:span text:style-name="T18">5.</text:span><text:span text:style-name="T53">10</text:span><text:span text:style-name="T19">.12</text:span></text:p>
          </table:table-cell>
          <table:table-cell table:style-name="Map.A1" office:value-type="string">
            <text:p text:style-name="P7">When an entry in map that references siteData has been found, Map shall copy SiteTemp added to siteList under a different name</text:p>
          </table:table-cell>
          <table:table-cell table:style-name="Map.A1" office:value-type="string">
            <text:p text:style-name="P7">The name of this object would be Site_(value of siteCount)</text:p>
          </table:table-cell>
        </table:table-row>
        <table:table-row table:style-name="Map.1">
          <table:table-cell table:style-name="Map.A1" table:number-columns-spanned="3" office:value-type="string">
            <text:p text:style-name="P53"><text:span text:style-name="T18">5.</text:span><text:span text:style-name="T19">1</text:span><text:span text:style-name="T53">1</text:span><text:span text:style-name="T19">: </text:span>Decorations</text:p>
          </table:table-cell>
          <table:covered-table-cell/>
          <table:covered-table-cell/>
        </table:table-row>
        <table:table-row table:style-name="Map.1">
          <table:table-cell table:style-name="Map.A1" office:value-type="string">
            <text:p text:style-name="P30"><text:span text:style-name="T18">5.</text:span><text:span text:style-name="T19">1</text:span><text:span text:style-name="T53">1</text:span><text:span text:style-name="T19">.0</text:span></text:p>
          </table:table-cell>
          <table:table-cell table:style-name="Map.A1" office:value-type="string">
            <text:p text:style-name="P7">Map shall have an integer variable called decoCount</text:p>
          </table:table-cell>
          <table:table-cell table:style-name="Map.A1" office:value-type="string">
            <text:p text:style-name="P7">This is used to help naming when there are multiple instances of the same object</text:p>
          </table:table-cell>
        </table:table-row>
        <table:table-row table:style-name="Map.1">
          <table:table-cell table:style-name="Map.A1" office:value-type="string">
            <text:p text:style-name="P30"><text:span text:style-name="T18">5.</text:span><text:span text:style-name="T19">1</text:span><text:span text:style-name="T53">1</text:span><text:span text:style-name="T19">.1</text:span></text:p>
          </table:table-cell>
          <table:table-cell table:style-name="Map.A1" office:value-type="string">
            <text:p text:style-name="P7">When Map is first created, decoCount shall be 0</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19">1</text:span><text:span text:style-name="T53">1</text:span><text:span text:style-name="T19">.2</text:span></text:p>
          </table:table-cell>
          <table:table-cell table:style-name="Map.A1" office:value-type="string">
            <text:p text:style-name="P7">Map shall have a tuples of two integer variables called decoLocTemp</text:p>
          </table:table-cell>
          <table:table-cell table:style-name="Map.A1" office:value-type="string">
            <text:p text:style-name="P7"/>
          </table:table-cell>
        </table:table-row>
        <text:soft-page-break/>
        <table:table-row table:style-name="Map.1">
          <table:table-cell table:style-name="Map.A1" office:value-type="string">
            <text:p text:style-name="P30"><text:span text:style-name="T18">5.</text:span><text:span text:style-name="T19">1</text:span><text:span text:style-name="T53">1</text:span><text:span text:style-name="T19">.3</text:span></text:p>
          </table:table-cell>
          <table:table-cell table:style-name="Map.A1" office:value-type="string">
            <text:p text:style-name="P7">Map shall have a list of DecoObj objects called decoList</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19">1</text:span><text:span text:style-name="T53">1</text:span><text:span text:style-name="T19">.</text:span><text:span text:style-name="T59">4</text:span></text:p>
          </table:table-cell>
          <table:table-cell table:style-name="Map.A1" office:value-type="string">
            <text:p text:style-name="P7">When an entry in map that references decoData has been found, the index of the inner array where it is found shall be saved to the first entry of decoLocTemp</text:p>
          </table:table-cell>
          <table:table-cell table:style-name="Map.A1" office:value-type="string">
            <text:p text:style-name="P7">The inner array could work like the x axis in that individual arrays are read horizontally</text:p>
          </table:table-cell>
        </table:table-row>
        <table:table-row table:style-name="Map.1">
          <table:table-cell table:style-name="Map.A1" office:value-type="string">
            <text:p text:style-name="P30"><text:span text:style-name="T18">5.</text:span><text:span text:style-name="T19">1</text:span><text:span text:style-name="T53">1</text:span><text:span text:style-name="T19">.</text:span><text:span text:style-name="T59">5</text:span></text:p>
          </table:table-cell>
          <table:table-cell table:style-name="Map.A1" office:value-type="string">
            <text:p text:style-name="P7">When an entry in map that references decoData has been found, the index of the outer array where it is found shall be saved to the second entry of decoLocTemp</text:p>
          </table:table-cell>
          <table:table-cell table:style-name="Map.A1" office:value-type="string">
            <text:p text:style-name="P7">The inner array could work like the y axis in that collections of arrays are read vertically</text:p>
          </table:table-cell>
        </table:table-row>
        <table:table-row table:style-name="Map.1">
          <table:table-cell table:style-name="Map.A1" office:value-type="string">
            <text:p text:style-name="P30"><text:span text:style-name="T18">5.</text:span><text:span text:style-name="T19">1</text:span><text:span text:style-name="T53">1</text:span><text:span text:style-name="T19">.</text:span><text:span text:style-name="T59">6</text:span></text:p>
          </table:table-cell>
          <table:table-cell table:style-name="Map.A1" office:value-type="string">
            <text:p text:style-name="P7">When an entry in map that references decoData has been found, decoLocTemp shall be added to decoLoc</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19">1</text:span><text:span text:style-name="T53">1</text:span><text:span text:style-name="T19">.</text:span><text:span text:style-name="T59">7</text:span></text:p>
          </table:table-cell>
          <table:table-cell table:style-name="Map.A1" office:value-type="string">
            <text:p text:style-name="P7">When an entry in map that references decoData has been found, the value of decoCount shall increase by 1</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19">1</text:span><text:span text:style-name="T53">1</text:span><text:span text:style-name="T19">.</text:span><text:span text:style-name="T59">8</text:span></text:p>
          </table:table-cell>
          <table:table-cell table:style-name="Map.A1" office:value-type="string">
            <text:p text:style-name="P7">When an entry in map that references decoData has been found, Map shall create a DecoObj object call DecoTemp</text:p>
          </table:table-cell>
          <table:table-cell table:style-name="Map.A1" office:value-type="string">
            <text:p text:style-name="P7">The starting parameters of DecoTemp are: 1) the image element that this entry in map is referencing and 2) the coordinates in the window where this game element would be found. The coordinates are derived from the two entries of decoLocTemp as well as gridWidth and gridHeight. The first entry would be multiplied by gridWidth and the second entry would be multiplied by gridHeight.</text:p>
          </table:table-cell>
        </table:table-row>
        <table:table-row table:style-name="Map.1">
          <table:table-cell table:style-name="Map.A1" office:value-type="string">
            <text:p text:style-name="P30"><text:span text:style-name="T18">5.</text:span><text:span text:style-name="T19">1</text:span><text:span text:style-name="T53">1</text:span><text:span text:style-name="T19">.</text:span><text:span text:style-name="T59">9</text:span></text:p>
          </table:table-cell>
          <table:table-cell table:style-name="Map.A1" office:value-type="string">
            <text:p text:style-name="P7">When an entry in map that references decoData has been found, Map shall copy DecoTemp added to decoList under a different name</text:p>
          </table:table-cell>
          <table:table-cell table:style-name="Map.A1" office:value-type="string">
            <text:p text:style-name="P7">The name of this object would be Deco_(value of decoCount)</text:p>
          </table:table-cell>
        </table:table-row>
        <table:table-row table:style-name="Map.1">
          <table:table-cell table:style-name="Map.A1" table:number-columns-spanned="3" office:value-type="string">
            <text:p text:style-name="P53"/>
            <text:p text:style-name="P53"/>
            <text:p text:style-name="P53"/>
            <text:p text:style-name="P53"/>
            <text:p text:style-name="P53"/>
            <text:p text:style-name="P53"/>
            <text:p text:style-name="P53"/>
            <text:p text:style-name="P53"><text:span text:style-name="T18">5.</text:span><text:span text:style-name="T19">1</text:span><text:span text:style-name="T53">2</text:span><text:span text:style-name="T19">: </text:span>Waypoint list</text:p>
          </table:table-cell>
          <table:covered-table-cell/>
          <table:covered-table-cell/>
        </table:table-row>
        <table:table-row table:style-name="Map.1">
          <table:table-cell table:style-name="Map.A1" office:value-type="string">
            <text:p text:style-name="P30"><text:span text:style-name="T18">5.</text:span><text:span text:style-name="T19">1</text:span><text:span text:style-name="T53">2</text:span><text:span text:style-name="T19">.0</text:span></text:p>
          </table:table-cell>
          <table:table-cell table:style-name="Map.A1" office:value-type="string">
            <text:p text:style-name="P7">Map shall have a list of tuples of two float values called waypoints</text:p>
          </table:table-cell>
          <table:table-cell table:style-name="Map.A1" office:value-type="string">
            <text:p text:style-name="P7"/>
          </table:table-cell>
        </table:table-row>
        <text:soft-page-break/>
        <table:table-row table:style-name="Map.1">
          <table:table-cell table:style-name="Map.A1" office:value-type="string">
            <text:p text:style-name="P30"><text:span text:style-name="T18">5.</text:span><text:span text:style-name="T19">1</text:span><text:span text:style-name="T53">2</text:span><text:span text:style-name="T19">.1</text:span></text:p>
          </table:table-cell>
          <table:table-cell table:style-name="Map.A1" office:value-type="string">
            <text:p text:style-name="P7">The software shall use the values of originLoc, destLoc and pathLoc to determine what the shortest route between the origin tile and destination tile traversing only path tiles would be with the aid of breadth first search</text:p>
          </table:table-cell>
          <table:table-cell table:style-name="Map.A1" office:value-type="string">
            <text:p text:style-name="P7">The code would be similar to the one found here: <text:a xlink:type="simple" xlink:href="https://www.youtube.com/watch?v=KiCBXu4P-2Y" text:style-name="Internet_20_link" text:visited-style-name="Visited_20_Internet_20_Link">https://www.youtube.com/watch?v=KiCBXu4P-2Y</text:a>. A few more variables and functions would be created in order for it to work. The final version would output the indices of the tiles on map that enemies would take would be added to waypoints.</text:p>
          </table:table-cell>
        </table:table-row>
        <table:table-row table:style-name="Map.1">
          <table:table-cell table:style-name="Map.A1" office:value-type="string">
            <text:p text:style-name="P30"><text:span text:style-name="T18">5.</text:span><text:span text:style-name="T19">1</text:span><text:span text:style-name="T53">2</text:span><text:span text:style-name="T19">.2</text:span></text:p>
          </table:table-cell>
          <table:table-cell table:style-name="Map.A1" office:value-type="string">
            <text:p text:style-name="P7">If the breadth first search fails, then the value of state shall be “main menu”</text:p>
          </table:table-cell>
          <table:table-cell table:style-name="Map.A1" office:value-type="string">
            <text:p text:style-name="P7"/>
          </table:table-cell>
        </table:table-row>
        <table:table-row table:style-name="Map.1">
          <table:table-cell table:style-name="Map.A1" office:value-type="string">
            <text:p text:style-name="P30"><text:span text:style-name="T18">5.</text:span><text:span text:style-name="T19">1</text:span><text:span text:style-name="T53">2</text:span><text:span text:style-name="T19">.3</text:span></text:p>
          </table:table-cell>
          <table:table-cell table:style-name="Map.A1" office:value-type="string">
            <text:p text:style-name="P7">If the breadth first search fails, then the software shall print to the console that the map has no route between origin and destination</text:p>
          </table:table-cell>
          <table:table-cell table:style-name="Map.A1" office:value-type="string">
            <text:p text:style-name="P7"/>
          </table:table-cell>
        </table:table-row>
      </table:table>
      <text:p text:style-name="P72"><text:span text:style-name="T123"/></text:p>
      <text:p text:style-name="P72"><text:span text:style-name="T123"/></text:p>
      <text:p text:style-name="P72"><text:span text:style-name="T123">6: </text:span><text:span text:style-name="T121">Requirements for </text:span><text:span text:style-name="T124">the </text:span><text:span text:style-name="T125">GameStats</text:span><text:span text:style-name="T124"> object</text:span></text:p>
      <table:table table:name="Game" table:style-name="Game">
        <table:table-column table:style-name="Game.A"/>
        <table:table-column table:style-name="Game.B" table:number-columns-repeated="2"/>
        <table:table-row table:style-name="Game.1">
          <table:table-cell table:style-name="Game.A1" office:value-type="string">
            <text:p text:style-name="P7">ID</text:p>
          </table:table-cell>
          <table:table-cell table:style-name="Game.A1" office:value-type="string">
            <text:p text:style-name="P7">Requirement</text:p>
          </table:table-cell>
          <table:table-cell table:style-name="Game.A1" office:value-type="string">
            <text:p text:style-name="P7">Notes</text:p>
          </table:table-cell>
        </table:table-row>
        <table:table-row table:style-name="Game.1">
          <table:table-cell table:style-name="Game.A1" office:value-type="string">
            <text:p text:style-name="P7"/>
          </table:table-cell>
          <table:table-cell table:style-name="Game.A1" office:value-type="string">
            <text:p text:style-name="P7">While the value of state is “play”,:</text:p>
          </table:table-cell>
          <table:table-cell table:style-name="Game.A1" office:value-type="string">
            <text:p text:style-name="P7"/>
          </table:table-cell>
        </table:table-row>
        <table:table-row table:style-name="Game.1">
          <table:table-cell table:style-name="Game.A1" table:number-columns-spanned="3" office:value-type="string">
            <text:p text:style-name="P54">6.0: <text:span text:style-name="T20">Initial parameter</text:span></text:p>
          </table:table-cell>
          <table:covered-table-cell/>
          <table:covered-table-cell/>
        </table:table-row>
        <table:table-row table:style-name="Game.1">
          <table:table-cell table:style-name="Game.A1" office:value-type="string">
            <text:p text:style-name="P32">6.0.0</text:p>
          </table:table-cell>
          <table:table-cell table:style-name="Game.A1" office:value-type="string">
            <text:p text:style-name="P7">GameStats shall have a string <text:span text:style-name="T111">parameter</text:span> called levelKey</text:p>
          </table:table-cell>
          <table:table-cell table:style-name="Game.A1" office:value-type="string">
            <text:p text:style-name="P7"/>
          </table:table-cell>
        </table:table-row>
        <table:table-row table:style-name="Game.1">
          <table:table-cell table:style-name="Game.A1" table:number-columns-spanned="3" office:value-type="string">
            <text:p text:style-name="P54">6.1: Wave counter</text:p>
          </table:table-cell>
          <table:covered-table-cell/>
          <table:covered-table-cell/>
        </table:table-row>
        <table:table-row table:style-name="Game.1">
          <table:table-cell table:style-name="Game.A1" office:value-type="string">
            <text:p text:style-name="P32">6.1.0</text:p>
          </table:table-cell>
          <table:table-cell table:style-name="Game.A1" office:value-type="string">
            <text:p text:style-name="P7">GameStats shall have an integer variable called waveCounter</text:p>
          </table:table-cell>
          <table:table-cell table:style-name="Game.A1" office:value-type="string">
            <text:p text:style-name="P7">This is used to keep track of what number the current wave is</text:p>
          </table:table-cell>
        </table:table-row>
        <table:table-row table:style-name="Game.1">
          <table:table-cell table:style-name="Game.A1" office:value-type="string">
            <text:p text:style-name="P32">6.1.1</text:p>
          </table:table-cell>
          <table:table-cell table:style-name="Game.A1" office:value-type="string">
            <text:p text:style-name="P7">When GameStats is first created, waveCounter shall be 1</text:p>
          </table:table-cell>
          <table:table-cell table:style-name="Game.A1" office:value-type="string">
            <text:p text:style-name="P7"/>
          </table:table-cell>
        </table:table-row>
        <table:table-row table:style-name="Game.1">
          <table:table-cell table:style-name="Game.A1" office:value-type="string">
            <text:p text:style-name="P32">6.1.2</text:p>
          </table:table-cell>
          <table:table-cell table:style-name="Game.A1" office:value-type="string">
            <text:p text:style-name="P7">When waveCounter reaches the length of wave in the current level’s dictionary of level<text:span text:style-name="T55">Data</text:span>, the value of state shall be “level complete”</text:p>
          </table:table-cell>
          <table:table-cell table:style-name="Game.A1" office:value-type="string">
            <text:p text:style-name="P7"/>
          </table:table-cell>
        </table:table-row>
        <table:table-row table:style-name="Game.1">
          <table:table-cell table:style-name="Game.A1" table:number-columns-spanned="3" office:value-type="string">
            <text:p text:style-name="P54">6.2: Money</text:p>
          </table:table-cell>
          <table:covered-table-cell/>
          <table:covered-table-cell/>
        </table:table-row>
        <table:table-row table:style-name="Game.1">
          <table:table-cell table:style-name="Game.A1" office:value-type="string">
            <text:p text:style-name="P32">6.2.0</text:p>
          </table:table-cell>
          <table:table-cell table:style-name="Game.A1" office:value-type="string">
            <text:p text:style-name="P7">GameStats shall have in integer variable called startMoney</text:p>
          </table:table-cell>
          <table:table-cell table:style-name="Game.A1" office:value-type="string">
            <text:p text:style-name="P7"/>
          </table:table-cell>
        </table:table-row>
        <table:table-row table:style-name="Game.1">
          <table:table-cell table:style-name="Game.A1" office:value-type="string">
            <text:p text:style-name="P32">6.2.1</text:p>
          </table:table-cell>
          <table:table-cell table:style-name="Game.A1" office:value-type="string">
            <text:p text:style-name="P7">The value of startMoney shall be the value of “money” in the (value of levelKey) dictionary in the levelData dictionary from Resource</text:p>
          </table:table-cell>
          <table:table-cell table:style-name="Game.A1" office:value-type="string">
            <text:p text:style-name="P7">To put it in code, startMoney = (Resource.levelData[(value of levelKey)])[“money”]</text:p>
          </table:table-cell>
        </table:table-row>
        <table:table-row table:style-name="Game.1">
          <table:table-cell table:style-name="Game.A1" office:value-type="string">
            <text:p text:style-name="P32">6.2.2</text:p>
          </table:table-cell>
          <table:table-cell table:style-name="Game.A1" office:value-type="string">
            <text:p text:style-name="P7">GameStats shall have an integer variable called money</text:p>
          </table:table-cell>
          <table:table-cell table:style-name="Game.A1" office:value-type="string">
            <text:p text:style-name="P7">This is used to keep track of how much money the player currently has to buy or upgrade towers</text:p>
          </table:table-cell>
        </table:table-row>
        <table:table-row table:style-name="Game.1">
          <table:table-cell table:style-name="Game.A1" office:value-type="string">
            <text:p text:style-name="P32">6.2.3</text:p>
          </table:table-cell>
          <table:table-cell table:style-name="Game.A1" office:value-type="string">
            <text:p text:style-name="P7">When GameStats is first created, the value of money shall be the value of startMoney</text:p>
          </table:table-cell>
          <table:table-cell table:style-name="Game.A1" office:value-type="string">
            <text:p text:style-name="P7"/>
          </table:table-cell>
        </table:table-row>
        <text:soft-page-break/>
        <table:table-row table:style-name="Game.1">
          <table:table-cell table:style-name="Game.A1" table:number-columns-spanned="3" office:value-type="string">
            <text:p text:style-name="P54">6.3: Score</text:p>
          </table:table-cell>
          <table:covered-table-cell/>
          <table:covered-table-cell/>
        </table:table-row>
        <table:table-row table:style-name="Game.1">
          <table:table-cell table:style-name="Game.A1" office:value-type="string">
            <text:p text:style-name="P32">6.3.0</text:p>
          </table:table-cell>
          <table:table-cell table:style-name="Game.A1" office:value-type="string">
            <text:p text:style-name="P7">GameStats shall have an integer variable called score</text:p>
          </table:table-cell>
          <table:table-cell table:style-name="Game.A1" office:value-type="string">
            <text:p text:style-name="P7"/>
          </table:table-cell>
        </table:table-row>
        <table:table-row table:style-name="Game.1">
          <table:table-cell table:style-name="Game.A1" office:value-type="string">
            <text:p text:style-name="P32">6.3.1</text:p>
          </table:table-cell>
          <table:table-cell table:style-name="Game.A1" office:value-type="string">
            <text:p text:style-name="P7">When GameStats is first created, the value of score shall be 0</text:p>
          </table:table-cell>
          <table:table-cell table:style-name="Game.A1" office:value-type="string">
            <text:p text:style-name="P7"/>
          </table:table-cell>
        </table:table-row>
        <table:table-row table:style-name="Game.1">
          <table:table-cell table:style-name="Game.A1" table:number-columns-spanned="3" office:value-type="string">
            <text:p text:style-name="P54">6.4: Lives</text:p>
          </table:table-cell>
          <table:covered-table-cell/>
          <table:covered-table-cell/>
        </table:table-row>
        <table:table-row table:style-name="Game.1">
          <table:table-cell table:style-name="Game.A1" office:value-type="string">
            <text:p text:style-name="P32">6.4.0</text:p>
          </table:table-cell>
          <table:table-cell table:style-name="Game.A1" office:value-type="string">
            <text:p text:style-name="P7">GameStats shall have in integer variable called startLives</text:p>
          </table:table-cell>
          <table:table-cell table:style-name="Game.A1" office:value-type="string">
            <text:p text:style-name="P7"/>
          </table:table-cell>
        </table:table-row>
        <table:table-row table:style-name="Game.1">
          <table:table-cell table:style-name="Game.A1" office:value-type="string">
            <text:p text:style-name="P32">6.4.1</text:p>
          </table:table-cell>
          <table:table-cell table:style-name="Game.A1" office:value-type="string">
            <text:p text:style-name="P7">The value of startLives shall be the value of “lives” in the (value of levelKey) dictionary in the levelData dictionary from Resource</text:p>
          </table:table-cell>
          <table:table-cell table:style-name="Game.A1" office:value-type="string">
            <text:p text:style-name="P7">To put it in code, startLives = (Resource.levelData[(value of levelKey)])[“lives”]</text:p>
          </table:table-cell>
        </table:table-row>
        <table:table-row table:style-name="Game.1">
          <table:table-cell table:style-name="Game.A1" office:value-type="string">
            <text:p text:style-name="P32">6.4.2</text:p>
          </table:table-cell>
          <table:table-cell table:style-name="Game.A1" office:value-type="string">
            <text:p text:style-name="P7">GameStats shall have an integer variable called lives</text:p>
          </table:table-cell>
          <table:table-cell table:style-name="Game.A1" office:value-type="string">
            <text:p text:style-name="P7">This determines how close the current game is to the losing condition</text:p>
          </table:table-cell>
        </table:table-row>
        <table:table-row table:style-name="Game.1">
          <table:table-cell table:style-name="Game.A1" office:value-type="string">
            <text:p text:style-name="P32">6.4.3</text:p>
          </table:table-cell>
          <table:table-cell table:style-name="Game.A1" office:value-type="string">
            <text:p text:style-name="P7">When GameStats is first created, the value of lives shall be the value of startLives</text:p>
          </table:table-cell>
          <table:table-cell table:style-name="Game.A1" office:value-type="string">
            <text:p text:style-name="P7"/>
          </table:table-cell>
        </table:table-row>
        <table:table-row table:style-name="Game.1">
          <table:table-cell table:style-name="Game.A1" office:value-type="string">
            <text:p text:style-name="P32">6.4.4</text:p>
          </table:table-cell>
          <table:table-cell table:style-name="Game.A1" office:value-type="string">
            <text:p text:style-name="P7">When the value of lives is 0 or less, the value of state shall be “game over”</text:p>
          </table:table-cell>
          <table:table-cell table:style-name="Game.A1" office:value-type="string">
            <text:p text:style-name="P7"/>
          </table:table-cell>
        </table:table-row>
        <table:table-row table:style-name="Game.1">
          <table:table-cell table:style-name="Game.A1" table:number-columns-spanned="3" office:value-type="string">
            <text:p text:style-name="P54">6.5: <text:span text:style-name="T167">Speed</text:span> Settings</text:p>
          </table:table-cell>
          <table:covered-table-cell/>
          <table:covered-table-cell/>
        </table:table-row>
        <table:table-row table:style-name="Game.1">
          <table:table-cell table:style-name="Game.A1" office:value-type="string">
            <text:p text:style-name="P32">6.5.0</text:p>
          </table:table-cell>
          <table:table-cell table:style-name="Game.A1" office:value-type="string">
            <text:p text:style-name="P7">GameStats shall have a float value called speedSettings</text:p>
          </table:table-cell>
          <table:table-cell table:style-name="Game.A1" office:value-type="string">
            <text:p text:style-name="P7">This determines the speed of different components of the game in relation to how fast the player wants them to be</text:p>
          </table:table-cell>
        </table:table-row>
        <table:table-row table:style-name="Game.1">
          <table:table-cell table:style-name="Game.A1" office:value-type="string">
            <text:p text:style-name="P32">6.5.1</text:p>
          </table:table-cell>
          <table:table-cell table:style-name="Game.A1" office:value-type="string">
            <text:p text:style-name="P7">When GameStats is first created, the value of speedSettings shall be 1</text:p>
          </table:table-cell>
          <table:table-cell table:style-name="Game.A1" office:value-type="string">
            <text:p text:style-name="P7"/>
          </table:table-cell>
        </table:table-row>
        <table:table-row table:style-name="Game.1">
          <table:table-cell table:style-name="Game.A1" table:number-columns-spanned="3" office:value-type="string">
            <text:p text:style-name="P54">6.6: Play speed</text:p>
          </table:table-cell>
          <table:covered-table-cell/>
          <table:covered-table-cell/>
        </table:table-row>
        <table:table-row table:style-name="Game.1">
          <table:table-cell table:style-name="Game.A1" office:value-type="string">
            <text:p text:style-name="P32">6.6.0</text:p>
          </table:table-cell>
          <table:table-cell table:style-name="Game.A1" office:value-type="string">
            <text:p text:style-name="P7">GameStats shall have a float value called playSpeed</text:p>
          </table:table-cell>
          <table:table-cell table:style-name="Game.A1" office:value-type="string">
            <text:p text:style-name="P7">This determines the speed of the game but also takes into account whether the game should be paused</text:p>
          </table:table-cell>
        </table:table-row>
        <table:table-row table:style-name="Game.1">
          <table:table-cell table:style-name="Game.A1" office:value-type="string">
            <text:p text:style-name="P32">6.6.1</text:p>
          </table:table-cell>
          <table:table-cell table:style-name="Game.A1" office:value-type="string">
            <text:p text:style-name="P7">playSpeed shall be the value of speedSetting multiplied by the value of isPlaying</text:p>
          </table:table-cell>
          <table:table-cell table:style-name="Game.A1" office:value-type="string">
            <text:p text:style-name="P7">This hasn’t been tested, but it is assumed that multiplying by True is the same as multiplying by 1 and multiplying by False is the same as multiplying by 0. Some alterations may need to be made if the multiplication does not work out as expected.</text:p>
          </table:table-cell>
        </table:table-row>
      </table:table>
      <text:p text:style-name="P72"><text:span text:style-name="T126">7: </text:span><text:span text:style-name="T121">Requirements for </text:span><text:span text:style-name="T124">the </text:span><text:span text:style-name="T125">HUD</text:span><text:span text:style-name="T124"> object</text:span></text:p>
      <table:table table:name="HUD" table:style-name="HUD">
        <table:table-column table:style-name="HUD.A"/>
        <table:table-column table:style-name="HUD.B" table:number-columns-repeated="2"/>
        <table:table-row table:style-name="HUD.1">
          <table:table-cell table:style-name="HUD.A1" office:value-type="string">
            <text:p text:style-name="P7">ID</text:p>
          </table:table-cell>
          <table:table-cell table:style-name="HUD.A1" office:value-type="string">
            <text:p text:style-name="P7">Requirement</text:p>
          </table:table-cell>
          <table:table-cell table:style-name="HUD.A1" office:value-type="string">
            <text:p text:style-name="P7">Notes</text:p>
          </table:table-cell>
        </table:table-row>
        <table:table-row table:style-name="HUD.1">
          <table:table-cell table:style-name="HUD.A1" office:value-type="string">
            <text:p text:style-name="P7"/>
          </table:table-cell>
          <table:table-cell table:style-name="HUD.A1" office:value-type="string">
            <text:p text:style-name="P7">While the value of state is “play”,:</text:p>
          </table:table-cell>
          <table:table-cell table:style-name="HUD.A1" office:value-type="string">
            <text:p text:style-name="P7"/>
          </table:table-cell>
        </table:table-row>
        <table:table-row table:style-name="HUD.1">
          <table:table-cell table:style-name="HUD.A1" table:number-columns-spanned="3" office:value-type="string">
            <text:p text:style-name="P55"><text:span text:style-name="T21">7.0: </text:span>Display values</text:p>
          </table:table-cell>
          <table:covered-table-cell/>
          <table:covered-table-cell/>
        </table:table-row>
        <table:table-row table:style-name="HUD.1">
          <table:table-cell table:style-name="HUD.A1" office:value-type="string">
            <text:p text:style-name="P33">7.0.0</text:p>
          </table:table-cell>
          <table:table-cell table:style-name="HUD.A1" office:value-type="string">
            <text:p text:style-name="P7">HUD shall display the value of lives from GameStats</text:p>
          </table:table-cell>
          <table:table-cell table:style-name="HUD.A1" office:value-type="string">
            <text:p text:style-name="P7"/>
          </table:table-cell>
        </table:table-row>
        <table:table-row table:style-name="HUD.1">
          <table:table-cell table:style-name="HUD.A1" office:value-type="string">
            <text:p text:style-name="P33">7.0.1</text:p>
          </table:table-cell>
          <table:table-cell table:style-name="HUD.A1" office:value-type="string">
            <text:p text:style-name="P7">HUD shall display the value of money from GameStats</text:p>
          </table:table-cell>
          <table:table-cell table:style-name="HUD.A1" office:value-type="string">
            <text:p text:style-name="P7"/>
          </table:table-cell>
        </table:table-row>
        <text:soft-page-break/>
        <table:table-row table:style-name="HUD.1">
          <table:table-cell table:style-name="HUD.A1" office:value-type="string">
            <text:p text:style-name="P33">7.0.2</text:p>
          </table:table-cell>
          <table:table-cell table:style-name="HUD.A1" office:value-type="string">
            <text:p text:style-name="P7">HUD shall display the value of score from GameStats</text:p>
          </table:table-cell>
          <table:table-cell table:style-name="HUD.A1" office:value-type="string">
            <text:p text:style-name="P7"/>
          </table:table-cell>
        </table:table-row>
        <table:table-row table:style-name="HUD.1">
          <table:table-cell table:style-name="HUD.A1" office:value-type="string">
            <text:p text:style-name="P33">7.0.3</text:p>
          </table:table-cell>
          <table:table-cell table:style-name="HUD.A1" office:value-type="string">
            <text:p text:style-name="P7">HUD shall display the value of waveCounter from GameStats</text:p>
          </table:table-cell>
          <table:table-cell table:style-name="HUD.A1" office:value-type="string">
            <text:p text:style-name="P7"/>
          </table:table-cell>
        </table:table-row>
        <table:table-row table:style-name="HUD.1">
          <table:table-cell table:style-name="HUD.A1" table:number-columns-spanned="3" office:value-type="string">
            <text:p text:style-name="P56"><text:span text:style-name="T21">7.1: </text:span>Settings button</text:p>
          </table:table-cell>
          <table:covered-table-cell/>
          <table:covered-table-cell/>
        </table:table-row>
        <table:table-row table:style-name="HUD.1">
          <table:table-cell table:style-name="HUD.A1" office:value-type="string">
            <text:p text:style-name="P33">7.1.0</text:p>
          </table:table-cell>
          <table:table-cell table:style-name="HUD.A1" office:value-type="string">
            <text:p text:style-name="P7">HUD shall display the “Settings” button</text:p>
          </table:table-cell>
          <table:table-cell table:style-name="HUD.A1" office:value-type="string">
            <text:p text:style-name="P7"/>
          </table:table-cell>
        </table:table-row>
        <table:table-row table:style-name="HUD.1">
          <table:table-cell table:style-name="HUD.A1" office:value-type="string">
            <text:p text:style-name="P33">7.1.1</text:p>
          </table:table-cell>
          <table:table-cell table:style-name="HUD.A1" office:value-type="string">
            <text:p text:style-name="P7">When the “Settings” button is clicked on, HUD shall have a SettingsObj object called Settings</text:p>
          </table:table-cell>
          <table:table-cell table:style-name="HUD.A1" office:value-type="string">
            <text:p text:style-name="P7"/>
          </table:table-cell>
        </table:table-row>
        <table:table-row table:style-name="HUD.1">
          <table:table-cell table:style-name="HUD.A1" office:value-type="string">
            <text:p text:style-name="P33">7.1.2</text:p>
          </table:table-cell>
          <table:table-cell table:style-name="HUD.A1" office:value-type="string">
            <text:p text:style-name="P7">When the “Settings” button is clicked on, the value of state shall be “settings”</text:p>
          </table:table-cell>
          <table:table-cell table:style-name="HUD.A1" office:value-type="string">
            <text:p text:style-name="P7"/>
          </table:table-cell>
        </table:table-row>
        <table:table-row table:style-name="HUD.1">
          <table:table-cell table:style-name="HUD.A1" table:number-columns-spanned="3" office:value-type="string">
            <text:p text:style-name="P56"><text:span text:style-name="T21">7.2: </text:span>Speed Settings button</text:p>
          </table:table-cell>
          <table:covered-table-cell/>
          <table:covered-table-cell/>
        </table:table-row>
        <table:table-row table:style-name="HUD.1">
          <table:table-cell table:style-name="HUD.A1" office:value-type="string">
            <text:p text:style-name="P33">7.2.0</text:p>
          </table:table-cell>
          <table:table-cell table:style-name="HUD.A1" office:value-type="string">
            <text:p text:style-name="P7">HUD shall display the “Speed Settings” button</text:p>
          </table:table-cell>
          <table:table-cell table:style-name="HUD.A1" office:value-type="string">
            <text:p text:style-name="P7"/>
          </table:table-cell>
        </table:table-row>
        <table:table-row table:style-name="HUD.1">
          <table:table-cell table:style-name="HUD.A1" office:value-type="string">
            <text:p text:style-name="P33">7.2.1</text:p>
          </table:table-cell>
          <table:table-cell table:style-name="HUD.A1" office:value-type="string">
            <text:p text:style-name="P7">When the “Speed Settings” button is clicked on and the value of speedSettings from GameStats is 1, the value of speedSettings from GameStats shall be 0</text:p>
          </table:table-cell>
          <table:table-cell table:style-name="HUD.A1" office:value-type="string">
            <text:p text:style-name="P7">This is to toggle whether the game is moving forward in time or not</text:p>
          </table:table-cell>
        </table:table-row>
        <table:table-row table:style-name="HUD.1">
          <table:table-cell table:style-name="HUD.A1" office:value-type="string">
            <text:p text:style-name="P33">7.2.2</text:p>
          </table:table-cell>
          <table:table-cell table:style-name="HUD.A1" office:value-type="string">
            <text:p text:style-name="P7">When the “Speed Settings” button is clicked on and the value of speedSettings from GameStats is 0, the value of speedSettings from GameStats shall be 1</text:p>
          </table:table-cell>
          <table:table-cell table:style-name="HUD.A1" office:value-type="string">
            <text:p text:style-name="P8">This is to toggle whether the game is moving forward in time or not</text:p>
          </table:table-cell>
        </table:table-row>
        <table:table-row table:style-name="HUD.1">
          <table:table-cell table:style-name="HUD.A1" table:number-columns-spanned="3" office:value-type="string">
            <text:p text:style-name="P56"><text:span text:style-name="T21">7.3: </text:span>Tower menu</text:p>
          </table:table-cell>
          <table:covered-table-cell/>
          <table:covered-table-cell/>
        </table:table-row>
        <table:table-row table:style-name="HUD.1">
          <table:table-cell table:style-name="HUD.A1" office:value-type="string">
            <text:p text:style-name="P33">7.3.0</text:p>
          </table:table-cell>
          <table:table-cell table:style-name="HUD.A1" office:value-type="string">
            <text:p text:style-name="P7">HUD shall have a TowerMenuObj called TowerMenu</text:p>
          </table:table-cell>
          <table:table-cell table:style-name="HUD.A1" office:value-type="string">
            <text:p text:style-name="P7"/>
          </table:table-cell>
        </table:table-row>
        <table:table-row table:style-name="HUD.1">
          <table:table-cell table:style-name="HUD.A1" table:number-columns-spanned="3" office:value-type="string">
            <text:p text:style-name="P56"><text:span text:style-name="T21">7.4: </text:span>Start button</text:p>
          </table:table-cell>
          <table:covered-table-cell/>
          <table:covered-table-cell/>
        </table:table-row>
        <table:table-row table:style-name="HUD.1">
          <table:table-cell table:style-name="HUD.A1" office:value-type="string">
            <text:p text:style-name="P33">7.4.0</text:p>
          </table:table-cell>
          <table:table-cell table:style-name="HUD.A1" office:value-type="string">
            <text:p text:style-name="P7">When HUD is first created, it shall display the “Start” button</text:p>
          </table:table-cell>
          <table:table-cell table:style-name="HUD.A1" office:value-type="string">
            <text:p text:style-name="P7"/>
          </table:table-cell>
        </table:table-row>
        <table:table-row table:style-name="HUD.1">
          <table:table-cell table:style-name="HUD.A1" office:value-type="string">
            <text:p text:style-name="P33">7.4.1</text:p>
          </table:table-cell>
          <table:table-cell table:style-name="HUD.A1" office:value-type="string">
            <text:p text:style-name="P7">When the “Start” button is clicked on, the value originState from Origin in Map shall be “creating”</text:p>
          </table:table-cell>
          <table:table-cell table:style-name="HUD.A1" office:value-type="string">
            <text:p text:style-name="P7"/>
          </table:table-cell>
        </table:table-row>
        <table:table-row table:style-name="HUD.1">
          <table:table-cell table:style-name="HUD.A1" office:value-type="string">
            <text:p text:style-name="P33">7.4.2</text:p>
          </table:table-cell>
          <table:table-cell table:style-name="HUD.A1" office:value-type="string">
            <text:p text:style-name="P7">When the value of originState from Origin in Map is not “ready”, the “Start” button shall disappear</text:p>
          </table:table-cell>
          <table:table-cell table:style-name="HUD.A1" office:value-type="string">
            <text:p text:style-name="P7"/>
          </table:table-cell>
        </table:table-row>
      </table:table>
      <text:p text:style-name="P42"/>
      <text:p text:style-name="P75"><text:span text:style-name="T131">8: </text:span><text:span text:style-name="T121">Requirements for </text:span><text:span text:style-name="T124">the </text:span><text:span text:style-name="T131">Settings</text:span><text:span text:style-name="T124"> object</text:span></text:p>
      <table:table table:name="Settings" table:style-name="Settings">
        <table:table-column table:style-name="Settings.A"/>
        <table:table-column table:style-name="Settings.B" table:number-columns-repeated="2"/>
        <table:table-row table:style-name="Settings.1">
          <table:table-cell table:style-name="Settings.A1" office:value-type="string">
            <text:p text:style-name="P7">ID</text:p>
          </table:table-cell>
          <table:table-cell table:style-name="Settings.A1" office:value-type="string">
            <text:p text:style-name="P7">Requirement</text:p>
          </table:table-cell>
          <table:table-cell table:style-name="Settings.A1" office:value-type="string">
            <text:p text:style-name="P7">Notes</text:p>
          </table:table-cell>
        </table:table-row>
        <table:table-row table:style-name="Settings.1">
          <table:table-cell table:style-name="Settings.A1" office:value-type="string">
            <text:p text:style-name="P7"/>
          </table:table-cell>
          <table:table-cell table:style-name="Settings.A1" office:value-type="string">
            <text:p text:style-name="P7">While the value of state is “settings”,:</text:p>
          </table:table-cell>
          <table:table-cell table:style-name="Settings.A1" office:value-type="string">
            <text:p text:style-name="P7"/>
          </table:table-cell>
        </table:table-row>
        <table:table-row table:style-name="Settings.1">
          <table:table-cell table:style-name="Settings.A1" table:number-columns-spanned="3" office:value-type="string">
            <text:p text:style-name="P57"><text:span text:style-name="T22">8.0: </text:span>State variable</text:p>
          </table:table-cell>
          <table:covered-table-cell/>
          <table:covered-table-cell/>
        </table:table-row>
        <table:table-row table:style-name="Settings.1">
          <table:table-cell table:style-name="Settings.A1" office:value-type="string">
            <text:p text:style-name="P69">8.0.0</text:p>
          </table:table-cell>
          <table:table-cell table:style-name="Settings.A1" office:value-type="string">
            <text:p text:style-name="P7">The value of isPlaying shall be False</text:p>
          </table:table-cell>
          <table:table-cell table:style-name="Settings.A1" office:value-type="string">
            <text:p text:style-name="P7"/>
          </table:table-cell>
        </table:table-row>
        <text:soft-page-break/>
        <table:table-row table:style-name="Settings.1">
          <table:table-cell table:style-name="Settings.A1" table:number-columns-spanned="3" office:value-type="string">
            <text:p text:style-name="P58"><text:span text:style-name="T22">8.1: </text:span>Resume button</text:p>
          </table:table-cell>
          <table:covered-table-cell/>
          <table:covered-table-cell/>
        </table:table-row>
        <table:table-row table:style-name="Settings.1">
          <table:table-cell table:style-name="Settings.A1" office:value-type="string">
            <text:p text:style-name="P34"><text:span text:style-name="T22">8.1.</text:span><text:span text:style-name="T23">0</text:span></text:p>
          </table:table-cell>
          <table:table-cell table:style-name="Settings.A1" office:value-type="string">
            <text:p text:style-name="P7">Settings shall display the “Resume” button</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1.</text:span><text:span text:style-name="T23">1</text:span></text:p>
          </table:table-cell>
          <table:table-cell table:style-name="Settings.A1" office:value-type="string">
            <text:p text:style-name="P7">When the “Resume” button is clicked on, the value of state shall be “play”</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1.</text:span><text:span text:style-name="T23">2</text:span></text:p>
          </table:table-cell>
          <table:table-cell table:style-name="Settings.A1" office:value-type="string">
            <text:p text:style-name="P7">When the “Resume” button is clicked on, Settings shall be deleted</text:p>
          </table:table-cell>
          <table:table-cell table:style-name="Settings.A1" office:value-type="string">
            <text:p text:style-name="P7"/>
          </table:table-cell>
        </table:table-row>
        <table:table-row table:style-name="Settings.1">
          <table:table-cell table:style-name="Settings.A1" table:number-columns-spanned="3" office:value-type="string">
            <text:p text:style-name="P59"><text:span text:style-name="T22">8.</text:span><text:span text:style-name="T23">2: </text:span>Restart button</text:p>
          </table:table-cell>
          <table:covered-table-cell/>
          <table:covered-table-cell/>
        </table:table-row>
        <table:table-row table:style-name="Settings.1">
          <table:table-cell table:style-name="Settings.A1" office:value-type="string">
            <text:p text:style-name="P34"><text:span text:style-name="T22">8.</text:span><text:span text:style-name="T23">2.0</text:span></text:p>
          </table:table-cell>
          <table:table-cell table:style-name="Settings.A1" office:value-type="string">
            <text:p text:style-name="P7">Settings shall display the “Restart” button</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2.1</text:span></text:p>
          </table:table-cell>
          <table:table-cell table:style-name="Settings.A1" office:value-type="string">
            <text:p text:style-name="P7">When the “Restart” button is clicked on, the software shall delete Map</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2.2</text:span></text:p>
          </table:table-cell>
          <table:table-cell table:style-name="Settings.A1" office:value-type="string">
            <text:p text:style-name="P7">When the “Restart” button is clicked on, the software shall delete GameStats</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2.3</text:span></text:p>
          </table:table-cell>
          <table:table-cell table:style-name="Settings.A1" office:value-type="string">
            <text:p text:style-name="P7">When the “Restart” button is clicked on, the software shall delete HUD</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2.4</text:span></text:p>
          </table:table-cell>
          <table:table-cell table:style-name="Settings.A1" office:value-type="string">
            <text:p text:style-name="P7">When the “Restart” button is clicked on, the value of state shall be “play”</text:p>
          </table:table-cell>
          <table:table-cell table:style-name="Settings.A1" office:value-type="string">
            <text:p text:style-name="P7">Since Map, GameStats and HUD don’t exist at this point and the game requires them, the software will create new copies of them.</text:p>
          </table:table-cell>
        </table:table-row>
        <table:table-row table:style-name="Settings.1">
          <table:table-cell table:style-name="Settings.A1" table:number-columns-spanned="3" office:value-type="string">
            <text:p text:style-name="P59"><text:span text:style-name="T22">8.</text:span><text:span text:style-name="T23">3: </text:span>Main Menu button</text:p>
          </table:table-cell>
          <table:covered-table-cell/>
          <table:covered-table-cell/>
        </table:table-row>
        <table:table-row table:style-name="Settings.1">
          <table:table-cell table:style-name="Settings.A1" office:value-type="string">
            <text:p text:style-name="P34"><text:span text:style-name="T22">8.</text:span><text:span text:style-name="T23">3.0</text:span></text:p>
          </table:table-cell>
          <table:table-cell table:style-name="Settings.A1" office:value-type="string">
            <text:p text:style-name="P7">Settings shall display the “Return to Main Menu” button</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3.1</text:span></text:p>
          </table:table-cell>
          <table:table-cell table:style-name="Settings.A1" office:value-type="string">
            <text:p text:style-name="P7">When the “Return to Main Menu” button is clicked on, the software shall delete Map</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3.2</text:span></text:p>
          </table:table-cell>
          <table:table-cell table:style-name="Settings.A1" office:value-type="string">
            <text:p text:style-name="P7">When the “Return to Main Menu” button is clicked on, the software shall delete GameStats</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3.3</text:span></text:p>
          </table:table-cell>
          <table:table-cell table:style-name="Settings.A1" office:value-type="string">
            <text:p text:style-name="P7">When the “Return to Main Menu” button is clicked on, the software shall delete HUD</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3.4</text:span></text:p>
          </table:table-cell>
          <table:table-cell table:style-name="Settings.A1" office:value-type="string">
            <text:p text:style-name="P7">When the “Return to Main Menu” button is clicked on, the value of state shall be “main menu”</text:p>
          </table:table-cell>
          <table:table-cell table:style-name="Settings.A1" office:value-type="string">
            <text:p text:style-name="P7"/>
          </table:table-cell>
        </table:table-row>
        <table:table-row table:style-name="Settings.1">
          <table:table-cell table:style-name="Settings.A1" table:number-columns-spanned="3" office:value-type="string">
            <text:p text:style-name="P59"><text:span text:style-name="T22">8.</text:span><text:span text:style-name="T23">4: </text:span>Quit Game button</text:p>
          </table:table-cell>
          <table:covered-table-cell/>
          <table:covered-table-cell/>
        </table:table-row>
        <table:table-row table:style-name="Settings.1">
          <table:table-cell table:style-name="Settings.A1" office:value-type="string">
            <text:p text:style-name="P34"><text:span text:style-name="T22">8.</text:span><text:span text:style-name="T23">4.0</text:span></text:p>
          </table:table-cell>
          <table:table-cell table:style-name="Settings.A1" office:value-type="string">
            <text:p text:style-name="P7">Settings shall display the “Quit Game” button</text:p>
          </table:table-cell>
          <table:table-cell table:style-name="Settings.A1" office:value-type="string">
            <text:p text:style-name="P7"/>
          </table:table-cell>
        </table:table-row>
        <table:table-row table:style-name="Settings.1">
          <table:table-cell table:style-name="Settings.A1" office:value-type="string">
            <text:p text:style-name="P34"><text:span text:style-name="T22">8.</text:span><text:span text:style-name="T23">4.1</text:span></text:p>
          </table:table-cell>
          <table:table-cell table:style-name="Settings.A1" office:value-type="string">
            <text:p text:style-name="P7">When the “Quit Game” button is clicked on, the software shall end execution</text:p>
          </table:table-cell>
          <table:table-cell table:style-name="Settings.A1" office:value-type="string">
            <text:p text:style-name="P7"/>
          </table:table-cell>
        </table:table-row>
      </table:table>
      <text:p text:style-name="P13"/>
      <text:p text:style-name="P39"/>
      <text:p text:style-name="P39"/>
      <text:p text:style-name="P39"/>
      <text:p text:style-name="P39"><text:soft-page-break/><text:span text:style-name="T23">9: </text:span>Requirements for <text:span text:style-name="T2">the </text:span><text:span text:style-name="T3">Origin</text:span><text:span text:style-name="T2"> object</text:span></text:p>
      <table:table table:name="Origin" table:style-name="Origin">
        <table:table-column table:style-name="Origin.A"/>
        <table:table-column table:style-name="Origin.B"/>
        <table:table-column table:style-name="Origin.C"/>
        <table:table-row table:style-name="Origin.1">
          <table:table-cell table:style-name="Origin.A1" office:value-type="string">
            <text:p text:style-name="P7">ID</text:p>
          </table:table-cell>
          <table:table-cell table:style-name="Origin.A1" office:value-type="string">
            <text:p text:style-name="P7">Requirement</text:p>
          </table:table-cell>
          <table:table-cell table:style-name="Origin.A1" office:value-type="string">
            <text:p text:style-name="P7">Notes</text:p>
          </table:table-cell>
        </table:table-row>
        <table:table-row table:style-name="Origin.1">
          <table:table-cell table:style-name="Origin.A1" office:value-type="string">
            <text:p text:style-name="P7"/>
          </table:table-cell>
          <table:table-cell table:style-name="Origin.A1" office:value-type="string">
            <text:p text:style-name="P7">While the value of state is “play”,:</text:p>
          </table:table-cell>
          <table:table-cell table:style-name="Origin.A1" office:value-type="string">
            <text:p text:style-name="P7"/>
          </table:table-cell>
        </table:table-row>
        <table:table-row table:style-name="Origin.1">
          <table:table-cell table:style-name="Origin.A1" table:number-columns-spanned="3" office:value-type="string">
            <text:p text:style-name="P60"><text:span text:style-name="T24">9.0: </text:span>Initial parameters</text:p>
          </table:table-cell>
          <table:covered-table-cell/>
          <table:covered-table-cell/>
        </table:table-row>
        <table:table-row table:style-name="Origin.1">
          <table:table-cell table:style-name="Origin.A1" office:value-type="string">
            <text:p text:style-name="P70">9.0.0</text:p>
          </table:table-cell>
          <table:table-cell table:style-name="Origin.A1" office:value-type="string">
            <text:p text:style-name="P7">Origin shall have an image element <text:span text:style-name="T112">parameter</text:span> called pic</text:p>
          </table:table-cell>
          <table:table-cell table:style-name="Origin.A1" office:value-type="string">
            <text:p text:style-name="P7">This would be the image that occupies this tile</text:p>
          </table:table-cell>
        </table:table-row>
        <table:table-row table:style-name="Origin.1">
          <table:table-cell table:style-name="Origin.A1" office:value-type="string">
            <text:p text:style-name="P70">9.0.1</text:p>
          </table:table-cell>
          <table:table-cell table:style-name="Origin.A1" office:value-type="string">
            <text:p text:style-name="P7">Origin shall have a string <text:span text:style-name="T112">parameter</text:span> called levelKey</text:p>
          </table:table-cell>
          <table:table-cell table:style-name="Origin.A1" office:value-type="string">
            <text:p text:style-name="P7"/>
          </table:table-cell>
        </table:table-row>
        <table:table-row table:style-name="Origin.1">
          <table:table-cell table:style-name="Origin.A1" office:value-type="string">
            <text:p text:style-name="P70">9.0.2</text:p>
          </table:table-cell>
          <table:table-cell table:style-name="Origin.A1" office:value-type="string">
            <text:p text:style-name="P7">Origin shall have a tuple <text:span text:style-name="T113">parameter</text:span> of two float<text:span text:style-name="T118">s</text:span> called location</text:p>
          </table:table-cell>
          <table:table-cell table:style-name="Origin.A1" office:value-type="string">
            <text:p text:style-name="P199">This would be the coordinate of this element in tiles. The x coordinate starts counting from the left and increasing towards the right and the y coordinate start counting from the top and increasing towards the bottom. The values need to be multiplied by gridWidth and gridHeight <text:span text:style-name="T108">from</text:span> Map in order to display pic at the correct position</text:p>
          </table:table-cell>
        </table:table-row>
        <table:table-row table:style-name="Origin.1">
          <table:table-cell table:style-name="Origin.A1" table:number-columns-spanned="3" office:value-type="string">
            <text:p text:style-name="P61"><text:span text:style-name="T24">9.1: </text:span>Coordinates on screen</text:p>
          </table:table-cell>
          <table:covered-table-cell/>
          <table:covered-table-cell/>
        </table:table-row>
        <table:table-row table:style-name="Origin.1">
          <table:table-cell table:style-name="Origin.A1" office:value-type="string">
            <text:p text:style-name="P70">9.1.0</text:p>
          </table:table-cell>
          <table:table-cell table:style-name="Origin.A1" office:value-type="string">
            <text:p text:style-name="P7">Origin shall have a float variable called x</text:p>
          </table:table-cell>
          <table:table-cell table:style-name="Origin.A1" office:value-type="string">
            <text:p text:style-name="P7">This would be the x coordinate of the top left corner of Origin on screen</text:p>
          </table:table-cell>
        </table:table-row>
        <table:table-row table:style-name="Origin.1">
          <table:table-cell table:style-name="Origin.A1" office:value-type="string">
            <text:p text:style-name="P70">9.1.1</text:p>
          </table:table-cell>
          <table:table-cell table:style-name="Origin.A1" office:value-type="string">
            <text:p text:style-name="P7">The value of x shall be the value of the first element of location multiplied by the value of gridWidth <text:span text:style-name="T108">from</text:span> Map</text:p>
          </table:table-cell>
          <table:table-cell table:style-name="Origin.A1" office:value-type="string">
            <text:p text:style-name="P7"/>
          </table:table-cell>
        </table:table-row>
        <table:table-row table:style-name="Origin.1">
          <table:table-cell table:style-name="Origin.A1" office:value-type="string">
            <text:p text:style-name="P70">9.1.2</text:p>
          </table:table-cell>
          <table:table-cell table:style-name="Origin.A1" office:value-type="string">
            <text:p text:style-name="P7">Origin shall have a float variable called y</text:p>
          </table:table-cell>
          <table:table-cell table:style-name="Origin.A1" office:value-type="string">
            <text:p text:style-name="P7">This would be the y coordinate of the top left corner of Origin on screen</text:p>
          </table:table-cell>
        </table:table-row>
        <table:table-row table:style-name="Origin.1">
          <table:table-cell table:style-name="Origin.A1" office:value-type="string">
            <text:p text:style-name="P70">9.1.3</text:p>
          </table:table-cell>
          <table:table-cell table:style-name="Origin.A1" office:value-type="string">
            <text:p text:style-name="P7">The value of y shall be the value of the second element of location multiplied by the value of gridHeight <text:span text:style-name="T108">from</text:span> Map</text:p>
          </table:table-cell>
          <table:table-cell table:style-name="Origin.A1" office:value-type="string">
            <text:p text:style-name="P7"/>
          </table:table-cell>
        </table:table-row>
        <table:table-row table:style-name="Origin.1">
          <table:table-cell table:style-name="Origin.A1" table:number-columns-spanned="3" office:value-type="string">
            <text:p text:style-name="P61"><text:span text:style-name="T24">9.2: </text:span>Display picture</text:p>
          </table:table-cell>
          <table:covered-table-cell/>
          <table:covered-table-cell/>
        </table:table-row>
        <table:table-row table:style-name="Origin.1">
          <table:table-cell table:style-name="Origin.A1" office:value-type="string">
            <text:p text:style-name="P70">9.2.0</text:p>
          </table:table-cell>
          <table:table-cell table:style-name="Origin.A1" office:value-type="string">
            <text:p text:style-name="P7">Origin shall display pic to the screen at position x, y with width and height being gridWidth and gridHeight <text:span text:style-name="T108">from</text:span> Map respectively</text:p>
          </table:table-cell>
          <table:table-cell table:style-name="Origin.A1" office:value-type="string">
            <text:p text:style-name="P7"/>
          </table:table-cell>
        </table:table-row>
        <table:table-row table:style-name="Origin.1">
          <table:table-cell table:style-name="Origin.A1" table:number-columns-spanned="3" office:value-type="string">
            <text:p text:style-name="P61"><text:span text:style-name="T24">9.</text:span><text:span text:style-name="T62">3</text:span><text:span text:style-name="T24">: </text:span>Waves array</text:p>
          </table:table-cell>
          <table:covered-table-cell/>
          <table:covered-table-cell/>
        </table:table-row>
        <table:table-row table:style-name="Origin.1">
          <table:table-cell table:style-name="Origin.A1" office:value-type="string">
            <text:p text:style-name="P70">9.<text:span text:style-name="T62">3</text:span>.0</text:p>
          </table:table-cell>
          <table:table-cell table:style-name="Origin.A1" office:value-type="string">
            <text:p text:style-name="P7">Origin shall have an array of dictionaries called waves</text:p>
          </table:table-cell>
          <table:table-cell table:style-name="Origin.A1" office:value-type="string">
            <text:p text:style-name="P7"/>
          </table:table-cell>
        </table:table-row>
        <table:table-row table:style-name="Origin.1">
          <table:table-cell table:style-name="Origin.A1" office:value-type="string">
            <text:p text:style-name="P70">9.<text:span text:style-name="T62">3</text:span>.1</text:p>
          </table:table-cell>
          <table:table-cell table:style-name="Origin.A1" office:value-type="string">
            <text:p text:style-name="P7">The value of waves shall be the value of “wave” in the (value of levelKey) dictionary in the levelData dictionary from Resource</text:p>
          </table:table-cell>
          <table:table-cell table:style-name="Origin.A1" office:value-type="string">
            <text:p text:style-name="P12">To put it in code, <text:span text:style-name="T169">waves</text:span> = (Resource.levelData[(value of levelKey)])[“<text:span text:style-name="T169">wave</text:span>”]</text:p>
          </table:table-cell>
        </table:table-row>
        <table:table-row table:style-name="Origin.1">
          <table:table-cell table:style-name="Origin.A1" table:number-columns-spanned="3" office:value-type="string">
            <text:p text:style-name="P61"/>
            <text:p text:style-name="P61"/>
            <text:p text:style-name="P61"/>
            <text:p text:style-name="P61"><text:soft-page-break/><text:span text:style-name="T24">9.</text:span><text:span text:style-name="T62">4</text:span><text:span text:style-name="T24">: </text:span>Check type</text:p>
          </table:table-cell>
          <table:covered-table-cell/>
          <table:covered-table-cell/>
        </table:table-row>
        <table:table-row table:style-name="Origin.1">
          <table:table-cell table:style-name="Origin.A1" office:value-type="string">
            <text:p text:style-name="P70">9.<text:span text:style-name="T62">4</text:span>.0</text:p>
          </table:table-cell>
          <table:table-cell table:style-name="Origin.A1" office:value-type="string">
            <text:p text:style-name="P7">The software shall traverse all elements of waves to ensure that all the “type” values are strings</text:p>
          </table:table-cell>
          <table:table-cell table:style-name="Origin.A1" office:value-type="string">
            <text:p text:style-name="P7">A for loop would be used to traverse all the elements</text:p>
          </table:table-cell>
        </table:table-row>
        <table:table-row table:style-name="Origin.1">
          <table:table-cell table:style-name="Origin.A1" office:value-type="string">
            <text:p text:style-name="P70">9.<text:span text:style-name="T62">4</text:span>.1</text:p>
          </table:table-cell>
          <table:table-cell table:style-name="Origin.A1" office:value-type="string">
            <text:p text:style-name="P7">If any “type” value is not a string, then the value of state shall be “main menu”</text:p>
          </table:table-cell>
          <table:table-cell table:style-name="Origin.A1" office:value-type="string">
            <text:p text:style-name="P7"/>
          </table:table-cell>
        </table:table-row>
        <table:table-row table:style-name="Origin.1">
          <table:table-cell table:style-name="Origin.A1" office:value-type="string">
            <text:p text:style-name="P70">9.<text:span text:style-name="T62">4</text:span>.2</text:p>
          </table:table-cell>
          <table:table-cell table:style-name="Origin.A1" office:value-type="string">
            <text:p text:style-name="P7">If any “type” value is not a string, then the software shall print to the console that the data type of some type data in wave is not a string</text:p>
          </table:table-cell>
          <table:table-cell table:style-name="Origin.A1" office:value-type="string">
            <text:p text:style-name="P7"/>
          </table:table-cell>
        </table:table-row>
        <table:table-row table:style-name="Origin.1">
          <table:table-cell table:style-name="Origin.A1" table:number-columns-spanned="3" office:value-type="string">
            <text:p text:style-name="P61"><text:span text:style-name="T24">9.</text:span><text:span text:style-name="T62">5</text:span><text:span text:style-name="T24">: </text:span>Check quant</text:p>
          </table:table-cell>
          <table:covered-table-cell/>
          <table:covered-table-cell/>
        </table:table-row>
        <table:table-row table:style-name="Origin.1">
          <table:table-cell table:style-name="Origin.A1" office:value-type="string">
            <text:p text:style-name="P70">9.<text:span text:style-name="T62">5</text:span>.0</text:p>
          </table:table-cell>
          <table:table-cell table:style-name="Origin.A1" office:value-type="string">
            <text:p text:style-name="P7">The software shall traverse all elements of waves to ensure that all the “quant” values are integers</text:p>
          </table:table-cell>
          <table:table-cell table:style-name="Origin.A1" office:value-type="string">
            <text:p text:style-name="P7">A for loop would be used to traverse all the elements</text:p>
          </table:table-cell>
        </table:table-row>
        <table:table-row table:style-name="Origin.1">
          <table:table-cell table:style-name="Origin.A1" office:value-type="string">
            <text:p text:style-name="P70">9.<text:span text:style-name="T62">5</text:span>.1</text:p>
          </table:table-cell>
          <table:table-cell table:style-name="Origin.A1" office:value-type="string">
            <text:p text:style-name="P7">If any “quant” value is not an integer, then the value of state shall be “main menu”</text:p>
          </table:table-cell>
          <table:table-cell table:style-name="Origin.A1" office:value-type="string">
            <text:p text:style-name="P7"/>
          </table:table-cell>
        </table:table-row>
        <table:table-row table:style-name="Origin.1">
          <table:table-cell table:style-name="Origin.A1" office:value-type="string">
            <text:p text:style-name="P70">9.<text:span text:style-name="T62">5</text:span>.2</text:p>
          </table:table-cell>
          <table:table-cell table:style-name="Origin.A1" office:value-type="string">
            <text:p text:style-name="P7">If any “quant” value is not an integer, then the software shall print to the console that the data type of some quantity data in wave is not an integer</text:p>
          </table:table-cell>
          <table:table-cell table:style-name="Origin.A1" office:value-type="string">
            <text:p text:style-name="P7"/>
          </table:table-cell>
        </table:table-row>
        <table:table-row table:style-name="Origin.1">
          <table:table-cell table:style-name="Origin.A1" table:number-columns-spanned="3" office:value-type="string">
            <text:p text:style-name="P61"><text:span text:style-name="T24">9.</text:span><text:span text:style-name="T62">6</text:span><text:span text:style-name="T24">: </text:span>Check rate</text:p>
          </table:table-cell>
          <table:covered-table-cell/>
          <table:covered-table-cell/>
        </table:table-row>
        <table:table-row table:style-name="Origin.1">
          <table:table-cell table:style-name="Origin.A1" office:value-type="string">
            <text:p text:style-name="P70">9.<text:span text:style-name="T62">6</text:span>.0</text:p>
          </table:table-cell>
          <table:table-cell table:style-name="Origin.A1" office:value-type="string">
            <text:p text:style-name="P7">The software shall traverse all elements of waves to ensure that all the “rate” values are floats</text:p>
          </table:table-cell>
          <table:table-cell table:style-name="Origin.A1" office:value-type="string">
            <text:p text:style-name="P7">A for loop would be used to traverse all the elements</text:p>
          </table:table-cell>
        </table:table-row>
        <table:table-row table:style-name="Origin.1">
          <table:table-cell table:style-name="Origin.A1" office:value-type="string">
            <text:p text:style-name="P70">9.<text:span text:style-name="T62">6</text:span>.1</text:p>
          </table:table-cell>
          <table:table-cell table:style-name="Origin.A1" office:value-type="string">
            <text:p text:style-name="P7">If any “rate” value is not a float, then the value of state shall be “main menu”</text:p>
          </table:table-cell>
          <table:table-cell table:style-name="Origin.A1" office:value-type="string">
            <text:p text:style-name="P7"/>
          </table:table-cell>
        </table:table-row>
        <table:table-row table:style-name="Origin.1">
          <table:table-cell table:style-name="Origin.A1" office:value-type="string">
            <text:p text:style-name="P70">9.<text:span text:style-name="T62">6</text:span>.2</text:p>
          </table:table-cell>
          <table:table-cell table:style-name="Origin.A1" office:value-type="string">
            <text:p text:style-name="P7">If any “rate” value is not a float, then the software shall print to the console that the data type of some rate data in wave is not a float</text:p>
          </table:table-cell>
          <table:table-cell table:style-name="Origin.A1" office:value-type="string">
            <text:p text:style-name="P7"/>
          </table:table-cell>
        </table:table-row>
        <table:table-row table:style-name="Origin.1">
          <table:table-cell table:style-name="Origin.A1" table:number-columns-spanned="3" office:value-type="string">
            <text:p text:style-name="P62"><text:span text:style-name="T24">9.</text:span><text:span text:style-name="T62">7</text:span><text:span text:style-name="T25">: </text:span>Wave dictionary</text:p>
          </table:table-cell>
          <table:covered-table-cell/>
          <table:covered-table-cell/>
        </table:table-row>
        <table:table-row table:style-name="Origin.1">
          <table:table-cell table:style-name="Origin.A1" office:value-type="string">
            <text:p text:style-name="P35"><text:span text:style-name="T24">9.</text:span><text:span text:style-name="T62">7</text:span><text:span text:style-name="T25">.0</text:span></text:p>
          </table:table-cell>
          <table:table-cell table:style-name="Origin.A1" office:value-type="string">
            <text:p text:style-name="P7">Origin shall have a dictionary called wave</text:p>
          </table:table-cell>
          <table:table-cell table:style-name="Origin.A1" office:value-type="string">
            <text:p text:style-name="P7"/>
          </table:table-cell>
        </table:table-row>
        <table:table-row table:style-name="Origin.1">
          <table:table-cell table:style-name="Origin.A1" office:value-type="string">
            <text:p text:style-name="P35"><text:span text:style-name="T24">9.</text:span><text:span text:style-name="T62">7</text:span><text:span text:style-name="T25">.1</text:span></text:p>
          </table:table-cell>
          <table:table-cell table:style-name="Origin.A1" office:value-type="string">
            <text:p text:style-name="P7">The value of wave shall be the value of waves at the index of value waveCount from GameStats minus 1</text:p>
          </table:table-cell>
          <table:table-cell table:style-name="Origin.A1" office:value-type="string">
            <text:p text:style-name="P7">To put it in code, wave = waves[(value of waveCount)-1]</text:p>
          </table:table-cell>
        </table:table-row>
        <table:table-row table:style-name="Origin.1">
          <table:table-cell table:style-name="Origin.A1" table:number-columns-spanned="3" office:value-type="string">
            <text:p text:style-name="P62"><text:span text:style-name="T24">9.</text:span><text:span text:style-name="T62">8</text:span><text:span text:style-name="T25">: </text:span>Type variable</text:p>
          </table:table-cell>
          <table:covered-table-cell/>
          <table:covered-table-cell/>
        </table:table-row>
        <table:table-row table:style-name="Origin.1">
          <table:table-cell table:style-name="Origin.A1" office:value-type="string">
            <text:p text:style-name="P35"><text:span text:style-name="T24">9.</text:span><text:span text:style-name="T62">8</text:span><text:span text:style-name="T25">.0</text:span></text:p>
          </table:table-cell>
          <table:table-cell table:style-name="Origin.A1" office:value-type="string">
            <text:p text:style-name="P7">Origin shall have a string variable called type</text:p>
          </table:table-cell>
          <table:table-cell table:style-name="Origin.A1" office:value-type="string">
            <text:p text:style-name="P7"/>
          </table:table-cell>
        </table:table-row>
        <table:table-row table:style-name="Origin.1">
          <table:table-cell table:style-name="Origin.A1" office:value-type="string">
            <text:p text:style-name="P35"><text:span text:style-name="T24">9.</text:span><text:span text:style-name="T62">8</text:span><text:span text:style-name="T25">.1</text:span></text:p>
          </table:table-cell>
          <table:table-cell table:style-name="Origin.A1" office:value-type="string">
            <text:p text:style-name="P7">The value of type shall be the value of “type” of wave</text:p>
          </table:table-cell>
          <table:table-cell table:style-name="Origin.A1" office:value-type="string">
            <text:p text:style-name="P7"/>
          </table:table-cell>
        </table:table-row>
        <table:table-row table:style-name="Origin.1">
          <table:table-cell table:style-name="Origin.A1" table:number-columns-spanned="3" office:value-type="string">
            <text:p text:style-name="P62"/>
            <text:p text:style-name="P62"/>
            <text:p text:style-name="P62"/>
            <text:p text:style-name="P62"><text:soft-page-break/><text:span text:style-name="T24">9.</text:span><text:span text:style-name="T62">9</text:span><text:span text:style-name="T25">: </text:span>Create Enemies</text:p>
          </table:table-cell>
          <table:covered-table-cell/>
          <table:covered-table-cell/>
        </table:table-row>
        <table:table-row table:style-name="Origin.1">
          <table:table-cell table:style-name="Origin.A1" office:value-type="string">
            <text:p text:style-name="P35"><text:span text:style-name="T24">9.</text:span><text:span text:style-name="T62">9</text:span><text:span text:style-name="T25">.0</text:span></text:p>
          </table:table-cell>
          <table:table-cell table:style-name="Origin.A1" office:value-type="string">
            <text:p text:style-name="P7">Origin shall have an integer variable called createdEnemies</text:p>
          </table:table-cell>
          <table:table-cell table:style-name="Origin.A1" office:value-type="string">
            <text:p text:style-name="P7">This is to count how many enemies have been created during the current wave</text:p>
          </table:table-cell>
        </table:table-row>
        <table:table-row table:style-name="Origin.1">
          <table:table-cell table:style-name="Origin.A1" office:value-type="string">
            <text:p text:style-name="P35"><text:span text:style-name="T24">9.</text:span><text:span text:style-name="T62">9</text:span><text:span text:style-name="T25">.1</text:span></text:p>
          </table:table-cell>
          <table:table-cell table:style-name="Origin.A1" office:value-type="string">
            <text:p text:style-name="P7">When Origin is first created, the value of createdEnemies shall be 0</text:p>
          </table:table-cell>
          <table:table-cell table:style-name="Origin.A1" office:value-type="string">
            <text:p text:style-name="P7"/>
          </table:table-cell>
        </table:table-row>
        <table:table-row table:style-name="Origin.1">
          <table:table-cell table:style-name="Origin.A1" office:value-type="string">
            <text:p text:style-name="P35"><text:span text:style-name="T24">9.</text:span><text:span text:style-name="T62">9</text:span><text:span text:style-name="T25">.2</text:span></text:p>
          </table:table-cell>
          <table:table-cell table:style-name="Origin.A1" office:value-type="string">
            <text:p text:style-name="P7">When the value of waveCount from GameStats changes, the value of createdEnemies shall be 0</text:p>
          </table:table-cell>
          <table:table-cell table:style-name="Origin.A1" office:value-type="string">
            <text:p text:style-name="P7"/>
          </table:table-cell>
        </table:table-row>
        <table:table-row table:style-name="Origin.1">
          <table:table-cell table:style-name="Origin.A1" office:value-type="string">
            <text:p text:style-name="P35"><text:span text:style-name="T24">9.</text:span><text:span text:style-name="T62">9</text:span><text:span text:style-name="T25">.3</text:span></text:p>
          </table:table-cell>
          <table:table-cell table:style-name="Origin.A1" office:value-type="string">
            <text:p text:style-name="P7">Origin shall have a list of EnemyObj objects called enemyList</text:p>
          </table:table-cell>
          <table:table-cell table:style-name="Origin.A1" office:value-type="string">
            <text:p text:style-name="P7"/>
          </table:table-cell>
        </table:table-row>
        <table:table-row table:style-name="Origin.1">
          <table:table-cell table:style-name="Origin.A1" office:value-type="string">
            <text:p text:style-name="P35"><text:span text:style-name="T24">9.</text:span><text:span text:style-name="T62">9</text:span><text:span text:style-name="T25">.4</text:span></text:p>
          </table:table-cell>
          <table:table-cell table:style-name="Origin.A1" office:value-type="string">
            <text:p text:style-name="P7">Origin shall have a string variable called originState</text:p>
          </table:table-cell>
          <table:table-cell table:style-name="Origin.A1" office:value-type="string">
            <text:p text:style-name="P7">This will determine if an enemy will be created at the moment</text:p>
          </table:table-cell>
        </table:table-row>
        <table:table-row table:style-name="Origin.1">
          <table:table-cell table:style-name="Origin.A1" office:value-type="string">
            <text:p text:style-name="P35"><text:span text:style-name="T24">9.</text:span><text:span text:style-name="T62">9</text:span><text:span text:style-name="T25">.5</text:span></text:p>
          </table:table-cell>
          <table:table-cell table:style-name="Origin.A1" office:value-type="string">
            <text:p text:style-name="P7">When Origin is first created, the value of originState shall be “ready”</text:p>
          </table:table-cell>
          <table:table-cell table:style-name="Origin.A1" office:value-type="string">
            <text:p text:style-name="P7"/>
          </table:table-cell>
        </table:table-row>
        <table:table-row table:style-name="Origin.1">
          <table:table-cell table:style-name="Origin.A1" office:value-type="string">
            <text:p text:style-name="P35"><text:span text:style-name="T24">9.</text:span><text:span text:style-name="T62">9</text:span><text:span text:style-name="T25">.6</text:span></text:p>
          </table:table-cell>
          <table:table-cell table:style-name="Origin.A1" office:value-type="string">
            <text:p text:style-name="P7">When the value of originState is “creating”, Origin shall create an EnemyObj object called EnemyTemp</text:p>
          </table:table-cell>
          <table:table-cell table:style-name="Origin.A1" office:value-type="string">
            <text:p text:style-name="P7">The starting parameters of EnemyTemp are: 1) the value of type, 2) a tuple of two floats with the entries being <text:span text:style-name="T61">the two entries in location</text:span> and 3) the value of createdEnemies at the time.</text:p>
          </table:table-cell>
        </table:table-row>
        <table:table-row table:style-name="Origin.1">
          <table:table-cell table:style-name="Origin.A1" office:value-type="string">
            <text:p text:style-name="P35"><text:span text:style-name="T24">9.</text:span><text:span text:style-name="T62">9</text:span><text:span text:style-name="T25">.7</text:span></text:p>
          </table:table-cell>
          <table:table-cell table:style-name="Origin.A1" office:value-type="string">
            <text:p text:style-name="P7">When the value of originState is “creating”, Origin shall create a copy of EnemyTemp to enemyList under a different name</text:p>
          </table:table-cell>
          <table:table-cell table:style-name="Origin.A1" office:value-type="string">
            <text:p text:style-name="P7">The name of this object would be Enemy_[createdEnemies value]</text:p>
          </table:table-cell>
        </table:table-row>
        <table:table-row table:style-name="Origin.1">
          <table:table-cell table:style-name="Origin.A1" office:value-type="string">
            <text:p text:style-name="P35"><text:span text:style-name="T24">9.</text:span><text:span text:style-name="T62">9</text:span><text:span text:style-name="T25">.8</text:span></text:p>
          </table:table-cell>
          <table:table-cell table:style-name="Origin.A1" office:value-type="string">
            <text:p text:style-name="P7">When an EnemyObj object has been added to enemyList, the value of originState shall be “created”</text:p>
          </table:table-cell>
          <table:table-cell table:style-name="Origin.A1" office:value-type="string">
            <text:p text:style-name="P7"/>
          </table:table-cell>
        </table:table-row>
        <table:table-row table:style-name="Origin.1">
          <table:table-cell table:style-name="Origin.A1" table:number-columns-spanned="3" office:value-type="string">
            <text:p text:style-name="P62"><text:span text:style-name="T24">9.</text:span><text:span text:style-name="T62">10</text:span><text:span text:style-name="T25">: Create s</text:span>peed</text:p>
          </table:table-cell>
          <table:covered-table-cell/>
          <table:covered-table-cell/>
        </table:table-row>
        <table:table-row table:style-name="Origin.1">
          <table:table-cell table:style-name="Origin.A1" office:value-type="string">
            <text:p text:style-name="P35"><text:span text:style-name="T24">9.</text:span><text:span text:style-name="T25">1</text:span><text:span text:style-name="T62">0</text:span><text:span text:style-name="T25">.0</text:span></text:p>
          </table:table-cell>
          <table:table-cell table:style-name="Origin.A1" office:value-type="string">
            <text:p text:style-name="P7">Origin shall have a float variable called speedMaster</text:p>
          </table:table-cell>
          <table:table-cell table:style-name="Origin.A1" office:value-type="string">
            <text:p text:style-name="P7"/>
          </table:table-cell>
        </table:table-row>
        <table:table-row table:style-name="Origin.1">
          <table:table-cell table:style-name="Origin.A1" office:value-type="string">
            <text:p text:style-name="P35"><text:span text:style-name="T24">9.</text:span><text:span text:style-name="T25">1</text:span><text:span text:style-name="T62">0</text:span><text:span text:style-name="T25">.1</text:span></text:p>
          </table:table-cell>
          <table:table-cell table:style-name="Origin.A1" office:value-type="string">
            <text:p text:style-name="P7">The value of speedMaster shall be the value of “rate” of wave </text:p>
          </table:table-cell>
          <table:table-cell table:style-name="Origin.A1" office:value-type="string">
            <text:p text:style-name="P7">To put it in code, createSpeedMaster = ((Resource.levelData[(value of levelKey)])[(value of waveCount)])[“rate”]</text:p>
          </table:table-cell>
        </table:table-row>
        <table:table-row table:style-name="Origin.1">
          <table:table-cell table:style-name="Origin.A1" office:value-type="string">
            <text:p text:style-name="P35"><text:span text:style-name="T24">9.</text:span><text:span text:style-name="T25">1</text:span><text:span text:style-name="T62">0</text:span><text:span text:style-name="T25">.2</text:span></text:p>
          </table:table-cell>
          <table:table-cell table:style-name="Origin.A1" office:value-type="string">
            <text:p text:style-name="P7">Origin shall have a float variable called speed</text:p>
          </table:table-cell>
          <table:table-cell table:style-name="Origin.A1" office:value-type="string">
            <text:p text:style-name="P7">This determines the pause between enemies being created</text:p>
          </table:table-cell>
        </table:table-row>
        <table:table-row table:style-name="Origin.1">
          <table:table-cell table:style-name="Origin.A1" office:value-type="string">
            <text:p text:style-name="P35"><text:span text:style-name="T24">9.</text:span><text:span text:style-name="T25">1</text:span><text:span text:style-name="T62">0</text:span><text:span text:style-name="T25">.3</text:span></text:p>
          </table:table-cell>
          <table:table-cell table:style-name="Origin.A1" office:value-type="string">
            <text:p text:style-name="P7">The value of speed shall be the value of speedMaster multiplied by the value of playSpeed from GameStats</text:p>
          </table:table-cell>
          <table:table-cell table:style-name="Origin.A1" office:value-type="string">
            <text:p text:style-name="P7"/>
          </table:table-cell>
        </table:table-row>
        <table:table-row table:style-name="Origin.1">
          <table:table-cell table:style-name="Origin.A1" table:number-columns-spanned="3" office:value-type="string">
            <text:p text:style-name="P62"><text:span text:style-name="T24">9.</text:span><text:span text:style-name="T25">1</text:span><text:span text:style-name="T62">1</text:span><text:span text:style-name="T25">: </text:span><text:span text:style-name="T26">Quant</text:span></text:p>
          </table:table-cell>
          <table:covered-table-cell/>
          <table:covered-table-cell/>
        </table:table-row>
        <table:table-row table:style-name="Origin.1">
          <table:table-cell table:style-name="Origin.A1" office:value-type="string">
            <text:p text:style-name="P36"><text:span text:style-name="T24">9.</text:span><text:span text:style-name="T25">1</text:span><text:span text:style-name="T62">1</text:span><text:span text:style-name="T25">.</text:span><text:span text:style-name="T26">0</text:span></text:p>
          </table:table-cell>
          <table:table-cell table:style-name="Origin.A1" office:value-type="string">
            <text:p text:style-name="P7">Origin shall have a string variable called quant</text:p>
          </table:table-cell>
          <table:table-cell table:style-name="Origin.A1" office:value-type="string">
            <text:p text:style-name="P7"/>
          </table:table-cell>
        </table:table-row>
        <text:soft-page-break/>
        <table:table-row table:style-name="Origin.1">
          <table:table-cell table:style-name="Origin.A1" office:value-type="string">
            <text:p text:style-name="P36"><text:span text:style-name="T24">9.</text:span><text:span text:style-name="T25">1</text:span><text:span text:style-name="T62">1</text:span><text:span text:style-name="T25">.</text:span><text:span text:style-name="T26">1</text:span></text:p>
          </table:table-cell>
          <table:table-cell table:style-name="Origin.A1" office:value-type="string">
            <text:p text:style-name="P7">The value of <text:span text:style-name="T160">quant</text:span> shall be the value of “quant” of wave</text:p>
          </table:table-cell>
          <table:table-cell table:style-name="Origin.A1" office:value-type="string">
            <text:p text:style-name="P7"/>
          </table:table-cell>
        </table:table-row>
        <table:table-row table:style-name="Origin.1">
          <table:table-cell table:style-name="Origin.A1" table:number-columns-spanned="3" office:value-type="string">
            <text:p text:style-name="P64"><text:span text:style-name="T24">9.</text:span><text:span text:style-name="T25">1</text:span><text:span text:style-name="T62">2</text:span>: After creating</text:p>
          </table:table-cell>
          <table:covered-table-cell/>
          <table:covered-table-cell/>
        </table:table-row>
        <table:table-row table:style-name="Origin.1">
          <table:table-cell table:style-name="Origin.A1" office:value-type="string">
            <text:p text:style-name="P37"><text:span text:style-name="T24">9.</text:span><text:span text:style-name="T25">1</text:span><text:span text:style-name="T62">2</text:span>.0</text:p>
          </table:table-cell>
          <table:table-cell table:style-name="Origin.A1" office:value-type="string">
            <text:p text:style-name="P7">When the value of createdEnemies is at or above the value of quant, originState shall be “rest”</text:p>
          </table:table-cell>
          <table:table-cell table:style-name="Origin.A1" office:value-type="string">
            <text:p text:style-name="P7"/>
          </table:table-cell>
        </table:table-row>
        <table:table-row table:style-name="Origin.1">
          <table:table-cell table:style-name="Origin.A1" office:value-type="string">
            <text:p text:style-name="P37"><text:span text:style-name="T24">9.</text:span><text:span text:style-name="T25">1</text:span><text:span text:style-name="T62">2</text:span>.1</text:p>
          </table:table-cell>
          <table:table-cell table:style-name="Origin.A1" office:value-type="string">
            <text:p text:style-name="P7">When the value of originState is “created”, Origin shall wait for a time determined by the value of rate, then originState shall be “creating”</text:p>
          </table:table-cell>
          <table:table-cell table:style-name="Origin.A1" office:value-type="string">
            <text:p text:style-name="P7"/>
          </table:table-cell>
        </table:table-row>
        <table:table-row table:style-name="Origin.1">
          <table:table-cell table:style-name="Origin.A1" table:number-columns-spanned="3" office:value-type="string">
            <text:p text:style-name="P63"><text:span text:style-name="T24">9.</text:span><text:span text:style-name="T25">1</text:span><text:span text:style-name="T62">3</text:span><text:span text:style-name="T26">: </text:span>Rest <text:span text:style-name="T26">state</text:span></text:p>
          </table:table-cell>
          <table:covered-table-cell/>
          <table:covered-table-cell/>
        </table:table-row>
        <table:table-row table:style-name="Origin.1">
          <table:table-cell table:style-name="Origin.A1" office:value-type="string">
            <text:p text:style-name="P36"><text:span text:style-name="T24">9.</text:span><text:span text:style-name="T25">1</text:span><text:span text:style-name="T62">3</text:span><text:span text:style-name="T26">.0</text:span></text:p>
          </table:table-cell>
          <table:table-cell table:style-name="Origin.A1" office:value-type="string">
            <text:p text:style-name="P7">Origin shall have a float variable called rest</text:p>
          </table:table-cell>
          <table:table-cell table:style-name="Origin.A1" office:value-type="string">
            <text:p text:style-name="P7"/>
          </table:table-cell>
        </table:table-row>
        <table:table-row table:style-name="Origin.1">
          <table:table-cell table:style-name="Origin.A1" office:value-type="string">
            <text:p text:style-name="P36"><text:span text:style-name="T24">9.</text:span><text:span text:style-name="T25">1</text:span><text:span text:style-name="T62">3</text:span><text:span text:style-name="T26">.1</text:span></text:p>
          </table:table-cell>
          <table:table-cell table:style-name="Origin.A1" office:value-type="string">
            <text:p text:style-name="P7">The value of rest shall be the value of “rest” in the (value of levelKey) dictionary in the levelData dictionary from Resource</text:p>
          </table:table-cell>
          <table:table-cell table:style-name="Origin.A1" office:value-type="string">
            <text:p text:style-name="P7">To put it in code, rest = (Resource.levelData[(value of levelKey)])[“rest”]</text:p>
          </table:table-cell>
        </table:table-row>
        <table:table-row table:style-name="Origin.1">
          <table:table-cell table:style-name="Origin.A1" office:value-type="string">
            <text:p text:style-name="P36"><text:span text:style-name="T24">9.</text:span><text:span text:style-name="T25">1</text:span><text:span text:style-name="T62">3</text:span><text:span text:style-name="T26">.2</text:span></text:p>
          </table:table-cell>
          <table:table-cell table:style-name="Origin.A1" office:value-type="string">
            <text:p text:style-name="P7">When createState is “rest and the length of enemyList is 0, Origin shall wait for an amount of time determined by the value of rest, the wait time is paused if the value of speed is 0</text:p>
          </table:table-cell>
          <table:table-cell table:style-name="Origin.A1" office:value-type="string">
            <text:p text:style-name="P7"/>
          </table:table-cell>
        </table:table-row>
        <table:table-row table:style-name="Origin.1">
          <table:table-cell table:style-name="Origin.A1" office:value-type="string">
            <text:p text:style-name="P36"><text:span text:style-name="T24">9.</text:span><text:span text:style-name="T25">1</text:span><text:span text:style-name="T62">3</text:span><text:span text:style-name="T26">.3</text:span></text:p>
          </table:table-cell>
          <table:table-cell table:style-name="Origin.A1" office:value-type="string">
            <text:p text:style-name="P7">When Origin has waited an amount of time determined by the value of rest, waveCount from GameStats shall increase by 1 and the value of originState shall be “creating”</text:p>
          </table:table-cell>
          <table:table-cell table:style-name="Origin.A1" office:value-type="string">
            <text:p text:style-name="P7"/>
          </table:table-cell>
        </table:table-row>
      </table:table>
      <text:p text:style-name="P73"><text:span text:style-name="T127"/></text:p>
      <text:p text:style-name="P73"><text:span text:style-name="T127"/></text:p>
      <text:p text:style-name="P73"><text:span text:style-name="T127">10: </text:span><text:span text:style-name="T121">Requirements for </text:span><text:span text:style-name="T124">the </text:span><text:span text:style-name="T128">Destination</text:span><text:span text:style-name="T124"> object</text:span></text:p>
      <table:table table:name="Destination" table:style-name="Destination">
        <table:table-column table:style-name="Destination.A"/>
        <table:table-column table:style-name="Destination.B" table:number-columns-repeated="2"/>
        <table:table-row table:style-name="Destination.1">
          <table:table-cell table:style-name="Destination.A1" office:value-type="string">
            <text:p text:style-name="P1">ID</text:p>
          </table:table-cell>
          <table:table-cell table:style-name="Destination.A1" office:value-type="string">
            <text:p text:style-name="P1">Requirement</text:p>
          </table:table-cell>
          <table:table-cell table:style-name="Destination.A1" office:value-type="string">
            <text:p text:style-name="P1">Notes</text:p>
          </table:table-cell>
        </table:table-row>
        <table:table-row table:style-name="Destination.1">
          <table:table-cell table:style-name="Destination.A1" office:value-type="string">
            <text:p text:style-name="P1"/>
          </table:table-cell>
          <table:table-cell table:style-name="Destination.A1" office:value-type="string">
            <text:p text:style-name="P1">While the value of state is “play”,:</text:p>
          </table:table-cell>
          <table:table-cell table:style-name="Destination.A1" office:value-type="string">
            <text:p text:style-name="P1"/>
          </table:table-cell>
        </table:table-row>
        <table:table-row table:style-name="Destination.1">
          <table:table-cell table:style-name="Destination.A1" table:number-columns-spanned="3" office:value-type="string">
            <text:p text:style-name="P99"><text:span text:style-name="T27">10.0: </text:span>Initial parameters</text:p>
          </table:table-cell>
          <table:covered-table-cell/>
          <table:covered-table-cell/>
        </table:table-row>
        <table:table-row table:style-name="Destination.1">
          <table:table-cell table:style-name="Destination.A1" office:value-type="string">
            <text:p text:style-name="P81">10.0.0</text:p>
          </table:table-cell>
          <table:table-cell table:style-name="Destination.A1" office:value-type="string">
            <text:p text:style-name="P1">Destination shall have an image element <text:span text:style-name="T114">parameter</text:span> called pic</text:p>
          </table:table-cell>
          <table:table-cell table:style-name="Destination.A1" office:value-type="string">
            <text:p text:style-name="P1">This would be the image that occupies this tile</text:p>
          </table:table-cell>
        </table:table-row>
        <table:table-row table:style-name="Destination.1">
          <table:table-cell table:style-name="Destination.A1" office:value-type="string">
            <text:p text:style-name="P81">10.0.1</text:p>
          </table:table-cell>
          <table:table-cell table:style-name="Destination.A1" office:value-type="string">
            <text:p text:style-name="P1">Destination shall have a tuple <text:span text:style-name="T115">parameter</text:span> of two float<text:span text:style-name="T118">s</text:span> called location</text:p>
          </table:table-cell>
          <table:table-cell table:style-name="Destination.A1" office:value-type="string">
            <text:p text:style-name="P199">This would be the coordinate of this element in tiles. The x coordinate starts counting from the left and increasing towards the right and the y coordinate start counting from the top and increasing towards the bottom. The values need to be multiplied by gridWidth and gridHeight <text:span text:style-name="T108">from</text:span> Map in order to display pic at the correct position</text:p>
          </table:table-cell>
        </table:table-row>
        <text:soft-page-break/>
        <table:table-row table:style-name="Destination.1">
          <table:table-cell table:style-name="Destination.A1" table:number-columns-spanned="3" office:value-type="string">
            <text:p text:style-name="P100">10.1: Coordinates on screen</text:p>
          </table:table-cell>
          <table:covered-table-cell/>
          <table:covered-table-cell/>
        </table:table-row>
        <table:table-row table:style-name="Destination.1">
          <table:table-cell table:style-name="Destination.A1" office:value-type="string">
            <text:p text:style-name="P81">10.1.0</text:p>
          </table:table-cell>
          <table:table-cell table:style-name="Destination.A1" office:value-type="string">
            <text:p text:style-name="P1">Destination shall have a float variable called x</text:p>
          </table:table-cell>
          <table:table-cell table:style-name="Destination.A1" office:value-type="string">
            <text:p text:style-name="P1">This would be the x coordinate of the top left corner of Destination on screen</text:p>
          </table:table-cell>
        </table:table-row>
        <table:table-row table:style-name="Destination.1">
          <table:table-cell table:style-name="Destination.A1" office:value-type="string">
            <text:p text:style-name="P81">10.1.1</text:p>
          </table:table-cell>
          <table:table-cell table:style-name="Destination.A1" office:value-type="string">
            <text:p text:style-name="P1">The value of x shall be the value of the first element of location multiplied by the value of gridWidth <text:span text:style-name="T108">from</text:span> Map</text:p>
          </table:table-cell>
          <table:table-cell table:style-name="Destination.A1" office:value-type="string">
            <text:p text:style-name="P1"/>
          </table:table-cell>
        </table:table-row>
        <table:table-row table:style-name="Destination.1">
          <table:table-cell table:style-name="Destination.A1" office:value-type="string">
            <text:p text:style-name="P81">10.1.2</text:p>
          </table:table-cell>
          <table:table-cell table:style-name="Destination.A1" office:value-type="string">
            <text:p text:style-name="P1">Destination shall have a float variable called y</text:p>
          </table:table-cell>
          <table:table-cell table:style-name="Destination.A1" office:value-type="string">
            <text:p text:style-name="P1">This would be the y coordinate of the top left corner of Destination on screen</text:p>
          </table:table-cell>
        </table:table-row>
        <table:table-row table:style-name="Destination.1">
          <table:table-cell table:style-name="Destination.A1" office:value-type="string">
            <text:p text:style-name="P81">10.1.3</text:p>
          </table:table-cell>
          <table:table-cell table:style-name="Destination.A1" office:value-type="string">
            <text:p text:style-name="P1">The value of y shall be the value of the second element of location multiplied by the value of gridHeight <text:span text:style-name="T108">from</text:span> Map</text:p>
          </table:table-cell>
          <table:table-cell table:style-name="Destination.A1" office:value-type="string">
            <text:p text:style-name="P1"/>
          </table:table-cell>
        </table:table-row>
        <table:table-row table:style-name="Destination.1">
          <table:table-cell table:style-name="Destination.A1" table:number-columns-spanned="3" office:value-type="string">
            <text:p text:style-name="P100">10.2: Display picture</text:p>
          </table:table-cell>
          <table:covered-table-cell/>
          <table:covered-table-cell/>
        </table:table-row>
        <table:table-row table:style-name="Destination.1">
          <table:table-cell table:style-name="Destination.A1" office:value-type="string">
            <text:p text:style-name="P81">10.2.0</text:p>
          </table:table-cell>
          <table:table-cell table:style-name="Destination.A1" office:value-type="string">
            <text:p text:style-name="P1">Destination shall display pic to the screen at position x, y with width and height being gridWidth and gridHeight <text:span text:style-name="T108">from</text:span> Map respectively</text:p>
          </table:table-cell>
          <table:table-cell table:style-name="Destination.A1" office:value-type="string">
            <text:p text:style-name="P1"/>
          </table:table-cell>
        </table:table-row>
      </table:table>
      <text:p text:style-name="P74"><text:span text:style-name="T129">11: </text:span><text:span text:style-name="T121">Requirements for </text:span><text:span text:style-name="T124">the </text:span><text:span text:style-name="T130">Path</text:span><text:span text:style-name="T124"> object</text:span><text:span text:style-name="T130">s</text:span></text:p>
      <table:table table:name="Path" table:style-name="Path">
        <table:table-column table:style-name="Path.A"/>
        <table:table-column table:style-name="Path.B" table:number-columns-repeated="2"/>
        <table:table-row table:style-name="Path.1">
          <table:table-cell table:style-name="Path.A1" office:value-type="string">
            <text:p text:style-name="P1">ID</text:p>
          </table:table-cell>
          <table:table-cell table:style-name="Path.A1" office:value-type="string">
            <text:p text:style-name="P1">Requirement</text:p>
          </table:table-cell>
          <table:table-cell table:style-name="Path.A1" office:value-type="string">
            <text:p text:style-name="P1">Notes</text:p>
          </table:table-cell>
        </table:table-row>
        <table:table-row table:style-name="Path.1">
          <table:table-cell table:style-name="Path.A1" office:value-type="string">
            <text:p text:style-name="P1"/>
          </table:table-cell>
          <table:table-cell table:style-name="Path.A1" office:value-type="string">
            <text:p text:style-name="P1">While the value of state is “play”,:</text:p>
          </table:table-cell>
          <table:table-cell table:style-name="Path.A1" office:value-type="string">
            <text:p text:style-name="P1"/>
          </table:table-cell>
        </table:table-row>
        <table:table-row table:style-name="Path.1">
          <table:table-cell table:style-name="Path.A1" table:number-columns-spanned="3" office:value-type="string">
            <text:p text:style-name="P101">11.0: Initial parameters</text:p>
          </table:table-cell>
          <table:covered-table-cell/>
          <table:covered-table-cell/>
        </table:table-row>
        <table:table-row table:style-name="Path.1">
          <table:table-cell table:style-name="Path.A1" office:value-type="string">
            <text:p text:style-name="P82">11.0.0</text:p>
          </table:table-cell>
          <table:table-cell table:style-name="Path.A1" office:value-type="string">
            <text:p text:style-name="P1">Path shall have an image element <text:span text:style-name="T116">parameter</text:span> called pic</text:p>
          </table:table-cell>
          <table:table-cell table:style-name="Path.A1" office:value-type="string">
            <text:p text:style-name="P1">This would be the image that occupies this tile</text:p>
          </table:table-cell>
        </table:table-row>
        <table:table-row table:style-name="Path.1">
          <table:table-cell table:style-name="Path.A1" office:value-type="string">
            <text:p text:style-name="P82">11.0.1</text:p>
          </table:table-cell>
          <table:table-cell table:style-name="Path.A1" office:value-type="string">
            <text:p text:style-name="P1">Path shall have a tuple <text:span text:style-name="T116">parameter</text:span> of two float<text:span text:style-name="T118">s</text:span> called location</text:p>
          </table:table-cell>
          <table:table-cell table:style-name="Path.A1" office:value-type="string">
            <text:p text:style-name="P199">This would be the coordinate of this element in tiles. The x coordinate starts counting from the left and increasing towards the right and the y coordinate start counting from the top and increasing towards the bottom. The values need to be multiplied by gridWidth and gridHeight <text:span text:style-name="T108">from</text:span> Map in order to display pic at the correct position</text:p>
          </table:table-cell>
        </table:table-row>
        <table:table-row table:style-name="Path.1">
          <table:table-cell table:style-name="Path.A1" table:number-columns-spanned="3" office:value-type="string">
            <text:p text:style-name="P101"/>
            <text:p text:style-name="P101"/>
            <text:p text:style-name="P101">11.1: Coordinates on screen</text:p>
          </table:table-cell>
          <table:covered-table-cell/>
          <table:covered-table-cell/>
        </table:table-row>
        <table:table-row table:style-name="Path.1">
          <table:table-cell table:style-name="Path.A1" office:value-type="string">
            <text:p text:style-name="P82">11.1.0</text:p>
          </table:table-cell>
          <table:table-cell table:style-name="Path.A1" office:value-type="string">
            <text:p text:style-name="P1">Path shall have a float variable called x</text:p>
          </table:table-cell>
          <table:table-cell table:style-name="Path.A1" office:value-type="string">
            <text:p text:style-name="P1">This would be the x coordinate of the top left corner of Path on screen</text:p>
          </table:table-cell>
        </table:table-row>
        <table:table-row table:style-name="Path.1">
          <table:table-cell table:style-name="Path.A1" office:value-type="string">
            <text:p text:style-name="P82">11.1.1</text:p>
          </table:table-cell>
          <table:table-cell table:style-name="Path.A1" office:value-type="string">
            <text:p text:style-name="P1">The value of x shall be the value of the first element of location multiplied by the value of gridWidth <text:span text:style-name="T108">from</text:span> Map</text:p>
          </table:table-cell>
          <table:table-cell table:style-name="Path.A1" office:value-type="string">
            <text:p text:style-name="P1"/>
          </table:table-cell>
        </table:table-row>
        <table:table-row table:style-name="Path.1">
          <table:table-cell table:style-name="Path.A1" office:value-type="string">
            <text:p text:style-name="P82">11.1.2</text:p>
          </table:table-cell>
          <table:table-cell table:style-name="Path.A1" office:value-type="string">
            <text:p text:style-name="P1">Path shall have a float variable called y</text:p>
          </table:table-cell>
          <table:table-cell table:style-name="Path.A1" office:value-type="string">
            <text:p text:style-name="P1">This would be the y coordinate of the top left corner of Path on screen</text:p>
          </table:table-cell>
        </table:table-row>
        <text:soft-page-break/>
        <table:table-row table:style-name="Path.1">
          <table:table-cell table:style-name="Path.A1" office:value-type="string">
            <text:p text:style-name="P82">11.1.3</text:p>
          </table:table-cell>
          <table:table-cell table:style-name="Path.A1" office:value-type="string">
            <text:p text:style-name="P1">The value of y shall be the value of the second element of location multiplied by the value of gridHeight <text:span text:style-name="T108">from</text:span> Map</text:p>
          </table:table-cell>
          <table:table-cell table:style-name="Path.A1" office:value-type="string">
            <text:p text:style-name="P1"/>
          </table:table-cell>
        </table:table-row>
        <table:table-row table:style-name="Path.1">
          <table:table-cell table:style-name="Path.A1" table:number-columns-spanned="3" office:value-type="string">
            <text:p text:style-name="P101">11.2: Display picture</text:p>
          </table:table-cell>
          <table:covered-table-cell/>
          <table:covered-table-cell/>
        </table:table-row>
        <table:table-row table:style-name="Path.1">
          <table:table-cell table:style-name="Path.A1" office:value-type="string">
            <text:p text:style-name="P82">11.2.0</text:p>
          </table:table-cell>
          <table:table-cell table:style-name="Path.A1" office:value-type="string">
            <text:p text:style-name="P1">Path shall display pic to the screen at position x, y and width with height being gridWidth and gridHeight <text:span text:style-name="T108">from</text:span> Map respectively</text:p>
          </table:table-cell>
          <table:table-cell table:style-name="Path.A1" office:value-type="string">
            <text:p text:style-name="P1"/>
          </table:table-cell>
        </table:table-row>
      </table:table>
      <text:p text:style-name="P174"><text:span text:style-name="T152">12: </text:span><text:span text:style-name="T139">Requirements for </text:span><text:span text:style-name="T140">the </text:span><text:span text:style-name="T153">Site</text:span><text:span text:style-name="T140"> object</text:span><text:span text:style-name="T153">s</text:span></text:p>
      <table:table table:name="Site" table:style-name="Site">
        <table:table-column table:style-name="Site.A"/>
        <table:table-column table:style-name="Site.B" table:number-columns-repeated="2"/>
        <table:table-row table:style-name="Site.1">
          <table:table-cell table:style-name="Site.A1" office:value-type="string">
            <text:p text:style-name="P1">ID</text:p>
          </table:table-cell>
          <table:table-cell table:style-name="Site.A1" office:value-type="string">
            <text:p text:style-name="P1">Requirement</text:p>
          </table:table-cell>
          <table:table-cell table:style-name="Site.A1" office:value-type="string">
            <text:p text:style-name="P1">Notes</text:p>
          </table:table-cell>
        </table:table-row>
        <table:table-row table:style-name="Site.1">
          <table:table-cell table:style-name="Site.A1" office:value-type="string">
            <text:p text:style-name="P1"/>
          </table:table-cell>
          <table:table-cell table:style-name="Site.A1" office:value-type="string">
            <text:p text:style-name="P1">While the value of state is “play”,:</text:p>
          </table:table-cell>
          <table:table-cell table:style-name="Site.A1" office:value-type="string">
            <text:p text:style-name="P1"/>
          </table:table-cell>
        </table:table-row>
        <table:table-row table:style-name="Site.1">
          <table:table-cell table:style-name="Site.A1" table:number-columns-spanned="3" office:value-type="string">
            <text:p text:style-name="P102"><text:span text:style-name="T28">12.0: </text:span>Initial parameters</text:p>
          </table:table-cell>
          <table:covered-table-cell/>
          <table:covered-table-cell/>
        </table:table-row>
        <table:table-row table:style-name="Site.1">
          <table:table-cell table:style-name="Site.A1" office:value-type="string">
            <text:p text:style-name="P83">12.0.0</text:p>
          </table:table-cell>
          <table:table-cell table:style-name="Site.A1" office:value-type="string">
            <text:p text:style-name="P1">Site shall have an image element <text:s/><text:span text:style-name="T116">parameter </text:span>called pic</text:p>
          </table:table-cell>
          <table:table-cell table:style-name="Site.A1" office:value-type="string">
            <text:p text:style-name="P1">This would be the image that occupies this tile</text:p>
          </table:table-cell>
        </table:table-row>
        <table:table-row table:style-name="Site.1">
          <table:table-cell table:style-name="Site.A1" office:value-type="string">
            <text:p text:style-name="P83">12.0.1</text:p>
          </table:table-cell>
          <table:table-cell table:style-name="Site.A1" office:value-type="string">
            <text:p text:style-name="P1">Site shall have a tuple <text:span text:style-name="T116">parameter</text:span> of two float<text:span text:style-name="T118">s</text:span> called location</text:p>
          </table:table-cell>
          <table:table-cell table:style-name="Site.A1" office:value-type="string">
            <text:p text:style-name="P199">This would be the coordinate of this element in tiles. The x coordinate starts counting from the left and increasing towards the right and the y coordinate start counting from the top and increasing towards the bottom. The values need to be multiplied by gridWidth and gridHeight <text:span text:style-name="T108">from</text:span> Map in order to display pic at the correct position</text:p>
          </table:table-cell>
        </table:table-row>
        <table:table-row table:style-name="Site.1">
          <table:table-cell table:style-name="Site.A1" table:number-columns-spanned="3" office:value-type="string">
            <text:p text:style-name="P103">12.1: Coordinates on screen of top left corner</text:p>
          </table:table-cell>
          <table:covered-table-cell/>
          <table:covered-table-cell/>
        </table:table-row>
        <table:table-row table:style-name="Site.1">
          <table:table-cell table:style-name="Site.A1" office:value-type="string">
            <text:p text:style-name="P83">12.1.0</text:p>
          </table:table-cell>
          <table:table-cell table:style-name="Site.A1" office:value-type="string">
            <text:p text:style-name="P1">Site shall have a float variable called x</text:p>
          </table:table-cell>
          <table:table-cell table:style-name="Site.A1" office:value-type="string">
            <text:p text:style-name="P1">This would be the x coordinate of the top left corner of Site on screen</text:p>
          </table:table-cell>
        </table:table-row>
        <table:table-row table:style-name="Site.1">
          <table:table-cell table:style-name="Site.A1" office:value-type="string">
            <text:p text:style-name="P83">12.1.1</text:p>
          </table:table-cell>
          <table:table-cell table:style-name="Site.A1" office:value-type="string">
            <text:p text:style-name="P1">The value of x shall be the value of the first element of location multiplied by the value of gridWidth <text:span text:style-name="T108">from</text:span> Map</text:p>
          </table:table-cell>
          <table:table-cell table:style-name="Site.A1" office:value-type="string">
            <text:p text:style-name="P1"/>
          </table:table-cell>
        </table:table-row>
        <table:table-row table:style-name="Site.1">
          <table:table-cell table:style-name="Site.A1" office:value-type="string">
            <text:p text:style-name="P83">12.1.2</text:p>
          </table:table-cell>
          <table:table-cell table:style-name="Site.A1" office:value-type="string">
            <text:p text:style-name="P1">Site shall have a float variable called y</text:p>
          </table:table-cell>
          <table:table-cell table:style-name="Site.A1" office:value-type="string">
            <text:p text:style-name="P1">This would be the y coordinate of the top left corner of Site on screen</text:p>
          </table:table-cell>
        </table:table-row>
        <table:table-row table:style-name="Site.1">
          <table:table-cell table:style-name="Site.A1" office:value-type="string">
            <text:p text:style-name="P83">12.1.3</text:p>
          </table:table-cell>
          <table:table-cell table:style-name="Site.A1" office:value-type="string">
            <text:p text:style-name="P1">The value of y shall be the value of the second element of location multiplied by the value of gridHeight <text:span text:style-name="T108">from</text:span> Map</text:p>
          </table:table-cell>
          <table:table-cell table:style-name="Site.A1" office:value-type="string">
            <text:p text:style-name="P1"/>
          </table:table-cell>
        </table:table-row>
        <table:table-row table:style-name="Site.1">
          <table:table-cell table:style-name="Site.A1" table:number-columns-spanned="3" office:value-type="string">
            <text:p text:style-name="P104"><text:span text:style-name="T28">12.</text:span><text:span text:style-name="T86">2</text:span><text:span text:style-name="T29">: </text:span>Occupied state</text:p>
          </table:table-cell>
          <table:covered-table-cell/>
          <table:covered-table-cell/>
        </table:table-row>
        <table:table-row table:style-name="Site.1">
          <table:table-cell table:style-name="Site.A1" office:value-type="string">
            <text:p text:style-name="P84">12.<text:span text:style-name="T86">2</text:span><text:span text:style-name="T29">.0</text:span></text:p>
          </table:table-cell>
          <table:table-cell table:style-name="Site.A1" office:value-type="string">
            <text:p text:style-name="P1">Site shall have a string variable called occupation</text:p>
          </table:table-cell>
          <table:table-cell table:style-name="Site.A1" office:value-type="string">
            <text:p text:style-name="P1">The value of this would be “empty” if the building site is not occupied or it would be the key of a dictionary in towerData from Resource</text:p>
          </table:table-cell>
        </table:table-row>
        <table:table-row table:style-name="Site.1">
          <table:table-cell table:style-name="Site.A1" office:value-type="string">
            <text:p text:style-name="P84">12.<text:span text:style-name="T86">2</text:span><text:span text:style-name="T29">.1</text:span></text:p>
          </table:table-cell>
          <table:table-cell table:style-name="Site.A1" office:value-type="string">
            <text:p text:style-name="P1">When Site is first created, the value of occupation shall be “empty”</text:p>
          </table:table-cell>
          <table:table-cell table:style-name="Site.A1" office:value-type="string">
            <text:p text:style-name="P1"/>
          </table:table-cell>
        </table:table-row>
        <text:soft-page-break/>
        <table:table-row table:style-name="Site.1">
          <table:table-cell table:style-name="Site.A1" office:value-type="string">
            <text:p text:style-name="P84">12.<text:span text:style-name="T86">2</text:span><text:span text:style-name="T29">.2</text:span></text:p>
          </table:table-cell>
          <table:table-cell table:style-name="Site.A1" office:value-type="string">
            <text:p text:style-name="P1">When the value of occupation changes, Site shall delete Tower</text:p>
          </table:table-cell>
          <table:table-cell table:style-name="Site.A1" office:value-type="string">
            <text:p text:style-name="P1"/>
          </table:table-cell>
        </table:table-row>
        <table:table-row table:style-name="Site.1">
          <table:table-cell table:style-name="Site.A1" office:value-type="string">
            <text:p text:style-name="P84">12.<text:span text:style-name="T86">2</text:span><text:span text:style-name="T29">.3</text:span></text:p>
          </table:table-cell>
          <table:table-cell table:style-name="Site.A1" office:value-type="string">
            <text:p text:style-name="P1">When the value of occupation is not “empty”, Site shall have a TowerObj object called Tower</text:p>
          </table:table-cell>
          <table:table-cell table:style-name="Site.A1" office:value-type="string">
            <text:p text:style-name="P1">The starting parameter of Tower would be the value of occupation. This detail would be enough to reference the correct towerData dictionary from Resource</text:p>
          </table:table-cell>
        </table:table-row>
        <table:table-row table:style-name="Site.1">
          <table:table-cell table:style-name="Site.A1" table:number-columns-spanned="3" office:value-type="string">
            <text:p text:style-name="P104"><text:span text:style-name="T28">12.</text:span><text:span text:style-name="T86">3</text:span><text:span text:style-name="T29">: </text:span>Display picture</text:p>
          </table:table-cell>
          <table:covered-table-cell/>
          <table:covered-table-cell/>
        </table:table-row>
        <table:table-row table:style-name="Site.1">
          <table:table-cell table:style-name="Site.A1" office:value-type="string">
            <text:p text:style-name="P85"><text:span text:style-name="T28">12.</text:span><text:span text:style-name="T86">3</text:span><text:span text:style-name="T29">.0</text:span></text:p>
          </table:table-cell>
          <table:table-cell table:style-name="Site.A1" office:value-type="string">
            <text:p text:style-name="P1">When the value of occupation is “empty”, Site shall display pic to the screen at positions x, y with width and height being gridWidth and gridHeight <text:span text:style-name="T108">from</text:span> Map respectively</text:p>
          </table:table-cell>
          <table:table-cell table:style-name="Site.A1" office:value-type="string">
            <text:p text:style-name="P1"/>
          </table:table-cell>
        </table:table-row>
        <table:table-row table:style-name="Site.1">
          <table:table-cell table:style-name="Site.A1" office:value-type="string">
            <text:p text:style-name="P85"><text:span text:style-name="T28">12.</text:span><text:span text:style-name="T86">3</text:span><text:span text:style-name="T29">.1</text:span></text:p>
          </table:table-cell>
          <table:table-cell table:style-name="Site.A1" office:value-type="string">
            <text:p text:style-name="P1">When the value of occupation is “empty”, Site shall delete Tower</text:p>
          </table:table-cell>
          <table:table-cell table:style-name="Site.A1" office:value-type="string">
            <text:p text:style-name="P1"/>
          </table:table-cell>
        </table:table-row>
        <table:table-row table:style-name="Site.1">
          <table:table-cell table:style-name="Site.A1" table:number-columns-spanned="3" office:value-type="string">
            <text:p text:style-name="P104"/>
            <text:p text:style-name="P104"><text:span text:style-name="T28">12.</text:span><text:span text:style-name="T86">4</text:span><text:span text:style-name="T29">: </text:span>Active state</text:p>
          </table:table-cell>
          <table:covered-table-cell/>
          <table:covered-table-cell/>
        </table:table-row>
        <table:table-row table:style-name="Site.1">
          <table:table-cell table:style-name="Site.A1" office:value-type="string">
            <text:p text:style-name="P85"><text:span text:style-name="T28">12.</text:span><text:span text:style-name="T86">4</text:span><text:span text:style-name="T29">.0</text:span></text:p>
          </table:table-cell>
          <table:table-cell table:style-name="Site.A1" office:value-type="string">
            <text:p text:style-name="P1">Site shall have a boolean variable called active</text:p>
          </table:table-cell>
          <table:table-cell table:style-name="Site.A1" office:value-type="string">
            <text:p text:style-name="P1">This is used to determine which Site TowerMenu from HUD should focus attention on</text:p>
          </table:table-cell>
        </table:table-row>
        <table:table-row table:style-name="Site.1">
          <table:table-cell table:style-name="Site.A1" office:value-type="string">
            <text:p text:style-name="P85"><text:span text:style-name="T28">12.</text:span><text:span text:style-name="T86">4</text:span><text:span text:style-name="T29">.1</text:span></text:p>
          </table:table-cell>
          <table:table-cell table:style-name="Site.A1" office:value-type="string">
            <text:p text:style-name="P1">When Site is first created, active shall be False</text:p>
          </table:table-cell>
          <table:table-cell table:style-name="Site.A1" office:value-type="string">
            <text:p text:style-name="P1">This means that by default, no Site is focused on.</text:p>
          </table:table-cell>
        </table:table-row>
        <table:table-row table:style-name="Site.1">
          <table:table-cell table:style-name="Site.A1" office:value-type="string">
            <text:p text:style-name="P85"><text:span text:style-name="T28">12.</text:span><text:span text:style-name="T86">4</text:span><text:span text:style-name="T29">.2</text:span></text:p>
          </table:table-cell>
          <table:table-cell table:style-name="Site.A1" office:value-type="string">
            <text:p text:style-name="P1">When the mouse is clicked on the tile with Site, the value of active shall be true</text:p>
          </table:table-cell>
          <table:table-cell table:style-name="Site.A1" office:value-type="string">
            <text:p text:style-name="P1"/>
          </table:table-cell>
        </table:table-row>
        <table:table-row table:style-name="Site.1">
          <table:table-cell table:style-name="Site.A1" office:value-type="string">
            <text:p text:style-name="P85"><text:span text:style-name="T28">12.</text:span><text:span text:style-name="T86">4</text:span><text:span text:style-name="T29">.3</text:span></text:p>
          </table:table-cell>
          <table:table-cell table:style-name="Site.A1" office:value-type="string">
            <text:p text:style-name="P1">While the value of active is True, the value of active for all other BuildingSiteObj objects in siteList <text:span text:style-name="T108">from</text:span> Map shall be False</text:p>
          </table:table-cell>
          <table:table-cell table:style-name="Site.A1" office:value-type="string">
            <text:p text:style-name="P1">All other building sites don’t display their details</text:p>
          </table:table-cell>
        </table:table-row>
        <table:table-row table:style-name="Site.1">
          <table:table-cell table:style-name="Site.A1" office:value-type="string">
            <text:p text:style-name="P85"><text:span text:style-name="T28">12.</text:span><text:span text:style-name="T86">4</text:span><text:span text:style-name="T29">.4</text:span></text:p>
          </table:table-cell>
          <table:table-cell table:style-name="Site.A1" office:value-type="string">
            <text:p text:style-name="P1">When the mouse is clicked anywhere on Map but on the tile with Site, the value of active shall be False</text:p>
          </table:table-cell>
          <table:table-cell table:style-name="Site.A1" office:value-type="string">
            <text:p text:style-name="P1"/>
          </table:table-cell>
        </table:table-row>
        <table:table-row table:style-name="Site.1">
          <table:table-cell table:style-name="Site.A1" table:number-columns-spanned="3" office:value-type="string">
            <text:p text:style-name="P104"><text:span text:style-name="T28">12.</text:span><text:span text:style-name="T86">5</text:span><text:span text:style-name="T29">: </text:span>Bullet list</text:p>
          </table:table-cell>
          <table:covered-table-cell/>
          <table:covered-table-cell/>
        </table:table-row>
        <table:table-row table:style-name="Site.1">
          <table:table-cell table:style-name="Site.A1" office:value-type="string">
            <text:p text:style-name="P85"><text:span text:style-name="T28">12.</text:span><text:span text:style-name="T86">5</text:span><text:span text:style-name="T29">.0</text:span></text:p>
          </table:table-cell>
          <table:table-cell table:style-name="Site.A1" office:value-type="string">
            <text:p text:style-name="P1">Site shall have a list of BulletObj objects called bulletList</text:p>
          </table:table-cell>
          <table:table-cell table:style-name="Site.A1" office:value-type="string">
            <text:p text:style-name="P1">This is to keep track of all bullets that are on screen fired from this tile</text:p>
          </table:table-cell>
        </table:table-row>
      </table:table>
      <text:p text:style-name="P169"><text:span text:style-name="T138"/></text:p>
      <text:p text:style-name="P169"><text:span text:style-name="T138"/></text:p>
      <text:p text:style-name="P169"><text:span text:style-name="T138"/></text:p>
      <text:p text:style-name="P169"><text:span text:style-name="T138"/></text:p>
      <text:p text:style-name="P169"><text:span text:style-name="T138"/></text:p>
      <text:p text:style-name="P169"><text:span text:style-name="T138">13: </text:span><text:span text:style-name="T139">Requirements for </text:span><text:span text:style-name="T140">the </text:span><text:span text:style-name="T141">Decoration</text:span><text:span text:style-name="T140"> object</text:span><text:span text:style-name="T141">s</text:span></text:p>
      <table:table table:name="Decoration" table:style-name="Decoration">
        <table:table-column table:style-name="Decoration.A"/>
        <table:table-column table:style-name="Decoration.B" table:number-columns-repeated="2"/>
        <table:table-row table:style-name="Decoration.1">
          <table:table-cell table:style-name="Decoration.A1" office:value-type="string">
            <text:p text:style-name="P1">ID</text:p>
          </table:table-cell>
          <table:table-cell table:style-name="Decoration.A1" office:value-type="string">
            <text:p text:style-name="P1">Requirement</text:p>
          </table:table-cell>
          <table:table-cell table:style-name="Decoration.A1" office:value-type="string">
            <text:p text:style-name="P1">Notes</text:p>
          </table:table-cell>
        </table:table-row>
        <table:table-row table:style-name="Decoration.1">
          <table:table-cell table:style-name="Decoration.A1" office:value-type="string">
            <text:p text:style-name="P1"/>
          </table:table-cell>
          <table:table-cell table:style-name="Decoration.A1" office:value-type="string">
            <text:p text:style-name="P1">While the value of state is “play”,:</text:p>
          </table:table-cell>
          <table:table-cell table:style-name="Decoration.A1" office:value-type="string">
            <text:p text:style-name="P1"/>
          </table:table-cell>
        </table:table-row>
        <table:table-row table:style-name="Decoration.1">
          <table:table-cell table:style-name="Decoration.A1" table:number-columns-spanned="3" office:value-type="string">
            <text:p text:style-name="P105">13.0: Initial parameters</text:p>
          </table:table-cell>
          <table:covered-table-cell/>
          <table:covered-table-cell/>
        </table:table-row>
        <table:table-row table:style-name="Decoration.1">
          <table:table-cell table:style-name="Decoration.A1" office:value-type="string">
            <text:p text:style-name="P86">13.0.0</text:p>
          </table:table-cell>
          <table:table-cell table:style-name="Decoration.A1" office:value-type="string">
            <text:p text:style-name="P1">Decoration shall have an image element <text:span text:style-name="T116">parameter</text:span> called pic</text:p>
          </table:table-cell>
          <table:table-cell table:style-name="Decoration.A1" office:value-type="string">
            <text:p text:style-name="P1">This would be the image that occupies this tile</text:p>
          </table:table-cell>
        </table:table-row>
        <text:soft-page-break/>
        <table:table-row table:style-name="Decoration.1">
          <table:table-cell table:style-name="Decoration.A1" office:value-type="string">
            <text:p text:style-name="P86">13.0.1</text:p>
          </table:table-cell>
          <table:table-cell table:style-name="Decoration.A1" office:value-type="string">
            <text:p text:style-name="P1">Decoration shall have a tuple <text:span text:style-name="T116">parameter</text:span> of two float<text:span text:style-name="T119">s</text:span> called location</text:p>
          </table:table-cell>
          <table:table-cell table:style-name="Decoration.A1" office:value-type="string">
            <text:p text:style-name="P199">This would be the coordinate of this element in tiles. The x coordinate starts counting from the left and increasing towards the right and the y coordinate start counting from the top and increasing towards the bottom. The values need to be multiplied by gridWidth and gridHeight <text:span text:style-name="T108">from</text:span> Map in order to display pic at the correct position</text:p>
          </table:table-cell>
        </table:table-row>
        <table:table-row table:style-name="Decoration.1">
          <table:table-cell table:style-name="Decoration.A1" table:number-columns-spanned="3" office:value-type="string">
            <text:p text:style-name="P105">13.1: Coordinates on screen</text:p>
          </table:table-cell>
          <table:covered-table-cell/>
          <table:covered-table-cell/>
        </table:table-row>
        <table:table-row table:style-name="Decoration.1">
          <table:table-cell table:style-name="Decoration.A1" office:value-type="string">
            <text:p text:style-name="P86">13.1.0</text:p>
          </table:table-cell>
          <table:table-cell table:style-name="Decoration.A1" office:value-type="string">
            <text:p text:style-name="P1">Decoration shall have a float variable called x</text:p>
          </table:table-cell>
          <table:table-cell table:style-name="Decoration.A1" office:value-type="string">
            <text:p text:style-name="P1">This would be the x coordinate of the top left corner of Decoration on screen</text:p>
          </table:table-cell>
        </table:table-row>
        <table:table-row table:style-name="Decoration.1">
          <table:table-cell table:style-name="Decoration.A1" office:value-type="string">
            <text:p text:style-name="P86">13.1.1</text:p>
          </table:table-cell>
          <table:table-cell table:style-name="Decoration.A1" office:value-type="string">
            <text:p text:style-name="P1">The value of x shall be the value of the first element of location multiplied by the value of gridWidth from Map</text:p>
          </table:table-cell>
          <table:table-cell table:style-name="Decoration.A1" office:value-type="string">
            <text:p text:style-name="P1"/>
          </table:table-cell>
        </table:table-row>
        <table:table-row table:style-name="Decoration.1">
          <table:table-cell table:style-name="Decoration.A1" office:value-type="string">
            <text:p text:style-name="P86">13.1.2</text:p>
          </table:table-cell>
          <table:table-cell table:style-name="Decoration.A1" office:value-type="string">
            <text:p text:style-name="P1">Decoration shall have a float variable called y</text:p>
          </table:table-cell>
          <table:table-cell table:style-name="Decoration.A1" office:value-type="string">
            <text:p text:style-name="P1">This would be the y coordinate of the top left corner of Decoration on screen</text:p>
          </table:table-cell>
        </table:table-row>
        <table:table-row table:style-name="Decoration.1">
          <table:table-cell table:style-name="Decoration.A1" office:value-type="string">
            <text:p text:style-name="P86">13.1.3</text:p>
          </table:table-cell>
          <table:table-cell table:style-name="Decoration.A1" office:value-type="string">
            <text:p text:style-name="P1">The value of y shall be the value of the second element of location multiplied by the value of gridHeight from Map</text:p>
          </table:table-cell>
          <table:table-cell table:style-name="Decoration.A1" office:value-type="string">
            <text:p text:style-name="P1"/>
          </table:table-cell>
        </table:table-row>
        <table:table-row table:style-name="Decoration.1">
          <table:table-cell table:style-name="Decoration.A1" table:number-columns-spanned="3" office:value-type="string">
            <text:p text:style-name="P105">13.2: Display picture</text:p>
          </table:table-cell>
          <table:covered-table-cell/>
          <table:covered-table-cell/>
        </table:table-row>
        <table:table-row table:style-name="Decoration.1">
          <table:table-cell table:style-name="Decoration.A1" office:value-type="string">
            <text:p text:style-name="P86">13.2.0</text:p>
          </table:table-cell>
          <table:table-cell table:style-name="Decoration.A1" office:value-type="string">
            <text:p text:style-name="P1">Decoration shall display pic to the screen at position x, y with width and height being gridWidth and gridHeight from Map respectively</text:p>
          </table:table-cell>
          <table:table-cell table:style-name="Decoration.A1" office:value-type="string">
            <text:p text:style-name="P1"/>
          </table:table-cell>
        </table:table-row>
      </table:table>
      <text:p text:style-name="P40"/>
      <text:p text:style-name="P40"/>
      <text:p text:style-name="P40"/>
      <text:p text:style-name="P40"><text:span text:style-name="T30">14: </text:span>Requirements for <text:span text:style-name="T2">the </text:span><text:span text:style-name="T4">TowerMenu</text:span><text:span text:style-name="T2"> object</text:span></text:p>
      <table:table table:name="TowerMenu" table:style-name="TowerMenu">
        <table:table-column table:style-name="TowerMenu.A" table:number-columns-repeated="3"/>
        <table:table-row table:style-name="TowerMenu.1">
          <table:table-cell table:style-name="TowerMenu.A1" office:value-type="string">
            <text:p text:style-name="P1">ID</text:p>
          </table:table-cell>
          <table:table-cell table:style-name="TowerMenu.A1" office:value-type="string">
            <text:p text:style-name="P1">Requirement</text:p>
          </table:table-cell>
          <table:table-cell table:style-name="TowerMenu.A1" office:value-type="string">
            <text:p text:style-name="P1">Notes</text:p>
          </table:table-cell>
        </table:table-row>
        <table:table-row table:style-name="TowerMenu.1">
          <table:table-cell table:style-name="TowerMenu.A1" office:value-type="string">
            <text:p text:style-name="P1"/>
          </table:table-cell>
          <table:table-cell table:style-name="TowerMenu.A1" office:value-type="string">
            <text:p text:style-name="P1">While the value of state is “play”,:</text:p>
          </table:table-cell>
          <table:table-cell table:style-name="TowerMenu.A1" office:value-type="string">
            <text:p text:style-name="P1"/>
          </table:table-cell>
        </table:table-row>
        <table:table-row table:style-name="TowerMenu.1">
          <table:table-cell table:style-name="TowerMenu.A1" table:number-columns-spanned="3" office:value-type="string">
            <text:p text:style-name="P106"><text:span text:style-name="T31">14.0: </text:span>Display nothing</text:p>
          </table:table-cell>
          <table:covered-table-cell/>
          <table:covered-table-cell/>
        </table:table-row>
        <table:table-row table:style-name="TowerMenu.1">
          <table:table-cell table:style-name="TowerMenu.A1" office:value-type="string">
            <text:p text:style-name="P140">14.0.0</text:p>
          </table:table-cell>
          <table:table-cell table:style-name="TowerMenu.A1" office:value-type="string">
            <text:p text:style-name="P1">TowerMenu shall have a boolean variable called display</text:p>
          </table:table-cell>
          <table:table-cell table:style-name="TowerMenu.A1" office:value-type="string">
            <text:p text:style-name="P1"/>
          </table:table-cell>
        </table:table-row>
        <table:table-row table:style-name="TowerMenu.5">
          <table:table-cell table:style-name="TowerMenu.A1" office:value-type="string">
            <text:p text:style-name="P140">14.0.1</text:p>
          </table:table-cell>
          <table:table-cell table:style-name="TowerMenu.A1" office:value-type="string">
            <text:p text:style-name="P1">When no BuildingSiteObj obejcts in siteList from Map have the value of active equal to True, the value of display shall be False</text:p>
          </table:table-cell>
          <table:table-cell table:style-name="TowerMenu.A1" office:value-type="string">
            <text:p text:style-name="P1"/>
          </table:table-cell>
        </table:table-row>
        <table:table-row table:style-name="TowerMenu.1">
          <table:table-cell table:style-name="TowerMenu.A1" office:value-type="string">
            <text:p text:style-name="P140">14.0.2</text:p>
          </table:table-cell>
          <table:table-cell table:style-name="TowerMenu.A1" office:value-type="string">
            <text:p text:style-name="P1">When the value of display is False, TowerMenu shall display nothing</text:p>
          </table:table-cell>
          <table:table-cell table:style-name="TowerMenu.A1" office:value-type="string">
            <text:p text:style-name="P1"/>
          </table:table-cell>
        </table:table-row>
        <text:soft-page-break/>
        <table:table-row table:style-name="TowerMenu.1">
          <table:table-cell table:style-name="TowerMenu.A1" office:value-type="string">
            <text:p text:style-name="P140">14.0.3</text:p>
          </table:table-cell>
          <table:table-cell table:style-name="TowerMenu.A1" office:value-type="string">
            <text:p text:style-name="P1">When more than one BuildingSiteObj object in siteList <text:span text:style-name="T30">from</text:span> Map has the value of active equal to True, the value of active <text:span text:style-name="T161">from</text:span> all BuildingSiteData objects in siteList shall be False</text:p>
          </table:table-cell>
          <table:table-cell table:style-name="TowerMenu.A1" office:value-type="string">
            <text:p text:style-name="P1"/>
          </table:table-cell>
        </table:table-row>
        <table:table-row table:style-name="TowerMenu.1">
          <table:table-cell table:style-name="TowerMenu.A1" table:number-columns-spanned="3" office:value-type="string">
            <text:p text:style-name="P107"><text:span text:style-name="T31">14.1: </text:span>Display something</text:p>
          </table:table-cell>
          <table:covered-table-cell/>
          <table:covered-table-cell/>
        </table:table-row>
        <table:table-row table:style-name="TowerMenu.1">
          <table:table-cell table:style-name="TowerMenu.A1" office:value-type="string">
            <text:p text:style-name="P140">14.1.0</text:p>
          </table:table-cell>
          <table:table-cell table:style-name="TowerMenu.A1" office:value-type="string">
            <text:p text:style-name="P1">When one BuildingSiteObj obejct in siteList <text:span text:style-name="T30">from</text:span> Map has the value of active equal to True, the value of display shall be True</text:p>
          </table:table-cell>
          <table:table-cell table:style-name="TowerMenu.A1" office:value-type="string">
            <text:p text:style-name="P1"/>
          </table:table-cell>
        </table:table-row>
        <table:table-row table:style-name="TowerMenu.1">
          <table:table-cell table:style-name="TowerMenu.A1" table:number-columns-spanned="3" office:value-type="string">
            <text:p text:style-name="P108"><text:span text:style-name="T31">14.2: </text:span>Menu objects</text:p>
          </table:table-cell>
          <table:covered-table-cell/>
          <table:covered-table-cell/>
        </table:table-row>
        <table:table-row table:style-name="TowerMenu.1">
          <table:table-cell table:style-name="TowerMenu.A1" office:value-type="string">
            <text:p text:style-name="P140">14.2.0</text:p>
          </table:table-cell>
          <table:table-cell table:style-name="TowerMenu.A1" office:value-type="string">
            <text:p text:style-name="P1">When the value of display is True and the value of occupation of that Site is “empty”, TowerMenu shall have a TowerMenuBuyObj object called MenuBuy</text:p>
          </table:table-cell>
          <table:table-cell table:style-name="TowerMenu.A1" office:value-type="string">
            <text:p text:style-name="P1"/>
          </table:table-cell>
        </table:table-row>
        <table:table-row table:style-name="TowerMenu.1">
          <table:table-cell table:style-name="TowerMenu.A1" office:value-type="string">
            <text:p text:style-name="P140">14.2.1</text:p>
          </table:table-cell>
          <table:table-cell table:style-name="TowerMenu.A1" office:value-type="string">
            <text:p text:style-name="P1">When the value of display is True and the value of occupation of that Site is not “empty, TowerMenu shall have a TowerMenuStatsObj object called MenuStats</text:p>
          </table:table-cell>
          <table:table-cell table:style-name="TowerMenu.A1" office:value-type="string">
            <text:p text:style-name="P1"/>
          </table:table-cell>
        </table:table-row>
        <table:table-row table:style-name="TowerMenu.1">
          <table:table-cell table:style-name="TowerMenu.A1" table:number-columns-spanned="3" office:value-type="string">
            <text:p text:style-name="P108"><text:span text:style-name="T31">14.3: </text:span>Delete menu objects</text:p>
          </table:table-cell>
          <table:covered-table-cell/>
          <table:covered-table-cell/>
        </table:table-row>
        <table:table-row table:style-name="TowerMenu.1">
          <table:table-cell table:style-name="TowerMenu.A1" office:value-type="string">
            <text:p text:style-name="P140">14.3.0</text:p>
          </table:table-cell>
          <table:table-cell table:style-name="TowerMenu.A1" office:value-type="string">
            <text:p text:style-name="P1">When the value of display is False, the software shall delete MenuStats</text:p>
          </table:table-cell>
          <table:table-cell table:style-name="TowerMenu.A1" office:value-type="string">
            <text:p text:style-name="P1"/>
          </table:table-cell>
        </table:table-row>
        <table:table-row table:style-name="TowerMenu.1">
          <table:table-cell table:style-name="TowerMenu.A1" office:value-type="string">
            <text:p text:style-name="P140">14.3.1</text:p>
          </table:table-cell>
          <table:table-cell table:style-name="TowerMenu.A1" office:value-type="string">
            <text:p text:style-name="P1">When the value of display is False, the software shall delete MenuBuy</text:p>
          </table:table-cell>
          <table:table-cell table:style-name="TowerMenu.A1" office:value-type="string">
            <text:p text:style-name="P1"/>
          </table:table-cell>
        </table:table-row>
        <table:table-row table:style-name="TowerMenu.1">
          <table:table-cell table:style-name="TowerMenu.A1" office:value-type="string">
            <text:p text:style-name="P140">14.3.2</text:p>
          </table:table-cell>
          <table:table-cell table:style-name="TowerMenu.A1" office:value-type="string">
            <text:p text:style-name="P1">When TowerMenu creates MenuBuy, the software shall delete MenuStats</text:p>
          </table:table-cell>
          <table:table-cell table:style-name="TowerMenu.A1" office:value-type="string">
            <text:p text:style-name="P1"/>
          </table:table-cell>
        </table:table-row>
        <table:table-row table:style-name="TowerMenu.1">
          <table:table-cell table:style-name="TowerMenu.A1" office:value-type="string">
            <text:p text:style-name="P140">14.3.3</text:p>
          </table:table-cell>
          <table:table-cell table:style-name="TowerMenu.A1" office:value-type="string">
            <text:p text:style-name="P1">When TowerMenu creates MenuStats, the software shall delete MenuBuy</text:p>
          </table:table-cell>
          <table:table-cell table:style-name="TowerMenu.A1" office:value-type="string">
            <text:p text:style-name="P1"/>
          </table:table-cell>
        </table:table-row>
      </table:table>
      <text:p text:style-name="P170"><text:span text:style-name="T142">15: </text:span><text:span text:style-name="T139">Requirements for </text:span><text:span text:style-name="T140">the </text:span><text:span text:style-name="T143">Enemy</text:span><text:span text:style-name="T140"> object</text:span><text:span text:style-name="T143">s</text:span></text:p>
      <table:table table:name="Enemy" table:style-name="Enemy">
        <table:table-column table:style-name="Enemy.A" table:number-columns-repeated="3"/>
        <table:table-row table:style-name="Enemy.1">
          <table:table-cell table:style-name="Enemy.A1" office:value-type="string">
            <text:p text:style-name="P1">ID</text:p>
          </table:table-cell>
          <table:table-cell table:style-name="Enemy.A1" office:value-type="string">
            <text:p text:style-name="P1">Requirement</text:p>
          </table:table-cell>
          <table:table-cell table:style-name="Enemy.A1" office:value-type="string">
            <text:p text:style-name="P1">Notes</text:p>
          </table:table-cell>
        </table:table-row>
        <table:table-row table:style-name="Enemy.1">
          <table:table-cell table:style-name="Enemy.A1" office:value-type="string">
            <text:p text:style-name="P1"/>
          </table:table-cell>
          <table:table-cell table:style-name="Enemy.A1" office:value-type="string">
            <text:p text:style-name="P1">While the value of state is “play”,:</text:p>
          </table:table-cell>
          <table:table-cell table:style-name="Enemy.A1" office:value-type="string">
            <text:p text:style-name="P1"/>
          </table:table-cell>
        </table:table-row>
        <table:table-row table:style-name="Enemy.1">
          <table:table-cell table:style-name="Enemy.A1" table:number-columns-spanned="3" office:value-type="string">
            <text:p text:style-name="P109"><text:span text:style-name="T32">15.0: </text:span>Initial parameters</text:p>
          </table:table-cell>
          <table:covered-table-cell/>
          <table:covered-table-cell/>
        </table:table-row>
        <table:table-row table:style-name="Enemy.1">
          <table:table-cell table:style-name="Enemy.A1" office:value-type="string">
            <text:p text:style-name="P141">15.0.1</text:p>
          </table:table-cell>
          <table:table-cell table:style-name="Enemy.A1" office:value-type="string">
            <text:p text:style-name="P1">Enemy shall have a string <text:span text:style-name="T117">parameter</text:span> called enemyKey </text:p>
          </table:table-cell>
          <table:table-cell table:style-name="Enemy.A1" office:value-type="string">
            <text:p text:style-name="P1">This would help determine many of the other parameters that Enemy would have</text:p>
          </table:table-cell>
        </table:table-row>
        <table:table-row table:style-name="Enemy.1">
          <table:table-cell table:style-name="Enemy.A1" office:value-type="string">
            <text:p text:style-name="P141">15.0.2</text:p>
          </table:table-cell>
          <table:table-cell table:style-name="Enemy.A1" office:value-type="string">
            <text:p text:style-name="P1">Enemy shall have a tuple <text:span text:style-name="T117">parameter</text:span> of two float<text:span text:style-name="T119">s</text:span> called location</text:p>
          </table:table-cell>
          <table:table-cell table:style-name="Enemy.A1" office:value-type="string">
            <text:p text:style-name="P1">This would be <text:span text:style-name="T176">the coordinates</text:span><text:span text:style-name="T63"> </text:span><text:span text:style-name="T64">Enemy</text:span><text:span text:style-name="T63"> would start from</text:span></text:p>
          </table:table-cell>
        </table:table-row>
        <table:table-row table:style-name="Enemy.1">
          <table:table-cell table:style-name="Enemy.A1" office:value-type="string">
            <text:p text:style-name="P141">15.0.3</text:p>
          </table:table-cell>
          <table:table-cell table:style-name="Enemy.A1" office:value-type="string">
            <text:p text:style-name="P1">Enemy shall have an integer <text:span text:style-name="T117">parameter</text:span> called ID</text:p>
          </table:table-cell>
          <table:table-cell table:style-name="Enemy.A1" office:value-type="string">
            <text:p text:style-name="P1">This is used to help target the Enemy</text:p>
          </table:table-cell>
        </table:table-row>
        <text:soft-page-break/>
        <table:table-row table:style-name="Enemy.1">
          <table:table-cell table:style-name="Enemy.A1" table:number-columns-spanned="3" office:value-type="string">
            <text:p text:style-name="P150"><text:span text:style-name="T32">15.1: </text:span>Coordinates on screen</text:p>
          </table:table-cell>
          <table:covered-table-cell/>
          <table:covered-table-cell/>
        </table:table-row>
        <table:table-row table:style-name="Enemy.1">
          <table:table-cell table:style-name="Enemy.A1" office:value-type="string">
            <text:p text:style-name="P149">15.1.0</text:p>
          </table:table-cell>
          <table:table-cell table:style-name="Enemy.A1" office:value-type="string">
            <text:p text:style-name="P148">Enemy shall have a float variable called x</text:p>
          </table:table-cell>
          <table:table-cell table:style-name="Enemy.A1" office:value-type="string">
            <text:p text:style-name="P148"/>
          </table:table-cell>
        </table:table-row>
        <table:table-row table:style-name="Enemy.1">
          <table:table-cell table:style-name="Enemy.A1" office:value-type="string">
            <text:p text:style-name="P149">15.1.1</text:p>
          </table:table-cell>
          <table:table-cell table:style-name="Enemy.A1" office:value-type="string">
            <text:p text:style-name="P148">When Enemy is first created, the value of x shall be the first entry of location</text:p>
          </table:table-cell>
          <table:table-cell table:style-name="Enemy.A1" office:value-type="string">
            <text:p text:style-name="P148"/>
          </table:table-cell>
        </table:table-row>
        <table:table-row table:style-name="Enemy.1">
          <table:table-cell table:style-name="Enemy.A1" office:value-type="string">
            <text:p text:style-name="P149">15.1.2</text:p>
          </table:table-cell>
          <table:table-cell table:style-name="Enemy.A1" office:value-type="string">
            <text:p text:style-name="P148">Enemy shall have a float variable called y</text:p>
          </table:table-cell>
          <table:table-cell table:style-name="Enemy.A1" office:value-type="string">
            <text:p text:style-name="P148"/>
          </table:table-cell>
        </table:table-row>
        <table:table-row table:style-name="Enemy.1">
          <table:table-cell table:style-name="Enemy.A1" office:value-type="string">
            <text:p text:style-name="P149">15.1.3</text:p>
          </table:table-cell>
          <table:table-cell table:style-name="Enemy.A1" office:value-type="string">
            <text:p text:style-name="P148">When Enemy is first created, the value of y shall be the second entry of location</text:p>
          </table:table-cell>
          <table:table-cell table:style-name="Enemy.A1" office:value-type="string">
            <text:p text:style-name="P148"/>
          </table:table-cell>
        </table:table-row>
        <table:table-row table:style-name="Enemy.1">
          <table:table-cell table:style-name="Enemy.A1" table:number-columns-spanned="3" office:value-type="string">
            <text:p text:style-name="P110"><text:span text:style-name="T32">15.2: </text:span>Extract picture</text:p>
          </table:table-cell>
          <table:covered-table-cell/>
          <table:covered-table-cell/>
        </table:table-row>
        <table:table-row table:style-name="Enemy.1">
          <table:table-cell table:style-name="Enemy.A1" office:value-type="string">
            <text:p text:style-name="P141">15.2.0</text:p>
          </table:table-cell>
          <table:table-cell table:style-name="Enemy.A1" office:value-type="string">
            <text:p text:style-name="P1">Enemy shall have a string variable called imageLink</text:p>
          </table:table-cell>
          <table:table-cell table:style-name="Enemy.A1" office:value-type="string">
            <text:p text:style-name="P1"/>
          </table:table-cell>
        </table:table-row>
        <table:table-row table:style-name="Enemy.1">
          <table:table-cell table:style-name="Enemy.A1" office:value-type="string">
            <text:p text:style-name="P149">15.2.1</text:p>
          </table:table-cell>
          <table:table-cell table:style-name="Enemy.A1" office:value-type="string">
            <text:p text:style-name="P148">The value of imageLink shall be the value of “imageLink” in the (value of enemyKey) dictionary in the enemyData dictionary from Resource</text:p>
          </table:table-cell>
          <table:table-cell table:style-name="Enemy.A1" office:value-type="string">
            <text:p text:style-name="P148">To put it in code, imageLink = (Resource.enemyData[(value of enemyKey)])[“imageLink”]]</text:p>
          </table:table-cell>
        </table:table-row>
        <table:table-row table:style-name="Enemy.1">
          <table:table-cell table:style-name="Enemy.A1" office:value-type="string">
            <text:p text:style-name="P149">15.2.2</text:p>
          </table:table-cell>
          <table:table-cell table:style-name="Enemy.A1" office:value-type="string">
            <text:p text:style-name="P148">Enemy shall have an image element called pic</text:p>
          </table:table-cell>
          <table:table-cell table:style-name="Enemy.A1" office:value-type="string">
            <text:p text:style-name="P148"/>
          </table:table-cell>
        </table:table-row>
        <table:table-row table:style-name="Enemy.1">
          <table:table-cell table:style-name="Enemy.A1" office:value-type="string">
            <text:p text:style-name="P149">15.2.3</text:p>
          </table:table-cell>
          <table:table-cell table:style-name="Enemy.A1" office:value-type="string">
            <text:p text:style-name="P148">The value of pic shall be the image element in images from Resource that imageLink references</text:p>
          </table:table-cell>
          <table:table-cell table:style-name="Enemy.A1" office:value-type="string">
            <text:p text:style-name="P148"/>
          </table:table-cell>
        </table:table-row>
        <table:table-row table:style-name="Enemy.1">
          <table:table-cell table:style-name="Enemy.A1" table:number-columns-spanned="3" office:value-type="string">
            <text:p text:style-name="P151"/>
            <text:p text:style-name="P151"><text:span text:style-name="T32">15.3: </text:span>Display picture</text:p>
          </table:table-cell>
          <table:covered-table-cell/>
          <table:covered-table-cell/>
        </table:table-row>
        <table:table-row table:style-name="Enemy.1">
          <table:table-cell table:style-name="Enemy.A1" office:value-type="string">
            <text:p text:style-name="P149">15.3.0</text:p>
          </table:table-cell>
          <table:table-cell table:style-name="Enemy.A1" office:value-type="string">
            <text:p text:style-name="P148">Enemy shall have a float variable called size</text:p>
          </table:table-cell>
          <table:table-cell table:style-name="Enemy.A1" office:value-type="string">
            <text:p text:style-name="P148"/>
          </table:table-cell>
        </table:table-row>
        <table:table-row table:style-name="Enemy.1">
          <table:table-cell table:style-name="Enemy.A1" office:value-type="string">
            <text:p text:style-name="P149">15.3.1</text:p>
          </table:table-cell>
          <table:table-cell table:style-name="Enemy.A1" office:value-type="string">
            <text:p text:style-name="P148">The value of size shall be the value of “size” in the (value of enemyKey) dictionary in the enemyData dictionary from Resource</text:p>
          </table:table-cell>
          <table:table-cell table:style-name="Enemy.A1" office:value-type="string">
            <text:p text:style-name="P148">To put it in code, size = (Resource.enemyData[(value of enemyKey)])[“size”]</text:p>
          </table:table-cell>
        </table:table-row>
        <table:table-row table:style-name="Enemy.1">
          <table:table-cell table:style-name="Enemy.A1" office:value-type="string">
            <text:p text:style-name="P149">15.3.2</text:p>
          </table:table-cell>
          <table:table-cell table:style-name="Enemy.A1" office:value-type="string">
            <text:p text:style-name="P148">Enemy shall have a float variable called w</text:p>
          </table:table-cell>
          <table:table-cell table:style-name="Enemy.A1" office:value-type="string">
            <text:p text:style-name="P148"/>
          </table:table-cell>
        </table:table-row>
        <table:table-row table:style-name="Enemy.1">
          <table:table-cell table:style-name="Enemy.A1" office:value-type="string">
            <text:p text:style-name="P149">15.3.3</text:p>
          </table:table-cell>
          <table:table-cell table:style-name="Enemy.A1" office:value-type="string">
            <text:p text:style-name="P148">The value of w shall be the value of size multiplied by gridWidth from Map</text:p>
          </table:table-cell>
          <table:table-cell table:style-name="Enemy.A1" office:value-type="string">
            <text:p text:style-name="P148"/>
          </table:table-cell>
        </table:table-row>
        <table:table-row table:style-name="Enemy.1">
          <table:table-cell table:style-name="Enemy.A1" office:value-type="string">
            <text:p text:style-name="P149">15.3.4</text:p>
          </table:table-cell>
          <table:table-cell table:style-name="Enemy.A1" office:value-type="string">
            <text:p text:style-name="P148">Enemy shall have a float variable called h</text:p>
          </table:table-cell>
          <table:table-cell table:style-name="Enemy.A1" office:value-type="string">
            <text:p text:style-name="P148"/>
          </table:table-cell>
        </table:table-row>
        <table:table-row table:style-name="Enemy.1">
          <table:table-cell table:style-name="Enemy.A1" office:value-type="string">
            <text:p text:style-name="P141">15.3.5</text:p>
          </table:table-cell>
          <table:table-cell table:style-name="Enemy.A1" office:value-type="string">
            <text:p text:style-name="P1">The value of h shall be the value of size multiplied by gridHeight from Map</text:p>
          </table:table-cell>
          <table:table-cell table:style-name="Enemy.A1" office:value-type="string">
            <text:p text:style-name="P1"/>
          </table:table-cell>
        </table:table-row>
        <table:table-row table:style-name="Enemy.1">
          <table:table-cell table:style-name="Enemy.A1" office:value-type="string">
            <text:p text:style-name="P142">15.3.<text:span text:style-name="T71">6</text:span></text:p>
          </table:table-cell>
          <table:table-cell table:style-name="Enemy.A1" office:value-type="string">
            <text:p text:style-name="P152">Enemy shall have a float variable called drawX</text:p>
          </table:table-cell>
          <table:table-cell table:style-name="Enemy.A1" office:value-type="string">
            <text:p text:style-name="P1"/>
          </table:table-cell>
        </table:table-row>
        <table:table-row table:style-name="Enemy.1">
          <table:table-cell table:style-name="Enemy.A1" office:value-type="string">
            <text:p text:style-name="P142">15.3.<text:span text:style-name="T71">7</text:span></text:p>
          </table:table-cell>
          <table:table-cell table:style-name="Enemy.A1" office:value-type="string">
            <text:p text:style-name="P152">The value of drawX shall be the value of x multiplied by the value of gridWidth then add to that, half the value of gridWidth</text:p>
          </table:table-cell>
          <table:table-cell table:style-name="Enemy.A1" office:value-type="string">
            <text:p text:style-name="P152">To put it in code: drawX = ((value of x)* (value of gridWidth)) + (value of gridWidth / 2)</text:p>
          </table:table-cell>
        </table:table-row>
        <table:table-row table:style-name="Enemy.1">
          <table:table-cell table:style-name="Enemy.A1" office:value-type="string">
            <text:p text:style-name="P142">15.3.<text:span text:style-name="T71">8</text:span></text:p>
          </table:table-cell>
          <table:table-cell table:style-name="Enemy.A1" office:value-type="string">
            <text:p text:style-name="P152">Enemy shall have a float variable called drawY</text:p>
          </table:table-cell>
          <table:table-cell table:style-name="Enemy.A1" office:value-type="string">
            <text:p text:style-name="P1"/>
          </table:table-cell>
        </table:table-row>
        <text:soft-page-break/>
        <table:table-row table:style-name="Enemy.1">
          <table:table-cell table:style-name="Enemy.A1" office:value-type="string">
            <text:p text:style-name="P142">15.3.<text:span text:style-name="T71">9</text:span></text:p>
          </table:table-cell>
          <table:table-cell table:style-name="Enemy.A1" office:value-type="string">
            <text:p text:style-name="P152">The value of draw<text:span text:style-name="T70">Y</text:span> shall be the value of <text:span text:style-name="T70">y</text:span> multiplied by the value of grid<text:span text:style-name="T70">Height</text:span> then add to that, half the value of grid<text:span text:style-name="T70">Height</text:span></text:p>
          </table:table-cell>
          <table:table-cell table:style-name="Enemy.A1" office:value-type="string">
            <text:p text:style-name="P152">To put it in code: draw<text:span text:style-name="T70">Y</text:span> = ((value of <text:span text:style-name="T70">y</text:span>)* (value of grid<text:span text:style-name="T70">Height</text:span>)) + (value of grid<text:span text:style-name="T70">Height</text:span> / 2)</text:p>
          </table:table-cell>
        </table:table-row>
        <table:table-row table:style-name="Enemy.1">
          <table:table-cell table:style-name="Enemy.A1" office:value-type="string">
            <text:p text:style-name="P141">15.3.<text:span text:style-name="T71">10</text:span></text:p>
          </table:table-cell>
          <table:table-cell table:style-name="Enemy.A1" office:value-type="string">
            <text:p text:style-name="P1">Enemy shall display pic to the screen at position x, y with width and height of w and h respectively</text:p>
          </table:table-cell>
          <table:table-cell table:style-name="Enemy.A1" office:value-type="string">
            <text:p text:style-name="P1">This assumes that this is drawn from the centre instead of from the top left corner</text:p>
          </table:table-cell>
        </table:table-row>
        <table:table-row table:style-name="Enemy.1">
          <table:table-cell table:style-name="Enemy.A1" table:number-columns-spanned="3" office:value-type="string">
            <text:p text:style-name="P110"><text:span text:style-name="T32">15.4: </text:span>Extract speed</text:p>
          </table:table-cell>
          <table:covered-table-cell/>
          <table:covered-table-cell/>
        </table:table-row>
        <table:table-row table:style-name="Enemy.1">
          <table:table-cell table:style-name="Enemy.A1" office:value-type="string">
            <text:p text:style-name="P141">15.4.0</text:p>
          </table:table-cell>
          <table:table-cell table:style-name="Enemy.A1" office:value-type="string">
            <text:p text:style-name="P1">Enemy shall have a float variable called speedMaster</text:p>
          </table:table-cell>
          <table:table-cell table:style-name="Enemy.A1" office:value-type="string">
            <text:p text:style-name="P1"/>
          </table:table-cell>
        </table:table-row>
        <table:table-row table:style-name="Enemy.1">
          <table:table-cell table:style-name="Enemy.A1" office:value-type="string">
            <text:p text:style-name="P141">15.4.1</text:p>
          </table:table-cell>
          <table:table-cell table:style-name="Enemy.A1" office:value-type="string">
            <text:p text:style-name="P1">The value of speedMaster shall be the value of “speed” in the (value of enemyKey) dictionary in the enemyData dictionary from Resource</text:p>
          </table:table-cell>
          <table:table-cell table:style-name="Enemy.A1" office:value-type="string">
            <text:p text:style-name="P1">To put it in code, speedMaster = (Resource.enemyData[(value of enemyKey)])[“speed”]</text:p>
          </table:table-cell>
        </table:table-row>
        <table:table-row table:style-name="Enemy.1">
          <table:table-cell table:style-name="Enemy.A1" office:value-type="string">
            <text:p text:style-name="P141">15.4.2</text:p>
          </table:table-cell>
          <table:table-cell table:style-name="Enemy.A1" office:value-type="string">
            <text:p text:style-name="P1">Enemy shall have a float variable called speed</text:p>
          </table:table-cell>
          <table:table-cell table:style-name="Enemy.A1" office:value-type="string">
            <text:p text:style-name="P1"/>
          </table:table-cell>
        </table:table-row>
        <table:table-row table:style-name="Enemy.1">
          <table:table-cell table:style-name="Enemy.A1" office:value-type="string">
            <text:p text:style-name="P141">15.4.3</text:p>
          </table:table-cell>
          <table:table-cell table:style-name="Enemy.A1" office:value-type="string">
            <text:p text:style-name="P1">The value of speed shall be the value of speedMaster multiplied by the value of playSpeed from GameStats</text:p>
          </table:table-cell>
          <table:table-cell table:style-name="Enemy.A1" office:value-type="string">
            <text:p text:style-name="P1"/>
          </table:table-cell>
        </table:table-row>
        <table:table-row table:style-name="Enemy.1">
          <table:table-cell table:style-name="Enemy.A1" table:number-columns-spanned="3" office:value-type="string">
            <text:p text:style-name="P110"><text:span text:style-name="T32">15.</text:span><text:span text:style-name="T79">5</text:span><text:span text:style-name="T32">: </text:span>Extract waypoints</text:p>
          </table:table-cell>
          <table:covered-table-cell/>
          <table:covered-table-cell/>
        </table:table-row>
        <table:table-row table:style-name="Enemy.1">
          <table:table-cell table:style-name="Enemy.A1" office:value-type="string">
            <text:p text:style-name="P141">15.<text:span text:style-name="T79">5</text:span>.0</text:p>
          </table:table-cell>
          <table:table-cell table:style-name="Enemy.A1" office:value-type="string">
            <text:p text:style-name="P1">Enemy shall have a <text:span text:style-name="T72">list</text:span> of tuples of two float variables called waypoints</text:p>
          </table:table-cell>
          <table:table-cell table:style-name="Enemy.A1" office:value-type="string">
            <text:p text:style-name="P1">This will store the different points Enemy will head towards on the way to Destination</text:p>
          </table:table-cell>
        </table:table-row>
        <table:table-row table:style-name="Enemy.1">
          <table:table-cell table:style-name="Enemy.A1" office:value-type="string">
            <text:p text:style-name="P141">15.<text:span text:style-name="T79">5</text:span>.1</text:p>
          </table:table-cell>
          <table:table-cell table:style-name="Enemy.A1" office:value-type="string">
            <text:p text:style-name="P1">The value of waypoints shall be the value of <text:span text:style-name="T67">waypoints</text:span> <text:span text:style-name="T67">from</text:span> Map</text:p>
          </table:table-cell>
          <table:table-cell table:style-name="Enemy.A1" office:value-type="string">
            <text:p text:style-name="P1"/>
          </table:table-cell>
        </table:table-row>
        <table:table-row table:style-name="Enemy.1">
          <table:table-cell table:style-name="Enemy.A1" table:number-columns-spanned="3" office:value-type="string">
            <text:p text:style-name="P110"/>
            <text:p text:style-name="P110"><text:span text:style-name="T32">15.7: </text:span>Waypoints tuple</text:p>
          </table:table-cell>
          <table:covered-table-cell/>
          <table:covered-table-cell/>
        </table:table-row>
        <table:table-row table:style-name="Enemy.1">
          <table:table-cell table:style-name="Enemy.A1" office:value-type="string">
            <text:p text:style-name="P143">15.<text:span text:style-name="T79">6</text:span>.0</text:p>
          </table:table-cell>
          <table:table-cell table:style-name="Enemy.A1" office:value-type="string">
            <text:p text:style-name="P153">Enemy shall have an integer variable called wayCount</text:p>
          </table:table-cell>
          <table:table-cell table:style-name="Enemy.A1" office:value-type="string">
            <text:p text:style-name="P154">This is to <text:span text:style-name="T75">count how many waypoints have been traversed so far</text:span></text:p>
          </table:table-cell>
        </table:table-row>
        <table:table-row table:style-name="Enemy.1">
          <table:table-cell table:style-name="Enemy.A1" office:value-type="string">
            <text:p text:style-name="P144">15.<text:span text:style-name="T79">6</text:span>.<text:span text:style-name="T76">1</text:span></text:p>
          </table:table-cell>
          <table:table-cell table:style-name="Enemy.A1" office:value-type="string">
            <text:p text:style-name="P155">When Enemy is first created, the value of wayCount shall be 0</text:p>
          </table:table-cell>
          <table:table-cell table:style-name="Enemy.A1" office:value-type="string">
            <text:p text:style-name="P154"/>
          </table:table-cell>
        </table:table-row>
        <table:table-row table:style-name="Enemy.1">
          <table:table-cell table:style-name="Enemy.A1" office:value-type="string">
            <text:p text:style-name="P141">15.<text:span text:style-name="T79">6</text:span>.<text:span text:style-name="T76">2</text:span></text:p>
          </table:table-cell>
          <table:table-cell table:style-name="Enemy.A1" office:value-type="string">
            <text:p text:style-name="P1">Enemy shall have a tuple of two float variables called target</text:p>
          </table:table-cell>
          <table:table-cell table:style-name="Enemy.A1" office:value-type="string">
            <text:p text:style-name="P1">This is the <text:span text:style-name="T74">coordinate</text:span> that Enemy is headed towards at the moment</text:p>
          </table:table-cell>
        </table:table-row>
        <table:table-row table:style-name="Enemy.1">
          <table:table-cell table:style-name="Enemy.A1" office:value-type="string">
            <text:p text:style-name="P141">15.<text:span text:style-name="T79">6</text:span>.<text:span text:style-name="T76">3</text:span></text:p>
          </table:table-cell>
          <table:table-cell table:style-name="Enemy.A1" office:value-type="string">
            <text:p text:style-name="P1">The value of target shall be the tuple <text:span text:style-name="T77">at index of</text:span> waypoints <text:span text:style-name="T77">dictated by the value of wayCount</text:span></text:p>
          </table:table-cell>
          <table:table-cell table:style-name="Enemy.A1" office:value-type="string">
            <text:p text:style-name="P156">To put it in code, target = waypoints[(value of wayCount<text:span text:style-name="T78">)]</text:span></text:p>
          </table:table-cell>
        </table:table-row>
        <table:table-row table:style-name="Enemy.1">
          <table:table-cell table:style-name="Enemy.A1" table:number-columns-spanned="3" office:value-type="string">
            <text:p text:style-name="P111"/>
            <text:p text:style-name="P111"/>
            <text:p text:style-name="P111"/>
            <text:p text:style-name="P111"><text:span text:style-name="T32">15.</text:span><text:span text:style-name="T79">7</text:span><text:span text:style-name="T32">: </text:span>Move to waypoint x</text:p>
          </table:table-cell>
          <table:covered-table-cell/>
          <table:covered-table-cell/>
        </table:table-row>
        <table:table-row table:style-name="Enemy.1">
          <table:table-cell table:style-name="Enemy.A1" office:value-type="string">
            <text:p text:style-name="P141">15.<text:span text:style-name="T79">7</text:span>.0</text:p>
          </table:table-cell>
          <table:table-cell table:style-name="Enemy.A1" office:value-type="string">
            <text:p text:style-name="P1">When the value of the first entry of target is greater than the value of x by the value of w or greater, x shall increase by <text:span text:style-name="T69">the value of speed</text:span></text:p>
          </table:table-cell>
          <table:table-cell table:style-name="Enemy.A1" office:value-type="string">
            <text:p text:style-name="P3">In other words, move right at <text:span text:style-name="T68">the rate of the value of</text:span> speed</text:p>
          </table:table-cell>
        </table:table-row>
        <text:soft-page-break/>
        <table:table-row table:style-name="Enemy.1">
          <table:table-cell table:style-name="Enemy.A1" office:value-type="string">
            <text:p text:style-name="P141">15.<text:span text:style-name="T79">7</text:span>.1</text:p>
          </table:table-cell>
          <table:table-cell table:style-name="Enemy.A1" office:value-type="string">
            <text:p text:style-name="P4">When the value of the value of x is greater than the first entry of target by the value of w or greater, x shall decrease by <text:span text:style-name="T69">the value of speed</text:span></text:p>
          </table:table-cell>
          <table:table-cell table:style-name="Enemy.A1" office:value-type="string">
            <text:p text:style-name="P3">In other words, move left at <text:span text:style-name="T68">the rate of the value of</text:span> speed</text:p>
          </table:table-cell>
        </table:table-row>
        <table:table-row table:style-name="Enemy.1">
          <table:table-cell table:style-name="Enemy.A1" office:value-type="string">
            <text:p text:style-name="P141">15.<text:span text:style-name="T79">7</text:span>.2</text:p>
          </table:table-cell>
          <table:table-cell table:style-name="Enemy.A1" office:value-type="string">
            <text:p text:style-name="P1">When the difference between the value of x and the value of the first entry of target is less than w, the value of x shall be value of the first entry of target</text:p>
          </table:table-cell>
          <table:table-cell table:style-name="Enemy.A1" office:value-type="string">
            <text:p text:style-name="P1">The Enemy is close enough to the target such that going full speed will make it overshoot the target</text:p>
          </table:table-cell>
        </table:table-row>
        <table:table-row table:style-name="Enemy.1">
          <table:table-cell table:style-name="Enemy.A1" table:number-columns-spanned="3" office:value-type="string">
            <text:p text:style-name="P111"><text:span text:style-name="T32">15.</text:span><text:span text:style-name="T79">8</text:span><text:span text:style-name="T32">: </text:span>Move to waypoint y</text:p>
          </table:table-cell>
          <table:covered-table-cell/>
          <table:covered-table-cell/>
        </table:table-row>
        <table:table-row table:style-name="Enemy.1">
          <table:table-cell table:style-name="Enemy.A1" office:value-type="string">
            <text:p text:style-name="P141">15.<text:span text:style-name="T79">8</text:span>.0</text:p>
          </table:table-cell>
          <table:table-cell table:style-name="Enemy.A1" office:value-type="string">
            <text:p text:style-name="P5">When the value of y is greater than the value the of second entry of target by the value of h or greater, y shall decrease by <text:span text:style-name="T69">the value of speed</text:span></text:p>
          </table:table-cell>
          <table:table-cell table:style-name="Enemy.A1" office:value-type="string">
            <text:p text:style-name="P1">In other words, move up at <text:span text:style-name="T68">the rate of the value of</text:span> speed</text:p>
          </table:table-cell>
        </table:table-row>
        <table:table-row table:style-name="Enemy.1">
          <table:table-cell table:style-name="Enemy.A1" office:value-type="string">
            <text:p text:style-name="P141">15.<text:span text:style-name="T79">8</text:span>.1</text:p>
          </table:table-cell>
          <table:table-cell table:style-name="Enemy.A1" office:value-type="string">
            <text:p text:style-name="P5">When the value of the second entry of target is greater than the value of y by the value of h or greater, y shall increase by <text:span text:style-name="T69">the value of speed</text:span></text:p>
          </table:table-cell>
          <table:table-cell table:style-name="Enemy.A1" office:value-type="string">
            <text:p text:style-name="P3">In other words, move down at <text:span text:style-name="T68">the rate of the value of</text:span> speed</text:p>
          </table:table-cell>
        </table:table-row>
        <table:table-row table:style-name="Enemy.1">
          <table:table-cell table:style-name="Enemy.A1" office:value-type="string">
            <text:p text:style-name="P141">15.<text:span text:style-name="T79">8</text:span>.2</text:p>
          </table:table-cell>
          <table:table-cell table:style-name="Enemy.A1" office:value-type="string">
            <text:p text:style-name="P1">When the difference between the value of y and the value of the second entry of target is less than h, the value of y shall be the value of the second entry of target</text:p>
          </table:table-cell>
          <table:table-cell table:style-name="Enemy.A1" office:value-type="string">
            <text:p text:style-name="P1">The Enemy is close enough to the target such that going full speed will make it overshoot the target</text:p>
          </table:table-cell>
        </table:table-row>
        <table:table-row table:style-name="Enemy.1">
          <table:table-cell table:style-name="Enemy.A1" table:number-columns-spanned="3" office:value-type="string">
            <text:p text:style-name="P111"><text:span text:style-name="T32">15.</text:span><text:span text:style-name="T79">9</text:span><text:span text:style-name="T32">: </text:span>Arrive at waypoint</text:p>
          </table:table-cell>
          <table:covered-table-cell/>
          <table:covered-table-cell/>
        </table:table-row>
        <table:table-row table:style-name="Enemy.1">
          <table:table-cell table:style-name="Enemy.A1" office:value-type="string">
            <text:p text:style-name="P141">15.<text:span text:style-name="T79">9</text:span>.0</text:p>
          </table:table-cell>
          <table:table-cell table:style-name="Enemy.A1" office:value-type="string">
            <text:p text:style-name="P1">When the value of x is the same as the first entry of target and the value of y is the same as the value of the second entry of target, <text:span text:style-name="T73">wayCount shall increase by 1</text:span></text:p>
          </table:table-cell>
          <table:table-cell table:style-name="Enemy.A1" office:value-type="string">
            <text:p text:style-name="P1">In other words, remove the entry at the top</text:p>
          </table:table-cell>
        </table:table-row>
        <table:table-row table:style-name="Enemy.1">
          <table:table-cell table:style-name="Enemy.A1" office:value-type="string">
            <text:p text:style-name="P141">15.<text:span text:style-name="T79">9</text:span>.1</text:p>
          </table:table-cell>
          <table:table-cell table:style-name="Enemy.A1" office:value-type="string">
            <text:p text:style-name="P1">When <text:span text:style-name="T78">the value of wayCount is equal to the length of waypoints</text:span>, the value of lives from GameStats shall decrease by 1</text:p>
          </table:table-cell>
          <table:table-cell table:style-name="Enemy.A1" office:value-type="string">
            <text:p text:style-name="P1">This means that Enemy has reached Destination and a life is lost</text:p>
          </table:table-cell>
        </table:table-row>
        <table:table-row table:style-name="Enemy.1">
          <table:table-cell table:style-name="Enemy.A1" office:value-type="string">
            <text:p text:style-name="P141">15.<text:span text:style-name="T79">9</text:span>.2</text:p>
          </table:table-cell>
          <table:table-cell table:style-name="Enemy.A1" office:value-type="string">
            <text:p text:style-name="P6">When <text:span text:style-name="T78">the value of wayCount is equal to the length of waypoints</text:span>, the software shall delete Enemy</text:p>
          </table:table-cell>
          <table:table-cell table:style-name="Enemy.A1" office:value-type="string">
            <text:p text:style-name="P1">This means that Enemy has reached Destination and Enemy disappears from the game</text:p>
          </table:table-cell>
        </table:table-row>
        <table:table-row table:style-name="Enemy.1">
          <table:table-cell table:style-name="Enemy.A1" table:number-columns-spanned="3" office:value-type="string">
            <text:p text:style-name="P112"/>
            <text:p text:style-name="P112"/>
            <text:p text:style-name="P112"/>
            <text:p text:style-name="P112"><text:span text:style-name="T32">15.1</text:span><text:span text:style-name="T79">0</text:span><text:span text:style-name="T32">: </text:span>Extract HP</text:p>
          </table:table-cell>
          <table:covered-table-cell/>
          <table:covered-table-cell/>
        </table:table-row>
        <table:table-row table:style-name="Enemy.1">
          <table:table-cell table:style-name="Enemy.A1" office:value-type="string">
            <text:p text:style-name="P141">15.1<text:span text:style-name="T79">0</text:span>.0</text:p>
          </table:table-cell>
          <table:table-cell table:style-name="Enemy.A1" office:value-type="string">
            <text:p text:style-name="P1">Enemy shall have a float variable called maxHP</text:p>
          </table:table-cell>
          <table:table-cell table:style-name="Enemy.A1" office:value-type="string">
            <text:p text:style-name="P1"/>
          </table:table-cell>
        </table:table-row>
        <table:table-row table:style-name="Enemy.1">
          <table:table-cell table:style-name="Enemy.A1" office:value-type="string">
            <text:p text:style-name="P141">15.1<text:span text:style-name="T79">0</text:span>.1</text:p>
          </table:table-cell>
          <table:table-cell table:style-name="Enemy.A1" office:value-type="string">
            <text:p text:style-name="P1">The value of maxHP shall be the value of “maxHP” in the (value of enemyKey) dictionary in the enemyData dictionary from Resource</text:p>
          </table:table-cell>
          <table:table-cell table:style-name="Enemy.A1" office:value-type="string">
            <text:p text:style-name="P1">To put it in code, maxHP = (Resource.enemyData[(value of enemyKey)])[“maxHP”]</text:p>
          </table:table-cell>
        </table:table-row>
        <text:soft-page-break/>
        <table:table-row table:style-name="Enemy.1">
          <table:table-cell table:style-name="Enemy.A1" office:value-type="string">
            <text:p text:style-name="P141">15.1<text:span text:style-name="T79">0</text:span>.2</text:p>
          </table:table-cell>
          <table:table-cell table:style-name="Enemy.A1" office:value-type="string">
            <text:p text:style-name="P1">Enemy shall have a float variable called HP</text:p>
          </table:table-cell>
          <table:table-cell table:style-name="Enemy.A1" office:value-type="string">
            <text:p text:style-name="P1"/>
          </table:table-cell>
        </table:table-row>
        <table:table-row table:style-name="Enemy.1">
          <table:table-cell table:style-name="Enemy.A1" office:value-type="string">
            <text:p text:style-name="P141">15.1<text:span text:style-name="T79">0</text:span>.3</text:p>
          </table:table-cell>
          <table:table-cell table:style-name="Enemy.A1" office:value-type="string">
            <text:p text:style-name="P1">When Enemy is first created, the value of HP shall be the value of maxHP</text:p>
          </table:table-cell>
          <table:table-cell table:style-name="Enemy.A1" office:value-type="string">
            <text:p text:style-name="P1"/>
          </table:table-cell>
        </table:table-row>
        <table:table-row table:style-name="Enemy.1">
          <table:table-cell table:style-name="Enemy.A1" table:number-columns-spanned="3" office:value-type="string">
            <text:p text:style-name="P113"><text:span text:style-name="T32">15.1</text:span><text:span text:style-name="T79">1</text:span><text:span text:style-name="T32">: </text:span>When enemy is defeated</text:p>
          </table:table-cell>
          <table:covered-table-cell/>
          <table:covered-table-cell/>
        </table:table-row>
        <table:table-row table:style-name="Enemy.1">
          <table:table-cell table:style-name="Enemy.A1" office:value-type="string">
            <text:p text:style-name="P141">15.1<text:span text:style-name="T79">1</text:span>.0</text:p>
          </table:table-cell>
          <table:table-cell table:style-name="Enemy.A1" office:value-type="string">
            <text:p text:style-name="P1">Enemy shall have an integer variable called reward</text:p>
          </table:table-cell>
          <table:table-cell table:style-name="Enemy.A1" office:value-type="string">
            <text:p text:style-name="P1"/>
          </table:table-cell>
        </table:table-row>
        <table:table-row table:style-name="Enemy.1">
          <table:table-cell table:style-name="Enemy.A1" office:value-type="string">
            <text:p text:style-name="P141">15.1<text:span text:style-name="T79">1</text:span>.1</text:p>
          </table:table-cell>
          <table:table-cell table:style-name="Enemy.A1" office:value-type="string">
            <text:p text:style-name="P1">The value of reward shall be the value of “reward” in [enemyKey] dictionary in enemyData dictionary in Resource</text:p>
          </table:table-cell>
          <table:table-cell table:style-name="Enemy.A1" office:value-type="string">
            <text:p text:style-name="P1">To put it in code, reward = <text:span text:style-name="T66">(</text:span>Resource.enemyData[<text:span text:style-name="T65">(value of </text:span>enemyKey<text:span text:style-name="T65">)</text:span>])[“reward”]</text:p>
          </table:table-cell>
        </table:table-row>
        <table:table-row table:style-name="Enemy.1">
          <table:table-cell table:style-name="Enemy.A1" office:value-type="string">
            <text:p text:style-name="P141">15.1<text:span text:style-name="T79">1</text:span>.2</text:p>
          </table:table-cell>
          <table:table-cell table:style-name="Enemy.A1" office:value-type="string">
            <text:p text:style-name="P1">When the value of HP is 0 or less, the value of money from GameStats shall increase by the value of reward</text:p>
          </table:table-cell>
          <table:table-cell table:style-name="Enemy.A1" office:value-type="string">
            <text:p text:style-name="P1">This means that Enemy has been defeated and drop some money</text:p>
          </table:table-cell>
        </table:table-row>
        <table:table-row table:style-name="Enemy.1">
          <table:table-cell table:style-name="Enemy.A1" office:value-type="string">
            <text:p text:style-name="P141">15.1<text:span text:style-name="T79">1</text:span>.3</text:p>
          </table:table-cell>
          <table:table-cell table:style-name="Enemy.A1" office:value-type="string">
            <text:p text:style-name="P1">When the value of HP is 0 or less, the value of score from GameStats shall increase by the value of reward</text:p>
          </table:table-cell>
          <table:table-cell table:style-name="Enemy.A1" office:value-type="string">
            <text:p text:style-name="P1"/>
          </table:table-cell>
        </table:table-row>
        <table:table-row table:style-name="Enemy.1">
          <table:table-cell table:style-name="Enemy.A1" office:value-type="string">
            <text:p text:style-name="P141">15.1<text:span text:style-name="T79">1</text:span>.4</text:p>
          </table:table-cell>
          <table:table-cell table:style-name="Enemy.A1" office:value-type="string">
            <text:p text:style-name="P1">When the value of HP is 0 or less, the software shall delete Enemy</text:p>
          </table:table-cell>
          <table:table-cell table:style-name="Enemy.A1" office:value-type="string">
            <text:p text:style-name="P1">This means that Enemy has been defeated and disappears from the game</text:p>
          </table:table-cell>
        </table:table-row>
        <table:table-row table:style-name="Enemy.1">
          <table:table-cell table:style-name="Enemy.A1" table:number-columns-spanned="3" office:value-type="string">
            <text:p text:style-name="P113"><text:span text:style-name="T32">15.1</text:span><text:span text:style-name="T79">2</text:span><text:span text:style-name="T32">: </text:span>When enemy is buggy</text:p>
          </table:table-cell>
          <table:covered-table-cell/>
          <table:covered-table-cell/>
        </table:table-row>
        <table:table-row table:style-name="Enemy.1">
          <table:table-cell table:style-name="Enemy.A1" office:value-type="string">
            <text:p text:style-name="P141">15.1<text:span text:style-name="T79">2</text:span>.0</text:p>
          </table:table-cell>
          <table:table-cell table:style-name="Enemy.A1" office:value-type="string">
            <text:p text:style-name="P1">Enemy shall have an integer value called time</text:p>
          </table:table-cell>
          <table:table-cell table:style-name="Enemy.A1" office:value-type="string">
            <text:p text:style-name="P1">This is to get rid of an Enemy which is buggy and is stuck somewhere</text:p>
          </table:table-cell>
        </table:table-row>
        <table:table-row table:style-name="Enemy.1">
          <table:table-cell table:style-name="Enemy.A1" office:value-type="string">
            <text:p text:style-name="P141">15.1<text:span text:style-name="T79">2</text:span>.1</text:p>
          </table:table-cell>
          <table:table-cell table:style-name="Enemy.A1" office:value-type="string">
            <text:p text:style-name="P1">When Enemy is first created, the value of time shall be 0</text:p>
          </table:table-cell>
          <table:table-cell table:style-name="Enemy.A1" office:value-type="string">
            <text:p text:style-name="P1"/>
          </table:table-cell>
        </table:table-row>
        <table:table-row table:style-name="Enemy.1">
          <table:table-cell table:style-name="Enemy.A1" office:value-type="string">
            <text:p text:style-name="P141">15.1<text:span text:style-name="T79">2</text:span>.2</text:p>
          </table:table-cell>
          <table:table-cell table:style-name="Enemy.A1" office:value-type="string">
            <text:p text:style-name="P1">For every second that passes, the value of time shall increase by 1</text:p>
          </table:table-cell>
          <table:table-cell table:style-name="Enemy.A1" office:value-type="string">
            <text:p text:style-name="P1"/>
          </table:table-cell>
        </table:table-row>
        <table:table-row table:style-name="Enemy.1">
          <table:table-cell table:style-name="Enemy.A1" office:value-type="string">
            <text:p text:style-name="P141">15.1<text:span text:style-name="T79">2</text:span>.3</text:p>
          </table:table-cell>
          <table:table-cell table:style-name="Enemy.A1" office:value-type="string">
            <text:p text:style-name="P1">When the value of time is equal to 300 or greater, the software shall delete Enemy</text:p>
          </table:table-cell>
          <table:table-cell table:style-name="Enemy.A1" office:value-type="string">
            <text:p text:style-name="P1"/>
          </table:table-cell>
        </table:table-row>
        <table:table-row table:style-name="Enemy.1">
          <table:table-cell table:style-name="Enemy.A1" office:value-type="string">
            <text:p text:style-name="P141">15.1<text:span text:style-name="T79">2</text:span>.4</text:p>
          </table:table-cell>
          <table:table-cell table:style-name="Enemy.A1" office:value-type="string">
            <text:p text:style-name="P1">When the value of time is equal to 300 or greater, the software shall print to the console that an Enemy is buggy</text:p>
          </table:table-cell>
          <table:table-cell table:style-name="Enemy.A1" office:value-type="string">
            <text:p text:style-name="P1"/>
          </table:table-cell>
        </table:table-row>
      </table:table>
      <text:p text:style-name="P171"><text:span text:style-name="T144">16: </text:span><text:span text:style-name="T139">Requirements for </text:span><text:span text:style-name="T140">the </text:span><text:span text:style-name="T145">Tower</text:span><text:span text:style-name="T140"> object</text:span><text:span text:style-name="T145">s</text:span></text:p>
      <table:table table:name="Tower" table:style-name="Tower">
        <table:table-column table:style-name="Tower.A"/>
        <table:table-column table:style-name="Tower.B" table:number-columns-repeated="2"/>
        <table:table-row table:style-name="Tower.1">
          <table:table-cell table:style-name="Tower.A1" office:value-type="string">
            <text:p text:style-name="P1">ID</text:p>
          </table:table-cell>
          <table:table-cell table:style-name="Tower.A1" office:value-type="string">
            <text:p text:style-name="P1">Requirement</text:p>
          </table:table-cell>
          <table:table-cell table:style-name="Tower.A1" office:value-type="string">
            <text:p text:style-name="P1">Notes</text:p>
          </table:table-cell>
        </table:table-row>
        <table:table-row table:style-name="Tower.1">
          <table:table-cell table:style-name="Tower.A1" office:value-type="string">
            <text:p text:style-name="P1"/>
          </table:table-cell>
          <table:table-cell table:style-name="Tower.A1" office:value-type="string">
            <text:p text:style-name="P1">While the value of state is “play”,:</text:p>
          </table:table-cell>
          <table:table-cell table:style-name="Tower.A1" office:value-type="string">
            <text:p text:style-name="P1"/>
          </table:table-cell>
        </table:table-row>
        <table:table-row table:style-name="Tower.1">
          <table:table-cell table:style-name="Tower.A1" table:number-columns-spanned="3" office:value-type="string">
            <text:p text:style-name="P114"><text:span text:style-name="T33">16.0: </text:span>Initial parameter</text:p>
          </table:table-cell>
          <table:covered-table-cell/>
          <table:covered-table-cell/>
        </table:table-row>
        <table:table-row table:style-name="Tower.1">
          <table:table-cell table:style-name="Tower.A1" office:value-type="string">
            <text:p text:style-name="P145">16.0.0</text:p>
          </table:table-cell>
          <table:table-cell table:style-name="Tower.A1" office:value-type="string">
            <text:p text:style-name="P1">Tower shall have a string <text:span text:style-name="T118">parameter</text:span> called towerKey</text:p>
          </table:table-cell>
          <table:table-cell table:style-name="Tower.A1" office:value-type="string">
            <text:p text:style-name="P1">This would help determine many of the other parameters that Tower would have</text:p>
          </table:table-cell>
        </table:table-row>
        <table:table-row table:style-name="Tower.1">
          <table:table-cell table:style-name="Tower.A1" table:number-columns-spanned="3" office:value-type="string">
            <text:p text:style-name="P115"><text:span text:style-name="T33">16.1: </text:span>Coordinates of top left corner on screen</text:p>
          </table:table-cell>
          <table:covered-table-cell/>
          <table:covered-table-cell/>
        </table:table-row>
        <table:table-row table:style-name="Tower.1">
          <table:table-cell table:style-name="Tower.A1" office:value-type="string">
            <text:p text:style-name="P145">16.1.0</text:p>
          </table:table-cell>
          <table:table-cell table:style-name="Tower.A1" office:value-type="string">
            <text:p text:style-name="P1"><text:span text:style-name="T172">Tower</text:span> shall have a float variable called x</text:p>
          </table:table-cell>
          <table:table-cell table:style-name="Tower.A1" office:value-type="string">
            <text:p text:style-name="P1">This would be the x coordinate of the top left corner of Tower on screen</text:p>
          </table:table-cell>
        </table:table-row>
        <text:soft-page-break/>
        <table:table-row table:style-name="Tower.1">
          <table:table-cell table:style-name="Tower.A1" office:value-type="string">
            <text:p text:style-name="P145">16.1.1</text:p>
          </table:table-cell>
          <table:table-cell table:style-name="Tower.A1" office:value-type="string">
            <text:p text:style-name="P1">The value of x shall be the value of x from Site <text:span text:style-name="T88">multiplied by the value of gridWidth from Map</text:span></text:p>
          </table:table-cell>
          <table:table-cell table:style-name="Tower.A1" office:value-type="string">
            <text:p text:style-name="P1">Site is referring to this object’s parent</text:p>
          </table:table-cell>
        </table:table-row>
        <table:table-row table:style-name="Tower.1">
          <table:table-cell table:style-name="Tower.A1" office:value-type="string">
            <text:p text:style-name="P145">16.1.2</text:p>
          </table:table-cell>
          <table:table-cell table:style-name="Tower.A1" office:value-type="string">
            <text:p text:style-name="P1"><text:span text:style-name="T172">Tower</text:span> shall have a float variable called y</text:p>
          </table:table-cell>
          <table:table-cell table:style-name="Tower.A1" office:value-type="string">
            <text:p text:style-name="P1">This would be the y coordinate of the top left corner of Tower on screen</text:p>
          </table:table-cell>
        </table:table-row>
        <table:table-row table:style-name="Tower.1">
          <table:table-cell table:style-name="Tower.A1" office:value-type="string">
            <text:p text:style-name="P145">16.1.3</text:p>
          </table:table-cell>
          <table:table-cell table:style-name="Tower.A1" office:value-type="string">
            <text:p text:style-name="P1">The value of y shall be the value of y from Site <text:span text:style-name="T88">multiplied by the value of gridHeight from Map</text:span></text:p>
          </table:table-cell>
          <table:table-cell table:style-name="Tower.A1" office:value-type="string">
            <text:p text:style-name="P1">Site is referring to this object’s parent</text:p>
          </table:table-cell>
        </table:table-row>
        <table:table-row table:style-name="Tower.1">
          <table:table-cell table:style-name="Tower.A1" table:number-columns-spanned="3" office:value-type="string">
            <text:p text:style-name="P116"><text:span text:style-name="T33">16.</text:span><text:span text:style-name="T89">2</text:span><text:span text:style-name="T34">: </text:span>Display picture</text:p>
          </table:table-cell>
          <table:covered-table-cell/>
          <table:covered-table-cell/>
        </table:table-row>
        <table:table-row table:style-name="Tower.1">
          <table:table-cell table:style-name="Tower.A1" office:value-type="string">
            <text:p text:style-name="P87"><text:span text:style-name="T33">16.</text:span><text:span text:style-name="T89">2</text:span><text:span text:style-name="T34">.0</text:span></text:p>
          </table:table-cell>
          <table:table-cell table:style-name="Tower.A1" office:value-type="string">
            <text:p text:style-name="P1">Tower shall have a string variable called imageLink</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2</text:span><text:span text:style-name="T34">.1</text:span></text:p>
          </table:table-cell>
          <table:table-cell table:style-name="Tower.A1" office:value-type="string">
            <text:p text:style-name="P1">The value of imageLink shall be the value of “imageLink” in the (value of towerKey) dictionary in the towerData dictionary from Resource</text:p>
          </table:table-cell>
          <table:table-cell table:style-name="Tower.A1" office:value-type="string">
            <text:p text:style-name="P1">To put it in code, imageLink = (Resource.towerData[(value of towerKey])[“imageLink”]</text:p>
          </table:table-cell>
        </table:table-row>
        <table:table-row table:style-name="Tower.1">
          <table:table-cell table:style-name="Tower.A1" office:value-type="string">
            <text:p text:style-name="P87"><text:span text:style-name="T33">16.</text:span><text:span text:style-name="T89">2</text:span><text:span text:style-name="T34">.2</text:span></text:p>
          </table:table-cell>
          <table:table-cell table:style-name="Tower.A1" office:value-type="string">
            <text:p text:style-name="P1">Tower shall have an image element called pic</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2</text:span><text:span text:style-name="T34">.3</text:span></text:p>
          </table:table-cell>
          <table:table-cell table:style-name="Tower.A1" office:value-type="string">
            <text:p text:style-name="P1">The value of pic shall be the element in images of Resource that imageLink references</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2</text:span><text:span text:style-name="T34">.4</text:span></text:p>
          </table:table-cell>
          <table:table-cell table:style-name="Tower.A1" office:value-type="string">
            <text:p text:style-name="P1">Tower shall display pic to the screen at position x, y with width and height being gridWidth and gridHeight from Map respectively</text:p>
          </table:table-cell>
          <table:table-cell table:style-name="Tower.A1" office:value-type="string">
            <text:p text:style-name="P1"/>
          </table:table-cell>
        </table:table-row>
        <table:table-row table:style-name="Tower.1">
          <table:table-cell table:style-name="Tower.A1" table:number-columns-spanned="3" office:value-type="string">
            <text:p text:style-name="P116"><text:span text:style-name="T33">16.</text:span><text:span text:style-name="T89">3</text:span><text:span text:style-name="T34">: </text:span>Bullet count</text:p>
          </table:table-cell>
          <table:covered-table-cell/>
          <table:covered-table-cell/>
        </table:table-row>
        <table:table-row table:style-name="Tower.1">
          <table:table-cell table:style-name="Tower.A1" office:value-type="string">
            <text:p text:style-name="P87"><text:span text:style-name="T33">16.</text:span><text:span text:style-name="T89">3</text:span><text:span text:style-name="T34">.0</text:span></text:p>
          </table:table-cell>
          <table:table-cell table:style-name="Tower.A1" office:value-type="string">
            <text:p text:style-name="P1">Tower shall have an integer variable called bulletCount</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3</text:span><text:span text:style-name="T34">.1</text:span></text:p>
          </table:table-cell>
          <table:table-cell table:style-name="Tower.A1" office:value-type="string">
            <text:p text:style-name="P1">When Tower is first created, the value of bulletCount shall be 0</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3</text:span><text:span text:style-name="T34">.2</text:span></text:p>
          </table:table-cell>
          <table:table-cell table:style-name="Tower.A1" office:value-type="string">
            <text:p text:style-name="P1">When the value of value of waveCount increases, the value of bulletCount shall be 0</text:p>
          </table:table-cell>
          <table:table-cell table:style-name="Tower.A1" office:value-type="string">
            <text:p text:style-name="P1"/>
          </table:table-cell>
        </table:table-row>
        <table:table-row table:style-name="Tower.1">
          <table:table-cell table:style-name="Tower.A1" table:number-columns-spanned="3" office:value-type="string">
            <text:p text:style-name="P116"/>
            <text:p text:style-name="P116"/>
            <text:p text:style-name="P116"><text:span text:style-name="T33">16.</text:span><text:span text:style-name="T89">4</text:span><text:span text:style-name="T34">: </text:span>Extract range</text:p>
          </table:table-cell>
          <table:covered-table-cell/>
          <table:covered-table-cell/>
        </table:table-row>
        <table:table-row table:style-name="Tower.1">
          <table:table-cell table:style-name="Tower.A1" office:value-type="string">
            <text:p text:style-name="P87"><text:span text:style-name="T33">16.</text:span><text:span text:style-name="T89">4</text:span><text:span text:style-name="T34">.0</text:span></text:p>
          </table:table-cell>
          <table:table-cell table:style-name="Tower.A1" office:value-type="string">
            <text:p text:style-name="P1">Tower shall have a float variable called range</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4</text:span><text:span text:style-name="T34">.1</text:span></text:p>
          </table:table-cell>
          <table:table-cell table:style-name="Tower.A1" office:value-type="string">
            <text:p text:style-name="P1">The value of range shall be the value of “range” in the (value of towerKey) dictionary in the towerData dictionary from Resource</text:p>
          </table:table-cell>
          <table:table-cell table:style-name="Tower.A1" office:value-type="string">
            <text:p text:style-name="P1">To put it in code, range = (Resource.towerData[(value of towerKey])[“range”]</text:p>
          </table:table-cell>
        </table:table-row>
        <table:table-row table:style-name="Tower.1">
          <table:table-cell table:style-name="Tower.A1" table:number-columns-spanned="3" office:value-type="string">
            <text:p text:style-name="P116"/>
            <text:p text:style-name="P116"/>
            <text:p text:style-name="P116"/>
            <text:p text:style-name="P116"/>
            <text:p text:style-name="P116"><text:span text:style-name="T33">16.</text:span><text:span text:style-name="T89">5</text:span><text:span text:style-name="T34">: </text:span>Extract bullet key</text:p>
          </table:table-cell>
          <table:covered-table-cell/>
          <table:covered-table-cell/>
        </table:table-row>
        <table:table-row table:style-name="Tower.1">
          <table:table-cell table:style-name="Tower.A1" office:value-type="string">
            <text:p text:style-name="P87"><text:span text:style-name="T33">16.</text:span><text:span text:style-name="T89">5</text:span><text:span text:style-name="T34">.0</text:span></text:p>
          </table:table-cell>
          <table:table-cell table:style-name="Tower.A1" office:value-type="string">
            <text:p text:style-name="P1">Tower shall have a string variable called bulletKey</text:p>
          </table:table-cell>
          <table:table-cell table:style-name="Tower.A1" office:value-type="string">
            <text:p text:style-name="P1"/>
          </table:table-cell>
        </table:table-row>
        <text:soft-page-break/>
        <table:table-row table:style-name="Tower.1">
          <table:table-cell table:style-name="Tower.A1" office:value-type="string">
            <text:p text:style-name="P87"><text:span text:style-name="T33">16.</text:span><text:span text:style-name="T89">5</text:span><text:span text:style-name="T34">.1</text:span></text:p>
          </table:table-cell>
          <table:table-cell table:style-name="Tower.A1" office:value-type="string">
            <text:p text:style-name="P1">The value of bulletKey shall be the value of “bulletKey” in the (value of towerKey) dictionary in the towerData dictionary from Resource</text:p>
          </table:table-cell>
          <table:table-cell table:style-name="Tower.A1" office:value-type="string">
            <text:p text:style-name="P1">To put it in code, bulletKey = (Resource.towerData[(value of towerKey)])[“bulletKey”]</text:p>
          </table:table-cell>
        </table:table-row>
        <table:table-row table:style-name="Tower.1">
          <table:table-cell table:style-name="Tower.A1" table:number-columns-spanned="3" office:value-type="string">
            <text:p text:style-name="P116"><text:span text:style-name="T33">16.</text:span><text:span text:style-name="T89">6</text:span><text:span text:style-name="T34">: </text:span>Tower state variable</text:p>
          </table:table-cell>
          <table:covered-table-cell/>
          <table:covered-table-cell/>
        </table:table-row>
        <table:table-row table:style-name="Tower.1">
          <table:table-cell table:style-name="Tower.A1" office:value-type="string">
            <text:p text:style-name="P87"><text:span text:style-name="T33">16.</text:span><text:span text:style-name="T89">6</text:span><text:span text:style-name="T34">.0</text:span></text:p>
          </table:table-cell>
          <table:table-cell table:style-name="Tower.A1" office:value-type="string">
            <text:p text:style-name="P1">Tower shall have a string value called towerState</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6</text:span><text:span text:style-name="T34">.1</text:span></text:p>
          </table:table-cell>
          <table:table-cell table:style-name="Tower.A1" office:value-type="string">
            <text:p text:style-name="P1">When Tower is first created, towerState shall be “ready”</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6</text:span><text:span text:style-name="T34">.2</text:span></text:p>
          </table:table-cell>
          <table:table-cell table:style-name="Tower.A1" office:value-type="string">
            <text:p text:style-name="P1">When the value of towerState is “ready” and the distance between Tower and an Enemy is equal to or less than <text:span text:style-name="T162">r</text:span>ange, towerState shall be “firing”</text:p>
          </table:table-cell>
          <table:table-cell table:style-name="Tower.A1" office:value-type="string">
            <text:p text:style-name="P192">This compares the distance between it and all EnemyObj objects. Distance is calculated by the x and y coordinates of both, the difference between them and using the Pythagorean theorem on <text:span text:style-name="T173">them</text:span></text:p>
          </table:table-cell>
        </table:table-row>
        <table:table-row table:style-name="Tower.1">
          <table:table-cell table:style-name="Tower.A1" office:value-type="string">
            <text:p text:style-name="P87"><text:span text:style-name="T33">16.</text:span><text:span text:style-name="T89">6</text:span><text:span text:style-name="T34">.3</text:span></text:p>
          </table:table-cell>
          <table:table-cell table:style-name="Tower.A1" office:value-type="string">
            <text:p text:style-name="P1">When the value of towerState is “firing”, Tower shall create a BulletObj object called BulletTemp </text:p>
          </table:table-cell>
          <table:table-cell table:style-name="Tower.A1" office:value-type="string">
            <text:p text:style-name="P1">The starting parameters of BulletTemp are: 1) the value of bullet<text:span text:style-name="T87">Key</text:span>, 2) a tuple of two float values with the entries being the values of x and y respectively and 3) the value of ID of the targeted Enemy</text:p>
          </table:table-cell>
        </table:table-row>
        <table:table-row table:style-name="Tower.1">
          <table:table-cell table:style-name="Tower.A1" office:value-type="string">
            <text:p text:style-name="P87"><text:span text:style-name="T33">16.</text:span><text:span text:style-name="T89">6</text:span><text:span text:style-name="T34">.4</text:span></text:p>
          </table:table-cell>
          <table:table-cell table:style-name="Tower.A1" office:value-type="string">
            <text:p text:style-name="P1">When the value of towerState is “firing”, Tower shall create a copy of BulletTemp added to bulletList from Site under a different name</text:p>
          </table:table-cell>
          <table:table-cell table:style-name="Tower.A1" office:value-type="string">
            <text:p text:style-name="P1">The name of this object would be Bullet_[bulletCount value]</text:p>
          </table:table-cell>
        </table:table-row>
        <table:table-row table:style-name="Tower.1">
          <table:table-cell table:style-name="Tower.A1" office:value-type="string">
            <text:p text:style-name="P87"><text:span text:style-name="T33">16.</text:span><text:span text:style-name="T89">6</text:span><text:span text:style-name="T34">.5</text:span></text:p>
          </table:table-cell>
          <table:table-cell table:style-name="Tower.A1" office:value-type="string">
            <text:p text:style-name="P1">When a BulletObj object has been added to bulletList from Site, the value of towerState shall be “reloading”</text:p>
          </table:table-cell>
          <table:table-cell table:style-name="Tower.A1" office:value-type="string">
            <text:p text:style-name="P1"/>
          </table:table-cell>
        </table:table-row>
        <table:table-row table:style-name="Tower.1">
          <table:table-cell table:style-name="Tower.A1" table:number-columns-spanned="3" office:value-type="string">
            <text:p text:style-name="P116"><text:span text:style-name="T33">16.</text:span><text:span text:style-name="T89">7</text:span><text:span text:style-name="T34">: </text:span>Attack speed</text:p>
          </table:table-cell>
          <table:covered-table-cell/>
          <table:covered-table-cell/>
        </table:table-row>
        <table:table-row table:style-name="Tower.1">
          <table:table-cell table:style-name="Tower.A1" office:value-type="string">
            <text:p text:style-name="P87"><text:span text:style-name="T33">16.</text:span><text:span text:style-name="T89">7</text:span><text:span text:style-name="T34">.0</text:span></text:p>
          </table:table-cell>
          <table:table-cell table:style-name="Tower.A1" office:value-type="string">
            <text:p text:style-name="P1">Tower shall have a float variable called speedMaster</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7</text:span><text:span text:style-name="T34">.1</text:span></text:p>
          </table:table-cell>
          <table:table-cell table:style-name="Tower.A1" office:value-type="string">
            <text:p text:style-name="P1">The value of speedMaster shall be the value of “speed” in the (value of towerKey) dictionary in the towerData dictionary from Resource</text:p>
          </table:table-cell>
          <table:table-cell table:style-name="Tower.A1" office:value-type="string">
            <text:p text:style-name="P1">To put it in code, speedMaster = (Resource.towerData[(value of towerKey)])[“speed”]</text:p>
          </table:table-cell>
        </table:table-row>
        <table:table-row table:style-name="Tower.1">
          <table:table-cell table:style-name="Tower.A1" office:value-type="string">
            <text:p text:style-name="P87"><text:span text:style-name="T33">16.</text:span><text:span text:style-name="T89">7</text:span><text:span text:style-name="T34">.2</text:span></text:p>
          </table:table-cell>
          <table:table-cell table:style-name="Tower.A1" office:value-type="string">
            <text:p text:style-name="P1">Tower shall have a float variable called speed</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7</text:span><text:span text:style-name="T34">.3</text:span></text:p>
          </table:table-cell>
          <table:table-cell table:style-name="Tower.A1" office:value-type="string">
            <text:p text:style-name="P1">The value of speed shall be the value of speedMaster multiplied by the value of playSpeed from GameStats</text:p>
          </table:table-cell>
          <table:table-cell table:style-name="Tower.A1" office:value-type="string">
            <text:p text:style-name="P1"/>
          </table:table-cell>
        </table:table-row>
        <table:table-row table:style-name="Tower.1">
          <table:table-cell table:style-name="Tower.A1" office:value-type="string">
            <text:p text:style-name="P87"><text:span text:style-name="T33">16.</text:span><text:span text:style-name="T89">7</text:span><text:span text:style-name="T34">.4</text:span></text:p>
          </table:table-cell>
          <table:table-cell table:style-name="Tower.A1" office:value-type="string">
            <text:p text:style-name="P1">When the value of towerState is “reloading”, Tower shall wait for a time determined by the value of speed, then the towerState shall be “ready”</text:p>
          </table:table-cell>
          <table:table-cell table:style-name="Tower.A1" office:value-type="string">
            <text:p text:style-name="P1"/>
          </table:table-cell>
        </table:table-row>
      </table:table>
      <text:p text:style-name="P172"><text:soft-page-break/><text:span text:style-name="T146"/></text:p>
      <text:p text:style-name="P172"><text:span text:style-name="T146"/></text:p>
      <text:p text:style-name="P172"><text:span text:style-name="T146">17: </text:span><text:span text:style-name="T139">Requirements for </text:span><text:span text:style-name="T140">the </text:span><text:span text:style-name="T147">Bullet</text:span><text:span text:style-name="T140"> object</text:span><text:span text:style-name="T147">s</text:span></text:p>
      <table:table table:name="Bullet" table:style-name="Bullet">
        <table:table-column table:style-name="Bullet.A"/>
        <table:table-column table:style-name="Bullet.B"/>
        <table:table-column table:style-name="Bullet.C"/>
        <table:table-row table:style-name="Bullet.1">
          <table:table-cell table:style-name="Bullet.A1" office:value-type="string">
            <text:p text:style-name="P159">ID</text:p>
          </table:table-cell>
          <table:table-cell table:style-name="Bullet.A1" office:value-type="string">
            <text:p text:style-name="P159">Requirement</text:p>
          </table:table-cell>
          <table:table-cell table:style-name="Bullet.A1" office:value-type="string">
            <text:p text:style-name="P159">Notes</text:p>
          </table:table-cell>
        </table:table-row>
        <table:table-row table:style-name="Bullet.1">
          <table:table-cell table:style-name="Bullet.A1" office:value-type="string">
            <text:p text:style-name="P159"/>
          </table:table-cell>
          <table:table-cell table:style-name="Bullet.A1" office:value-type="string">
            <text:p text:style-name="P159">While the value of state is “play”,:</text:p>
          </table:table-cell>
          <table:table-cell table:style-name="Bullet.A1" office:value-type="string">
            <text:p text:style-name="P159"/>
          </table:table-cell>
        </table:table-row>
        <table:table-row table:style-name="Bullet.1">
          <table:table-cell table:style-name="Bullet.A1" table:number-columns-spanned="3" office:value-type="string">
            <text:p text:style-name="P135"><text:span text:style-name="T37">17.0: </text:span>Initial parameters</text:p>
          </table:table-cell>
          <table:covered-table-cell/>
          <table:covered-table-cell/>
        </table:table-row>
        <table:table-row table:style-name="Bullet.1">
          <table:table-cell table:style-name="Bullet.A1" office:value-type="string">
            <text:p text:style-name="P160">17.0.0</text:p>
          </table:table-cell>
          <table:table-cell table:style-name="Bullet.A1" office:value-type="string">
            <text:p text:style-name="P159">Bullet shall have a string <text:span text:style-name="T118">parameter</text:span> called bulletKey</text:p>
          </table:table-cell>
          <table:table-cell table:style-name="Bullet.A1" office:value-type="string">
            <text:p text:style-name="P159"/>
          </table:table-cell>
        </table:table-row>
        <table:table-row table:style-name="Bullet.1">
          <table:table-cell table:style-name="Bullet.A1" office:value-type="string">
            <text:p text:style-name="P160">17.0.1</text:p>
          </table:table-cell>
          <table:table-cell table:style-name="Bullet.A1" office:value-type="string">
            <text:p text:style-name="P159">Bullet shall have a tuple <text:span text:style-name="T118">parameter</text:span> of two float<text:span text:style-name="T118">s</text:span> called location</text:p>
          </table:table-cell>
          <table:table-cell table:style-name="Bullet.A1" office:value-type="string">
            <text:p text:style-name="P159"/>
          </table:table-cell>
        </table:table-row>
        <table:table-row table:style-name="Bullet.1">
          <table:table-cell table:style-name="Bullet.A1" office:value-type="string">
            <text:p text:style-name="P160">17.0.2</text:p>
          </table:table-cell>
          <table:table-cell table:style-name="Bullet.A1" office:value-type="string">
            <text:p text:style-name="P159">Bullet shall have an integer <text:span text:style-name="T118">parameter</text:span> called targetID</text:p>
          </table:table-cell>
          <table:table-cell table:style-name="Bullet.A1" office:value-type="string">
            <text:p text:style-name="P159"/>
          </table:table-cell>
        </table:table-row>
        <table:table-row table:style-name="Bullet.1">
          <table:table-cell table:style-name="Bullet.A1" table:number-columns-spanned="3" office:value-type="string">
            <text:p text:style-name="P134"><text:span text:style-name="T37">17.1: </text:span>Coordinates on <text:span text:style-name="T94">map</text:span></text:p>
          </table:table-cell>
          <table:covered-table-cell/>
          <table:covered-table-cell/>
        </table:table-row>
        <table:table-row table:style-name="Bullet.1">
          <table:table-cell table:style-name="Bullet.A1" office:value-type="string">
            <text:p text:style-name="P160">17.1.0</text:p>
          </table:table-cell>
          <table:table-cell table:style-name="Bullet.A1" office:value-type="string">
            <text:p text:style-name="P159">Bullet shall have a float variable called x</text:p>
          </table:table-cell>
          <table:table-cell table:style-name="Bullet.A1" office:value-type="string">
            <text:p text:style-name="P159">This is the current x <text:span text:style-name="T176">coordinate</text:span> of Bullet</text:p>
          </table:table-cell>
        </table:table-row>
        <table:table-row table:style-name="Bullet.1">
          <table:table-cell table:style-name="Bullet.A1" office:value-type="string">
            <text:p text:style-name="P160">17.1.1</text:p>
          </table:table-cell>
          <table:table-cell table:style-name="Bullet.A1" office:value-type="string">
            <text:p text:style-name="P159">When Bullet is first created, the value of x shall be the value of the first entry of location</text:p>
          </table:table-cell>
          <table:table-cell table:style-name="Bullet.A1" office:value-type="string">
            <text:p text:style-name="P159"/>
          </table:table-cell>
        </table:table-row>
        <table:table-row table:style-name="Bullet.1">
          <table:table-cell table:style-name="Bullet.A1" office:value-type="string">
            <text:p text:style-name="P160">17.1.2</text:p>
          </table:table-cell>
          <table:table-cell table:style-name="Bullet.A1" office:value-type="string">
            <text:p text:style-name="P159">Bullet shall have a float variable called y</text:p>
          </table:table-cell>
          <table:table-cell table:style-name="Bullet.A1" office:value-type="string">
            <text:p text:style-name="P159">This is the current y <text:span text:style-name="T176">coordinate</text:span> of Bullet</text:p>
          </table:table-cell>
        </table:table-row>
        <table:table-row table:style-name="Bullet.1">
          <table:table-cell table:style-name="Bullet.A1" office:value-type="string">
            <text:p text:style-name="P160">17.1.3</text:p>
          </table:table-cell>
          <table:table-cell table:style-name="Bullet.A1" office:value-type="string">
            <text:p text:style-name="P159">When Bullet is first created, the value of y shall be the value of the second entry of location</text:p>
          </table:table-cell>
          <table:table-cell table:style-name="Bullet.A1" office:value-type="string">
            <text:p text:style-name="P159"/>
          </table:table-cell>
        </table:table-row>
        <table:table-row table:style-name="Bullet.1">
          <table:table-cell table:style-name="Bullet.A1" table:number-columns-spanned="3" office:value-type="string">
            <text:p text:style-name="P134"><text:span text:style-name="T37">17.</text:span><text:span text:style-name="T109">2</text:span><text:span text:style-name="T37">: </text:span>Extract speed</text:p>
          </table:table-cell>
          <table:covered-table-cell/>
          <table:covered-table-cell/>
        </table:table-row>
        <table:table-row table:style-name="Bullet.1">
          <table:table-cell table:style-name="Bullet.A1" office:value-type="string">
            <text:p text:style-name="P160">17.<text:span text:style-name="T109">2</text:span>.0</text:p>
          </table:table-cell>
          <table:table-cell table:style-name="Bullet.A1" office:value-type="string">
            <text:p text:style-name="P159">Bullet shall have a float variable called speedMaster</text:p>
          </table:table-cell>
          <table:table-cell table:style-name="Bullet.A1" office:value-type="string">
            <text:p text:style-name="P159"/>
          </table:table-cell>
        </table:table-row>
        <table:table-row table:style-name="Bullet.1">
          <table:table-cell table:style-name="Bullet.A1" office:value-type="string">
            <text:p text:style-name="P160">17.<text:span text:style-name="T109">2</text:span>.1</text:p>
          </table:table-cell>
          <table:table-cell table:style-name="Bullet.A1" office:value-type="string">
            <text:p text:style-name="P159">The value of speedMaster shall be the value of “speed” in the (value of bulletKey) dictionary in the bulletData dictionary from Resource</text:p>
          </table:table-cell>
          <table:table-cell table:style-name="Bullet.A1" office:value-type="string">
            <text:p text:style-name="P159">To put it in code, speedMaster = (Resource.bulletData[(value of bulletKey)])[“speed”]</text:p>
          </table:table-cell>
        </table:table-row>
        <table:table-row table:style-name="Bullet.1">
          <table:table-cell table:style-name="Bullet.A1" office:value-type="string">
            <text:p text:style-name="P160">17.<text:span text:style-name="T109">2</text:span>.2</text:p>
          </table:table-cell>
          <table:table-cell table:style-name="Bullet.A1" office:value-type="string">
            <text:p text:style-name="P159">Bullet shall have a float variable called speed</text:p>
          </table:table-cell>
          <table:table-cell table:style-name="Bullet.A1" office:value-type="string">
            <text:p text:style-name="P159">This is how fast in tiles Bullet is moving</text:p>
          </table:table-cell>
        </table:table-row>
        <table:table-row table:style-name="Bullet.1">
          <table:table-cell table:style-name="Bullet.A1" office:value-type="string">
            <text:p text:style-name="P160">17.<text:span text:style-name="T109">2</text:span>.3</text:p>
          </table:table-cell>
          <table:table-cell table:style-name="Bullet.A1" office:value-type="string">
            <text:p text:style-name="P159">The value of speed shall be the value of speedMaster multiplied by the value of playSpeed from GameStats</text:p>
          </table:table-cell>
          <table:table-cell table:style-name="Bullet.A1" office:value-type="string">
            <text:p text:style-name="P159"/>
          </table:table-cell>
        </table:table-row>
        <table:table-row table:style-name="Bullet.1">
          <table:table-cell table:style-name="Bullet.A1" table:number-columns-spanned="3" office:value-type="string">
            <text:p text:style-name="P134"/>
            <text:p text:style-name="P134"><text:span text:style-name="T37">17.</text:span><text:span text:style-name="T109">3</text:span><text:span text:style-name="T37">: </text:span>Extract damage <text:span text:style-name="T36">type</text:span></text:p>
          </table:table-cell>
          <table:covered-table-cell/>
          <table:covered-table-cell/>
        </table:table-row>
        <table:table-row table:style-name="Bullet.1">
          <table:table-cell table:style-name="Bullet.A1" office:value-type="string">
            <text:p text:style-name="P160">17.<text:span text:style-name="T109">3</text:span>.0</text:p>
          </table:table-cell>
          <table:table-cell table:style-name="Bullet.A1" office:value-type="string">
            <text:p text:style-name="P159">Bullet shall have a string variable called damageType</text:p>
          </table:table-cell>
          <table:table-cell table:style-name="Bullet.A1" office:value-type="string">
            <text:p text:style-name="P159"/>
          </table:table-cell>
        </table:table-row>
        <table:table-row table:style-name="Bullet.1">
          <table:table-cell table:style-name="Bullet.A1" office:value-type="string">
            <text:p text:style-name="P160">17.<text:span text:style-name="T109">3</text:span>.1</text:p>
          </table:table-cell>
          <table:table-cell table:style-name="Bullet.A1" office:value-type="string">
            <text:p text:style-name="P159">The value of damageType shall be the value of “damageType” in the (value of bulletType) dictionary in the bulletData dictionary from Resource</text:p>
          </table:table-cell>
          <table:table-cell table:style-name="Bullet.A1" office:value-type="string">
            <text:p text:style-name="P159">To put it in code, damageType = (Resource.bulletData[(value of bulletType)])[“damageType”]</text:p>
          </table:table-cell>
        </table:table-row>
        <table:table-row table:style-name="Bullet.1">
          <table:table-cell table:style-name="Bullet.A1" table:number-columns-spanned="3" office:value-type="string">
            <text:p text:style-name="P132"/>
            <text:p text:style-name="P132"><text:span text:style-name="T37">17.</text:span><text:span text:style-name="T109">4</text:span><text:span text:style-name="T37">: </text:span>Calculate target coordinates x</text:p>
          </table:table-cell>
          <table:covered-table-cell/>
          <table:covered-table-cell/>
        </table:table-row>
        <table:table-row table:style-name="Bullet.1">
          <table:table-cell table:style-name="Bullet.A1" office:value-type="string">
            <text:p text:style-name="P160">17.<text:span text:style-name="T109">4</text:span>.0</text:p>
          </table:table-cell>
          <table:table-cell table:style-name="Bullet.A1" office:value-type="string">
            <text:p text:style-name="P159">Bullet shall have a float value called t<text:span text:style-name="T101">arX</text:span></text:p>
          </table:table-cell>
          <table:table-cell table:style-name="Bullet.A1" office:value-type="string">
            <text:p text:style-name="P159">This is the x position of the target on screen</text:p>
          </table:table-cell>
        </table:table-row>
        <text:soft-page-break/>
        <table:table-row table:style-name="Bullet.1">
          <table:table-cell table:style-name="Bullet.A1" office:value-type="string">
            <text:p text:style-name="P160">17.<text:span text:style-name="T109">4</text:span>.1</text:p>
          </table:table-cell>
          <table:table-cell table:style-name="Bullet.A1" office:value-type="string">
            <text:p text:style-name="P159">The value of t<text:span text:style-name="T101">arX</text:span> shall be the value of x of the Enemy object in enemyList <text:span text:style-name="T92">from</text:span> Origin <text:span text:style-name="T91">from</text:span> Map that has the value of ID that is the same as the value of targetID</text:p>
          </table:table-cell>
          <table:table-cell table:style-name="Bullet.A1" office:value-type="string">
            <text:p text:style-name="P159"/>
          </table:table-cell>
        </table:table-row>
        <table:table-row table:style-name="Bullet.1">
          <table:table-cell table:style-name="Bullet.A1" office:value-type="string">
            <text:p text:style-name="P160">17.<text:span text:style-name="T109">4</text:span>.2</text:p>
          </table:table-cell>
          <table:table-cell table:style-name="Bullet.A1" office:value-type="string">
            <text:p text:style-name="P159">When damageType is “AOE”, the value of t<text:span text:style-name="T101">arX</text:span> shall <text:span text:style-name="T91">remain</text:span> constant</text:p>
          </table:table-cell>
          <table:table-cell table:style-name="Bullet.A1" office:value-type="string">
            <text:p text:style-name="P159"/>
          </table:table-cell>
        </table:table-row>
        <table:table-row table:style-name="Bullet.1">
          <table:table-cell table:style-name="Bullet.A1" table:number-columns-spanned="3" office:value-type="string">
            <text:p text:style-name="P132"><text:span text:style-name="T37">17.</text:span><text:span text:style-name="T109">5</text:span><text:span text:style-name="T37">: </text:span>Calculate target coordinates y</text:p>
          </table:table-cell>
          <table:covered-table-cell/>
          <table:covered-table-cell/>
        </table:table-row>
        <table:table-row table:style-name="Bullet.1">
          <table:table-cell table:style-name="Bullet.A1" office:value-type="string">
            <text:p text:style-name="P160">17.<text:span text:style-name="T109">5</text:span>.0</text:p>
          </table:table-cell>
          <table:table-cell table:style-name="Bullet.A1" office:value-type="string">
            <text:p text:style-name="P159">Bullet shall have a float value called t<text:span text:style-name="T101">arY</text:span></text:p>
          </table:table-cell>
          <table:table-cell table:style-name="Bullet.A1" office:value-type="string">
            <text:p text:style-name="P159">This is the y position of the target on screen</text:p>
          </table:table-cell>
        </table:table-row>
        <table:table-row table:style-name="Bullet.1">
          <table:table-cell table:style-name="Bullet.A1" office:value-type="string">
            <text:p text:style-name="P160">17.<text:span text:style-name="T109">5</text:span>.1</text:p>
          </table:table-cell>
          <table:table-cell table:style-name="Bullet.A1" office:value-type="string">
            <text:p text:style-name="P159">The value of t<text:span text:style-name="T101">arY</text:span> shall be the value of y of the Enemy object in enemyList <text:span text:style-name="T92">from</text:span> Origin <text:span text:style-name="T92">from</text:span> Map that has the value of ID that is the same as the value of targetID</text:p>
          </table:table-cell>
          <table:table-cell table:style-name="Bullet.A1" office:value-type="string">
            <text:p text:style-name="P159"/>
          </table:table-cell>
        </table:table-row>
        <table:table-row table:style-name="Bullet.1">
          <table:table-cell table:style-name="Bullet.A1" office:value-type="string">
            <text:p text:style-name="P160">17.<text:span text:style-name="T109">5</text:span>.2</text:p>
          </table:table-cell>
          <table:table-cell table:style-name="Bullet.A1" office:value-type="string">
            <text:p text:style-name="P159">When damageType is “AOE”, the value of t<text:span text:style-name="T101">arY</text:span> shall <text:span text:style-name="T93">remain</text:span> constant</text:p>
          </table:table-cell>
          <table:table-cell table:style-name="Bullet.A1" office:value-type="string">
            <text:p text:style-name="P159"/>
          </table:table-cell>
        </table:table-row>
        <table:table-row table:style-name="Bullet.1">
          <table:table-cell table:style-name="Bullet.A1" table:number-columns-spanned="3" office:value-type="string">
            <text:p text:style-name="P132"><text:span text:style-name="T37">17.</text:span><text:span text:style-name="T109">6</text:span><text:span text:style-name="T37">: </text:span>Calculate displacement from target</text:p>
          </table:table-cell>
          <table:covered-table-cell/>
          <table:covered-table-cell/>
        </table:table-row>
        <table:table-row table:style-name="Bullet.1">
          <table:table-cell table:style-name="Bullet.A1" office:value-type="string">
            <text:p text:style-name="P160">17.<text:span text:style-name="T109">6</text:span>.0</text:p>
          </table:table-cell>
          <table:table-cell table:style-name="Bullet.A1" office:value-type="string">
            <text:p text:style-name="P159">Bullet shall have a float value called d<text:span text:style-name="T102">isX</text:span></text:p>
          </table:table-cell>
          <table:table-cell table:style-name="Bullet.A1" office:value-type="string">
            <text:p text:style-name="P159">This is the horizontal displacement between Bullet and the target assuming the target is to the right</text:p>
          </table:table-cell>
        </table:table-row>
        <table:table-row table:style-name="Bullet.1">
          <table:table-cell table:style-name="Bullet.A1" office:value-type="string">
            <text:p text:style-name="P160">17.<text:span text:style-name="T109">6</text:span>.1</text:p>
          </table:table-cell>
          <table:table-cell table:style-name="Bullet.A1" office:value-type="string">
            <text:p text:style-name="P159">The value of d<text:span text:style-name="T102">isX</text:span> shall be the value of t<text:span text:style-name="T102">arX</text:span> minus the value of x</text:p>
          </table:table-cell>
          <table:table-cell table:style-name="Bullet.A1" office:value-type="string">
            <text:p text:style-name="P159"/>
          </table:table-cell>
        </table:table-row>
        <table:table-row table:style-name="Bullet.1">
          <table:table-cell table:style-name="Bullet.A1" office:value-type="string">
            <text:p text:style-name="P160">17.<text:span text:style-name="T109">6</text:span>.2</text:p>
          </table:table-cell>
          <table:table-cell table:style-name="Bullet.A1" office:value-type="string">
            <text:p text:style-name="P159">Bullet shall have a float value called d<text:span text:style-name="T102">isY</text:span></text:p>
          </table:table-cell>
          <table:table-cell table:style-name="Bullet.A1" office:value-type="string">
            <text:p text:style-name="P159">This is the vertical displacement between Bullet and the target assuming the target is above Bullet</text:p>
          </table:table-cell>
        </table:table-row>
        <table:table-row table:style-name="Bullet.1">
          <table:table-cell table:style-name="Bullet.A1" office:value-type="string">
            <text:p text:style-name="P160">17.<text:span text:style-name="T109">6</text:span>.3</text:p>
          </table:table-cell>
          <table:table-cell table:style-name="Bullet.A1" office:value-type="string">
            <text:p text:style-name="P159">The value of d<text:span text:style-name="T102">isY</text:span> shall be the value of t<text:span text:style-name="T102">arY</text:span> minus the value of y</text:p>
          </table:table-cell>
          <table:table-cell table:style-name="Bullet.A1" office:value-type="string">
            <text:p text:style-name="P159"/>
          </table:table-cell>
        </table:table-row>
        <table:table-row table:style-name="Bullet.1">
          <table:table-cell table:style-name="Bullet.A1" table:number-columns-spanned="3" office:value-type="string">
            <text:p text:style-name="P131"><text:span text:style-name="T37">17.</text:span><text:span text:style-name="T109">7</text:span><text:span text:style-name="T38">: </text:span>Calculate angle from target</text:p>
          </table:table-cell>
          <table:covered-table-cell/>
          <table:covered-table-cell/>
        </table:table-row>
        <table:table-row table:style-name="Bullet.1">
          <table:table-cell table:style-name="Bullet.A1" office:value-type="string">
            <text:p text:style-name="P157"><text:span text:style-name="T37">17.</text:span><text:span text:style-name="T109">7</text:span><text:span text:style-name="T38">.0</text:span></text:p>
          </table:table-cell>
          <table:table-cell table:style-name="Bullet.A1" office:value-type="string">
            <text:p text:style-name="P159">Bullet shall have a float value called angle</text:p>
          </table:table-cell>
          <table:table-cell table:style-name="Bullet.A1" office:value-type="string">
            <text:p text:style-name="P159">This is to get the angle between Bullet and the target so Bullet can go towards the direction of the target</text:p>
          </table:table-cell>
        </table:table-row>
        <table:table-row table:style-name="Bullet.1">
          <table:table-cell table:style-name="Bullet.A1" office:value-type="string">
            <text:p text:style-name="P157"><text:span text:style-name="T37">17.</text:span><text:span text:style-name="T109">7</text:span><text:span text:style-name="T38">.1</text:span></text:p>
          </table:table-cell>
          <table:table-cell table:style-name="Bullet.A1" office:value-type="string">
            <text:p text:style-name="P159">The value of angle shall be the inverse tan of d<text:span text:style-name="T103">isY</text:span> divided by d<text:span text:style-name="T103">isX</text:span></text:p>
          </table:table-cell>
          <table:table-cell table:style-name="Bullet.A1" office:value-type="string">
            <text:p text:style-name="P159"/>
          </table:table-cell>
        </table:table-row>
        <table:table-row table:style-name="Bullet.1">
          <table:table-cell table:style-name="Bullet.A1" office:value-type="string">
            <text:p text:style-name="P157"><text:span text:style-name="T37">17.</text:span><text:span text:style-name="T109">7</text:span><text:span text:style-name="T38">.2</text:span></text:p>
          </table:table-cell>
          <table:table-cell table:style-name="Bullet.A1" office:value-type="string">
            <text:p text:style-name="P159">When the value of d<text:span text:style-name="T103">isY</text:span> has a negative value, the value of angle shall have the value of pi added to it</text:p>
          </table:table-cell>
          <table:table-cell table:style-name="Bullet.A1" office:value-type="string">
            <text:p text:style-name="P159">This is to correct for when angle should be in the third or fourth quadrant but it does not translate with inverse tan</text:p>
          </table:table-cell>
        </table:table-row>
        <table:table-row table:style-name="Bullet.1">
          <table:table-cell table:style-name="Bullet.A1" table:number-columns-spanned="3" office:value-type="string">
            <text:p text:style-name="P131"/>
            <text:p text:style-name="P131"><text:span text:style-name="T37">17.</text:span><text:span text:style-name="T109">8</text:span><text:span text:style-name="T38">: </text:span>Extract picture</text:p>
          </table:table-cell>
          <table:covered-table-cell/>
          <table:covered-table-cell/>
        </table:table-row>
        <table:table-row table:style-name="Bullet.1">
          <table:table-cell table:style-name="Bullet.A1" office:value-type="string">
            <text:p text:style-name="P157"><text:span text:style-name="T37">17.</text:span><text:span text:style-name="T109">8</text:span><text:span text:style-name="T38">.0</text:span></text:p>
          </table:table-cell>
          <table:table-cell table:style-name="Bullet.A1" office:value-type="string">
            <text:p text:style-name="P159">Bullet shall have a string variable called imageLink</text:p>
          </table:table-cell>
          <table:table-cell table:style-name="Bullet.A1" office:value-type="string">
            <text:p text:style-name="P159"/>
          </table:table-cell>
        </table:table-row>
        <text:soft-page-break/>
        <table:table-row table:style-name="Bullet.1">
          <table:table-cell table:style-name="Bullet.A1" office:value-type="string">
            <text:p text:style-name="P157"><text:span text:style-name="T37">17.</text:span><text:span text:style-name="T109">8</text:span><text:span text:style-name="T38">.1</text:span></text:p>
          </table:table-cell>
          <table:table-cell table:style-name="Bullet.A1" office:value-type="string">
            <text:p text:style-name="P159">The value of imageLink shall be the value of “imageLink” in the (value of bulletKey) dictionary in the bulletData dictionary from Resource</text:p>
          </table:table-cell>
          <table:table-cell table:style-name="Bullet.A1" office:value-type="string">
            <text:p text:style-name="P159">To put it in code, imageLink = (Resource.bulletData[(value of bulletKey)])[“imageLink”]</text:p>
          </table:table-cell>
        </table:table-row>
        <table:table-row table:style-name="Bullet.1">
          <table:table-cell table:style-name="Bullet.A1" office:value-type="string">
            <text:p text:style-name="P157"><text:span text:style-name="T37">17.</text:span><text:span text:style-name="T109">8</text:span><text:span text:style-name="T38">.2</text:span></text:p>
          </table:table-cell>
          <table:table-cell table:style-name="Bullet.A1" office:value-type="string">
            <text:p text:style-name="P159">Bullet shall have an image element called pic</text:p>
          </table:table-cell>
          <table:table-cell table:style-name="Bullet.A1" office:value-type="string">
            <text:p text:style-name="P159"/>
          </table:table-cell>
        </table:table-row>
        <table:table-row table:style-name="Bullet.1">
          <table:table-cell table:style-name="Bullet.A1" office:value-type="string">
            <text:p text:style-name="P157"><text:span text:style-name="T37">17.</text:span><text:span text:style-name="T109">8</text:span><text:span text:style-name="T38">.3</text:span></text:p>
          </table:table-cell>
          <table:table-cell table:style-name="Bullet.A1" office:value-type="string">
            <text:p text:style-name="P159">The value of pic shall be the image element in images from Resource that imageLink references</text:p>
          </table:table-cell>
          <table:table-cell table:style-name="Bullet.A1" office:value-type="string">
            <text:p text:style-name="P159"/>
          </table:table-cell>
        </table:table-row>
        <table:table-row table:style-name="Bullet.1">
          <table:table-cell table:style-name="Bullet.A1" office:value-type="string">
            <text:p text:style-name="P134"><text:span text:style-name="T37">17.</text:span><text:span text:style-name="T109">9</text:span><text:span text:style-name="T37">: </text:span>Extract size</text:p>
          </table:table-cell>
          <table:table-cell table:style-name="Bullet.A1" office:value-type="string">
            <text:p text:style-name="P159"/>
          </table:table-cell>
          <table:table-cell table:style-name="Bullet.A1" office:value-type="string">
            <text:p text:style-name="P159"/>
          </table:table-cell>
        </table:table-row>
        <table:table-row table:style-name="Bullet.1">
          <table:table-cell table:style-name="Bullet.A1" office:value-type="string">
            <text:p text:style-name="P160">17.<text:span text:style-name="T109">9</text:span>.0</text:p>
          </table:table-cell>
          <table:table-cell table:style-name="Bullet.A1" office:value-type="string">
            <text:p text:style-name="P159">Bullet shall have a float variable called size</text:p>
          </table:table-cell>
          <table:table-cell table:style-name="Bullet.A1" office:value-type="string">
            <text:p text:style-name="P159"/>
          </table:table-cell>
        </table:table-row>
        <table:table-row table:style-name="Bullet.1">
          <table:table-cell table:style-name="Bullet.A1" office:value-type="string">
            <text:p text:style-name="P160">17.<text:span text:style-name="T109">9</text:span>.1</text:p>
          </table:table-cell>
          <table:table-cell table:style-name="Bullet.A1" office:value-type="string">
            <text:p text:style-name="P159">The value of size shall be the value of “size” in the (value of bulletKey) dictionary in the bulletData dictionary from Resource</text:p>
          </table:table-cell>
          <table:table-cell table:style-name="Bullet.A1" office:value-type="string">
            <text:p text:style-name="P159">To put it in code, size = (Resource.bulletData[(value of bulletKey)])[“size”]</text:p>
          </table:table-cell>
        </table:table-row>
        <table:table-row table:style-name="Bullet.1">
          <table:table-cell table:style-name="Bullet.A1" table:number-columns-spanned="3" office:value-type="string">
            <text:p text:style-name="P131"><text:span text:style-name="T37">17.</text:span><text:span text:style-name="T38">1</text:span><text:span text:style-name="T109">0</text:span><text:span text:style-name="T38">: </text:span>Calculate size on screen</text:p>
          </table:table-cell>
          <table:covered-table-cell/>
          <table:covered-table-cell/>
        </table:table-row>
        <table:table-row table:style-name="Bullet.1">
          <table:table-cell table:style-name="Bullet.A1" office:value-type="string">
            <text:p text:style-name="P157"><text:span text:style-name="T37">17.</text:span><text:span text:style-name="T38">1</text:span><text:span text:style-name="T109">0</text:span><text:span text:style-name="T38">.0</text:span></text:p>
          </table:table-cell>
          <table:table-cell table:style-name="Bullet.A1" office:value-type="string">
            <text:p text:style-name="P159">Bullet shall have a float variable called w</text:p>
          </table:table-cell>
          <table:table-cell table:style-name="Bullet.A1" office:value-type="string">
            <text:p text:style-name="P159">This is the width of Bullet on screen</text:p>
          </table:table-cell>
        </table:table-row>
        <table:table-row table:style-name="Bullet.1">
          <table:table-cell table:style-name="Bullet.A1" office:value-type="string">
            <text:p text:style-name="P157"><text:span text:style-name="T37">17.</text:span><text:span text:style-name="T38">1</text:span><text:span text:style-name="T109">0</text:span><text:span text:style-name="T38">.1</text:span></text:p>
          </table:table-cell>
          <table:table-cell table:style-name="Bullet.A1" office:value-type="string">
            <text:p text:style-name="P159">The value of w shall be the value of size multiplied by gridWidth <text:span text:style-name="T97">from</text:span> Map</text:p>
          </table:table-cell>
          <table:table-cell table:style-name="Bullet.A1" office:value-type="string">
            <text:p text:style-name="P159"/>
          </table:table-cell>
        </table:table-row>
        <table:table-row table:style-name="Bullet.1">
          <table:table-cell table:style-name="Bullet.A1" office:value-type="string">
            <text:p text:style-name="P157"><text:span text:style-name="T37">17.</text:span><text:span text:style-name="T38">1</text:span><text:span text:style-name="T109">0</text:span><text:span text:style-name="T38">.2</text:span></text:p>
          </table:table-cell>
          <table:table-cell table:style-name="Bullet.A1" office:value-type="string">
            <text:p text:style-name="P159">Bullet shall have a float variable called h</text:p>
          </table:table-cell>
          <table:table-cell table:style-name="Bullet.A1" office:value-type="string">
            <text:p text:style-name="P159">This is the height of Bullet on screen</text:p>
          </table:table-cell>
        </table:table-row>
        <table:table-row table:style-name="Bullet.1">
          <table:table-cell table:style-name="Bullet.A1" office:value-type="string">
            <text:p text:style-name="P157"><text:span text:style-name="T37">17.</text:span><text:span text:style-name="T38">1</text:span><text:span text:style-name="T109">0</text:span><text:span text:style-name="T38">.3</text:span></text:p>
          </table:table-cell>
          <table:table-cell table:style-name="Bullet.A1" office:value-type="string">
            <text:p text:style-name="P159">The value of h shall be the value of size multiplied by gridHeight <text:span text:style-name="T96">from</text:span> Map</text:p>
          </table:table-cell>
          <table:table-cell table:style-name="Bullet.A1" office:value-type="string">
            <text:p text:style-name="P159"/>
          </table:table-cell>
        </table:table-row>
        <table:table-row table:style-name="Bullet.1">
          <table:table-cell table:style-name="Bullet.A1" table:number-columns-spanned="3" office:value-type="string">
            <text:p text:style-name="P136">17.<text:span text:style-name="T109">11</text:span>: <text:span text:style-name="T95">Display picture</text:span> on screen</text:p>
          </table:table-cell>
          <table:covered-table-cell/>
          <table:covered-table-cell/>
        </table:table-row>
        <table:table-row table:style-name="Bullet.1">
          <table:table-cell table:style-name="Bullet.A1" office:value-type="string">
            <text:p text:style-name="P166">17.<text:span text:style-name="T109">11.0</text:span></text:p>
          </table:table-cell>
          <table:table-cell table:style-name="Bullet.A1" office:value-type="string">
            <text:p text:style-name="P167">Bullet shall have a float variable called <text:span text:style-name="T96">drawX</text:span></text:p>
          </table:table-cell>
          <table:table-cell table:style-name="Bullet.A1" office:value-type="string">
            <text:p text:style-name="P159"/>
          </table:table-cell>
        </table:table-row>
        <table:table-row table:style-name="Bullet.1">
          <table:table-cell table:style-name="Bullet.A1" office:value-type="string">
            <text:p text:style-name="P166">17.<text:span text:style-name="T109">11.1</text:span></text:p>
          </table:table-cell>
          <table:table-cell table:style-name="Bullet.A1" office:value-type="string">
            <text:p text:style-name="P168">The value of drawX shall be the value of x multiplied by the value of gridWidth <text:span text:style-name="T98">from Map</text:span> then add to that, half the value of gridWidth <text:span text:style-name="T98">from Map</text:span></text:p>
          </table:table-cell>
          <table:table-cell table:style-name="Bullet.A1" office:value-type="string">
            <text:p text:style-name="P159"/>
          </table:table-cell>
        </table:table-row>
        <table:table-row table:style-name="Bullet.1">
          <table:table-cell table:style-name="Bullet.A1" office:value-type="string">
            <text:p text:style-name="P166">17.<text:span text:style-name="T109">11.2</text:span></text:p>
          </table:table-cell>
          <table:table-cell table:style-name="Bullet.A1" office:value-type="string">
            <text:p text:style-name="P161">Bullet shall have a float variable called <text:span text:style-name="T96">drawY</text:span></text:p>
          </table:table-cell>
          <table:table-cell table:style-name="Bullet.A1" office:value-type="string">
            <text:p text:style-name="P159"/>
          </table:table-cell>
        </table:table-row>
        <table:table-row table:style-name="Bullet.1">
          <table:table-cell table:style-name="Bullet.A1" office:value-type="string">
            <text:p text:style-name="P166">17.<text:span text:style-name="T109">11.3</text:span></text:p>
          </table:table-cell>
          <table:table-cell table:style-name="Bullet.A1" office:value-type="string">
            <text:p text:style-name="P165">The value of draw<text:span text:style-name="T96">Y</text:span> shall be the value of <text:span text:style-name="T96">y</text:span> multiplied by the value of gridWidth <text:span text:style-name="T98">from Map</text:span> then add to that, half the value of gridWidth <text:span text:style-name="T98">from Map</text:span></text:p>
          </table:table-cell>
          <table:table-cell table:style-name="Bullet.A1" office:value-type="string">
            <text:p text:style-name="P159"/>
          </table:table-cell>
        </table:table-row>
        <table:table-row table:style-name="Bullet.1">
          <table:table-cell table:style-name="Bullet.A1" office:value-type="string">
            <text:p text:style-name="P157"><text:span text:style-name="T37">17.</text:span><text:span text:style-name="T38">11.4</text:span></text:p>
          </table:table-cell>
          <table:table-cell table:style-name="Bullet.A1" office:value-type="string">
            <text:p text:style-name="P159">Bullet shall display pic to the screen at position <text:span text:style-name="T96">drawX</text:span>, <text:span text:style-name="T96">drawY</text:span> with width and height of w and h respectively rotated by the value of angle</text:p>
          </table:table-cell>
          <table:table-cell table:style-name="Bullet.A1" office:value-type="string">
            <text:p text:style-name="P159"/>
          </table:table-cell>
        </table:table-row>
        <table:table-row table:style-name="Bullet.1">
          <table:table-cell table:style-name="Bullet.A1" table:number-columns-spanned="3" office:value-type="string">
            <text:p text:style-name="P131"/>
            <text:p text:style-name="P131"/>
            <text:p text:style-name="P131"><text:soft-page-break/><text:span text:style-name="T37">17.</text:span><text:span text:style-name="T38">12: </text:span>Calculate velocity</text:p>
          </table:table-cell>
          <table:covered-table-cell/>
          <table:covered-table-cell/>
        </table:table-row>
        <table:table-row table:style-name="Bullet.1">
          <table:table-cell table:style-name="Bullet.A1" office:value-type="string">
            <text:p text:style-name="P157"><text:span text:style-name="T37">17.</text:span><text:span text:style-name="T38">12.0</text:span></text:p>
          </table:table-cell>
          <table:table-cell table:style-name="Bullet.A1" office:value-type="string">
            <text:p text:style-name="P159">Bullet shall have a float value <text:span text:style-name="T99">velX</text:span></text:p>
          </table:table-cell>
          <table:table-cell table:style-name="Bullet.A1" office:value-type="string">
            <text:p text:style-name="P159"/>
          </table:table-cell>
        </table:table-row>
        <table:table-row table:style-name="Bullet.1">
          <table:table-cell table:style-name="Bullet.A1" office:value-type="string">
            <text:p text:style-name="P157"><text:span text:style-name="T37">17.</text:span><text:span text:style-name="T38">12.1</text:span></text:p>
          </table:table-cell>
          <table:table-cell table:style-name="Bullet.A1" office:value-type="string">
            <text:p text:style-name="P159">The value of <text:span text:style-name="T99">velX</text:span> shall be cosine of angle multiplied by the value of <text:span text:style-name="T90">speed</text:span></text:p>
          </table:table-cell>
          <table:table-cell table:style-name="Bullet.A1" office:value-type="string">
            <text:p text:style-name="P159"/>
          </table:table-cell>
        </table:table-row>
        <table:table-row table:style-name="Bullet.1">
          <table:table-cell table:style-name="Bullet.A1" office:value-type="string">
            <text:p text:style-name="P157"><text:span text:style-name="T37">17.</text:span><text:span text:style-name="T38">12.2</text:span></text:p>
          </table:table-cell>
          <table:table-cell table:style-name="Bullet.A1" office:value-type="string">
            <text:p text:style-name="P159">Bullet shall have a float value v<text:span text:style-name="T99">elY</text:span></text:p>
          </table:table-cell>
          <table:table-cell table:style-name="Bullet.A1" office:value-type="string">
            <text:p text:style-name="P159"/>
          </table:table-cell>
        </table:table-row>
        <table:table-row table:style-name="Bullet.1">
          <table:table-cell table:style-name="Bullet.A1" office:value-type="string">
            <text:p text:style-name="P157"><text:span text:style-name="T37">17.</text:span><text:span text:style-name="T38">12.3</text:span></text:p>
          </table:table-cell>
          <table:table-cell table:style-name="Bullet.A1" office:value-type="string">
            <text:p text:style-name="P159">The value of <text:span text:style-name="T99">velY</text:span> shall be sine of angle multiplied by the value of <text:span text:style-name="T90">speed</text:span></text:p>
          </table:table-cell>
          <table:table-cell table:style-name="Bullet.A1" office:value-type="string">
            <text:p text:style-name="P159"/>
          </table:table-cell>
        </table:table-row>
        <table:table-row table:style-name="Bullet.1">
          <table:table-cell table:style-name="Bullet.A1" table:number-columns-spanned="3" office:value-type="string">
            <text:p text:style-name="P133"><text:span text:style-name="T37">17.</text:span><text:span text:style-name="T38">1</text:span><text:span text:style-name="T39">3: </text:span>Calculate <text:span text:style-name="T35">movement</text:span></text:p>
          </table:table-cell>
          <table:covered-table-cell/>
          <table:covered-table-cell/>
        </table:table-row>
        <table:table-row table:style-name="Bullet.1">
          <table:table-cell table:style-name="Bullet.A1" office:value-type="string">
            <text:p text:style-name="P158"><text:span text:style-name="T37">17.</text:span><text:span text:style-name="T38">1</text:span><text:span text:style-name="T39">3.0</text:span></text:p>
          </table:table-cell>
          <table:table-cell table:style-name="Bullet.A1" office:value-type="string">
            <text:p text:style-name="P159">The value of x shall have the value of v<text:span text:style-name="T99">elX</text:span> added to it</text:p>
          </table:table-cell>
          <table:table-cell table:style-name="Bullet.A1" office:value-type="string">
            <text:p text:style-name="P159"/>
          </table:table-cell>
        </table:table-row>
        <table:table-row table:style-name="Bullet.1">
          <table:table-cell table:style-name="Bullet.A1" office:value-type="string">
            <text:p text:style-name="P158"><text:span text:style-name="T37">17.</text:span><text:span text:style-name="T38">1</text:span><text:span text:style-name="T39">3.1</text:span></text:p>
          </table:table-cell>
          <table:table-cell table:style-name="Bullet.A1" office:value-type="string">
            <text:p text:style-name="P159">When the value of d<text:span text:style-name="T104">isX</text:span> is between the value of v<text:span text:style-name="T99">elX</text:span> multiplied by -1 and the value of v<text:span text:style-name="T99">elX</text:span>, the value of x shall be the value of t<text:span text:style-name="T104">arX</text:span></text:p>
          </table:table-cell>
          <table:table-cell table:style-name="Bullet.A1" office:value-type="string">
            <text:p text:style-name="P159">The Bullet is close enough to the target such that going full speed will make it overshoot the target</text:p>
          </table:table-cell>
        </table:table-row>
        <table:table-row table:style-name="Bullet.1">
          <table:table-cell table:style-name="Bullet.A1" office:value-type="string">
            <text:p text:style-name="P158"><text:span text:style-name="T37">17.</text:span><text:span text:style-name="T38">1</text:span><text:span text:style-name="T39">3.2</text:span></text:p>
          </table:table-cell>
          <table:table-cell table:style-name="Bullet.A1" office:value-type="string">
            <text:p text:style-name="P159">The value of y shall have the value of v<text:span text:style-name="T100">elY</text:span> added to it</text:p>
          </table:table-cell>
          <table:table-cell table:style-name="Bullet.A1" office:value-type="string">
            <text:p text:style-name="P159"/>
          </table:table-cell>
        </table:table-row>
        <table:table-row table:style-name="Bullet.1">
          <table:table-cell table:style-name="Bullet.A1" office:value-type="string">
            <text:p text:style-name="P158"><text:span text:style-name="T37">17.</text:span><text:span text:style-name="T38">1</text:span><text:span text:style-name="T39">3.3</text:span></text:p>
          </table:table-cell>
          <table:table-cell table:style-name="Bullet.A1" office:value-type="string">
            <text:p text:style-name="P159">When the value of d<text:span text:style-name="T104">isY</text:span> is between the value of v<text:span text:style-name="T100">elY</text:span> multiplied by -1 and the value of v<text:span text:style-name="T100">elY</text:span>, the value of x shall be the value of t<text:span text:style-name="T104">arY</text:span></text:p>
          </table:table-cell>
          <table:table-cell table:style-name="Bullet.A1" office:value-type="string">
            <text:p text:style-name="P159">The Bullet is close enough to the target such that going full speed will make it overshoot the target</text:p>
          </table:table-cell>
        </table:table-row>
        <table:table-row table:style-name="Bullet.1">
          <table:table-cell table:style-name="Bullet.A1" table:number-columns-spanned="3" office:value-type="string">
            <text:p text:style-name="P137"><text:span text:style-name="T37">17.</text:span><text:span text:style-name="T38">1</text:span><text:span text:style-name="T39">4: </text:span>Extract damage</text:p>
          </table:table-cell>
          <table:covered-table-cell/>
          <table:covered-table-cell/>
        </table:table-row>
        <table:table-row table:style-name="Bullet.1">
          <table:table-cell table:style-name="Bullet.A1" office:value-type="string">
            <text:p text:style-name="P162"><text:span text:style-name="T37">17.</text:span><text:span text:style-name="T38">1</text:span><text:span text:style-name="T39">4.0</text:span></text:p>
          </table:table-cell>
          <table:table-cell table:style-name="Bullet.A1" office:value-type="string">
            <text:p text:style-name="P159">Bullet shall have a float variable called damage</text:p>
          </table:table-cell>
          <table:table-cell table:style-name="Bullet.A1" office:value-type="string">
            <text:p text:style-name="P159"/>
          </table:table-cell>
        </table:table-row>
        <table:table-row table:style-name="Bullet.1">
          <table:table-cell table:style-name="Bullet.A1" office:value-type="string">
            <text:p text:style-name="P162"><text:span text:style-name="T37">17.</text:span><text:span text:style-name="T38">1</text:span><text:span text:style-name="T39">4.1</text:span></text:p>
          </table:table-cell>
          <table:table-cell table:style-name="Bullet.A1" office:value-type="string">
            <text:p text:style-name="P159">The value of damage shall be the value of “damage” in the (value of bulletKey) dictionary in the bulletData dictionary from Resource</text:p>
          </table:table-cell>
          <table:table-cell table:style-name="Bullet.A1" office:value-type="string">
            <text:p text:style-name="P159">To put it in code, damage = (Resource.bulletData[(value of bulletKey)])[“damage”]</text:p>
          </table:table-cell>
        </table:table-row>
        <table:table-row table:style-name="Bullet.1">
          <table:table-cell table:style-name="Bullet.A1" table:number-columns-spanned="3" office:value-type="string">
            <text:p text:style-name="P138"><text:span text:style-name="T37">17.</text:span><text:span text:style-name="T38">1</text:span><text:span text:style-name="T39">5: </text:span>Calculate damage on single target</text:p>
          </table:table-cell>
          <table:covered-table-cell/>
          <table:covered-table-cell/>
        </table:table-row>
        <table:table-row table:style-name="Bullet.1">
          <table:table-cell table:style-name="Bullet.A1" office:value-type="string">
            <text:p text:style-name="P163"><text:span text:style-name="T37">17.</text:span><text:span text:style-name="T38">1</text:span><text:span text:style-name="T39">5.0</text:span></text:p>
          </table:table-cell>
          <table:table-cell table:style-name="Bullet.A1" office:value-type="string">
            <text:p text:style-name="P159">When the values of d<text:span text:style-name="T105">isX</text:span> and d<text:span text:style-name="T105">isY</text:span> are 0 and the damageType is “single”, the HP value of the Enemy object in enemyList from Origin from Map with an ID value the same as targetID shall decrease by the value of damage</text:p>
          </table:table-cell>
          <table:table-cell table:style-name="Bullet.A1" office:value-type="string">
            <text:p text:style-name="P159"/>
          </table:table-cell>
        </table:table-row>
        <table:table-row table:style-name="Bullet.1">
          <table:table-cell table:style-name="Bullet.A1" table:number-columns-spanned="3" office:value-type="string">
            <text:p text:style-name="P138"/>
            <text:p text:style-name="P138"><text:span text:style-name="T37">17.</text:span><text:span text:style-name="T38">1</text:span><text:span text:style-name="T39">6: </text:span>Extract AOE range</text:p>
          </table:table-cell>
          <table:covered-table-cell/>
          <table:covered-table-cell/>
        </table:table-row>
        <table:table-row table:style-name="Bullet.1">
          <table:table-cell table:style-name="Bullet.A1" office:value-type="string">
            <text:p text:style-name="P163"><text:span text:style-name="T37">17.</text:span><text:span text:style-name="T38">1</text:span><text:span text:style-name="T39">6.0</text:span></text:p>
          </table:table-cell>
          <table:table-cell table:style-name="Bullet.A1" office:value-type="string">
            <text:p text:style-name="P159">Bullet shall have a float value called AOE</text:p>
          </table:table-cell>
          <table:table-cell table:style-name="Bullet.A1" office:value-type="string">
            <text:p text:style-name="P159">To put it in code, AOE = (Resource.bulletData[(value of bulletKey)])[“AOE”]</text:p>
          </table:table-cell>
        </table:table-row>
        <table:table-row table:style-name="Bullet.1">
          <table:table-cell table:style-name="Bullet.A1" office:value-type="string">
            <text:p text:style-name="P163"><text:span text:style-name="T37">17.</text:span><text:span text:style-name="T38">1</text:span><text:span text:style-name="T39">6.1</text:span></text:p>
          </table:table-cell>
          <table:table-cell table:style-name="Bullet.A1" office:value-type="string">
            <text:p text:style-name="P159">The value of AOE shall be the value of “AOE” in the (value of bulletKey) dictionary in the bulletData dictionary from Resource</text:p>
          </table:table-cell>
          <table:table-cell table:style-name="Bullet.A1" office:value-type="string">
            <text:p text:style-name="P159"/>
          </table:table-cell>
        </table:table-row>
        <text:soft-page-break/>
        <table:table-row table:style-name="Bullet.1">
          <table:table-cell table:style-name="Bullet.A1" table:number-columns-spanned="3" office:value-type="string">
            <text:p text:style-name="P138"><text:span text:style-name="T37">17.</text:span><text:span text:style-name="T38">1</text:span><text:span text:style-name="T109">7</text:span><text:span text:style-name="T39">: </text:span>Calculate damage on AOE</text:p>
          </table:table-cell>
          <table:covered-table-cell/>
          <table:covered-table-cell/>
        </table:table-row>
        <table:table-row table:style-name="Bullet.1">
          <table:table-cell table:style-name="Bullet.A1" office:value-type="string">
            <text:p text:style-name="P163"><text:span text:style-name="T37">17.</text:span><text:span text:style-name="T38">1</text:span><text:span text:style-name="T109">7</text:span><text:span text:style-name="T39">.0</text:span></text:p>
          </table:table-cell>
          <table:table-cell table:style-name="Bullet.A1" office:value-type="string">
            <text:p text:style-name="P159">When the values of d<text:span text:style-name="T106">isX</text:span> and d<text:span text:style-name="T106">isX</text:span> are 0 and the damageType is “AOE”, Bullet shall calculate the distance between itself and each Enemy and determine if it is within the blast radius</text:p>
          </table:table-cell>
          <table:table-cell table:style-name="Bullet.A1" office:value-type="string">
            <text:p text:style-name="P159">If the distance between Bullet and Enemy is <text:span text:style-name="T90">equal to or</text:span> less <text:span text:style-name="T90">than AOE</text:span>, it will hit. If it is more than <text:span text:style-name="T90">AOE</text:span>, then it won’t hit.</text:p>
          </table:table-cell>
        </table:table-row>
        <table:table-row table:style-name="Bullet.1">
          <table:table-cell table:style-name="Bullet.A1" office:value-type="string">
            <text:p text:style-name="P163"><text:span text:style-name="T37">17.</text:span><text:span text:style-name="T38">1</text:span><text:span text:style-name="T109">7</text:span><text:span text:style-name="T39">.1</text:span></text:p>
          </table:table-cell>
          <table:table-cell table:style-name="Bullet.A1" office:value-type="string">
            <text:p text:style-name="P159">When the Enemy is within the blast radius, the HP value of the enemy shall decrease by the value of damage</text:p>
          </table:table-cell>
          <table:table-cell table:style-name="Bullet.A1" office:value-type="string">
            <text:p text:style-name="P159"/>
          </table:table-cell>
        </table:table-row>
        <table:table-row table:style-name="Bullet.1">
          <table:table-cell table:style-name="Bullet.A1" table:number-columns-spanned="3" office:value-type="string">
            <text:p text:style-name="P139"><text:span text:style-name="T37">17.</text:span><text:span text:style-name="T109">18</text:span><text:span text:style-name="T39">:</text:span>Delete bullet</text:p>
          </table:table-cell>
          <table:covered-table-cell/>
          <table:covered-table-cell/>
        </table:table-row>
        <table:table-row table:style-name="Bullet.1">
          <table:table-cell table:style-name="Bullet.A1" office:value-type="string">
            <text:p text:style-name="P164"><text:span text:style-name="T37">17.</text:span><text:span text:style-name="T109">18</text:span><text:span text:style-name="T39">.0</text:span></text:p>
          </table:table-cell>
          <table:table-cell table:style-name="Bullet.A1" office:value-type="string">
            <text:p text:style-name="P159">When the values of d<text:span text:style-name="T107">isX</text:span> and d<text:span text:style-name="T107">isY</text:span> are 0, the software shall delete Bullet</text:p>
          </table:table-cell>
          <table:table-cell table:style-name="Bullet.A1" office:value-type="string">
            <text:p text:style-name="P159"/>
          </table:table-cell>
        </table:table-row>
        <table:table-row table:style-name="Bullet.1">
          <table:table-cell table:style-name="Bullet.A1" office:value-type="string">
            <text:p text:style-name="P164"><text:span text:style-name="T37">17.</text:span><text:span text:style-name="T109">18</text:span><text:span text:style-name="T39">.1</text:span></text:p>
          </table:table-cell>
          <table:table-cell table:style-name="Bullet.A1" office:value-type="string">
            <text:p text:style-name="P159">When the value of damageType is “single” and the Enemy with the value of ID the same as the value of enemyID cannot be found, the software shall delete Bullet</text:p>
          </table:table-cell>
          <table:table-cell table:style-name="Bullet.A1" office:value-type="string">
            <text:p text:style-name="P159"/>
          </table:table-cell>
        </table:table-row>
      </table:table>
      <text:p text:style-name="P173"><text:span text:style-name="T148"/></text:p>
      <text:p text:style-name="P173"><text:span text:style-name="T148"/></text:p>
      <text:p text:style-name="P173"><text:span text:style-name="T148">18: </text:span><text:span text:style-name="T139">Requirements for </text:span><text:span text:style-name="T140">the </text:span><text:span text:style-name="T158">MenuBuy</text:span><text:span text:style-name="T140"> object</text:span></text:p>
      <table:table table:name="BuyMenu" table:style-name="BuyMenu">
        <table:table-column table:style-name="BuyMenu.A"/>
        <table:table-column table:style-name="BuyMenu.B" table:number-columns-repeated="2"/>
        <table:table-row table:style-name="BuyMenu.1">
          <table:table-cell table:style-name="BuyMenu.A1" office:value-type="string">
            <text:p text:style-name="P1">ID</text:p>
          </table:table-cell>
          <table:table-cell table:style-name="BuyMenu.A1" office:value-type="string">
            <text:p text:style-name="P1">Requirement</text:p>
          </table:table-cell>
          <table:table-cell table:style-name="BuyMenu.A1" office:value-type="string">
            <text:p text:style-name="P1">Notes</text:p>
          </table:table-cell>
        </table:table-row>
        <table:table-row table:style-name="BuyMenu.1">
          <table:table-cell table:style-name="BuyMenu.A1" office:value-type="string">
            <text:p text:style-name="P1"/>
          </table:table-cell>
          <table:table-cell table:style-name="BuyMenu.A1" office:value-type="string">
            <text:p text:style-name="P1">While the value of state is “play”,:</text:p>
          </table:table-cell>
          <table:table-cell table:style-name="BuyMenu.A1" office:value-type="string">
            <text:p text:style-name="P1"/>
          </table:table-cell>
        </table:table-row>
        <table:table-row table:style-name="BuyMenu.1">
          <table:table-cell table:style-name="BuyMenu.A1" table:number-columns-spanned="3" office:value-type="string">
            <text:p text:style-name="P117"/>
            <text:p text:style-name="P117">18.0: List of all possible towers</text:p>
          </table:table-cell>
          <table:covered-table-cell/>
          <table:covered-table-cell/>
        </table:table-row>
        <table:table-row table:style-name="BuyMenu.1">
          <table:table-cell table:style-name="BuyMenu.A1" office:value-type="string">
            <text:p text:style-name="P88">18.0.0</text:p>
          </table:table-cell>
          <table:table-cell table:style-name="BuyMenu.A1" office:value-type="string">
            <text:p text:style-name="P1"><text:span text:style-name="T174">MenuBuy</text:span> shall have list of strings called towerList</text:p>
          </table:table-cell>
          <table:table-cell table:style-name="BuyMenu.A1" office:value-type="string">
            <text:p text:style-name="P1">This will contain the keys of dictionaries for all towers</text:p>
          </table:table-cell>
        </table:table-row>
        <table:table-row table:style-name="BuyMenu.1">
          <table:table-cell table:style-name="BuyMenu.A1" office:value-type="string">
            <text:p text:style-name="P88">18.0.1</text:p>
          </table:table-cell>
          <table:table-cell table:style-name="BuyMenu.A1" office:value-type="string">
            <text:p text:style-name="P1">MenuBuy shall add all the keys in towerData dictionary of Resource to towerList</text:p>
          </table:table-cell>
          <table:table-cell table:style-name="BuyMenu.A1" office:value-type="string">
            <text:p text:style-name="P1"/>
          </table:table-cell>
        </table:table-row>
        <table:table-row table:style-name="BuyMenu.1">
          <table:table-cell table:style-name="BuyMenu.A1" office:value-type="string">
            <text:p text:style-name="P88">18.0.2</text:p>
          </table:table-cell>
          <table:table-cell table:style-name="BuyMenu.A1" office:value-type="string">
            <text:p text:style-name="P1">MenuBuy shall a have a list of strings called intialList</text:p>
          </table:table-cell>
          <table:table-cell table:style-name="BuyMenu.A1" office:value-type="string">
            <text:p text:style-name="P1">This will contain the keys of dictionaries for all towers that can be bought directly</text:p>
          </table:table-cell>
        </table:table-row>
        <table:table-row table:style-name="BuyMenu.1">
          <table:table-cell table:style-name="BuyMenu.A1" office:value-type="string">
            <text:p text:style-name="P88">18.0.3</text:p>
          </table:table-cell>
          <table:table-cell table:style-name="BuyMenu.A1" office:value-type="string">
            <text:p text:style-name="P1">MenuBuy shall add the string values in towerList that end with “00” to intialList</text:p>
          </table:table-cell>
          <table:table-cell table:style-name="BuyMenu.A1" office:value-type="string">
            <text:p text:style-name="P1">This assumes that the towers have keys in the format of [tower type]_[upgrade stage]. For example, the initial tower of the basic variety could have the key “basic_00”, whereas the key for the sniper tower upgraded twice could have the key “sniper_02”. The reading of this could use tokenise as taught in the Object Oriented Programming module or could be done by reading just the last two characters.</text:p>
          </table:table-cell>
        </table:table-row>
        <table:table-row table:style-name="BuyMenu.1">
          <table:table-cell table:style-name="BuyMenu.A1" table:number-columns-spanned="3" office:value-type="string">
            <text:p text:style-name="P118"/>
            <text:p text:style-name="P118"><text:soft-page-break/>18.<text:span text:style-name="T40">1: </text:span>List of all low level towers</text:p>
          </table:table-cell>
          <table:covered-table-cell/>
          <table:covered-table-cell/>
        </table:table-row>
        <table:table-row table:style-name="BuyMenu.1">
          <table:table-cell table:style-name="BuyMenu.A1" office:value-type="string">
            <text:p text:style-name="P89">18.<text:span text:style-name="T40">1.0</text:span></text:p>
          </table:table-cell>
          <table:table-cell table:style-name="BuyMenu.A1" office:value-type="string">
            <text:p text:style-name="P1">MenuBuy shall have a list of BuyTower<text:span text:style-name="T170">Obj</text:span> object<text:span text:style-name="T163">s</text:span> called buyList</text:p>
          </table:table-cell>
          <table:table-cell table:style-name="BuyMenu.A1" office:value-type="string">
            <text:p text:style-name="P1"/>
          </table:table-cell>
        </table:table-row>
        <table:table-row table:style-name="BuyMenu.1">
          <table:table-cell table:style-name="BuyMenu.A1" office:value-type="string">
            <text:p text:style-name="P89">18.<text:span text:style-name="T40">1.1</text:span></text:p>
          </table:table-cell>
          <table:table-cell table:style-name="BuyMenu.A1" office:value-type="string">
            <text:p text:style-name="P1">MenuBuy shall add a BuyTower<text:span text:style-name="T170">Obj</text:span> object for every element in initialList and name them after these entries</text:p>
          </table:table-cell>
          <table:table-cell table:style-name="BuyMenu.A1" office:value-type="string">
            <text:p text:style-name="P1">The starting parameter would be the element in initialList. For example, basic_00 = new BuyTower<text:span text:style-name="T170">O</text:span><text:span text:style-name="T171">bj</text:span>(“basic_00”)</text:p>
          </table:table-cell>
        </table:table-row>
        <table:table-row table:style-name="BuyMenu.1">
          <table:table-cell table:style-name="BuyMenu.A1" table:number-columns-spanned="3" office:value-type="string">
            <text:p text:style-name="P118">18.<text:span text:style-name="T40">2: </text:span>Display low level towers</text:p>
          </table:table-cell>
          <table:covered-table-cell/>
          <table:covered-table-cell/>
        </table:table-row>
        <table:table-row table:style-name="BuyMenu.1">
          <table:table-cell table:style-name="BuyMenu.A1" office:value-type="string">
            <text:p text:style-name="P89">18.<text:span text:style-name="T40">2.0</text:span></text:p>
          </table:table-cell>
          <table:table-cell table:style-name="BuyMenu.A1" office:value-type="string">
            <text:p text:style-name="P1">MenuBuy shall display all the elements in <text:span text:style-name="T164">buy</text:span>List</text:p>
          </table:table-cell>
          <table:table-cell table:style-name="BuyMenu.A1" office:value-type="string">
            <text:p text:style-name="P1"/>
          </table:table-cell>
        </table:table-row>
      </table:table>
      <text:p text:style-name="P173"><text:span text:style-name="T150">19: </text:span><text:span text:style-name="T139">Requirements for </text:span><text:span text:style-name="T140">the M</text:span><text:span text:style-name="T149">enuStats</text:span><text:span text:style-name="T140"> object</text:span></text:p>
      <table:table table:name="MenuStats" table:style-name="MenuStats">
        <table:table-column table:style-name="MenuStats.A"/>
        <table:table-column table:style-name="MenuStats.B" table:number-columns-repeated="2"/>
        <table:table-row table:style-name="MenuStats.1">
          <table:table-cell table:style-name="MenuStats.A1" office:value-type="string">
            <text:p text:style-name="P1">ID</text:p>
          </table:table-cell>
          <table:table-cell table:style-name="MenuStats.A1" office:value-type="string">
            <text:p text:style-name="P1">Requirement</text:p>
          </table:table-cell>
          <table:table-cell table:style-name="MenuStats.A1" office:value-type="string">
            <text:p text:style-name="P1">Notes</text:p>
          </table:table-cell>
        </table:table-row>
        <table:table-row table:style-name="MenuStats.1">
          <table:table-cell table:style-name="MenuStats.A1" office:value-type="string">
            <text:p text:style-name="P1"/>
          </table:table-cell>
          <table:table-cell table:style-name="MenuStats.A1" office:value-type="string">
            <text:p text:style-name="P1">While the value of state is “play”,:</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19"><text:span text:style-name="T42">19.0: </text:span>Current tower key</text:p>
          </table:table-cell>
          <table:covered-table-cell/>
          <table:covered-table-cell/>
        </table:table-row>
        <table:table-row table:style-name="MenuStats.1">
          <table:table-cell table:style-name="MenuStats.A1" office:value-type="string">
            <text:p text:style-name="P93">19.0.0</text:p>
          </table:table-cell>
          <table:table-cell table:style-name="MenuStats.A1" office:value-type="string">
            <text:p text:style-name="P1">MenuStats shall have a string variable called cTowerKey</text:p>
          </table:table-cell>
          <table:table-cell table:style-name="MenuStats.A1" office:value-type="string">
            <text:p text:style-name="P1"/>
          </table:table-cell>
        </table:table-row>
        <table:table-row table:style-name="MenuStats.1">
          <table:table-cell table:style-name="MenuStats.A1" office:value-type="string">
            <text:p text:style-name="P93">19.0.1</text:p>
          </table:table-cell>
          <table:table-cell table:style-name="MenuStats.A1" office:value-type="string">
            <text:p text:style-name="P1">The value of cTowerKey shall be the value occupation of the BuildingSiteData object which has the value of active is True</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0"><text:span text:style-name="T42">19.1: </text:span>Current tower bullet key</text:p>
          </table:table-cell>
          <table:covered-table-cell/>
          <table:covered-table-cell/>
        </table:table-row>
        <table:table-row table:style-name="MenuStats.1">
          <table:table-cell table:style-name="MenuStats.A1" office:value-type="string">
            <text:p text:style-name="P93">19.1.0</text:p>
          </table:table-cell>
          <table:table-cell table:style-name="MenuStats.A1" office:value-type="string">
            <text:p text:style-name="P1">MenuStats shall have a string variable called cBulletKey</text:p>
          </table:table-cell>
          <table:table-cell table:style-name="MenuStats.A1" office:value-type="string">
            <text:p text:style-name="P1"/>
          </table:table-cell>
        </table:table-row>
        <table:table-row table:style-name="MenuStats.1">
          <table:table-cell table:style-name="MenuStats.A1" office:value-type="string">
            <text:p text:style-name="P93">19.1.1</text:p>
          </table:table-cell>
          <table:table-cell table:style-name="MenuStats.A1" office:value-type="string">
            <text:p text:style-name="P1">The value of cBulletKey shall be the value of “bulletKey” in the (value of cTowerKey) dictionary in the towerData dictionary from Resource</text:p>
          </table:table-cell>
          <table:table-cell table:style-name="MenuStats.A1" office:value-type="string">
            <text:p text:style-name="P1">To put it in code, cBulletKey = (Resource.towerData[(value of cTowerKey)])[“bulletKey”]</text:p>
          </table:table-cell>
        </table:table-row>
        <table:table-row table:style-name="MenuStats.1">
          <table:table-cell table:style-name="MenuStats.A1" table:number-columns-spanned="3" office:value-type="string">
            <text:p text:style-name="P120"><text:span text:style-name="T42">19.2: </text:span>Current tower name</text:p>
          </table:table-cell>
          <table:covered-table-cell/>
          <table:covered-table-cell/>
        </table:table-row>
        <table:table-row table:style-name="MenuStats.1">
          <table:table-cell table:style-name="MenuStats.A1" office:value-type="string">
            <text:p text:style-name="P93">19.2.0</text:p>
          </table:table-cell>
          <table:table-cell table:style-name="MenuStats.A1" office:value-type="string">
            <text:p text:style-name="P1">MenuStats shall have a string variable called cName</text:p>
          </table:table-cell>
          <table:table-cell table:style-name="MenuStats.A1" office:value-type="string">
            <text:p text:style-name="P1"/>
          </table:table-cell>
        </table:table-row>
        <table:table-row table:style-name="MenuStats.1">
          <table:table-cell table:style-name="MenuStats.A1" office:value-type="string">
            <text:p text:style-name="P93">19.2.1</text:p>
          </table:table-cell>
          <table:table-cell table:style-name="MenuStats.A1" office:value-type="string">
            <text:p text:style-name="P1">The value of cName shall be the value of “name” in the (value of cTowerKey) dictionary in the towerData dictionary from Resource</text:p>
          </table:table-cell>
          <table:table-cell table:style-name="MenuStats.A1" office:value-type="string">
            <text:p text:style-name="P1">To put it in code, cName = (Resource.towerData[(value of cTowerKey)])[“name”]</text:p>
          </table:table-cell>
        </table:table-row>
        <table:table-row table:style-name="MenuStats.1">
          <table:table-cell table:style-name="MenuStats.A1" office:value-type="string">
            <text:p text:style-name="P93">19.2.2</text:p>
          </table:table-cell>
          <table:table-cell table:style-name="MenuStats.A1" office:value-type="string">
            <text:p text:style-name="P1">MenuStats shall display the value of cName</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0"><text:span text:style-name="T42">19.3: </text:span>Current tower <text:span text:style-name="T42">attack</text:span> damage</text:p>
          </table:table-cell>
          <table:covered-table-cell/>
          <table:covered-table-cell/>
        </table:table-row>
        <table:table-row table:style-name="MenuStats.1">
          <table:table-cell table:style-name="MenuStats.A1" office:value-type="string">
            <text:p text:style-name="P93">19.3.0</text:p>
          </table:table-cell>
          <table:table-cell table:style-name="MenuStats.A1" office:value-type="string">
            <text:p text:style-name="P1">MenuStats shall have a float variable called cDamage</text:p>
          </table:table-cell>
          <table:table-cell table:style-name="MenuStats.A1" office:value-type="string">
            <text:p text:style-name="P1">This will contain the attack power of the current tower</text:p>
          </table:table-cell>
        </table:table-row>
        <table:table-row table:style-name="MenuStats.1">
          <table:table-cell table:style-name="MenuStats.A1" office:value-type="string">
            <text:p text:style-name="P93">19.3.1</text:p>
          </table:table-cell>
          <table:table-cell table:style-name="MenuStats.A1" office:value-type="string">
            <text:p text:style-name="P1">The value of uDamage shall be the value of “damage” in the (value of cBulletKey) dictionary in the bulletData dictionary from Resource</text:p>
          </table:table-cell>
          <table:table-cell table:style-name="MenuStats.A1" office:value-type="string">
            <text:p text:style-name="P1">To put it in code, cDamage = (Resource.bulletData[(value of cBulletKey)])[“damage”]</text:p>
          </table:table-cell>
        </table:table-row>
        <table:table-row table:style-name="MenuStats.1">
          <table:table-cell table:style-name="MenuStats.A1" office:value-type="string">
            <text:p text:style-name="P93">19.3.2</text:p>
          </table:table-cell>
          <table:table-cell table:style-name="MenuStats.A1" office:value-type="string">
            <text:p text:style-name="P1">MenuStats shall display the value of cDamage</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0"/>
            <text:p text:style-name="P120"/>
            <text:p text:style-name="P120"><text:soft-page-break/><text:span text:style-name="T42">19.4: </text:span>Current tower range</text:p>
          </table:table-cell>
          <table:covered-table-cell/>
          <table:covered-table-cell/>
        </table:table-row>
        <table:table-row table:style-name="MenuStats.1">
          <table:table-cell table:style-name="MenuStats.A1" office:value-type="string">
            <text:p text:style-name="P93">19.4.0</text:p>
          </table:table-cell>
          <table:table-cell table:style-name="MenuStats.A1" office:value-type="string">
            <text:p text:style-name="P1">MenuStats shall have a float variable called cRange</text:p>
          </table:table-cell>
          <table:table-cell table:style-name="MenuStats.A1" office:value-type="string">
            <text:p text:style-name="P1">This will contain the attack range of the current tower</text:p>
          </table:table-cell>
        </table:table-row>
        <table:table-row table:style-name="MenuStats.1">
          <table:table-cell table:style-name="MenuStats.A1" office:value-type="string">
            <text:p text:style-name="P93">19.4.1</text:p>
          </table:table-cell>
          <table:table-cell table:style-name="MenuStats.A1" office:value-type="string">
            <text:p text:style-name="P1">The value of cRange shall be the value of “range” in the (value of cTowerKey) dictionary in the towerData dictionary from Resource</text:p>
          </table:table-cell>
          <table:table-cell table:style-name="MenuStats.A1" office:value-type="string">
            <text:p text:style-name="P1">To put it in code, cRange = (Resource.towerData[(value of cTowerKey)])[“range”]</text:p>
          </table:table-cell>
        </table:table-row>
        <table:table-row table:style-name="MenuStats.1">
          <table:table-cell table:style-name="MenuStats.A1" office:value-type="string">
            <text:p text:style-name="P93">19.4.2</text:p>
          </table:table-cell>
          <table:table-cell table:style-name="MenuStats.A1" office:value-type="string">
            <text:p text:style-name="P1">MenuStats shall display the value of cRange</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0"><text:span text:style-name="T42">19.5: </text:span>Current tower attack speed</text:p>
          </table:table-cell>
          <table:covered-table-cell/>
          <table:covered-table-cell/>
        </table:table-row>
        <table:table-row table:style-name="MenuStats.1">
          <table:table-cell table:style-name="MenuStats.A1" office:value-type="string">
            <text:p text:style-name="P93">19.5.0</text:p>
          </table:table-cell>
          <table:table-cell table:style-name="MenuStats.A1" office:value-type="string">
            <text:p text:style-name="P1">MenuStats shall have a float variable called cSpeed</text:p>
          </table:table-cell>
          <table:table-cell table:style-name="MenuStats.A1" office:value-type="string">
            <text:p text:style-name="P1">This will contain the attack speed of the current tower</text:p>
          </table:table-cell>
        </table:table-row>
        <table:table-row table:style-name="MenuStats.1">
          <table:table-cell table:style-name="MenuStats.A1" office:value-type="string">
            <text:p text:style-name="P93">19.5.1</text:p>
          </table:table-cell>
          <table:table-cell table:style-name="MenuStats.A1" office:value-type="string">
            <text:p text:style-name="P1">The value of cSpeed shall be the value of “speed” in the (value of cTowerKey) dictionary in the towerData dictionary from Resource</text:p>
          </table:table-cell>
          <table:table-cell table:style-name="MenuStats.A1" office:value-type="string">
            <text:p text:style-name="P1">To put it in code, cSpeed = (Resource.towerData[(value of cTowerKey)])[“speed”]</text:p>
          </table:table-cell>
        </table:table-row>
        <table:table-row table:style-name="MenuStats.1">
          <table:table-cell table:style-name="MenuStats.A1" office:value-type="string">
            <text:p text:style-name="P93">19.5.2</text:p>
          </table:table-cell>
          <table:table-cell table:style-name="MenuStats.A1" office:value-type="string">
            <text:p text:style-name="P1">MenuStats shall display the value of cSpeed</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0"><text:span text:style-name="T42">19.6: </text:span>Current tower AOE range</text:p>
          </table:table-cell>
          <table:covered-table-cell/>
          <table:covered-table-cell/>
        </table:table-row>
        <table:table-row table:style-name="MenuStats.1">
          <table:table-cell table:style-name="MenuStats.A1" office:value-type="string">
            <text:p text:style-name="P93">19.6.0</text:p>
          </table:table-cell>
          <table:table-cell table:style-name="MenuStats.A1" office:value-type="string">
            <text:p text:style-name="P1">MenuStats shall have a float variable called cAOE</text:p>
          </table:table-cell>
          <table:table-cell table:style-name="MenuStats.A1" office:value-type="string">
            <text:p text:style-name="P1">This will contain the splash range for the current tower</text:p>
          </table:table-cell>
        </table:table-row>
        <table:table-row table:style-name="MenuStats.1">
          <table:table-cell table:style-name="MenuStats.A1" office:value-type="string">
            <text:p text:style-name="P93">19.6.1</text:p>
          </table:table-cell>
          <table:table-cell table:style-name="MenuStats.A1" office:value-type="string">
            <text:p text:style-name="P1">The value of cAOE shall be the value of “AOE” in the (value of cBulletKey) dictionary in the bulletData dictionary from Resource</text:p>
          </table:table-cell>
          <table:table-cell table:style-name="MenuStats.A1" office:value-type="string">
            <text:p text:style-name="P1">To put it in code, cAOE = (Resource.bulletData[(value of cBulletKey)])[“AOE”]</text:p>
          </table:table-cell>
        </table:table-row>
        <table:table-row table:style-name="MenuStats.1">
          <table:table-cell table:style-name="MenuStats.A1" office:value-type="string">
            <text:p text:style-name="P93">19.6.2</text:p>
          </table:table-cell>
          <table:table-cell table:style-name="MenuStats.A1" office:value-type="string">
            <text:p text:style-name="P2">MenuStats shall display the value of <text:span text:style-name="T42">cAOE</text:span></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0"><text:span text:style-name="T42">19.7: </text:span>Upgrade <text:span text:style-name="T41">tower</text:span> button</text:p>
          </table:table-cell>
          <table:covered-table-cell/>
          <table:covered-table-cell/>
        </table:table-row>
        <table:table-row table:style-name="MenuStats.1">
          <table:table-cell table:style-name="MenuStats.A1" office:value-type="string">
            <text:p text:style-name="P93">19.7.0</text:p>
          </table:table-cell>
          <table:table-cell table:style-name="MenuStats.A1" office:value-type="string">
            <text:p text:style-name="P1">MenuStats shall display the “Upgrade Tower” button </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0"/>
            <text:p text:style-name="P120"><text:span text:style-name="T42">19.8: </text:span>Upgrade tower key</text:p>
          </table:table-cell>
          <table:covered-table-cell/>
          <table:covered-table-cell/>
        </table:table-row>
        <table:table-row table:style-name="MenuStats.1">
          <table:table-cell table:style-name="MenuStats.A1" office:value-type="string">
            <text:p text:style-name="P93">19.8.0</text:p>
          </table:table-cell>
          <table:table-cell table:style-name="MenuStats.A1" office:value-type="string">
            <text:p text:style-name="P1">MenuStats shall have a string variable called uTowerKey</text:p>
          </table:table-cell>
          <table:table-cell table:style-name="MenuStats.A1" office:value-type="string">
            <text:p text:style-name="P1"/>
          </table:table-cell>
        </table:table-row>
        <table:table-row table:style-name="MenuStats.1">
          <table:table-cell table:style-name="MenuStats.A1" office:value-type="string">
            <text:p text:style-name="P93">19.8.1</text:p>
          </table:table-cell>
          <table:table-cell table:style-name="MenuStats.A1" office:value-type="string">
            <text:p text:style-name="P1">The value of uTowerKey shall be the value of “upgradeKey” in the (value of cTowerKey) dictionary in the towerData dictionary from Resource</text:p>
          </table:table-cell>
          <table:table-cell table:style-name="MenuStats.A1" office:value-type="string">
            <text:p text:style-name="P1">To put it in code, uTowerKey = (Resource.towerData[(value of cTowerKey)])[“upgradeKey”]</text:p>
          </table:table-cell>
        </table:table-row>
        <table:table-row table:style-name="MenuStats.1">
          <table:table-cell table:style-name="MenuStats.A1" table:number-columns-spanned="3" office:value-type="string">
            <text:p text:style-name="P120"><text:span text:style-name="T42">19.9: </text:span>Upgrade tower cost</text:p>
          </table:table-cell>
          <table:covered-table-cell/>
          <table:covered-table-cell/>
        </table:table-row>
        <table:table-row table:style-name="MenuStats.1">
          <table:table-cell table:style-name="MenuStats.A1" office:value-type="string">
            <text:p text:style-name="P93">19.9.0</text:p>
          </table:table-cell>
          <table:table-cell table:style-name="MenuStats.A1" office:value-type="string">
            <text:p text:style-name="P1">When the value of uTowerKey is not “none”, MenuStats shall have an integer variable called upgradeCost</text:p>
          </table:table-cell>
          <table:table-cell table:style-name="MenuStats.A1" office:value-type="string">
            <text:p text:style-name="P1">This will contain the cost to upgrade to the new tower</text:p>
          </table:table-cell>
        </table:table-row>
        <table:table-row table:style-name="MenuStats.1">
          <table:table-cell table:style-name="MenuStats.A1" office:value-type="string">
            <text:p text:style-name="P93">19.9.1</text:p>
          </table:table-cell>
          <table:table-cell table:style-name="MenuStats.A1" office:value-type="string">
            <text:p text:style-name="P1">The value of upgradeCost shall be the value of “cost” in the (value of uTowerKey) dictionary in the towerData dictionary from Resource</text:p>
          </table:table-cell>
          <table:table-cell table:style-name="MenuStats.A1" office:value-type="string">
            <text:p text:style-name="P1">To put it in code, upgradeCost = (Resource.towerData[(value of uTowerKey)])[“cost”]</text:p>
          </table:table-cell>
        </table:table-row>
        <text:soft-page-break/>
        <table:table-row table:style-name="MenuStats.1">
          <table:table-cell table:style-name="MenuStats.A1" table:number-columns-spanned="3" office:value-type="string">
            <text:p text:style-name="P120"><text:span text:style-name="T42">19.10: </text:span>Upgrade tower bullet key</text:p>
          </table:table-cell>
          <table:covered-table-cell/>
          <table:covered-table-cell/>
        </table:table-row>
        <table:table-row table:style-name="MenuStats.1">
          <table:table-cell table:style-name="MenuStats.A1" office:value-type="string">
            <text:p text:style-name="P93">19.10.0</text:p>
          </table:table-cell>
          <table:table-cell table:style-name="MenuStats.A1" office:value-type="string">
            <text:p text:style-name="P1">When the value of uTowerKey is not “none”, MenuStats shall have a string variable called uBulletKey</text:p>
          </table:table-cell>
          <table:table-cell table:style-name="MenuStats.A1" office:value-type="string">
            <text:p text:style-name="P1"/>
          </table:table-cell>
        </table:table-row>
        <table:table-row table:style-name="MenuStats.1">
          <table:table-cell table:style-name="MenuStats.A1" office:value-type="string">
            <text:p text:style-name="P93">19.10.1</text:p>
          </table:table-cell>
          <table:table-cell table:style-name="MenuStats.A1" office:value-type="string">
            <text:p text:style-name="P1">The value of uBulletKey shall be the value of “bulletKey” in the (value of uTowerKey) dictionary in the towerData dictionary from Resource</text:p>
          </table:table-cell>
          <table:table-cell table:style-name="MenuStats.A1" office:value-type="string">
            <text:p text:style-name="P1">To put it in code, uBulletKey = (Resource.towerData[(value of uTowerKey)])[“bulletKey”]</text:p>
          </table:table-cell>
        </table:table-row>
        <table:table-row table:style-name="MenuStats.1">
          <table:table-cell table:style-name="MenuStats.A1" table:number-columns-spanned="3" office:value-type="string">
            <text:p text:style-name="P121"><text:span text:style-name="T42">19.1</text:span><text:span text:style-name="T43">1: </text:span>Upgrade button glow or dim</text:p>
          </table:table-cell>
          <table:covered-table-cell/>
          <table:covered-table-cell/>
        </table:table-row>
        <table:table-row table:style-name="MenuStats.1">
          <table:table-cell table:style-name="MenuStats.A1" office:value-type="string">
            <text:p text:style-name="P90"><text:span text:style-name="T42">19.1</text:span><text:span text:style-name="T43">1.0</text:span></text:p>
          </table:table-cell>
          <table:table-cell table:style-name="MenuStats.A1" office:value-type="string">
            <text:p text:style-name="P1">When the value of money from GameStats is equal to or greater than the value of upgradeCost, the “Upgrade Tower” button shall glow</text:p>
          </table:table-cell>
          <table:table-cell table:style-name="MenuStats.A1" office:value-type="string">
            <text:p text:style-name="P1">Glow just means to highlight in some way that is distinct from dim</text:p>
          </table:table-cell>
        </table:table-row>
        <table:table-row table:style-name="MenuStats.1">
          <table:table-cell table:style-name="MenuStats.A1" office:value-type="string">
            <text:p text:style-name="P90"><text:span text:style-name="T42">19.1</text:span><text:span text:style-name="T43">1.1</text:span></text:p>
          </table:table-cell>
          <table:table-cell table:style-name="MenuStats.A1" office:value-type="string">
            <text:p text:style-name="P1">When the value of money from GameStats is less than the value of upgradeCost, the “Upgrade Tower” button shall dim</text:p>
          </table:table-cell>
          <table:table-cell table:style-name="MenuStats.A1" office:value-type="string">
            <text:p text:style-name="P1"/>
          </table:table-cell>
        </table:table-row>
        <table:table-row table:style-name="MenuStats.1">
          <table:table-cell table:style-name="MenuStats.A1" office:value-type="string">
            <text:p text:style-name="P90"><text:span text:style-name="T42">19.1</text:span><text:span text:style-name="T43">1.2</text:span></text:p>
          </table:table-cell>
          <table:table-cell table:style-name="MenuStats.A1" office:value-type="string">
            <text:p text:style-name="P1">When the value of uTowerKey is “none”, the “Upgrade Tower” button shall dim</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1"><text:span text:style-name="T42">19.1</text:span><text:span text:style-name="T43">2: </text:span>Upgrade tower name</text:p>
          </table:table-cell>
          <table:covered-table-cell/>
          <table:covered-table-cell/>
        </table:table-row>
        <table:table-row table:style-name="MenuStats.1">
          <table:table-cell table:style-name="MenuStats.A1" office:value-type="string">
            <text:p text:style-name="P90"><text:span text:style-name="T42">19.1</text:span><text:span text:style-name="T43">2.0</text:span></text:p>
          </table:table-cell>
          <table:table-cell table:style-name="MenuStats.A1" office:value-type="string">
            <text:p text:style-name="P1">When the value of uTowerKey is not “none”, MenuStats shall have a float variable called uName</text:p>
          </table:table-cell>
          <table:table-cell table:style-name="MenuStats.A1" office:value-type="string">
            <text:p text:style-name="P1"/>
          </table:table-cell>
        </table:table-row>
        <table:table-row table:style-name="MenuStats.1">
          <table:table-cell table:style-name="MenuStats.A1" office:value-type="string">
            <text:p text:style-name="P90"><text:span text:style-name="T42">19.1</text:span><text:span text:style-name="T43">2.1</text:span></text:p>
          </table:table-cell>
          <table:table-cell table:style-name="MenuStats.A1" office:value-type="string">
            <text:p text:style-name="P1">The value of uName shall be the value of “name” in the (the value of uTowerKey) dictionary in the towerData dictionary from Resource</text:p>
          </table:table-cell>
          <table:table-cell table:style-name="MenuStats.A1" office:value-type="string">
            <text:p text:style-name="P1">To put it in code, uName = (Resource.towerData[(value of uTowerKey)])[“name”]</text:p>
          </table:table-cell>
        </table:table-row>
        <table:table-row table:style-name="MenuStats.1">
          <table:table-cell table:style-name="MenuStats.A1" office:value-type="string">
            <text:p text:style-name="P90"><text:span text:style-name="T42">19.1</text:span><text:span text:style-name="T43">2.2</text:span></text:p>
          </table:table-cell>
          <table:table-cell table:style-name="MenuStats.A1" office:value-type="string">
            <text:p text:style-name="P1">When the value of uTowerKey is not “none” and the mouse is over the “Upgrade Tower” button, MenuStats shall display the value of uName</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1"/>
            <text:p text:style-name="P121"/>
            <text:p text:style-name="P121"/>
            <text:p text:style-name="P121"/>
            <text:p text:style-name="P121"><text:span text:style-name="T42">19.1</text:span><text:span text:style-name="T43">3: </text:span>Upgrade tower attack damage</text:p>
          </table:table-cell>
          <table:covered-table-cell/>
          <table:covered-table-cell/>
        </table:table-row>
        <table:table-row table:style-name="MenuStats.1">
          <table:table-cell table:style-name="MenuStats.A1" office:value-type="string">
            <text:p text:style-name="P90"><text:span text:style-name="T42">19.1</text:span><text:span text:style-name="T43">3.0</text:span></text:p>
          </table:table-cell>
          <table:table-cell table:style-name="MenuStats.A1" office:value-type="string">
            <text:p text:style-name="P1">When the value of uTowerKey is not “none”, MenuStats shall have a float variable called uDamage</text:p>
          </table:table-cell>
          <table:table-cell table:style-name="MenuStats.A1" office:value-type="string">
            <text:p text:style-name="P1">This will contain the attack power of the upgraded tower</text:p>
          </table:table-cell>
        </table:table-row>
        <table:table-row table:style-name="MenuStats.1">
          <table:table-cell table:style-name="MenuStats.A1" office:value-type="string">
            <text:p text:style-name="P90"><text:span text:style-name="T42">19.1</text:span><text:span text:style-name="T43">3.1</text:span></text:p>
          </table:table-cell>
          <table:table-cell table:style-name="MenuStats.A1" office:value-type="string">
            <text:p text:style-name="P1">The value of uDamage shall be the value of “damage” in the (value of uTowerKey) dictionary in the bulletData dictionary from Resource</text:p>
          </table:table-cell>
          <table:table-cell table:style-name="MenuStats.A1" office:value-type="string">
            <text:p text:style-name="P1">To put it in code, uDamage = (Resource.bulletData[(value of uTowerKey)])[“damage”]</text:p>
          </table:table-cell>
        </table:table-row>
        <text:soft-page-break/>
        <table:table-row table:style-name="MenuStats.1">
          <table:table-cell table:style-name="MenuStats.A1" office:value-type="string">
            <text:p text:style-name="P90"><text:span text:style-name="T42">19.1</text:span><text:span text:style-name="T43">3.2</text:span></text:p>
          </table:table-cell>
          <table:table-cell table:style-name="MenuStats.A1" office:value-type="string">
            <text:p text:style-name="P1">When the value of uTowerKey is not “none” and the mouse is over the “Upgrade Tower” button, MenuStats shall display the value of uDamage</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1"><text:span text:style-name="T42">19.1</text:span><text:span text:style-name="T43">4: </text:span>Upgrade tower attack range</text:p>
          </table:table-cell>
          <table:covered-table-cell/>
          <table:covered-table-cell/>
        </table:table-row>
        <table:table-row table:style-name="MenuStats.1">
          <table:table-cell table:style-name="MenuStats.A1" office:value-type="string">
            <text:p text:style-name="P90"><text:span text:style-name="T42">19.1</text:span><text:span text:style-name="T43">4.0</text:span></text:p>
          </table:table-cell>
          <table:table-cell table:style-name="MenuStats.A1" office:value-type="string">
            <text:p text:style-name="P1">When the value of uTowerKey is not “none”, MenuStats shall have a float variable called uRange</text:p>
          </table:table-cell>
          <table:table-cell table:style-name="MenuStats.A1" office:value-type="string">
            <text:p text:style-name="P1">This will contain the attack range of the upgraded tower</text:p>
          </table:table-cell>
        </table:table-row>
        <table:table-row table:style-name="MenuStats.1">
          <table:table-cell table:style-name="MenuStats.A1" office:value-type="string">
            <text:p text:style-name="P90"><text:span text:style-name="T42">19.1</text:span><text:span text:style-name="T43">4.1</text:span></text:p>
          </table:table-cell>
          <table:table-cell table:style-name="MenuStats.A1" office:value-type="string">
            <text:p text:style-name="P1">The value of uRange shall be the value of “range” in the (value of uTowerKey) dictionary in the towerData dictionary from Resource</text:p>
          </table:table-cell>
          <table:table-cell table:style-name="MenuStats.A1" office:value-type="string">
            <text:p text:style-name="P1">To put it in code, uRange = (Resource.towerData[(value of uTowerKey)])[“range”]</text:p>
          </table:table-cell>
        </table:table-row>
        <table:table-row table:style-name="MenuStats.1">
          <table:table-cell table:style-name="MenuStats.A1" office:value-type="string">
            <text:p text:style-name="P90"><text:span text:style-name="T42">19.1</text:span><text:span text:style-name="T43">4.2</text:span></text:p>
          </table:table-cell>
          <table:table-cell table:style-name="MenuStats.A1" office:value-type="string">
            <text:p text:style-name="P1">When the value of uTowerKey is not “none” and the mouse is over the “Upgrade Tower” button, MenuStats shall display the value of uRange</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2"><text:span text:style-name="T42">19.1</text:span><text:span text:style-name="T44">5: </text:span>Upgrade tower attack speed</text:p>
          </table:table-cell>
          <table:covered-table-cell/>
          <table:covered-table-cell/>
        </table:table-row>
        <table:table-row table:style-name="MenuStats.1">
          <table:table-cell table:style-name="MenuStats.A1" office:value-type="string">
            <text:p text:style-name="P91"><text:span text:style-name="T42">19.1</text:span><text:span text:style-name="T44">5.0</text:span></text:p>
          </table:table-cell>
          <table:table-cell table:style-name="MenuStats.A1" office:value-type="string">
            <text:p text:style-name="P1">When the value of uTowerKey is not “none”, MenuStats shall have a float variable called uSpeed</text:p>
          </table:table-cell>
          <table:table-cell table:style-name="MenuStats.A1" office:value-type="string">
            <text:p text:style-name="P1">This will contain the attack speed of the upgraded tower</text:p>
          </table:table-cell>
        </table:table-row>
        <table:table-row table:style-name="MenuStats.1">
          <table:table-cell table:style-name="MenuStats.A1" office:value-type="string">
            <text:p text:style-name="P91"><text:span text:style-name="T42">19.1</text:span><text:span text:style-name="T44">5.1</text:span></text:p>
          </table:table-cell>
          <table:table-cell table:style-name="MenuStats.A1" office:value-type="string">
            <text:p text:style-name="P1">The value of uSpeed shall be the value of “speed” in the (value of uTowerKey) dictionary in the towerData dictionary from Resource</text:p>
          </table:table-cell>
          <table:table-cell table:style-name="MenuStats.A1" office:value-type="string">
            <text:p text:style-name="P1">To put it in code, uSpeed = (Resource.towerData[(value of uTowerKey)])[“speed”]</text:p>
          </table:table-cell>
        </table:table-row>
        <table:table-row table:style-name="MenuStats.1">
          <table:table-cell table:style-name="MenuStats.A1" office:value-type="string">
            <text:p text:style-name="P91"><text:span text:style-name="T42">19.1</text:span><text:span text:style-name="T44">5.2</text:span></text:p>
          </table:table-cell>
          <table:table-cell table:style-name="MenuStats.A1" office:value-type="string">
            <text:p text:style-name="P1">When the value of uTowerKey is not “none” and the mouse is over the “Upgrade Tower” button, MenuStats shall display the value of uSpeed</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2"><text:span text:style-name="T42">19.1</text:span><text:span text:style-name="T44">6: </text:span>Upgrade tower AOE range</text:p>
          </table:table-cell>
          <table:covered-table-cell/>
          <table:covered-table-cell/>
        </table:table-row>
        <table:table-row table:style-name="MenuStats.1">
          <table:table-cell table:style-name="MenuStats.A1" office:value-type="string">
            <text:p text:style-name="P91"><text:span text:style-name="T42">19.1</text:span><text:span text:style-name="T44">6.0</text:span></text:p>
          </table:table-cell>
          <table:table-cell table:style-name="MenuStats.A1" office:value-type="string">
            <text:p text:style-name="P1">When the value of uTowerKey is not “none”, MenuStats shall have a float variable called uAOE</text:p>
          </table:table-cell>
          <table:table-cell table:style-name="MenuStats.A1" office:value-type="string">
            <text:p text:style-name="P1">This will contain the splash range of the upgraded tower</text:p>
          </table:table-cell>
        </table:table-row>
        <table:table-row table:style-name="MenuStats.1">
          <table:table-cell table:style-name="MenuStats.A1" office:value-type="string">
            <text:p text:style-name="P91"><text:span text:style-name="T42">19.1</text:span><text:span text:style-name="T44">6.1</text:span></text:p>
          </table:table-cell>
          <table:table-cell table:style-name="MenuStats.A1" office:value-type="string">
            <text:p text:style-name="P1">The value of uAOE shall be the value of “AOE” in the (value of uBulletKey) dictionary in the bulletData dictionary from Resource</text:p>
          </table:table-cell>
          <table:table-cell table:style-name="MenuStats.A1" office:value-type="string">
            <text:p text:style-name="P1">To put it in code, uAOE = (Resource.bulletData[(value of uBulletKey)])[“AOE”]</text:p>
          </table:table-cell>
        </table:table-row>
        <table:table-row table:style-name="MenuStats.1">
          <table:table-cell table:style-name="MenuStats.A1" office:value-type="string">
            <text:p text:style-name="P91"><text:span text:style-name="T42">19.1</text:span><text:span text:style-name="T44">6.2</text:span></text:p>
          </table:table-cell>
          <table:table-cell table:style-name="MenuStats.A1" office:value-type="string">
            <text:p text:style-name="P1">When the value of uTowerKey is not “none” and the mouse is over the “Upgrade Tower” button, MenuStats shall display the value of uAOE</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3"/>
            <text:p text:style-name="P123"/>
            <text:p text:style-name="P123"><text:soft-page-break/><text:span text:style-name="T42">19.1</text:span><text:span text:style-name="T45">7: </text:span>Upgrade button clicked</text:p>
          </table:table-cell>
          <table:covered-table-cell/>
          <table:covered-table-cell/>
        </table:table-row>
        <table:table-row table:style-name="MenuStats.1">
          <table:table-cell table:style-name="MenuStats.A1" office:value-type="string">
            <text:p text:style-name="P92"><text:span text:style-name="T42">19.1</text:span><text:span text:style-name="T45">7.0</text:span></text:p>
          </table:table-cell>
          <table:table-cell table:style-name="MenuStats.A1" office:value-type="string">
            <text:p text:style-name="P1">When the “Upgrade Tower” button is glowing and clicked on, the value of money from GameStats shall decrease by the value of upgradeCost</text:p>
          </table:table-cell>
          <table:table-cell table:style-name="MenuStats.A1" office:value-type="string">
            <text:p text:style-name="P1"/>
          </table:table-cell>
        </table:table-row>
        <table:table-row table:style-name="MenuStats.1">
          <table:table-cell table:style-name="MenuStats.A1" office:value-type="string">
            <text:p text:style-name="P92"><text:span text:style-name="T42">19.1</text:span><text:span text:style-name="T45">7.1</text:span></text:p>
          </table:table-cell>
          <table:table-cell table:style-name="MenuStats.A1" office:value-type="string">
            <text:p text:style-name="P1">When the “Upgrade Tower” button is glowing and clicked on, the value of occupation of the BuildingSiteData object with the value of active being True shall be the value of upgradeKey</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3"><text:span text:style-name="T42">19.1</text:span><text:span text:style-name="T45">8: </text:span>Sell <text:span text:style-name="T165">amount</text:span></text:p>
          </table:table-cell>
          <table:covered-table-cell/>
          <table:covered-table-cell/>
        </table:table-row>
        <table:table-row table:style-name="MenuStats.1">
          <table:table-cell table:style-name="MenuStats.A1" office:value-type="string">
            <text:p text:style-name="P92"><text:span text:style-name="T42">19.1</text:span><text:span text:style-name="T45">8.0</text:span></text:p>
          </table:table-cell>
          <table:table-cell table:style-name="MenuStats.A1" office:value-type="string">
            <text:p text:style-name="P1">MenuStats shall have an integer variable called sellAmount</text:p>
          </table:table-cell>
          <table:table-cell table:style-name="MenuStats.A1" office:value-type="string">
            <text:p text:style-name="P1">This will contain the refund for selling the current tower</text:p>
          </table:table-cell>
        </table:table-row>
        <table:table-row table:style-name="MenuStats.1">
          <table:table-cell table:style-name="MenuStats.A1" office:value-type="string">
            <text:p text:style-name="P92"><text:span text:style-name="T42">19.1</text:span><text:span text:style-name="T45">8.1</text:span></text:p>
          </table:table-cell>
          <table:table-cell table:style-name="MenuStats.A1" office:value-type="string">
            <text:p text:style-name="P1">The value of sellAmount shall be the value of “sellAmount” in the (value of cTowerKey) dictionary in the towerData dictionary from Resource</text:p>
          </table:table-cell>
          <table:table-cell table:style-name="MenuStats.A1" office:value-type="string">
            <text:p text:style-name="P1">To put it in code, sellAmount = (Resource.towerData[(value of cTowerKey)])[“sellAmount”]</text:p>
          </table:table-cell>
        </table:table-row>
        <table:table-row table:style-name="MenuStats.1">
          <table:table-cell table:style-name="MenuStats.A1" office:value-type="string">
            <text:p text:style-name="P92"><text:span text:style-name="T42">19.1</text:span><text:span text:style-name="T45">8.2</text:span></text:p>
          </table:table-cell>
          <table:table-cell table:style-name="MenuStats.A1" office:value-type="string">
            <text:p text:style-name="P1">MenuStats shall display the value of sellAmount</text:p>
          </table:table-cell>
          <table:table-cell table:style-name="MenuStats.A1" office:value-type="string">
            <text:p text:style-name="P1"/>
          </table:table-cell>
        </table:table-row>
        <table:table-row table:style-name="MenuStats.1">
          <table:table-cell table:style-name="MenuStats.A1" table:number-columns-spanned="3" office:value-type="string">
            <text:p text:style-name="P123"><text:span text:style-name="T42">19.1</text:span><text:span text:style-name="T45">9: </text:span>Sell button</text:p>
          </table:table-cell>
          <table:covered-table-cell/>
          <table:covered-table-cell/>
        </table:table-row>
        <table:table-row table:style-name="MenuStats.1">
          <table:table-cell table:style-name="MenuStats.A1" office:value-type="string">
            <text:p text:style-name="P92"><text:span text:style-name="T42">19.1</text:span><text:span text:style-name="T45">9.0</text:span></text:p>
          </table:table-cell>
          <table:table-cell table:style-name="MenuStats.A1" office:value-type="string">
            <text:p text:style-name="P1">MenuStats shall display the “Sell” button</text:p>
          </table:table-cell>
          <table:table-cell table:style-name="MenuStats.A1" office:value-type="string">
            <text:p text:style-name="P1"/>
          </table:table-cell>
        </table:table-row>
        <table:table-row table:style-name="MenuStats.1">
          <table:table-cell table:style-name="MenuStats.A1" office:value-type="string">
            <text:p text:style-name="P92"><text:span text:style-name="T42">19.1</text:span><text:span text:style-name="T45">9.1</text:span></text:p>
          </table:table-cell>
          <table:table-cell table:style-name="MenuStats.A1" office:value-type="string">
            <text:p text:style-name="P1">When the “Sell” button is clicked on, the value of money from GameStats shall increase by the value of sellAmount</text:p>
          </table:table-cell>
          <table:table-cell table:style-name="MenuStats.A1" office:value-type="string">
            <text:p text:style-name="P1"/>
          </table:table-cell>
        </table:table-row>
        <table:table-row table:style-name="MenuStats.1">
          <table:table-cell table:style-name="MenuStats.A1" office:value-type="string">
            <text:p text:style-name="P92"><text:span text:style-name="T42">19.1</text:span><text:span text:style-name="T45">9.2</text:span></text:p>
          </table:table-cell>
          <table:table-cell table:style-name="MenuStats.A1" office:value-type="string">
            <text:p text:style-name="P1">When the “Sell” button is clicked on, the value of occupation of the BuildingSiteData object with the value of active being True shall be “empty”</text:p>
          </table:table-cell>
          <table:table-cell table:style-name="MenuStats.A1" office:value-type="string">
            <text:p text:style-name="P1"/>
          </table:table-cell>
        </table:table-row>
      </table:table>
      <text:p text:style-name="P173"><text:span text:style-name="T151"/></text:p>
      <text:p text:style-name="P173"><text:span text:style-name="T151">20: </text:span><text:span text:style-name="T139">Requirements for </text:span><text:span text:style-name="T140">the </text:span><text:span text:style-name="T157">BuyTower</text:span><text:span text:style-name="T140"> object</text:span></text:p>
      <table:table table:name="TowerBuy" table:style-name="TowerBuy">
        <table:table-column table:style-name="TowerBuy.A"/>
        <table:table-column table:style-name="TowerBuy.B" table:number-columns-repeated="2"/>
        <table:table-row table:style-name="TowerBuy.1">
          <table:table-cell table:style-name="TowerBuy.A1" office:value-type="string">
            <text:p text:style-name="P1">ID</text:p>
          </table:table-cell>
          <table:table-cell table:style-name="TowerBuy.A1" office:value-type="string">
            <text:p text:style-name="P1">Requirement</text:p>
          </table:table-cell>
          <table:table-cell table:style-name="TowerBuy.A1" office:value-type="string">
            <text:p text:style-name="P1">Notes</text:p>
          </table:table-cell>
        </table:table-row>
        <table:table-row table:style-name="TowerBuy.1">
          <table:table-cell table:style-name="TowerBuy.A1" office:value-type="string">
            <text:p text:style-name="P1"/>
          </table:table-cell>
          <table:table-cell table:style-name="TowerBuy.A1" office:value-type="string">
            <text:p text:style-name="P1">While the value of state is “play”,:</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4"><text:span text:style-name="T46">20.0: </text:span>Initial parameter</text:p>
          </table:table-cell>
          <table:covered-table-cell/>
          <table:covered-table-cell/>
        </table:table-row>
        <table:table-row table:style-name="TowerBuy.1">
          <table:table-cell table:style-name="TowerBuy.A1" office:value-type="string">
            <text:p text:style-name="P146">20.0.0</text:p>
          </table:table-cell>
          <table:table-cell table:style-name="TowerBuy.A1" office:value-type="string">
            <text:p text:style-name="P177"><text:span text:style-name="T159">BuyTower</text:span> shall have a string <text:span text:style-name="T118">parameter</text:span> called towerKey</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5"><text:span text:style-name="T46">20.1: </text:span>Extract bullet key</text:p>
          </table:table-cell>
          <table:covered-table-cell/>
          <table:covered-table-cell/>
        </table:table-row>
        <table:table-row table:style-name="TowerBuy.1">
          <table:table-cell table:style-name="TowerBuy.A1" office:value-type="string">
            <text:p text:style-name="P146">20.1.0</text:p>
          </table:table-cell>
          <table:table-cell table:style-name="TowerBuy.A1" office:value-type="string">
            <text:p text:style-name="P177"><text:span text:style-name="T159">BuyTower</text:span> shall have a string variable called bulletKey</text:p>
          </table:table-cell>
          <table:table-cell table:style-name="TowerBuy.A1" office:value-type="string">
            <text:p text:style-name="P1"/>
          </table:table-cell>
        </table:table-row>
        <table:table-row table:style-name="TowerBuy.1">
          <table:table-cell table:style-name="TowerBuy.A1" office:value-type="string">
            <text:p text:style-name="P146">20.1.1</text:p>
          </table:table-cell>
          <table:table-cell table:style-name="TowerBuy.A1" office:value-type="string">
            <text:p text:style-name="P1">The value of bulletKey shall be the value of “bulletType” in the (value of towerKey) dictionary in the towerData dictionary from Resource</text:p>
          </table:table-cell>
          <table:table-cell table:style-name="TowerBuy.A1" office:value-type="string">
            <text:p text:style-name="P1">To put it in code, bulletKey = (Resource.towerData[(value of towerKey)])[“bulletType”]</text:p>
          </table:table-cell>
        </table:table-row>
        <text:soft-page-break/>
        <table:table-row table:style-name="TowerBuy.1">
          <table:table-cell table:style-name="TowerBuy.A1" table:number-columns-spanned="3" office:value-type="string">
            <text:p text:style-name="P125"><text:span text:style-name="T46">20.2: </text:span>Tower name</text:p>
          </table:table-cell>
          <table:covered-table-cell/>
          <table:covered-table-cell/>
        </table:table-row>
        <table:table-row table:style-name="TowerBuy.1">
          <table:table-cell table:style-name="TowerBuy.A1" office:value-type="string">
            <text:p text:style-name="P146">20.2.0</text:p>
          </table:table-cell>
          <table:table-cell table:style-name="TowerBuy.A1" office:value-type="string">
            <text:p text:style-name="P177"><text:span text:style-name="T159">BuyTower</text:span> shall have a string variable called name</text:p>
          </table:table-cell>
          <table:table-cell table:style-name="TowerBuy.A1" office:value-type="string">
            <text:p text:style-name="P1"/>
          </table:table-cell>
        </table:table-row>
        <table:table-row table:style-name="TowerBuy.1">
          <table:table-cell table:style-name="TowerBuy.A1" office:value-type="string">
            <text:p text:style-name="P146">20.2.1</text:p>
          </table:table-cell>
          <table:table-cell table:style-name="TowerBuy.A1" office:value-type="string">
            <text:p text:style-name="P1">The value of name shall be the value of “name” in the (value of towerKey) dictionary in the towerData dictionary from Resource</text:p>
          </table:table-cell>
          <table:table-cell table:style-name="TowerBuy.A1" office:value-type="string">
            <text:p text:style-name="P1">To put it in code, name = (Resource.towerData[(value of towerKey)])[“name”]</text:p>
          </table:table-cell>
        </table:table-row>
        <table:table-row table:style-name="TowerBuy.1">
          <table:table-cell table:style-name="TowerBuy.A1" office:value-type="string">
            <text:p text:style-name="P146">20.2.2</text:p>
          </table:table-cell>
          <table:table-cell table:style-name="TowerBuy.A1" office:value-type="string">
            <text:p text:style-name="P1">BuyTower shall display the value of name</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5"><text:span text:style-name="T46">20.3: </text:span>Tower attack damage</text:p>
          </table:table-cell>
          <table:covered-table-cell/>
          <table:covered-table-cell/>
        </table:table-row>
        <table:table-row table:style-name="TowerBuy.1">
          <table:table-cell table:style-name="TowerBuy.A1" office:value-type="string">
            <text:p text:style-name="P146">20.3.0</text:p>
          </table:table-cell>
          <table:table-cell table:style-name="TowerBuy.A1" office:value-type="string">
            <text:p text:style-name="P177"><text:span text:style-name="T159">BuyTower</text:span> shall have a float variable called damage</text:p>
          </table:table-cell>
          <table:table-cell table:style-name="TowerBuy.A1" office:value-type="string">
            <text:p text:style-name="P1"/>
          </table:table-cell>
        </table:table-row>
        <table:table-row table:style-name="TowerBuy.1">
          <table:table-cell table:style-name="TowerBuy.A1" office:value-type="string">
            <text:p text:style-name="P146">20.3.1</text:p>
          </table:table-cell>
          <table:table-cell table:style-name="TowerBuy.A1" office:value-type="string">
            <text:p text:style-name="P1">The value of damage shall be the value of “damage” in the (value of bulletKey) dictionary in the bulletData dictionary from Resource</text:p>
          </table:table-cell>
          <table:table-cell table:style-name="TowerBuy.A1" office:value-type="string">
            <text:p text:style-name="P1">To put it in code, damage = (Resource.bulletData[(value of bulletKey)])[“damage”]</text:p>
          </table:table-cell>
        </table:table-row>
        <table:table-row table:style-name="TowerBuy.1">
          <table:table-cell table:style-name="TowerBuy.A1" office:value-type="string">
            <text:p text:style-name="P146">20.3.2</text:p>
          </table:table-cell>
          <table:table-cell table:style-name="TowerBuy.A1" office:value-type="string">
            <text:p text:style-name="P1">When the mouse is over BuyTower, BuyTower shall display the value of damage</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5"><text:span text:style-name="T46">20.4: </text:span>Tower attack range</text:p>
          </table:table-cell>
          <table:covered-table-cell/>
          <table:covered-table-cell/>
        </table:table-row>
        <table:table-row table:style-name="TowerBuy.1">
          <table:table-cell table:style-name="TowerBuy.A1" office:value-type="string">
            <text:p text:style-name="P146">20.4.0</text:p>
          </table:table-cell>
          <table:table-cell table:style-name="TowerBuy.A1" office:value-type="string">
            <text:p text:style-name="P177"><text:span text:style-name="T159">BuyTower</text:span> shall have a float variable called range</text:p>
          </table:table-cell>
          <table:table-cell table:style-name="TowerBuy.A1" office:value-type="string">
            <text:p text:style-name="P1"/>
          </table:table-cell>
        </table:table-row>
        <table:table-row table:style-name="TowerBuy.1">
          <table:table-cell table:style-name="TowerBuy.A1" office:value-type="string">
            <text:p text:style-name="P146">20.4.1</text:p>
          </table:table-cell>
          <table:table-cell table:style-name="TowerBuy.A1" office:value-type="string">
            <text:p text:style-name="P1">The value of range shall be the value of “range” in the (value of towerKey) dictionary in the towerData dictionary from Resource</text:p>
          </table:table-cell>
          <table:table-cell table:style-name="TowerBuy.A1" office:value-type="string">
            <text:p text:style-name="P1">To put it in code, range = (Resource.towerData[(value of towerKey)])[“range”]</text:p>
          </table:table-cell>
        </table:table-row>
        <table:table-row table:style-name="TowerBuy.1">
          <table:table-cell table:style-name="TowerBuy.A1" office:value-type="string">
            <text:p text:style-name="P146">20.4.2</text:p>
          </table:table-cell>
          <table:table-cell table:style-name="TowerBuy.A1" office:value-type="string">
            <text:p text:style-name="P177">When the mouse is over <text:span text:style-name="T159">BuyTower</text:span>, <text:span text:style-name="T159">BuyTower</text:span> shall display the value of range</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5"><text:span text:style-name="T46">20.5: </text:span>Tower attack speed</text:p>
          </table:table-cell>
          <table:covered-table-cell/>
          <table:covered-table-cell/>
        </table:table-row>
        <table:table-row table:style-name="TowerBuy.21">
          <table:table-cell table:style-name="TowerBuy.A1" office:value-type="string">
            <text:p text:style-name="P146">20.5.0</text:p>
          </table:table-cell>
          <table:table-cell table:style-name="TowerBuy.A1" office:value-type="string">
            <text:p text:style-name="P177"><text:span text:style-name="T159">BuyTower</text:span> shall have a float variable called speed</text:p>
          </table:table-cell>
          <table:table-cell table:style-name="TowerBuy.A1" office:value-type="string">
            <text:p text:style-name="P1"/>
          </table:table-cell>
        </table:table-row>
        <table:table-row table:style-name="TowerBuy.1">
          <table:table-cell table:style-name="TowerBuy.A1" office:value-type="string">
            <text:p text:style-name="P146">20.5.1</text:p>
          </table:table-cell>
          <table:table-cell table:style-name="TowerBuy.A1" office:value-type="string">
            <text:p text:style-name="P1">The value of speed shall be the value of “speed” in the (value of towerKey) dictionary in the towerData dictionary from Resource</text:p>
          </table:table-cell>
          <table:table-cell table:style-name="TowerBuy.A1" office:value-type="string">
            <text:p text:style-name="P1">To put it in code, speed = (Resource.towerData[(value of towerKey)])[“speed”]</text:p>
          </table:table-cell>
        </table:table-row>
        <table:table-row table:style-name="TowerBuy.1">
          <table:table-cell table:style-name="TowerBuy.A1" office:value-type="string">
            <text:p text:style-name="P146">20.5.2</text:p>
          </table:table-cell>
          <table:table-cell table:style-name="TowerBuy.A1" office:value-type="string">
            <text:p text:style-name="P1">When the mouse is over BuyTower, BuyTower shall display the value of speed</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5"><text:span text:style-name="T46">20.6: </text:span>Tower AOE range</text:p>
          </table:table-cell>
          <table:covered-table-cell/>
          <table:covered-table-cell/>
        </table:table-row>
        <table:table-row table:style-name="TowerBuy.1">
          <table:table-cell table:style-name="TowerBuy.A1" office:value-type="string">
            <text:p text:style-name="P146">20.6.0</text:p>
          </table:table-cell>
          <table:table-cell table:style-name="TowerBuy.A1" office:value-type="string">
            <text:p text:style-name="P177"><text:span text:style-name="T159">BuyTower</text:span> shall have a float variable called AOE</text:p>
          </table:table-cell>
          <table:table-cell table:style-name="TowerBuy.A1" office:value-type="string">
            <text:p text:style-name="P1"/>
          </table:table-cell>
        </table:table-row>
        <table:table-row table:style-name="TowerBuy.1">
          <table:table-cell table:style-name="TowerBuy.A1" office:value-type="string">
            <text:p text:style-name="P146">20.6.1</text:p>
          </table:table-cell>
          <table:table-cell table:style-name="TowerBuy.A1" office:value-type="string">
            <text:p text:style-name="P1">The value of AOE shall be the value of “AOE” in the (value of bulletKey) dictionary in the bulletData dictionary from Resource</text:p>
          </table:table-cell>
          <table:table-cell table:style-name="TowerBuy.A1" office:value-type="string">
            <text:p text:style-name="P1">To put it in code, AOE = (Resource.bulletData[(value of bulletKey)])[“AOE”]</text:p>
          </table:table-cell>
        </table:table-row>
        <text:soft-page-break/>
        <table:table-row table:style-name="TowerBuy.1">
          <table:table-cell table:style-name="TowerBuy.A1" office:value-type="string">
            <text:p text:style-name="P146">20.6.2</text:p>
          </table:table-cell>
          <table:table-cell table:style-name="TowerBuy.A1" office:value-type="string">
            <text:p text:style-name="P177">When the mouse is over <text:span text:style-name="T159">BuyTower</text:span>, BuyTower shall display the value of AOE</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5"><text:span text:style-name="T46">20.7: </text:span>Tower cost</text:p>
          </table:table-cell>
          <table:covered-table-cell/>
          <table:covered-table-cell/>
        </table:table-row>
        <table:table-row table:style-name="TowerBuy.1">
          <table:table-cell table:style-name="TowerBuy.A1" office:value-type="string">
            <text:p text:style-name="P146">20.7.0</text:p>
          </table:table-cell>
          <table:table-cell table:style-name="TowerBuy.A1" office:value-type="string">
            <text:p text:style-name="P1">BuyTower shall have an integer variable called cost</text:p>
          </table:table-cell>
          <table:table-cell table:style-name="TowerBuy.A1" office:value-type="string">
            <text:p text:style-name="P1"/>
          </table:table-cell>
        </table:table-row>
        <table:table-row table:style-name="TowerBuy.1">
          <table:table-cell table:style-name="TowerBuy.A1" office:value-type="string">
            <text:p text:style-name="P146">20.7.1</text:p>
          </table:table-cell>
          <table:table-cell table:style-name="TowerBuy.A1" office:value-type="string">
            <text:p text:style-name="P1">The value of cost shall be the value of “cost” in the (value of towerKey) dictionary in the towerData dictionary from Resource</text:p>
          </table:table-cell>
          <table:table-cell table:style-name="TowerBuy.A1" office:value-type="string">
            <text:p text:style-name="P1">To put it in code, cost = (Resource.towerData[(value of towerKey)])[“cost”]</text:p>
          </table:table-cell>
        </table:table-row>
        <table:table-row table:style-name="TowerBuy.1">
          <table:table-cell table:style-name="TowerBuy.A1" office:value-type="string">
            <text:p text:style-name="P146">20.7.2</text:p>
          </table:table-cell>
          <table:table-cell table:style-name="TowerBuy.A1" office:value-type="string">
            <text:p text:style-name="P1">When the mouse is over BuyTower, BuyTower shall display the value of cost</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5"><text:span text:style-name="T46">20.8: </text:span>Button glow or dim</text:p>
          </table:table-cell>
          <table:covered-table-cell/>
          <table:covered-table-cell/>
        </table:table-row>
        <table:table-row table:style-name="TowerBuy.1">
          <table:table-cell table:style-name="TowerBuy.A1" office:value-type="string">
            <text:p text:style-name="P146">20.8.0</text:p>
          </table:table-cell>
          <table:table-cell table:style-name="TowerBuy.A1" office:value-type="string">
            <text:p text:style-name="P1">When the value of money from GameStats is equal to or greater than the value of cost, BuyTower shall glow</text:p>
          </table:table-cell>
          <table:table-cell table:style-name="TowerBuy.A1" office:value-type="string">
            <text:p text:style-name="P1">Glow just means to highlight in some way that is distinct from dim</text:p>
          </table:table-cell>
        </table:table-row>
        <table:table-row table:style-name="TowerBuy.1">
          <table:table-cell table:style-name="TowerBuy.A1" office:value-type="string">
            <text:p text:style-name="P146">20.8.1</text:p>
          </table:table-cell>
          <table:table-cell table:style-name="TowerBuy.A1" office:value-type="string">
            <text:p text:style-name="P1">When the value of money from GameStats is less than the value of cost, BuyTower shall dim</text:p>
          </table:table-cell>
          <table:table-cell table:style-name="TowerBuy.A1" office:value-type="string">
            <text:p text:style-name="P1"/>
          </table:table-cell>
        </table:table-row>
        <table:table-row table:style-name="TowerBuy.1">
          <table:table-cell table:style-name="TowerBuy.A1" table:number-columns-spanned="3" office:value-type="string">
            <text:p text:style-name="P125"><text:span text:style-name="T46">20.9: </text:span>Buy tower</text:p>
          </table:table-cell>
          <table:covered-table-cell/>
          <table:covered-table-cell/>
        </table:table-row>
        <table:table-row table:style-name="TowerBuy.1">
          <table:table-cell table:style-name="TowerBuy.A1" office:value-type="string">
            <text:p text:style-name="P146">20.9.0</text:p>
          </table:table-cell>
          <table:table-cell table:style-name="TowerBuy.A1" office:value-type="string">
            <text:p text:style-name="P1">When BuyTower is glowing and it is clicked on, the value of money from GameStats shall decrease by the value of cost</text:p>
          </table:table-cell>
          <table:table-cell table:style-name="TowerBuy.A1" office:value-type="string">
            <text:p text:style-name="P1"/>
          </table:table-cell>
        </table:table-row>
        <table:table-row table:style-name="TowerBuy.1">
          <table:table-cell table:style-name="TowerBuy.A1" office:value-type="string">
            <text:p text:style-name="P146">20.9.1</text:p>
          </table:table-cell>
          <table:table-cell table:style-name="TowerBuy.A1" office:value-type="string">
            <text:p text:style-name="P1">When BuyTower is glowing and it is clicked on, the value of occupation of the BuildingSiteData object with the value of active being True shall be the value of towerKey</text:p>
          </table:table-cell>
          <table:table-cell table:style-name="TowerBuy.A1" office:value-type="string">
            <text:p text:style-name="P1"/>
          </table:table-cell>
        </table:table-row>
      </table:table>
      <text:p text:style-name="P41"/>
      <text:p text:style-name="P41"/>
      <text:p text:style-name="P41"><text:span text:style-name="T47">21: </text:span>Requirements for <text:span text:style-name="T2">the </text:span><text:span text:style-name="T5">value of state is “level complete”</text:span></text:p>
      <table:table table:name="level_complete" table:style-name="level_5f_complete">
        <table:table-column table:style-name="level_5f_complete.A"/>
        <table:table-column table:style-name="level_5f_complete.B" table:number-columns-repeated="2"/>
        <table:table-row table:style-name="level_5f_complete.1">
          <table:table-cell table:style-name="level_5f_complete.A1" office:value-type="string">
            <text:p text:style-name="P1">ID</text:p>
          </table:table-cell>
          <table:table-cell table:style-name="level_5f_complete.A1" office:value-type="string">
            <text:p text:style-name="P1">Requirement</text:p>
          </table:table-cell>
          <table:table-cell table:style-name="level_5f_complete.A1" office:value-type="string">
            <text:p text:style-name="P1">Notes</text:p>
          </table:table-cell>
        </table:table-row>
        <table:table-row table:style-name="level_5f_complete.1">
          <table:table-cell table:style-name="level_5f_complete.A1" office:value-type="string">
            <text:p text:style-name="P1"/>
          </table:table-cell>
          <table:table-cell table:style-name="level_5f_complete.A1" office:value-type="string">
            <text:p text:style-name="P1">While the value of state is “level complete”,:</text:p>
          </table:table-cell>
          <table:table-cell table:style-name="level_5f_complete.A1" office:value-type="string">
            <text:p text:style-name="P1"/>
          </table:table-cell>
        </table:table-row>
        <table:table-row table:style-name="level_5f_complete.1">
          <table:table-cell table:style-name="level_5f_complete.A1" table:number-columns-spanned="3" office:value-type="string">
            <text:p text:style-name="P126">21.0: State variable</text:p>
          </table:table-cell>
          <table:covered-table-cell/>
          <table:covered-table-cell/>
        </table:table-row>
        <table:table-row table:style-name="level_5f_complete.1">
          <table:table-cell table:style-name="level_5f_complete.A1" office:value-type="string">
            <text:p text:style-name="P94">21.0.0</text:p>
          </table:table-cell>
          <table:table-cell table:style-name="level_5f_complete.A1" office:value-type="string">
            <text:p text:style-name="P1">The value of isPlaying shall be False</text:p>
          </table:table-cell>
          <table:table-cell table:style-name="level_5f_complete.A1" office:value-type="string">
            <text:p text:style-name="P1"/>
          </table:table-cell>
        </table:table-row>
        <table:table-row table:style-name="level_5f_complete.1">
          <table:table-cell table:style-name="level_5f_complete.A1" table:number-columns-spanned="3" office:value-type="string">
            <text:p text:style-name="P126">21.1: Display score</text:p>
          </table:table-cell>
          <table:covered-table-cell/>
          <table:covered-table-cell/>
        </table:table-row>
        <table:table-row table:style-name="level_5f_complete.1">
          <table:table-cell table:style-name="level_5f_complete.A1" office:value-type="string">
            <text:p text:style-name="P95">21.1.<text:span text:style-name="T166">0</text:span></text:p>
          </table:table-cell>
          <table:table-cell table:style-name="level_5f_complete.A1" office:value-type="string">
            <text:p text:style-name="P175">The value of score shall be the value of score from GameStats</text:p>
          </table:table-cell>
          <table:table-cell table:style-name="level_5f_complete.A1" office:value-type="string">
            <text:p text:style-name="P1"/>
          </table:table-cell>
        </table:table-row>
        <table:table-row table:style-name="level_5f_complete.1">
          <table:table-cell table:style-name="level_5f_complete.A1" office:value-type="string">
            <text:p text:style-name="P94">21.1.<text:span text:style-name="T166">1</text:span></text:p>
          </table:table-cell>
          <table:table-cell table:style-name="level_5f_complete.A1" office:value-type="string">
            <text:p text:style-name="P1">The software shall display the value of score</text:p>
          </table:table-cell>
          <table:table-cell table:style-name="level_5f_complete.A1" office:value-type="string">
            <text:p text:style-name="P1"/>
          </table:table-cell>
        </table:table-row>
        <table:table-row table:style-name="level_5f_complete.1">
          <table:table-cell table:style-name="level_5f_complete.A1" table:number-columns-spanned="3" office:value-type="string">
            <text:p text:style-name="P126">21.2: Delete gameplay object</text:p>
          </table:table-cell>
          <table:covered-table-cell/>
          <table:covered-table-cell/>
        </table:table-row>
        <table:table-row table:style-name="level_5f_complete.1">
          <table:table-cell table:style-name="level_5f_complete.A1" office:value-type="string">
            <text:p text:style-name="P94">21.2.0</text:p>
          </table:table-cell>
          <table:table-cell table:style-name="level_5f_complete.A1" office:value-type="string">
            <text:p text:style-name="P1">The software shall delete Map</text:p>
          </table:table-cell>
          <table:table-cell table:style-name="level_5f_complete.A1" office:value-type="string">
            <text:p text:style-name="P1"/>
          </table:table-cell>
        </table:table-row>
        <table:table-row table:style-name="level_5f_complete.1">
          <table:table-cell table:style-name="level_5f_complete.A1" office:value-type="string">
            <text:p text:style-name="P94">21.2.1</text:p>
          </table:table-cell>
          <table:table-cell table:style-name="level_5f_complete.A1" office:value-type="string">
            <text:p text:style-name="P1">The software shall delete GameStats</text:p>
          </table:table-cell>
          <table:table-cell table:style-name="level_5f_complete.A1" office:value-type="string">
            <text:p text:style-name="P1"/>
          </table:table-cell>
        </table:table-row>
        <table:table-row table:style-name="level_5f_complete.1">
          <table:table-cell table:style-name="level_5f_complete.A1" office:value-type="string">
            <text:p text:style-name="P94">21.2.2</text:p>
          </table:table-cell>
          <table:table-cell table:style-name="level_5f_complete.A1" office:value-type="string">
            <text:p text:style-name="P1">The software shall delete HUD</text:p>
          </table:table-cell>
          <table:table-cell table:style-name="level_5f_complete.A1" office:value-type="string">
            <text:p text:style-name="P1"/>
          </table:table-cell>
        </table:table-row>
        <text:soft-page-break/>
        <table:table-row table:style-name="level_5f_complete.1">
          <table:table-cell table:style-name="level_5f_complete.A1" table:number-columns-spanned="3" office:value-type="string">
            <text:p text:style-name="P126">21.3: Main Menu button</text:p>
          </table:table-cell>
          <table:covered-table-cell/>
          <table:covered-table-cell/>
        </table:table-row>
        <table:table-row table:style-name="level_5f_complete.1">
          <table:table-cell table:style-name="level_5f_complete.A1" office:value-type="string">
            <text:p text:style-name="P94">21.3.0</text:p>
          </table:table-cell>
          <table:table-cell table:style-name="level_5f_complete.A1" office:value-type="string">
            <text:p text:style-name="P1">The software shall display the “Main Menu” button</text:p>
          </table:table-cell>
          <table:table-cell table:style-name="level_5f_complete.A1" office:value-type="string">
            <text:p text:style-name="P1"/>
          </table:table-cell>
        </table:table-row>
        <table:table-row table:style-name="level_5f_complete.1">
          <table:table-cell table:style-name="level_5f_complete.A1" office:value-type="string">
            <text:p text:style-name="P94">21.3.1</text:p>
          </table:table-cell>
          <table:table-cell table:style-name="level_5f_complete.A1" office:value-type="string">
            <text:p text:style-name="P1">When the “Main Menu” button is clicked on, the value of state shall be “main menu”</text:p>
          </table:table-cell>
          <table:table-cell table:style-name="level_5f_complete.A1" office:value-type="string">
            <text:p text:style-name="P1">This is when the mouse is within the bounds of the button and mouse button is clicked</text:p>
          </table:table-cell>
        </table:table-row>
        <table:table-row table:style-name="level_5f_complete.1">
          <table:table-cell table:style-name="level_5f_complete.A1" table:number-columns-spanned="3" office:value-type="string">
            <text:p text:style-name="P126">21.4: Replay button</text:p>
          </table:table-cell>
          <table:covered-table-cell/>
          <table:covered-table-cell/>
        </table:table-row>
        <table:table-row table:style-name="level_5f_complete.1">
          <table:table-cell table:style-name="level_5f_complete.A1" office:value-type="string">
            <text:p text:style-name="P94">21.4.0</text:p>
          </table:table-cell>
          <table:table-cell table:style-name="level_5f_complete.A1" office:value-type="string">
            <text:p text:style-name="P1">The software shall display the “Play Level Again” button</text:p>
          </table:table-cell>
          <table:table-cell table:style-name="level_5f_complete.A1" office:value-type="string">
            <text:p text:style-name="P1"/>
          </table:table-cell>
        </table:table-row>
        <table:table-row table:style-name="level_5f_complete.1">
          <table:table-cell table:style-name="level_5f_complete.A1" office:value-type="string">
            <text:p text:style-name="P94">21.4.1</text:p>
          </table:table-cell>
          <table:table-cell table:style-name="level_5f_complete.A1" office:value-type="string">
            <text:p text:style-name="P1">When the “Play Level Again” button is clicked on, the value of state shall be “play”</text:p>
          </table:table-cell>
          <table:table-cell table:style-name="level_5f_complete.A1" office:value-type="string">
            <text:p text:style-name="P1">This is when the mouse is within the bounds of the button and mouse button is clicked</text:p>
          </table:table-cell>
        </table:table-row>
        <table:table-row table:style-name="level_5f_complete.1">
          <table:table-cell table:style-name="level_5f_complete.A1" table:number-columns-spanned="3" office:value-type="string">
            <text:p text:style-name="P126">21.5: Play Another Level button</text:p>
          </table:table-cell>
          <table:covered-table-cell/>
          <table:covered-table-cell/>
        </table:table-row>
        <table:table-row table:style-name="level_5f_complete.1">
          <table:table-cell table:style-name="level_5f_complete.A1" office:value-type="string">
            <text:p text:style-name="P94">21.5.0</text:p>
          </table:table-cell>
          <table:table-cell table:style-name="level_5f_complete.A1" office:value-type="string">
            <text:p text:style-name="P1">The software shall display the “Play Another Level” button</text:p>
          </table:table-cell>
          <table:table-cell table:style-name="level_5f_complete.A1" office:value-type="string">
            <text:p text:style-name="P1"/>
          </table:table-cell>
        </table:table-row>
        <table:table-row table:style-name="level_5f_complete.1">
          <table:table-cell table:style-name="level_5f_complete.A1" office:value-type="string">
            <text:p text:style-name="P94">21.5.1</text:p>
          </table:table-cell>
          <table:table-cell table:style-name="level_5f_complete.A1" office:value-type="string">
            <text:p text:style-name="P1">When the “Play Another Level” button is clicked on, the value of state shall be “level select”</text:p>
          </table:table-cell>
          <table:table-cell table:style-name="level_5f_complete.A1" office:value-type="string">
            <text:p text:style-name="P1">This is when the mouse is within the bounds of the button and mouse button is clicked</text:p>
          </table:table-cell>
        </table:table-row>
        <table:table-row table:style-name="level_5f_complete.1">
          <table:table-cell table:style-name="level_5f_complete.A1" table:number-columns-spanned="3" office:value-type="string">
            <text:p text:style-name="P126">21.6: Quit Game button</text:p>
          </table:table-cell>
          <table:covered-table-cell/>
          <table:covered-table-cell/>
        </table:table-row>
        <table:table-row table:style-name="level_5f_complete.1">
          <table:table-cell table:style-name="level_5f_complete.A1" office:value-type="string">
            <text:p text:style-name="P94">21.6.0</text:p>
          </table:table-cell>
          <table:table-cell table:style-name="level_5f_complete.A1" office:value-type="string">
            <text:p text:style-name="P1">The software shall display the “Quit Game” button</text:p>
          </table:table-cell>
          <table:table-cell table:style-name="level_5f_complete.A1" office:value-type="string">
            <text:p text:style-name="P1"/>
          </table:table-cell>
        </table:table-row>
        <table:table-row table:style-name="level_5f_complete.1">
          <table:table-cell table:style-name="level_5f_complete.A1" office:value-type="string">
            <text:p text:style-name="P94">21.6.1</text:p>
          </table:table-cell>
          <table:table-cell table:style-name="level_5f_complete.A1" office:value-type="string">
            <text:p text:style-name="P1">When the “Quit Game” button is clicked on, the software shall end execution</text:p>
          </table:table-cell>
          <table:table-cell table:style-name="level_5f_complete.A1" office:value-type="string">
            <text:p text:style-name="P1">This is when the mouse is within the bounds of the button and mouse button is clicked</text:p>
          </table:table-cell>
        </table:table-row>
      </table:table>
      <text:p text:style-name="P176"><text:span text:style-name="T154">22: </text:span><text:span text:style-name="T139">Requirements for </text:span><text:span text:style-name="T140">the </text:span><text:span text:style-name="T155">value of state is “</text:span><text:span text:style-name="T156">game over</text:span><text:span text:style-name="T155">”</text:span></text:p>
      <table:table table:name="game_over" table:style-name="game_5f_over">
        <table:table-column table:style-name="game_5f_over.A"/>
        <table:table-column table:style-name="game_5f_over.B" table:number-columns-repeated="2"/>
        <table:table-row table:style-name="game_5f_over.1">
          <table:table-cell table:style-name="game_5f_over.A1" office:value-type="string">
            <text:p text:style-name="P1">ID</text:p>
          </table:table-cell>
          <table:table-cell table:style-name="game_5f_over.A1" office:value-type="string">
            <text:p text:style-name="P1">Requirement</text:p>
          </table:table-cell>
          <table:table-cell table:style-name="game_5f_over.A1" office:value-type="string">
            <text:p text:style-name="P1">Notes</text:p>
          </table:table-cell>
        </table:table-row>
        <table:table-row table:style-name="game_5f_over.1">
          <table:table-cell table:style-name="game_5f_over.A1" office:value-type="string">
            <text:p text:style-name="P1"/>
          </table:table-cell>
          <table:table-cell table:style-name="game_5f_over.A1" office:value-type="string">
            <text:p text:style-name="P1">While the value of state is “game over”,:</text:p>
          </table:table-cell>
          <table:table-cell table:style-name="game_5f_over.A1" office:value-type="string">
            <text:p text:style-name="P1"/>
          </table:table-cell>
        </table:table-row>
        <table:table-row table:style-name="game_5f_over.1">
          <table:table-cell table:style-name="game_5f_over.A1" table:number-columns-spanned="3" office:value-type="string">
            <text:p text:style-name="P127"><text:span text:style-name="T49">22.0: </text:span>State variable</text:p>
          </table:table-cell>
          <table:covered-table-cell/>
          <table:covered-table-cell/>
        </table:table-row>
        <table:table-row table:style-name="game_5f_over.1">
          <table:table-cell table:style-name="game_5f_over.A1" office:value-type="string">
            <text:p text:style-name="P147">22.0.0</text:p>
          </table:table-cell>
          <table:table-cell table:style-name="game_5f_over.A1" office:value-type="string">
            <text:p text:style-name="P1">The value of isPlaying shall be False</text:p>
          </table:table-cell>
          <table:table-cell table:style-name="game_5f_over.A1" office:value-type="string">
            <text:p text:style-name="P1"/>
          </table:table-cell>
        </table:table-row>
        <table:table-row table:style-name="game_5f_over.1">
          <table:table-cell table:style-name="game_5f_over.A1" table:number-columns-spanned="3" office:value-type="string">
            <text:p text:style-name="P128"><text:span text:style-name="T49">22.1: </text:span>Display score</text:p>
          </table:table-cell>
          <table:covered-table-cell/>
          <table:covered-table-cell/>
        </table:table-row>
        <table:table-row table:style-name="game_5f_over.1">
          <table:table-cell table:style-name="game_5f_over.A1" office:value-type="string">
            <text:p text:style-name="P95">21.1.<text:span text:style-name="T166">0</text:span></text:p>
          </table:table-cell>
          <table:table-cell table:style-name="game_5f_over.A1" office:value-type="string">
            <text:p text:style-name="P175">The value of score shall be the value of score from GameStats</text:p>
          </table:table-cell>
          <table:table-cell table:style-name="game_5f_over.A1" office:value-type="string">
            <text:p text:style-name="P1"/>
          </table:table-cell>
        </table:table-row>
        <table:table-row table:style-name="game_5f_over.1">
          <table:table-cell table:style-name="game_5f_over.A1" office:value-type="string">
            <text:p text:style-name="P94">21.1.<text:span text:style-name="T166">1</text:span></text:p>
          </table:table-cell>
          <table:table-cell table:style-name="game_5f_over.A1" office:value-type="string">
            <text:p text:style-name="P1">The software shall display the value of score</text:p>
          </table:table-cell>
          <table:table-cell table:style-name="game_5f_over.A1" office:value-type="string">
            <text:p text:style-name="P1"/>
          </table:table-cell>
        </table:table-row>
        <table:table-row table:style-name="game_5f_over.1">
          <table:table-cell table:style-name="game_5f_over.A1" table:number-columns-spanned="3" office:value-type="string">
            <text:p text:style-name="P128"><text:span text:style-name="T49">22.2: </text:span>Delete gameplay objects</text:p>
          </table:table-cell>
          <table:covered-table-cell/>
          <table:covered-table-cell/>
        </table:table-row>
        <table:table-row table:style-name="game_5f_over.1">
          <table:table-cell table:style-name="game_5f_over.A1" office:value-type="string">
            <text:p text:style-name="P147">22.2.0</text:p>
          </table:table-cell>
          <table:table-cell table:style-name="game_5f_over.A1" office:value-type="string">
            <text:p text:style-name="P1">The software shall delete Map</text:p>
          </table:table-cell>
          <table:table-cell table:style-name="game_5f_over.A1" office:value-type="string">
            <text:p text:style-name="P1"/>
          </table:table-cell>
        </table:table-row>
        <table:table-row table:style-name="game_5f_over.1">
          <table:table-cell table:style-name="game_5f_over.A1" office:value-type="string">
            <text:p text:style-name="P147">22.2.1</text:p>
          </table:table-cell>
          <table:table-cell table:style-name="game_5f_over.A1" office:value-type="string">
            <text:p text:style-name="P1">The software shall delete GameStats</text:p>
          </table:table-cell>
          <table:table-cell table:style-name="game_5f_over.A1" office:value-type="string">
            <text:p text:style-name="P1"/>
          </table:table-cell>
        </table:table-row>
        <table:table-row table:style-name="game_5f_over.1">
          <table:table-cell table:style-name="game_5f_over.A1" office:value-type="string">
            <text:p text:style-name="P147">22.2.2</text:p>
          </table:table-cell>
          <table:table-cell table:style-name="game_5f_over.A1" office:value-type="string">
            <text:p text:style-name="P1">The software shall delete HUD</text:p>
          </table:table-cell>
          <table:table-cell table:style-name="game_5f_over.A1" office:value-type="string">
            <text:p text:style-name="P1"/>
          </table:table-cell>
        </table:table-row>
        <table:table-row table:style-name="game_5f_over.1">
          <table:table-cell table:style-name="game_5f_over.A1" table:number-columns-spanned="3" office:value-type="string">
            <text:p text:style-name="P128"><text:span text:style-name="T49">22.3: </text:span>Main Menu button</text:p>
          </table:table-cell>
          <table:covered-table-cell/>
          <table:covered-table-cell/>
        </table:table-row>
        <table:table-row table:style-name="game_5f_over.1">
          <table:table-cell table:style-name="game_5f_over.A1" office:value-type="string">
            <text:p text:style-name="P147">22.3.0</text:p>
          </table:table-cell>
          <table:table-cell table:style-name="game_5f_over.A1" office:value-type="string">
            <text:p text:style-name="P1">The software shall display the “Main Menu” button</text:p>
          </table:table-cell>
          <table:table-cell table:style-name="game_5f_over.A1" office:value-type="string">
            <text:p text:style-name="P1"/>
          </table:table-cell>
        </table:table-row>
        <table:table-row table:style-name="game_5f_over.1">
          <table:table-cell table:style-name="game_5f_over.A1" office:value-type="string">
            <text:p text:style-name="P147">22.3.1</text:p>
          </table:table-cell>
          <table:table-cell table:style-name="game_5f_over.A1" office:value-type="string">
            <text:p text:style-name="P1">When the “Main Menu” button is clicked on, the value of state shall be “main menu”</text:p>
          </table:table-cell>
          <table:table-cell table:style-name="game_5f_over.A1" office:value-type="string">
            <text:p text:style-name="P1">This is when the mouse is within the bounds of the button and mouse button is clicked</text:p>
          </table:table-cell>
        </table:table-row>
        <table:table-row table:style-name="game_5f_over.1">
          <table:table-cell table:style-name="game_5f_over.A1" table:number-columns-spanned="3" office:value-type="string">
            <text:p text:style-name="P128"/>
            <text:p text:style-name="P128"/>
            <text:p text:style-name="P128"><text:span text:style-name="T49">22.4: </text:span>Replay Level button</text:p>
          </table:table-cell>
          <table:covered-table-cell/>
          <table:covered-table-cell/>
        </table:table-row>
        <table:table-row table:style-name="game_5f_over.1">
          <table:table-cell table:style-name="game_5f_over.A1" office:value-type="string">
            <text:p text:style-name="P96"><text:span text:style-name="T49">22.</text:span><text:span text:style-name="T50">4.0</text:span></text:p>
          </table:table-cell>
          <table:table-cell table:style-name="game_5f_over.A1" office:value-type="string">
            <text:p text:style-name="P1">The software shall display the “Play Level Again” button</text:p>
          </table:table-cell>
          <table:table-cell table:style-name="game_5f_over.A1" office:value-type="string">
            <text:p text:style-name="P1"/>
          </table:table-cell>
        </table:table-row>
        <text:soft-page-break/>
        <table:table-row table:style-name="game_5f_over.1">
          <table:table-cell table:style-name="game_5f_over.A1" office:value-type="string">
            <text:p text:style-name="P96"><text:span text:style-name="T49">22.</text:span><text:span text:style-name="T50">4.1</text:span></text:p>
          </table:table-cell>
          <table:table-cell table:style-name="game_5f_over.A1" office:value-type="string">
            <text:p text:style-name="P1">When the “Play Level Again” button is clicked on, the value of state shall be “play”</text:p>
          </table:table-cell>
          <table:table-cell table:style-name="game_5f_over.A1" office:value-type="string">
            <text:p text:style-name="P1">This is when the mouse is within the bounds of the button and mouse button is clicked</text:p>
          </table:table-cell>
        </table:table-row>
        <table:table-row table:style-name="game_5f_over.1">
          <table:table-cell table:style-name="game_5f_over.A1" table:number-columns-spanned="3" office:value-type="string">
            <text:p text:style-name="P129"><text:span text:style-name="T49">22.</text:span><text:span text:style-name="T51">5: </text:span>Play Another Level button</text:p>
          </table:table-cell>
          <table:covered-table-cell/>
          <table:covered-table-cell/>
        </table:table-row>
        <table:table-row table:style-name="game_5f_over.1">
          <table:table-cell table:style-name="game_5f_over.A1" office:value-type="string">
            <text:p text:style-name="P97"><text:span text:style-name="T49">22.</text:span><text:span text:style-name="T51">5.0</text:span></text:p>
          </table:table-cell>
          <table:table-cell table:style-name="game_5f_over.A1" office:value-type="string">
            <text:p text:style-name="P1">The software shall display the “<text:span text:style-name="T48">Play Another Level</text:span> Level” button</text:p>
          </table:table-cell>
          <table:table-cell table:style-name="game_5f_over.A1" office:value-type="string">
            <text:p text:style-name="P1"/>
          </table:table-cell>
        </table:table-row>
        <table:table-row table:style-name="game_5f_over.1">
          <table:table-cell table:style-name="game_5f_over.A1" office:value-type="string">
            <text:p text:style-name="P97"><text:span text:style-name="T49">22.</text:span><text:span text:style-name="T51">5.1</text:span></text:p>
          </table:table-cell>
          <table:table-cell table:style-name="game_5f_over.A1" office:value-type="string">
            <text:p text:style-name="P1">When the “Play Another Level” button is clicked on, the value of state shall be “level select”</text:p>
          </table:table-cell>
          <table:table-cell table:style-name="game_5f_over.A1" office:value-type="string">
            <text:p text:style-name="P1">This is when the mouse is within the bounds of the button and mouse button is clicked</text:p>
          </table:table-cell>
        </table:table-row>
        <table:table-row table:style-name="game_5f_over.1">
          <table:table-cell table:style-name="game_5f_over.A1" table:number-columns-spanned="3" office:value-type="string">
            <text:p text:style-name="P130"><text:span text:style-name="T49">22.</text:span><text:span text:style-name="T52">6: </text:span>Quit Game button</text:p>
          </table:table-cell>
          <table:covered-table-cell/>
          <table:covered-table-cell/>
        </table:table-row>
        <table:table-row table:style-name="game_5f_over.1">
          <table:table-cell table:style-name="game_5f_over.A1" office:value-type="string">
            <text:p text:style-name="P98"><text:span text:style-name="T49">22.</text:span><text:span text:style-name="T52">6.0</text:span></text:p>
          </table:table-cell>
          <table:table-cell table:style-name="game_5f_over.A1" office:value-type="string">
            <text:p text:style-name="P1">The software shall display the “Quit Game” button</text:p>
          </table:table-cell>
          <table:table-cell table:style-name="game_5f_over.A1" office:value-type="string">
            <text:p text:style-name="P1"/>
          </table:table-cell>
        </table:table-row>
        <table:table-row table:style-name="game_5f_over.1">
          <table:table-cell table:style-name="game_5f_over.A1" office:value-type="string">
            <text:p text:style-name="P98"><text:span text:style-name="T49">22.</text:span><text:span text:style-name="T52">6.1</text:span></text:p>
          </table:table-cell>
          <table:table-cell table:style-name="game_5f_over.A1" office:value-type="string">
            <text:p text:style-name="P1">When the “Quit Game” button is clicked on, the software shall end execution</text:p>
          </table:table-cell>
          <table:table-cell table:style-name="game_5f_over.A1" office:value-type="string">
            <text:p text:style-name="P1">This is when the mouse is within the bounds of the button and mouse button is clicked</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3T17:26:53.489000000</meta:creation-date>
    <dc:date>2021-12-20T17:53:09.214000000</dc:date>
    <meta:editing-duration>P1DT2H26M54S</meta:editing-duration>
    <meta:editing-cycles>301</meta:editing-cycles>
    <meta:generator>LibreOffice/7.2.4.1$Windows_X86_64 LibreOffice_project/27d75539669ac387bb498e35313b970b7fe9c4f9</meta:generator>
    <meta:document-statistic meta:table-count="23" meta:image-count="0" meta:object-count="0" meta:page-count="50" meta:paragraph-count="1658" meta:word-count="14790" meta:character-count="83380" meta:non-whitespace-character-count="70239"/>
  </office:meta>
</office:document-meta>
</file>